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0.243cm"/>
    </style:style>
    <style:style style:name="co16" style:family="table-column">
      <style:table-column-properties fo:break-before="auto" style:column-width="1.432cm"/>
    </style:style>
    <style:style style:name="co17" style:family="table-column">
      <style:table-column-properties fo:break-before="auto" style:column-width="9.962cm"/>
    </style:style>
    <style:style style:name="co18" style:family="table-column">
      <style:table-column-properties fo:break-before="auto" style:column-width="0.377cm"/>
    </style:style>
    <style:style style:name="co19" style:family="table-column">
      <style:table-column-properties fo:break-before="auto" style:column-width="2.15cm"/>
    </style:style>
    <style:style style:name="co20" style:family="table-column">
      <style:table-column-properties fo:break-before="auto" style:column-width="0.406cm"/>
    </style:style>
    <style:style style:name="co21" style:family="table-column">
      <style:table-column-properties fo:break-before="auto" style:column-width="8.883cm"/>
    </style:style>
    <style:style style:name="co22" style:family="table-column">
      <style:table-column-properties fo:break-before="auto" style:column-width="3.023cm"/>
    </style:style>
    <style:style style:name="co23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1.944cm"/>
    </style:style>
    <style:style style:name="co24" style:family="table-column">
      <style:table-column-properties fo:break-before="auto" style:column-width="0.443cm"/>
    </style:style>
    <style:style style:name="co25" style:family="table-column">
      <style:table-column-properties fo:break-before="auto" style:column-width="10.767cm"/>
    </style:style>
    <style:style style:name="co26" style:family="table-column">
      <style:table-column-properties fo:break-before="auto" style:column-width="1.637cm"/>
    </style:style>
    <style:style style:name="co27" style:family="table-column">
      <style:table-column-properties fo:break-before="auto" style:column-width="1.755cm"/>
    </style:style>
    <style:style style:name="co28" style:family="table-column">
      <style:table-column-properties fo:break-before="auto" style:column-width="1.51cm"/>
    </style:style>
    <style:style style:name="co29" style:family="table-column">
      <style:table-column-properties fo:break-before="auto" style:column-width="2.404cm"/>
    </style:style>
    <style:style style:name="co30" style:family="table-column">
      <style:table-column-properties fo:break-before="auto" style:column-width="2.372cm"/>
    </style:style>
    <style:style style:name="co31" style:family="table-column">
      <style:table-column-properties fo:break-before="auto" style:column-width="2.157cm"/>
    </style:style>
    <style:style style:name="co32" style:family="table-column">
      <style:table-column-properties fo:break-before="auto" style:column-width="1.7cm"/>
    </style:style>
    <style:style style:name="co33" style:family="table-column">
      <style:table-column-properties fo:break-before="auto" style:column-width="2.321cm"/>
    </style:style>
    <style:style style:name="co34" style:family="table-column">
      <style:table-column-properties fo:break-before="auto" style:column-width="1.859cm"/>
    </style:style>
    <style:style style:name="co35" style:family="table-column">
      <style:table-column-properties fo:break-before="auto" style:column-width="2.461cm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0.714cm" fo:break-before="auto" style:use-optimal-row-height="false"/>
    </style:style>
    <style:style style:name="ro12" style:family="table-row">
      <style:table-row-properties style:row-height="0.953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1.032cm" fo:break-before="auto" style:use-optimal-row-height="fals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0.101cm" fo:break-before="auto" style:use-optimal-row-height="false"/>
    </style:style>
    <style:style style:name="ro16" style:family="table-row">
      <style:table-row-properties style:row-height="1.164cm" fo:break-before="auto" style:use-optimal-row-height="false"/>
    </style:style>
    <style:style style:name="ro17" style:family="table-row">
      <style:table-row-properties style:row-height="1.1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G_20_172-A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en" number:country="GB">
      <number:number number:decimal-places="0" number:min-integer-digits="1"/>
    </number:number-style>
    <number:number-style style:name="N8002" number:language="en" number:country="GB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Excel_20_Built-in_20_Normal" style:data-style-name="N8001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Excel_20_Built-in_20_Normal" style:data-style-name="N800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0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2" style:family="table-cell" style:parent-style-name="Excel_20_Built-in_20_Normal" style:data-style-name="N800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7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7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7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8" style:family="table-cell" style:parent-style-name="Excel_20_Built-in_20_Normal" style:data-style-name="N8001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9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0" style:family="table-cell" style:parent-style-name="Excel_20_Built-in_20_Normal" style:data-style-name="N8002">
      <style:table-cell-properties fo:background-color="#00cc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2" style:family="table-cell" style:parent-style-name="Excel_20_Built-in_20_Normal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3" style:family="table-cell" style:parent-style-name="Excel_20_Built-in_20_Normal" style:data-style-name="N10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6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87" style:family="table-cell" style:parent-style-name="Excel_20_Built-in_20_Normal" style:data-style-name="N111">
      <style:table-cell-properties fo:background-color="#008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9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1" style:family="table-cell" style:parent-style-name="Excel_20_Built-in_20_Normal" style:data-style-name="N111">
      <style:table-cell-properties fo:background-color="#008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2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93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4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5" style:family="table-cell" style:parent-style-name="Excel_20_Built-in_20_Normal" style:data-style-name="N111">
      <style:table-cell-properties fo:border-bottom="0.088cm solid #000000" fo:background-color="#008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96" style:family="table-cell" style:parent-style-name="Excel_20_Built-in_20_Normal" style:data-style-name="N8002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9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9" style:family="table-cell" style:parent-style-name="Excel_20_Built-in_20_Normal" style:data-style-name="N107">
      <style:table-cell-properties fo:background-color="#00cc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fo:background-color="transparent"/>
    </style:style>
    <style:style style:name="ce41" style:family="table-cell" style:parent-style-name="Excel_20_Built-in_20_Normal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.972cm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.325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.647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.972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.972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.325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end" fo:margin-left="0.647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325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.647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.325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647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Excel_20_Built-in_20_Normal" style:data-style-name="N8137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Excel_20_Built-in_20_Normal" style:data-style-name="N8137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Excel_20_Built-in_20_Normal" style:data-style-name="N8137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Excel_20_Built-in_20_Normal" style:data-style-name="N8137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Excel_20_Built-in_20_Normal" style:data-style-name="N8137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Excel_20_Built-in_20_Normal" style:data-style-name="N8001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Excel_20_Built-in_20_Normal" style:data-style-name="N8002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Excel_20_Built-in_20_Normal" style:data-style-name="N8001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Excel_20_Built-in_20_Normal" style:data-style-name="N8001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Excel_20_Built-in_20_Normal" style:data-style-name="N8136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Excel_20_Built-in_20_Normal" style:data-style-name="N8001"/>
    <style:style style:name="ce105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Excel_20_Built-in_20_Normal" style:data-style-name="N8002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Excel_20_Built-in_20_Normal" style:data-style-name="N800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Excel_20_Built-in_20_Normal" style:data-style-name="N8002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3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Excel_20_Built-in_20_Normal" style:data-style-name="N8136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Excel_20_Built-in_20_Normal" style:data-style-name="N8002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Excel_20_Built-in_20_Normal" style:data-style-name="N8001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1" style:family="table-cell" style:parent-style-name="Excel_20_Built-in_20_Normal" style:data-style-name="N8001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Excel_20_Built-in_20_Normal" style:data-style-name="N8137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Excel_20_Built-in_20_Normal" style:data-style-name="N8001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Excel_20_Built-in_20_Normal">
      <style:table-cell-properties style:diagonal-bl-tr="none" style:diagonal-tl-br="none" style:rotation-align="non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Excel_20_Built-in_20_Normal">
      <style:table-cell-properties fo:border="none"/>
    </style:style>
    <style:style style:name="ce131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</style:style>
    <style:style style:name="ce132" style:family="table-cell" style:parent-style-name="Excel_20_Built-in_20_Normal">
      <style:table-cell-properties fo:border-bottom="none" fo:border-left="0.002cm solid #000000" fo:border-right="none" fo:border-top="none"/>
    </style:style>
    <style:style style:name="ce133" style:family="table-cell" style:parent-style-name="Excel_20_Built-in_20_Normal" style:data-style-name="N8002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5" style:family="table-cell" style:parent-style-name="Excel_20_Built-in_20_Normal" style:data-style-name="N8002">
      <style:table-cell-properties style:text-align-source="fix" style:repeat-content="false"/>
      <style:paragraph-properties fo:text-align="center" fo:margin-left="0cm"/>
    </style:style>
    <style:style style:name="ce136" style:family="table-cell" style:parent-style-name="Excel_20_Built-in_20_Normal">
      <style:table-cell-properties fo:border-bottom="none" fo:border-left="0.002cm solid #000000" fo:border-right="0.002cm solid #000000" fo:border-top="none"/>
    </style:style>
    <style:style style:name="ce137" style:family="table-cell" style:parent-style-name="Excel_20_Built-in_20_Normal" style:data-style-name="N800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4" table:style-name="ta1" table:print="false">
        <office:forms form:automatic-focus="false" form:apply-design-mode="false"/>
        <table:table-column table:style-name="co11" table:number-columns-repeated="2" table:default-cell-style-name="Default"/>
        <table:table-column table:style-name="co11" table:default-cell-style-name="ce1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row table:style-name="ro5">
          <table:table-cell table:number-columns-repeated="10"/>
        </table:table-row>
        <table:table-row table:style-name="ro5">
          <table:table-cell table:number-columns-repeated="2"/>
          <table:table-cell office:value-type="string">
            <text:p>weight (kg)</text:p>
          </table:table-cell>
          <table:table-cell table:number-columns-repeated="3" table:style-name="ce34" office:value-type="string">
            <text:p>kgm2</text:p>
          </table:table-cell>
          <table:table-cell table:style-name="ce1" office:value-type="string">
            <text:p>Wingspan/2</text:p>
          </table:table-cell>
          <table:table-cell table:style-name="ce1" office:value-type="string" table:number-columns-spanned="3" table:number-rows-spanned="1">
            <text:p>Unit-less value</text:p>
          </table:table-cell>
          <table:covered-table-cell table:number-columns-repeated="2" table:style-name="ce1"/>
        </table:table-row>
        <table:table-row table:style-name="ro6">
          <table:table-cell table:number-columns-repeated="3"/>
          <table:table-cell table:style-name="ce1" office:value-type="string">
            <text:p>ixx</text:p>
          </table:table-cell>
          <table:table-cell table:style-name="ce1" office:value-type="string">
            <text:p>iyy</text:p>
          </table:table-cell>
          <table:table-cell table:style-name="ce1" office:value-type="string">
            <text:p>izz</text:p>
          </table:table-cell>
          <table:table-cell table:style-name="ce1"/>
          <table:table-cell table:style-name="ce1" office:value-type="string">
            <text:p>ixx</text:p>
          </table:table-cell>
          <table:table-cell table:style-name="ce1" office:value-type="string">
            <text:p>iyy</text:p>
          </table:table-cell>
          <table:table-cell table:style-name="ce1" office:value-type="string">
            <text:p>izz</text:p>
          </table:table-cell>
        </table:table-row>
        <table:table-row table:style-name="ro3">
          <table:table-cell/>
          <table:table-cell office:value-type="string">
            <text:p>P47d</text:p>
          </table:table-cell>
          <table:table-cell office:value-type="float" office:value="4928">
            <text:p>4928</text:p>
          </table:table-cell>
          <table:table-cell table:style-name="ce35" office:value-type="float" office:value="10158.1839307378">
            <text:p>10158</text:p>
          </table:table-cell>
          <table:table-cell table:style-name="ce35" office:value-type="float" office:value="25630.5332164426">
            <text:p>25631</text:p>
          </table:table-cell>
          <table:table-cell table:style-name="ce35" office:value-type="float" office:value="34294.2735371627">
            <text:p>34294</text:p>
          </table:table-cell>
          <table:table-cell table:style-name="ce1" office:value-type="float" office:value="6">
            <text:p>6</text:p>
          </table:table-cell>
          <table:table-cell table:style-name="ce36" table:formula="of:=SQRT([.D4]/[.$C4])/[.G4]" office:value-type="float" office:value="0.239288284475487">
            <text:p>0.24</text:p>
          </table:table-cell>
          <table:table-cell table:style-name="ce36" table:formula="of:=SQRT([.E4]/[.$C4])/[.G4]" office:value-type="float" office:value="0.380095056039764">
            <text:p>0.38</text:p>
          </table:table-cell>
          <table:table-cell table:style-name="ce36" table:formula="of:=SQRT([.F4]/[.$C4])/[.G4]" office:value-type="float" office:value="0.43966733784979">
            <text:p>0.44</text:p>
          </table:table-cell>
        </table:table-row>
        <table:table-row table:style-name="ro3">
          <table:table-cell/>
          <table:table-cell office:value-type="string">
            <text:p>Spitfire mkI</text:p>
          </table:table-cell>
          <table:table-cell office:value-type="float" office:value="2339">
            <text:p>2339</text:p>
          </table:table-cell>
          <table:table-cell table:style-name="ce35" office:value-type="float" office:value="3563">
            <text:p>3563</text:p>
          </table:table-cell>
          <table:table-cell table:style-name="ce35" office:value-type="float" office:value="7049">
            <text:p>7049</text:p>
          </table:table-cell>
          <table:table-cell table:style-name="ce35" office:value-type="float" office:value="9632">
            <text:p>9632</text:p>
          </table:table-cell>
          <table:table-cell table:style-name="ce1" office:value-type="float" office:value="5.5">
            <text:p>5.5</text:p>
          </table:table-cell>
          <table:table-cell table:style-name="ce36" table:formula="of:=SQRT([.D5]/[.$C5])/[.G5]" office:value-type="float" office:value="0.224403750340125">
            <text:p>0.22</text:p>
          </table:table-cell>
          <table:table-cell table:style-name="ce36" table:formula="of:=SQRT([.E5]/[.$C5])/[.G5]" office:value-type="float" office:value="0.315635581287372">
            <text:p>0.32</text:p>
          </table:table-cell>
          <table:table-cell table:style-name="ce36" table:formula="of:=SQRT([.F5]/[.$C5])/[.G5]" office:value-type="float" office:value="0.368960977798879">
            <text:p>0.37</text:p>
          </table:table-cell>
        </table:table-row>
        <table:table-row table:style-name="ro3">
          <table:table-cell/>
          <table:table-cell office:value-type="string">
            <text:p>C172</text:p>
          </table:table-cell>
          <table:table-cell office:value-type="float" office:value="571">
            <text:p>571</text:p>
          </table:table-cell>
          <table:table-cell table:style-name="ce35" office:value-type="float" office:value="1170">
            <text:p>1170</text:p>
          </table:table-cell>
          <table:table-cell table:style-name="ce35" office:value-type="float" office:value="1301">
            <text:p>1301</text:p>
          </table:table-cell>
          <table:table-cell table:style-name="ce35" office:value-type="float" office:value="2146">
            <text:p>2146</text:p>
          </table:table-cell>
          <table:table-cell table:style-name="ce1"/>
          <table:table-cell table:style-name="ce36" table:formula="of:=SQRT([.D6]/[.$C6])" office:value-type="float" office:value="1.43144569494731">
            <text:p>1.43</text:p>
          </table:table-cell>
          <table:table-cell table:style-name="ce36" table:formula="of:=SQRT([.E6]/[.$C6])" office:value-type="float" office:value="1.50945647308331">
            <text:p>1.51</text:p>
          </table:table-cell>
          <table:table-cell table:style-name="ce36" table:formula="of:=SQRT([.F6]/[.$C6])" office:value-type="float" office:value="1.93863837242903">
            <text:p>1.94</text:p>
          </table:table-cell>
        </table:table-row>
        <table:table-row table:style-name="ro3">
          <table:table-cell/>
          <table:table-cell office:value-type="string">
            <text:p>Beagle Pup</text:p>
          </table:table-cell>
          <table:table-cell office:value-type="float" office:value="442">
            <text:p>442</text:p>
          </table:table-cell>
          <table:table-cell table:style-name="ce35" office:value-type="float" office:value="480">
            <text:p>480</text:p>
          </table:table-cell>
          <table:table-cell table:style-name="ce35" office:value-type="float" office:value="703">
            <text:p>703</text:p>
          </table:table-cell>
          <table:table-cell table:style-name="ce35" office:value-type="float" office:value="1085">
            <text:p>1085</text:p>
          </table:table-cell>
          <table:table-cell table:style-name="ce1" office:value-type="float" office:value="4.725">
            <text:p>4.725</text:p>
          </table:table-cell>
          <table:table-cell table:style-name="ce36" table:formula="of:=SQRT([.D7]/[.$C7])/[.G7]" office:value-type="float" office:value="0.220550309299008">
            <text:p>0.22</text:p>
          </table:table-cell>
          <table:table-cell table:style-name="ce36" table:formula="of:=SQRT([.E7]/[.$C7])/[.G7]" office:value-type="float" office:value="0.266909919921174">
            <text:p>0.27</text:p>
          </table:table-cell>
          <table:table-cell table:style-name="ce36" table:formula="of:=SQRT([.F7]/[.$C7])/[.G7]" office:value-type="float" office:value="0.33159037933715">
            <text:p>0.33</text:p>
          </table:table-cell>
        </table:table-row>
        <table:table-row table:style-name="ro3">
          <table:table-cell/>
          <table:table-cell office:value-type="string">
            <text:p>Corby Starlet</text:p>
          </table:table-cell>
          <table:table-cell office:value-type="float" office:value="203">
            <text:p>203</text:p>
          </table:table-cell>
          <table:table-cell table:style-name="ce35" office:value-type="float" office:value="105.87254182">
            <text:p>106</text:p>
          </table:table-cell>
          <table:table-cell table:style-name="ce35" office:value-type="float" office:value="205.09220862">
            <text:p>205</text:p>
          </table:table-cell>
          <table:table-cell table:style-name="ce35" office:value-type="float" office:value="260.86260344">
            <text:p>261</text:p>
          </table:table-cell>
          <table:table-cell table:style-name="ce1"/>
          <table:table-cell table:style-name="ce36" table:formula="of:=SQRT([.D8]/[.$C8])" office:value-type="float" office:value="0.722176996917547">
            <text:p>0.72</text:p>
          </table:table-cell>
          <table:table-cell table:style-name="ce36" table:formula="of:=SQRT([.E8]/[.$C8])" office:value-type="float" office:value="1.00514001333344">
            <text:p>1.01</text:p>
          </table:table-cell>
          <table:table-cell table:style-name="ce36" table:formula="of:=SQRT([.F8]/[.$C8])" office:value-type="float" office:value="1.13359492561032">
            <text:p>1.13</text:p>
          </table:table-cell>
        </table:table-row>
        <table:table-row table:style-name="ro5">
          <table:table-cell table:number-columns-repeated="7"/>
          <table:table-cell table:style-name="ce36" table:number-columns-repeated="3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ce36" table:number-columns-repeated="3"/>
        </table:table-row>
        <table:table-row table:style-name="ro5">
          <table:table-cell/>
          <table:table-cell office:value-type="string">
            <text:p>another</text:p>
          </table:table-cell>
          <table:table-cell table:number-columns-repeated="5"/>
          <table:table-cell table:style-name="ce36" table:number-columns-repeated="3"/>
        </table:table-row>
        <table:table-row table:style-name="ro3">
          <table:table-cell/>
          <table:table-cell office:value-type="string">
            <text:p>Beagle Pup</text:p>
          </table:table-cell>
          <table:table-cell office:value-type="float" office:value="442">
            <text:p>442</text:p>
          </table:table-cell>
          <table:table-cell table:style-name="ce35" office:value-type="float" office:value="1674">
            <text:p>1674</text:p>
          </table:table-cell>
          <table:table-cell table:style-name="ce35" office:value-type="float" office:value="2960">
            <text:p>2960</text:p>
          </table:table-cell>
          <table:table-cell table:style-name="ce35" office:value-type="float" office:value="3641">
            <text:p>3641</text:p>
          </table:table-cell>
          <table:table-cell table:style-name="ce1" office:value-type="float" office:value="4.725">
            <text:p>4.725</text:p>
          </table:table-cell>
          <table:table-cell table:style-name="ce36" table:formula="of:=SQRT([.D12]/[.$C12])/[.G12]" office:value-type="float" office:value="0.411874381061701">
            <text:p>0.41</text:p>
          </table:table-cell>
          <table:table-cell table:style-name="ce36" table:formula="of:=SQRT([.E12]/[.$C12])/[.G12]" office:value-type="float" office:value="0.547687599591814">
            <text:p>0.55</text:p>
          </table:table-cell>
          <table:table-cell table:style-name="ce36" table:formula="of:=SQRT([.F12]/[.$C12])/[.G12]" office:value-type="float" office:value="0.607431615065646">
            <text:p>0.61</text:p>
          </table:table-cell>
        </table:table-row>
        <table:table-row table:style-name="ro5">
          <table:table-cell table:number-columns-repeated="2"/>
          <table:table-cell table:style-name="Default"/>
          <table:table-cell table:number-columns-repeated="7"/>
        </table:table-row>
        <table:table-row table:style-name="ro5" table:number-rows-repeated="8">
          <table:table-cell table:number-columns-repeated="10"/>
        </table:table-row>
        <table:table-row table:style-name="ro5">
          <table:table-cell table:number-columns-repeated="2"/>
          <table:table-cell office:value-type="string">
            <text:p>weight (kg)</text:p>
          </table:table-cell>
          <table:table-cell table:number-columns-repeated="3" table:style-name="ce34" office:value-type="string">
            <text:p>kgm2</text:p>
          </table:table-cell>
          <table:table-cell table:style-name="ce1" office:value-type="string">
            <text:p>Wingspan/2</text:p>
          </table:table-cell>
          <table:table-cell table:style-name="ce1" office:value-type="string" table:number-columns-spanned="3" table:number-rows-spanned="1">
            <text:p>Unit-less value</text:p>
          </table:table-cell>
          <table:covered-table-cell table:number-columns-repeated="2" table:style-name="ce1"/>
        </table:table-row>
        <table:table-row table:style-name="ro6">
          <table:table-cell table:number-columns-repeated="3"/>
          <table:table-cell table:style-name="ce1" office:value-type="string">
            <text:p>ixx</text:p>
          </table:table-cell>
          <table:table-cell table:style-name="ce1" office:value-type="string">
            <text:p>iyy</text:p>
          </table:table-cell>
          <table:table-cell table:style-name="ce1" office:value-type="string">
            <text:p>izz</text:p>
          </table:table-cell>
          <table:table-cell table:style-name="ce1"/>
          <table:table-cell table:style-name="ce1" office:value-type="string">
            <text:p>ixx</text:p>
          </table:table-cell>
          <table:table-cell table:style-name="ce1" office:value-type="string">
            <text:p>iyy</text:p>
          </table:table-cell>
          <table:table-cell table:style-name="ce1" office:value-type="string">
            <text:p>izz</text:p>
          </table:table-cell>
        </table:table-row>
        <table:table-row table:style-name="ro3">
          <table:table-cell/>
          <table:table-cell office:value-type="string">
            <text:p>P51d</text:p>
          </table:table-cell>
          <table:table-cell office:value-type="float" office:value="3232">
            <text:p>3232</text:p>
          </table:table-cell>
          <table:table-cell table:style-name="ce35" office:value-type="float" office:value="10889">
            <text:p>10889</text:p>
          </table:table-cell>
          <table:table-cell table:style-name="ce35" office:value-type="float" office:value="12574">
            <text:p>12574</text:p>
          </table:table-cell>
          <table:table-cell table:style-name="ce35" office:value-type="float" office:value="19723">
            <text:p>19723</text:p>
          </table:table-cell>
          <table:table-cell table:style-name="ce1" office:value-type="float" office:value="5.5">
            <text:p>5.5</text:p>
          </table:table-cell>
          <table:table-cell table:style-name="ce36" table:formula="of:=SQRT([.D24]/[.$C24])/[.G24]" office:value-type="float" office:value="0.333730295775353">
            <text:p>0.33</text:p>
          </table:table-cell>
          <table:table-cell table:style-name="ce36" table:formula="of:=SQRT([.E24]/[.$C24])/[.G24]" office:value-type="float" office:value="0.358623184319643">
            <text:p>0.36</text:p>
          </table:table-cell>
          <table:table-cell table:style-name="ce36" table:formula="of:=SQRT([.F24]/[.$C24])/[.G24]" office:value-type="float" office:value="0.449146605539134">
            <text:p>0.45</text:p>
          </table:table-cell>
        </table:table-row>
        <table:table-row table:style-name="ro3" table:number-rows-repeated="104855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Mass Ballance MkI" table:style-name="ta2" table:print="false">
        <table:table-column table:style-name="co24" table:default-cell-style-name="Excel_20_Built-in_20_Normal"/>
        <table:table-column table:style-name="co25" table:default-cell-style-name="ce41"/>
        <table:table-column table:style-name="co26" table:number-columns-repeated="8" table:default-cell-style-name="ce41"/>
        <table:table-column table:style-name="co27" table:number-columns-repeated="7" table:default-cell-style-name="ce41"/>
        <table:table-column table:style-name="co28" table:default-cell-style-name="ce41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number-columns-repeated="7" table:default-cell-style-name="Excel_20_Built-in_20_Normal"/>
        <table:table-column table:style-name="co33" table:number-columns-repeated="237" table:default-cell-style-name="Excel_20_Built-in_20_Normal"/>
        <table:table-column table:style-name="co13" table:default-cell-style-name="Excel_20_Built-in_20_Normal"/>
        <table:table-column table:style-name="co34" table:number-columns-repeated="758" table:default-cell-style-name="Excel_20_Built-in_20_Normal"/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2"/>
          <table:table-cell table:style-name="ce56" table:number-columns-spanned="15" table:number-rows-spanned="1"/>
          <table:covered-table-cell table:number-columns-repeated="13" table:style-name="ce105"/>
          <table:covered-table-cell table:style-name="ce125"/>
          <table:table-cell table:style-name="ce126"/>
          <table:table-cell table:style-name="ce129" office:value-type="string" table:number-columns-spanned="3" table:number-rows-spanned="2">
            <text:p>MASS MOMENT OF INERTIA</text:p>
          </table:table-cell>
          <table:covered-table-cell table:style-name="ce130"/>
          <table:covered-table-cell/>
          <table:table-cell table:number-columns-repeated="1003"/>
        </table:table-row>
        <table:table-row table:style-name="ro9">
          <table:table-cell/>
          <table:table-cell table:style-name="ce43" office:value-type="string" table:number-columns-spanned="1" table:number-rows-spanned="2">
            <text:p>TARE</text:p>
          </table:table-cell>
          <table:table-cell table:style-name="ce57" office:value-type="string" table:number-columns-spanned="1" table:number-rows-spanned="2">
            <text:p>WEIGHT (lb)</text:p>
          </table:table-cell>
          <table:table-cell table:style-name="ce106" office:value-type="string" table:number-columns-spanned="1" table:number-rows-spanned="2">
            <text:p>X</text:p>
            <text:p>(FT)</text:p>
          </table:table-cell>
          <table:table-cell table:style-name="ce106" office:value-type="string" table:number-columns-spanned="1" table:number-rows-spanned="2">
            <text:p>Y</text:p>
            <text:p>(FT)</text:p>
          </table:table-cell>
          <table:table-cell table:style-name="ce106" office:value-type="string" table:number-columns-spanned="1" table:number-rows-spanned="2">
            <text:p>Z</text:p>
            <text:p>(FT)</text:p>
          </table:table-cell>
          <table:table-cell table:style-name="ce106" office:value-type="string" table:number-columns-spanned="1" table:number-rows-spanned="2">
            <text:p>X ARM</text:p>
            <text:p>(lb FT)</text:p>
          </table:table-cell>
          <table:table-cell table:style-name="ce106" office:value-type="string" table:number-columns-spanned="1" table:number-rows-spanned="2">
            <text:p>Y ARM</text:p>
            <text:p>(lb FT)</text:p>
          </table:table-cell>
          <table:table-cell table:style-name="ce106" office:value-type="string" table:number-columns-spanned="1" table:number-rows-spanned="2">
            <text:p>Z ARM</text:p>
            <text:p>(lb FT)</text:p>
          </table:table-cell>
          <table:table-cell table:style-name="ce115"/>
          <table:table-cell table:style-name="ce106" office:value-type="string" table:number-columns-spanned="1" table:number-rows-spanned="2">
            <text:p>WEIGHT (kg)</text:p>
          </table:table-cell>
          <table:table-cell table:style-name="ce106" office:value-type="string" table:number-columns-spanned="1" table:number-rows-spanned="2">
            <text:p>X</text:p>
            <text:p>(m)</text:p>
          </table:table-cell>
          <table:table-cell table:style-name="ce106" office:value-type="string" table:number-columns-spanned="1" table:number-rows-spanned="2">
            <text:p>Y</text:p>
            <text:p>(m)</text:p>
          </table:table-cell>
          <table:table-cell table:style-name="ce106" office:value-type="string" table:number-columns-spanned="1" table:number-rows-spanned="2">
            <text:p>Z</text:p>
            <text:p>(m)</text:p>
          </table:table-cell>
          <table:table-cell table:style-name="ce106" office:value-type="string" table:number-columns-spanned="1" table:number-rows-spanned="2">
            <text:p>X ARM</text:p>
            <text:p>(kg m)</text:p>
          </table:table-cell>
          <table:table-cell table:style-name="ce106" office:value-type="string" table:number-columns-spanned="1" table:number-rows-spanned="2">
            <text:p>Y ARM</text:p>
            <text:p>(kg m)</text:p>
          </table:table-cell>
          <table:table-cell table:style-name="ce106" office:value-type="string" table:number-columns-spanned="1" table:number-rows-spanned="2">
            <text:p>Z ARM</text:p>
            <text:p>(kg m)</text:p>
          </table:table-cell>
          <table:table-cell table:style-name="ce127"/>
          <table:covered-table-cell table:number-columns-repeated="2" table:style-name="ce130"/>
          <table:covered-table-cell/>
          <table:table-cell table:number-columns-repeated="1003"/>
        </table:table-row>
        <table:table-row table:style-name="ro3">
          <table:table-cell/>
          <table:covered-table-cell table:style-name="ce43"/>
          <table:covered-table-cell table:style-name="ce57"/>
          <table:covered-table-cell table:number-columns-repeated="4" table:style-name="ce107"/>
          <table:covered-table-cell table:number-columns-repeated="2" table:style-name="ce106"/>
          <table:table-cell table:style-name="ce115"/>
          <table:covered-table-cell table:style-name="ce106"/>
          <table:covered-table-cell table:number-columns-repeated="4" table:style-name="ce107"/>
          <table:covered-table-cell table:number-columns-repeated="2" table:style-name="ce106"/>
          <table:table-cell table:style-name="ce128"/>
          <table:table-cell table:style-name="ce131" office:value-type="string">
            <text:p>x</text:p>
          </table:table-cell>
          <table:table-cell table:style-name="ce131" office:value-type="string">
            <text:p>y</text:p>
          </table:table-cell>
          <table:table-cell table:style-name="ce131" office:value-type="string">
            <text:p>z</text:p>
          </table:table-cell>
          <table:table-cell table:number-columns-repeated="1003"/>
        </table:table-row>
        <table:table-row table:style-name="ro3">
          <table:table-cell/>
          <table:table-cell table:style-name="ce44" office:value-type="string">
            <text:p>lb to Kilograms</text:p>
          </table:table-cell>
          <table:table-cell table:style-name="ce58"/>
          <table:table-cell table:style-name="ce49" table:number-columns-repeated="3"/>
          <table:table-cell table:style-name="ce111"/>
          <table:table-cell table:style-name="ce58"/>
          <table:table-cell table:style-name="ce111"/>
          <table:table-cell table:style-name="ce116"/>
          <table:table-cell table:style-name="ce49" table:number-columns-repeated="4"/>
          <table:table-cell table:style-name="ce111"/>
          <table:table-cell table:style-name="ce58"/>
          <table:table-cell table:style-name="ce111"/>
          <table:table-cell table:style-name="ce127"/>
          <table:table-cell table:style-name="ce132"/>
          <table:table-cell table:style-name="ce136" table:number-columns-repeated="2"/>
          <table:table-cell table:number-columns-repeated="1003"/>
        </table:table-row>
        <table:table-row table:style-name="ro3">
          <table:table-cell/>
          <table:table-cell table:style-name="ce44" office:value-type="float" office:value="2.20463">
            <text:p>2.20463</text:p>
          </table:table-cell>
          <table:table-cell table:style-name="ce58"/>
          <table:table-cell table:style-name="ce108" table:number-columns-repeated="3"/>
          <table:table-cell table:style-name="ce112" table:number-columns-repeated="3"/>
          <table:table-cell table:style-name="ce117"/>
          <table:table-cell table:style-name="ce49"/>
          <table:table-cell table:style-name="ce108" table:number-columns-repeated="3"/>
          <table:table-cell table:style-name="ce112" table:number-columns-repeated="3"/>
          <table:table-cell table:style-name="ce127"/>
          <table:table-cell table:style-name="ce132"/>
          <table:table-cell table:style-name="ce136" table:number-columns-repeated="2"/>
          <table:table-cell table:number-columns-repeated="1003"/>
        </table:table-row>
        <table:table-row table:style-name="ro3">
          <table:table-cell/>
          <table:table-cell table:style-name="ce45" office:value-type="string">
            <text:p>FUSELAGE SECTIONS</text:p>
          </table:table-cell>
          <table:table-cell table:style-name="ce58"/>
          <table:table-cell table:style-name="ce108" table:number-columns-repeated="3"/>
          <table:table-cell table:style-name="ce112" table:number-columns-repeated="3"/>
          <table:table-cell table:style-name="ce117"/>
          <table:table-cell table:style-name="ce49"/>
          <table:table-cell table:style-name="ce108" table:number-columns-repeated="3"/>
          <table:table-cell table:style-name="ce112" table:number-columns-repeated="3"/>
          <table:table-cell table:style-name="ce127"/>
          <table:table-cell table:style-name="ce132"/>
          <table:table-cell table:style-name="ce136" table:number-columns-repeated="2"/>
          <table:table-cell table:number-columns-repeated="1003"/>
        </table:table-row>
        <table:table-row table:style-name="ro3">
          <table:table-cell/>
          <table:table-cell table:style-name="ce46" office:value-type="string">
            <text:p>Fore</text:p>
          </table:table-cell>
          <table:table-cell table:style-name="ce49"/>
          <table:table-cell table:style-name="ce108" table:number-columns-repeated="3"/>
          <table:table-cell table:style-name="ce112" table:number-columns-repeated="3"/>
          <table:table-cell table:style-name="ce117"/>
          <table:table-cell table:style-name="ce49"/>
          <table:table-cell table:style-name="ce108" table:number-columns-repeated="3"/>
          <table:table-cell table:style-name="ce112" table:number-columns-repeated="3"/>
          <table:table-cell table:style-name="ce127"/>
          <table:table-cell table:style-name="ce132"/>
          <table:table-cell table:style-name="ce136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7" office:value-type="string">
            <text:p>Fuselage structure</text:p>
          </table:table-cell>
          <table:table-cell table:style-name="ce59" table:formula="of:=[.K10]*[.B$7]" office:value-type="float" office:value="85.98057">
            <text:p>85.981</text:p>
          </table:table-cell>
          <table:table-cell table:style-name="ce69" table:formula="of:=([.L10]/0.0254)/12" office:value-type="float" office:value="-5.90551181102362">
            <text:p>-5.91</text:p>
          </table:table-cell>
          <table:table-cell table:style-name="ce69" table:formula="of:=([.M10]/0.0254)/12" office:value-type="float" office:value="0">
            <text:p>0.00</text:p>
          </table:table-cell>
          <table:table-cell table:style-name="ce69" table:formula="of:=([.N10]/0.0254)/12" office:value-type="float" office:value="-0.295275590551181">
            <text:p>-0.30</text:p>
          </table:table-cell>
          <table:table-cell table:style-name="ce113" table:formula="of:=[.D10]*[.C10]" office:value-type="float" office:value="-507.759271653543">
            <text:p>-507.76</text:p>
          </table:table-cell>
          <table:table-cell table:style-name="ce113" table:formula="of:=[.E10]*[.C10]" office:value-type="float" office:value="0">
            <text:p>0.00</text:p>
          </table:table-cell>
          <table:table-cell table:style-name="ce113" table:formula="of:=[.F10]*[.C10]" office:value-type="float" office:value="-25.3879635826772">
            <text:p>-25.39</text:p>
          </table:table-cell>
          <table:table-cell table:style-name="ce118"/>
          <table:table-cell table:style-name="ce119" office:value-type="float" office:value="39">
            <text:p>39.00</text:p>
          </table:table-cell>
          <table:table-cell table:style-name="ce119" office:value-type="float" office:value="-1.8">
            <text:p>-1.80</text:p>
          </table:table-cell>
          <table:table-cell table:style-name="ce119" office:value-type="float" office:value="0">
            <text:p>0.00</text:p>
          </table:table-cell>
          <table:table-cell table:style-name="ce119" office:value-type="float" office:value="-0.09">
            <text:p>-0.09</text:p>
          </table:table-cell>
          <table:table-cell table:style-name="ce113" table:formula="of:=[.L10]*[.K10]" office:value-type="float" office:value="-70.2">
            <text:p>-70.20</text:p>
          </table:table-cell>
          <table:table-cell table:style-name="ce113" table:formula="of:=[.M10]*[.K10]" office:value-type="float" office:value="0">
            <text:p>0.00</text:p>
          </table:table-cell>
          <table:table-cell table:style-name="ce113" table:formula="of:=[.N10]*[.K10]" office:value-type="float" office:value="-3.51">
            <text:p>-3.51</text:p>
          </table:table-cell>
          <table:table-cell table:style-name="ce127"/>
          <table:table-cell table:style-name="ce133" table:formula="of:=([.L10]-[.L$101])*([.L10]-[.L$101])*[.$K10]" office:value-type="float" office:value="7.21431840751187">
            <text:p>7.21</text:p>
          </table:table-cell>
          <table:table-cell table:style-name="ce133" table:formula="of:=([.M10]-[.M$101])*([.M10]-[.M$101])*[.$K10]" office:value-type="float" office:value="0.00197108378922081">
            <text:p>0.00</text:p>
          </table:table-cell>
          <table:table-cell table:style-name="ce137" table:formula="of:=([.N10]-[.N$101])*([.N10]-[.N$101])*[.$K10]" office:value-type="float" office:value="0.669127456609562">
            <text:p>0.67</text:p>
          </table:table-cell>
          <table:table-cell table:number-columns-repeated="1003"/>
        </table:table-row>
        <table:table-row table:style-name="ro3">
          <table:table-cell/>
          <table:table-cell table:style-name="ce47" office:value-type="string">
            <text:p>Prop (fixed pitch)</text:p>
          </table:table-cell>
          <table:table-cell table:style-name="ce60" office:value-type="float" office:value="345">
            <text:p>345.000</text:p>
          </table:table-cell>
          <table:table-cell table:style-name="ce69" table:formula="of:=([.L11]/0.0254)/12" office:value-type="float" office:value="-11.6141732283465">
            <text:p>-11.61</text:p>
          </table:table-cell>
          <table:table-cell table:style-name="ce69" table:formula="of:=([.M11]/0.0254)/12" office:value-type="float" office:value="0">
            <text:p>0.00</text:p>
          </table:table-cell>
          <table:table-cell table:style-name="ce69" table:formula="of:=([.N11]/0.0254)/12" office:value-type="float" office:value="0">
            <text:p>0.00</text:p>
          </table:table-cell>
          <table:table-cell table:style-name="ce113" table:formula="of:=[.D11]*[.C11]" office:value-type="float" office:value="-4006.88976377953">
            <text:p>-4006.89</text:p>
          </table:table-cell>
          <table:table-cell table:style-name="ce113" table:formula="of:=[.E11]*[.C11]" office:value-type="float" office:value="0">
            <text:p>0.00</text:p>
          </table:table-cell>
          <table:table-cell table:style-name="ce113" table:formula="of:=[.F11]*[.C11]" office:value-type="float" office:value="0">
            <text:p>0.00</text:p>
          </table:table-cell>
          <table:table-cell table:style-name="ce118"/>
          <table:table-cell table:style-name="ce120" table:formula="of:=[.C11]/[.B$7]" office:value-type="float" office:value="156.488843932996">
            <text:p>156</text:p>
          </table:table-cell>
          <table:table-cell table:style-name="ce119" office:value-type="float" office:value="-3.54">
            <text:p>-3.54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11]*[.K11]" office:value-type="float" office:value="-553.970507522804">
            <text:p>-553.97</text:p>
          </table:table-cell>
          <table:table-cell table:style-name="ce113" table:formula="of:=[.M11]*[.K11]" office:value-type="float" office:value="0">
            <text:p>0.00</text:p>
          </table:table-cell>
          <table:table-cell table:style-name="ce113" table:formula="of:=[.N11]*[.K11]" office:value-type="float" office:value="0">
            <text:p>0.00</text:p>
          </table:table-cell>
          <table:table-cell table:style-name="ce127"/>
          <table:table-cell table:style-name="ce133" table:formula="of:=([.L11]-[.L$101])*([.L11]-[.L$101])*[.$K11]" office:value-type="float" office:value="736.955481871743">
            <text:p>736.96</text:p>
          </table:table-cell>
          <table:table-cell table:style-name="ce133" table:formula="of:=([.M11]-[.M$101])*([.M11]-[.M$101])*[.$K11]" office:value-type="float" office:value="0.00790904162744186">
            <text:p>0.01</text:p>
          </table:table-cell>
          <table:table-cell table:style-name="ce137" table:formula="of:=([.N11]-[.N$101])*([.N11]-[.N$101])*[.$K11]" office:value-type="float" office:value="7.64204576967559">
            <text:p>7.64</text:p>
          </table:table-cell>
          <table:table-cell table:number-columns-repeated="1003"/>
        </table:table-row>
        <table:table-row table:style-name="ro3">
          <table:table-cell/>
          <table:table-cell table:style-name="ce47" office:value-type="string">
            <text:p>Engine (dry)</text:p>
          </table:table-cell>
          <table:table-cell table:style-name="ce60" office:value-type="float" office:value="1412">
            <text:p>1412.000</text:p>
          </table:table-cell>
          <table:table-cell table:style-name="ce69" table:formula="of:=([.L12]/0.0254)/12" office:value-type="float" office:value="-8.43175853018373">
            <text:p>-8.43</text:p>
          </table:table-cell>
          <table:table-cell table:style-name="ce69" table:formula="of:=([.M12]/0.0254)/12" office:value-type="float" office:value="0">
            <text:p>0.00</text:p>
          </table:table-cell>
          <table:table-cell table:style-name="ce69" table:formula="of:=([.N12]/0.0254)/12" office:value-type="float" office:value="0">
            <text:p>0.00</text:p>
          </table:table-cell>
          <table:table-cell table:style-name="ce113" table:formula="of:=[.D12]*[.C12]" office:value-type="float" office:value="-11905.6430446194">
            <text:p>-11905.64</text:p>
          </table:table-cell>
          <table:table-cell table:style-name="ce113" table:formula="of:=[.E12]*[.C12]" office:value-type="float" office:value="0">
            <text:p>0.00</text:p>
          </table:table-cell>
          <table:table-cell table:style-name="ce113" table:formula="of:=[.F12]*[.C12]" office:value-type="float" office:value="0">
            <text:p>0.00</text:p>
          </table:table-cell>
          <table:table-cell table:style-name="ce118"/>
          <table:table-cell table:style-name="ce120" table:formula="of:=[.C12]/[.B$7]" office:value-type="float" office:value="640.470282995333">
            <text:p>640</text:p>
          </table:table-cell>
          <table:table-cell table:style-name="ce119" office:value-type="float" office:value="-2.57">
            <text:p>-2.57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12]*[.K12]" office:value-type="float" office:value="-1646.00862729801">
            <text:p>-1646.01</text:p>
          </table:table-cell>
          <table:table-cell table:style-name="ce113" table:formula="of:=[.M12]*[.K12]" office:value-type="float" office:value="0">
            <text:p>0.00</text:p>
          </table:table-cell>
          <table:table-cell table:style-name="ce113" table:formula="of:=[.N12]*[.K12]" office:value-type="float" office:value="0">
            <text:p>0.00</text:p>
          </table:table-cell>
          <table:table-cell table:style-name="ce127"/>
          <table:table-cell table:style-name="ce133" table:formula="of:=([.L12]-[.L$101])*([.L12]-[.L$101])*[.$K12]" office:value-type="float" office:value="922.42469565799">
            <text:p>922.42</text:p>
          </table:table-cell>
          <table:table-cell table:style-name="ce133" table:formula="of:=([.M12]-[.M$101])*([.M12]-[.M$101])*[.$K12]" office:value-type="float" office:value="0.0323697587766606">
            <text:p>0.03</text:p>
          </table:table-cell>
          <table:table-cell table:style-name="ce137" table:formula="of:=([.N12]-[.N$101])*([.N12]-[.N$101])*[.$K12]" office:value-type="float" office:value="31.2770105124114">
            <text:p>31.28</text:p>
          </table:table-cell>
          <table:table-cell table:number-columns-repeated="1003"/>
        </table:table-row>
        <table:table-row table:style-name="ro3">
          <table:table-cell/>
          <table:table-cell table:style-name="ce47" office:value-type="string">
            <text:p>Engine Accessories</text:p>
          </table:table-cell>
          <table:table-cell table:style-name="ce60" office:value-type="float" office:value="61">
            <text:p>61.000</text:p>
          </table:table-cell>
          <table:table-cell table:style-name="ce69" table:formula="of:=([.L13]/0.0254)/12" office:value-type="float" office:value="-5.97112860892389">
            <text:p>-5.97</text:p>
          </table:table-cell>
          <table:table-cell table:style-name="ce69" table:formula="of:=([.M13]/0.0254)/12" office:value-type="float" office:value="0">
            <text:p>0.00</text:p>
          </table:table-cell>
          <table:table-cell table:style-name="ce69" table:formula="of:=([.N13]/0.0254)/12" office:value-type="float" office:value="0">
            <text:p>0.00</text:p>
          </table:table-cell>
          <table:table-cell table:style-name="ce113" table:formula="of:=[.D13]*[.C13]" office:value-type="float" office:value="-364.238845144357">
            <text:p>-364.24</text:p>
          </table:table-cell>
          <table:table-cell table:style-name="ce113" table:formula="of:=[.E13]*[.C13]" office:value-type="float" office:value="0">
            <text:p>0.00</text:p>
          </table:table-cell>
          <table:table-cell table:style-name="ce113" table:formula="of:=[.F13]*[.C13]" office:value-type="float" office:value="0">
            <text:p>0.00</text:p>
          </table:table-cell>
          <table:table-cell table:style-name="ce118"/>
          <table:table-cell table:style-name="ce120" table:formula="of:=[.C13]/[.B$7]" office:value-type="float" office:value="27.6690419707615">
            <text:p>28</text:p>
          </table:table-cell>
          <table:table-cell table:style-name="ce119" table:formula="of:=[.L12]+0.75" office:value-type="float" office:value="-1.82">
            <text:p>-1.82</text:p>
          </table:table-cell>
          <table:table-cell table:style-name="ce118" table:formula="of:=[.M12]" office:value-type="float" office:value="0">
            <text:p>0.00</text:p>
          </table:table-cell>
          <table:table-cell table:style-name="ce118" table:formula="of:=[.N12]" office:value-type="float" office:value="0">
            <text:p>0.00</text:p>
          </table:table-cell>
          <table:table-cell table:style-name="ce113" table:formula="of:=[.L13]*[.K13]" office:value-type="float" office:value="-50.357656386786">
            <text:p>-50.36</text:p>
          </table:table-cell>
          <table:table-cell table:style-name="ce113" table:formula="of:=[.M13]*[.K13]" office:value-type="float" office:value="0">
            <text:p>0.00</text:p>
          </table:table-cell>
          <table:table-cell table:style-name="ce113" table:formula="of:=[.N13]*[.K13]" office:value-type="float" office:value="0">
            <text:p>0.00</text:p>
          </table:table-cell>
          <table:table-cell table:style-name="ce127"/>
          <table:table-cell table:style-name="ce133" table:formula="of:=([.L13]-[.L$101])*([.L13]-[.L$101])*[.$K13]" office:value-type="float" office:value="5.60537052889193">
            <text:p>5.61</text:p>
          </table:table-cell>
          <table:table-cell table:style-name="ce133" table:formula="of:=([.M13]-[.M$101])*([.M13]-[.M$101])*[.$K13]" office:value-type="float" office:value="0.00139841025876508">
            <text:p>0.00</text:p>
          </table:table-cell>
          <table:table-cell table:style-name="ce137" table:formula="of:=([.N13]-[.N$101])*([.N13]-[.N$101])*[.$K13]" office:value-type="float" office:value="1.35120229550786">
            <text:p>1.35</text:p>
          </table:table-cell>
          <table:table-cell table:number-columns-repeated="1003"/>
        </table:table-row>
        <table:table-row table:style-name="ro3">
          <table:table-cell/>
          <table:table-cell table:style-name="ce47" office:value-type="string">
            <text:p>Ejector Exhausts</text:p>
          </table:table-cell>
          <table:table-cell table:style-name="ce60" office:value-type="float" office:value="30">
            <text:p>30.000</text:p>
          </table:table-cell>
          <table:table-cell table:style-name="ce69" table:formula="of:=([.L14]/0.0254)/12" office:value-type="float" office:value="-8.43175853018373">
            <text:p>-8.43</text:p>
          </table:table-cell>
          <table:table-cell table:style-name="ce69" table:formula="of:=([.M14]/0.0254)/12" office:value-type="float" office:value="0">
            <text:p>0.00</text:p>
          </table:table-cell>
          <table:table-cell table:style-name="ce69" table:formula="of:=([.N14]/0.0254)/12" office:value-type="float" office:value="0">
            <text:p>0.00</text:p>
          </table:table-cell>
          <table:table-cell table:style-name="ce113" table:formula="of:=[.D14]*[.C14]" office:value-type="float" office:value="-252.952755905512">
            <text:p>-252.95</text:p>
          </table:table-cell>
          <table:table-cell table:style-name="ce113" table:formula="of:=[.E14]*[.C14]" office:value-type="float" office:value="0">
            <text:p>0.00</text:p>
          </table:table-cell>
          <table:table-cell table:style-name="ce113" table:formula="of:=[.F14]*[.C14]" office:value-type="float" office:value="0">
            <text:p>0.00</text:p>
          </table:table-cell>
          <table:table-cell table:style-name="ce118"/>
          <table:table-cell table:style-name="ce120" table:formula="of:=[.C14]/[.B$7]" office:value-type="float" office:value="13.6077255593909">
            <text:p>14</text:p>
          </table:table-cell>
          <table:table-cell table:style-name="ce118" table:formula="of:=[.L12]" office:value-type="float" office:value="-2.57">
            <text:p>-2.57</text:p>
          </table:table-cell>
          <table:table-cell table:style-name="ce118" table:formula="of:=[.M13]" office:value-type="float" office:value="0">
            <text:p>0.00</text:p>
          </table:table-cell>
          <table:table-cell table:style-name="ce118" table:formula="of:=[.N13]" office:value-type="float" office:value="0">
            <text:p>0.00</text:p>
          </table:table-cell>
          <table:table-cell table:style-name="ce113" table:formula="of:=[.L14]*[.K14]" office:value-type="float" office:value="-34.9718546876347">
            <text:p>-34.97</text:p>
          </table:table-cell>
          <table:table-cell table:style-name="ce113" table:formula="of:=[.M14]*[.K14]" office:value-type="float" office:value="0">
            <text:p>0.00</text:p>
          </table:table-cell>
          <table:table-cell table:style-name="ce113" table:formula="of:=[.N14]*[.K14]" office:value-type="float" office:value="0">
            <text:p>0.00</text:p>
          </table:table-cell>
          <table:table-cell table:style-name="ce127"/>
          <table:table-cell table:style-name="ce133" table:formula="of:=([.L14]-[.L$101])*([.L14]-[.L$101])*[.$K14]" office:value-type="float" office:value="19.5982584063312">
            <text:p>19.60</text:p>
          </table:table-cell>
          <table:table-cell table:style-name="ce133" table:formula="of:=([.M14]-[.M$101])*([.M14]-[.M$101])*[.$K14]" office:value-type="float" office:value="0.000687742750212335">
            <text:p>0.00</text:p>
          </table:table-cell>
          <table:table-cell table:style-name="ce137" table:formula="of:=([.N14]-[.N$101])*([.N14]-[.N$101])*[.$K14]" office:value-type="float" office:value="0.664525719102225">
            <text:p>0.66</text:p>
          </table:table-cell>
          <table:table-cell table:number-columns-repeated="1003"/>
        </table:table-row>
        <table:table-row table:style-name="ro3">
          <table:table-cell/>
          <table:table-cell table:style-name="ce47" office:value-type="string">
            <text:p>Oil Tank</text:p>
          </table:table-cell>
          <table:table-cell table:style-name="ce60" office:value-type="float" office:value="47">
            <text:p>47.000</text:p>
          </table:table-cell>
          <table:table-cell table:style-name="ce69" table:formula="of:=([.L15]/0.0254)/12" office:value-type="float" office:value="-9.12073490813648">
            <text:p>-9.12</text:p>
          </table:table-cell>
          <table:table-cell table:style-name="ce69" table:formula="of:=([.M15]/0.0254)/12" office:value-type="float" office:value="0">
            <text:p>0.00</text:p>
          </table:table-cell>
          <table:table-cell table:style-name="ce69" table:formula="of:=([.N15]/0.0254)/12" office:value-type="float" office:value="-1.77165354330709">
            <text:p>-1.77</text:p>
          </table:table-cell>
          <table:table-cell table:style-name="ce113" table:formula="of:=[.D15]*[.C15]" office:value-type="float" office:value="-428.674540682415">
            <text:p>-428.67</text:p>
          </table:table-cell>
          <table:table-cell table:style-name="ce113" table:formula="of:=[.E15]*[.C15]" office:value-type="float" office:value="0">
            <text:p>0.00</text:p>
          </table:table-cell>
          <table:table-cell table:style-name="ce113" table:formula="of:=[.F15]*[.C15]" office:value-type="float" office:value="-83.2677165354331">
            <text:p>-83.27</text:p>
          </table:table-cell>
          <table:table-cell table:style-name="ce118"/>
          <table:table-cell table:style-name="ce120" table:formula="of:=[.C15]/[.B$7]" office:value-type="float" office:value="21.3187700430458">
            <text:p>21</text:p>
          </table:table-cell>
          <table:table-cell table:style-name="ce119" office:value-type="float" office:value="-2.78">
            <text:p>-2.78</text:p>
          </table:table-cell>
          <table:table-cell table:style-name="ce119" office:value-type="float" office:value="0">
            <text:p>0.00</text:p>
          </table:table-cell>
          <table:table-cell table:style-name="ce119" office:value-type="float" office:value="-0.54">
            <text:p>-0.54</text:p>
          </table:table-cell>
          <table:table-cell table:style-name="ce113" table:formula="of:=[.L15]*[.K15]" office:value-type="float" office:value="-59.2661807196673">
            <text:p>-59.27</text:p>
          </table:table-cell>
          <table:table-cell table:style-name="ce113" table:formula="of:=[.M15]*[.K15]" office:value-type="float" office:value="0">
            <text:p>0.00</text:p>
          </table:table-cell>
          <table:table-cell table:style-name="ce113" table:formula="of:=[.N15]*[.K15]" office:value-type="float" office:value="-11.5121358232447">
            <text:p>-11.51</text:p>
          </table:table-cell>
          <table:table-cell table:style-name="ce127"/>
          <table:table-cell table:style-name="ce133" table:formula="of:=([.L15]-[.L$101])*([.L15]-[.L$101])*[.$K15]" office:value-type="float" office:value="42.3896151250559">
            <text:p>42.39</text:p>
          </table:table-cell>
          <table:table-cell table:style-name="ce133" table:formula="of:=([.M15]-[.M$101])*([.M15]-[.M$101])*[.$K15]" office:value-type="float" office:value="0.00107746364199933">
            <text:p>0.00</text:p>
          </table:table-cell>
          <table:table-cell table:style-name="ce137" table:formula="of:=([.N15]-[.N$101])*([.N15]-[.N$101])*[.$K15]" office:value-type="float" office:value="2.16962109676664">
            <text:p>2.17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un-usable oil</text:p>
          </table:table-cell>
          <table:table-cell table:style-name="ce60" office:value-type="float" office:value="10">
            <text:p>10.000</text:p>
          </table:table-cell>
          <table:table-cell table:style-name="ce69" table:formula="of:=([.L16]/0.0254)/12" office:value-type="float" office:value="-9.12073490813648">
            <text:p>-9.12</text:p>
          </table:table-cell>
          <table:table-cell table:style-name="ce69" table:formula="of:=([.M16]/0.0254)/12" office:value-type="float" office:value="0">
            <text:p>0.00</text:p>
          </table:table-cell>
          <table:table-cell table:style-name="ce69" table:formula="of:=([.N16]/0.0254)/12" office:value-type="float" office:value="-1.77165354330709">
            <text:p>-1.77</text:p>
          </table:table-cell>
          <table:table-cell table:style-name="ce113" table:formula="of:=[.D16]*[.C16]" office:value-type="float" office:value="-91.2073490813648">
            <text:p>-91.21</text:p>
          </table:table-cell>
          <table:table-cell table:style-name="ce113" table:formula="of:=[.E16]*[.C16]" office:value-type="float" office:value="0">
            <text:p>0.00</text:p>
          </table:table-cell>
          <table:table-cell table:style-name="ce113" table:formula="of:=[.F16]*[.C16]" office:value-type="float" office:value="-17.7165354330709">
            <text:p>-17.72</text:p>
          </table:table-cell>
          <table:table-cell table:style-name="ce118"/>
          <table:table-cell table:style-name="ce120" table:formula="of:=[.C16]/[.B$7]" office:value-type="float" office:value="4.53590851979697">
            <text:p>5</text:p>
          </table:table-cell>
          <table:table-cell table:style-name="ce118" table:formula="of:=[.L15]" office:value-type="float" office:value="-2.78">
            <text:p>-2.78</text:p>
          </table:table-cell>
          <table:table-cell table:style-name="ce118" table:formula="of:=[.M15]" office:value-type="float" office:value="0">
            <text:p>0.00</text:p>
          </table:table-cell>
          <table:table-cell table:style-name="ce118" table:formula="of:=[.N15]" office:value-type="float" office:value="-0.54">
            <text:p>-0.54</text:p>
          </table:table-cell>
          <table:table-cell table:style-name="ce113" table:formula="of:=[.L16]*[.K16]" office:value-type="float" office:value="-12.6098256850356">
            <text:p>-12.61</text:p>
          </table:table-cell>
          <table:table-cell table:style-name="ce113" table:formula="of:=[.M16]*[.K16]" office:value-type="float" office:value="0">
            <text:p>0.00</text:p>
          </table:table-cell>
          <table:table-cell table:style-name="ce113" table:formula="of:=[.N16]*[.K16]" office:value-type="float" office:value="-2.44939060069037">
            <text:p>-2.45</text:p>
          </table:table-cell>
          <table:table-cell table:style-name="ce127"/>
          <table:table-cell table:style-name="ce133" table:formula="of:=([.L16]-[.L$101])*([.L16]-[.L$101])*[.$K16]" office:value-type="float" office:value="9.01906704788424">
            <text:p>9.02</text:p>
          </table:table-cell>
          <table:table-cell table:style-name="ce133" table:formula="of:=([.M16]-[.M$101])*([.M16]-[.M$101])*[.$K16]" office:value-type="float" office:value="0.000229247583404112">
            <text:p>0.00</text:p>
          </table:table-cell>
          <table:table-cell table:style-name="ce137" table:formula="of:=([.N16]-[.N$101])*([.N16]-[.N$101])*[.$K16]" office:value-type="float" office:value="0.461621509950349">
            <text:p>0.46</text:p>
          </table:table-cell>
          <table:table-cell table:number-columns-repeated="1003"/>
        </table:table-row>
        <table:table-row table:style-name="ro3">
          <table:table-cell/>
          <table:table-cell table:style-name="ce47" office:value-type="string">
            <text:p>Glycol Coolant</text:p>
          </table:table-cell>
          <table:table-cell table:style-name="ce60" office:value-type="float" office:value="142">
            <text:p>142.000</text:p>
          </table:table-cell>
          <table:table-cell table:style-name="ce69" table:formula="of:=([.L17]/0.0254)/12" office:value-type="float" office:value="-10.4002624671916">
            <text:p>-10.40</text:p>
          </table:table-cell>
          <table:table-cell table:style-name="ce69" table:formula="of:=([.M17]/0.0254)/12" office:value-type="float" office:value="0">
            <text:p>0.00</text:p>
          </table:table-cell>
          <table:table-cell table:style-name="ce69" table:formula="of:=([.N17]/0.0254)/12" office:value-type="float" office:value="0">
            <text:p>0.00</text:p>
          </table:table-cell>
          <table:table-cell table:style-name="ce113" table:formula="of:=[.D17]*[.C17]" office:value-type="float" office:value="-1476.83727034121">
            <text:p>-1476.84</text:p>
          </table:table-cell>
          <table:table-cell table:style-name="ce113" table:formula="of:=[.E17]*[.C17]" office:value-type="float" office:value="0">
            <text:p>0.00</text:p>
          </table:table-cell>
          <table:table-cell table:style-name="ce113" table:formula="of:=[.F17]*[.C17]" office:value-type="float" office:value="0">
            <text:p>0.00</text:p>
          </table:table-cell>
          <table:table-cell table:style-name="ce118"/>
          <table:table-cell table:style-name="ce120" table:formula="of:=[.C17]/[.B$7]" office:value-type="float" office:value="64.409900981117">
            <text:p>64</text:p>
          </table:table-cell>
          <table:table-cell table:style-name="ce119" office:value-type="float" office:value="-3.17">
            <text:p>-3.17</text:p>
          </table:table-cell>
          <table:table-cell table:style-name="ce118" table:formula="of:=[.M14]" office:value-type="float" office:value="0">
            <text:p>0.00</text:p>
          </table:table-cell>
          <table:table-cell table:style-name="ce118" table:formula="of:=[.N14]" office:value-type="float" office:value="0">
            <text:p>0.00</text:p>
          </table:table-cell>
          <table:table-cell table:style-name="ce113" table:formula="of:=[.L17]*[.K17]" office:value-type="float" office:value="-204.179386110141">
            <text:p>-204.18</text:p>
          </table:table-cell>
          <table:table-cell table:style-name="ce113" table:formula="of:=[.M17]*[.K17]" office:value-type="float" office:value="0">
            <text:p>0.00</text:p>
          </table:table-cell>
          <table:table-cell table:style-name="ce113" table:formula="of:=[.N17]*[.K17]" office:value-type="float" office:value="0">
            <text:p>0.00</text:p>
          </table:table-cell>
          <table:table-cell table:style-name="ce127"/>
          <table:table-cell table:style-name="ce133" table:formula="of:=([.L17]-[.L$101])*([.L17]-[.L$101])*[.$K17]" office:value-type="float" office:value="208.710327448087">
            <text:p>208.71</text:p>
          </table:table-cell>
          <table:table-cell table:style-name="ce133" table:formula="of:=([.M17]-[.M$101])*([.M17]-[.M$101])*[.$K17]" office:value-type="float" office:value="0.00325531568433839">
            <text:p>0.00</text:p>
          </table:table-cell>
          <table:table-cell table:style-name="ce137" table:formula="of:=([.N17]-[.N$101])*([.N17]-[.N$101])*[.$K17]" office:value-type="float" office:value="3.14542173708387">
            <text:p>3.15</text:p>
          </table:table-cell>
          <table:table-cell table:number-columns-repeated="1003"/>
        </table:table-row>
        <table:table-row table:style-name="ro3">
          <table:table-cell/>
          <table:table-cell table:style-name="ce47" office:value-type="string">
            <text:p>Ballast weight</text:p>
          </table:table-cell>
          <table:table-cell table:style-name="ce60" office:value-type="float" office:value="106.32">
            <text:p>106.320</text:p>
          </table:table-cell>
          <table:table-cell table:style-name="ce69" table:formula="of:=([.L18]/0.0254)/12" office:value-type="float" office:value="-5.38057742782152">
            <text:p>-5.38</text:p>
          </table:table-cell>
          <table:table-cell table:style-name="ce69" table:formula="of:=([.M18]/0.0254)/12" office:value-type="float" office:value="0">
            <text:p>0.00</text:p>
          </table:table-cell>
          <table:table-cell table:style-name="ce69" table:formula="of:=([.N18]/0.0254)/12" office:value-type="float" office:value="0">
            <text:p>0.00</text:p>
          </table:table-cell>
          <table:table-cell table:style-name="ce113" table:formula="of:=[.D18]*[.C18]" office:value-type="float" office:value="-572.062992125984">
            <text:p>-572.06</text:p>
          </table:table-cell>
          <table:table-cell table:style-name="ce113" table:formula="of:=[.E18]*[.C18]" office:value-type="float" office:value="0">
            <text:p>0.00</text:p>
          </table:table-cell>
          <table:table-cell table:style-name="ce113" table:formula="of:=[.F18]*[.C18]" office:value-type="float" office:value="0">
            <text:p>0.00</text:p>
          </table:table-cell>
          <table:table-cell table:style-name="ce118"/>
          <table:table-cell table:style-name="ce120" table:formula="of:=[.C18]/[.B$7]" office:value-type="float" office:value="48.2257793824814">
            <text:p>48</text:p>
          </table:table-cell>
          <table:table-cell table:style-name="ce119" office:value-type="float" office:value="-1.64">
            <text:p>-1.64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18]*[.K18]" office:value-type="float" office:value="-79.0902781872695">
            <text:p>-79.09</text:p>
          </table:table-cell>
          <table:table-cell table:style-name="ce113" table:formula="of:=[.M18]*[.K18]" office:value-type="float" office:value="0">
            <text:p>0.00</text:p>
          </table:table-cell>
          <table:table-cell table:style-name="ce113" table:formula="of:=[.N18]*[.K18]" office:value-type="float" office:value="0">
            <text:p>0.00</text:p>
          </table:table-cell>
          <table:table-cell table:style-name="ce127"/>
          <table:table-cell table:style-name="ce133" table:formula="of:=([.L18]-[.L$101])*([.L18]-[.L$101])*[.$K18]" office:value-type="float" office:value="3.51815839433205">
            <text:p>3.52</text:p>
          </table:table-cell>
          <table:table-cell table:style-name="ce133" table:formula="of:=([.M18]-[.M$101])*([.M18]-[.M$101])*[.$K18]" office:value-type="float" office:value="0.00243736030675252">
            <text:p>0.00</text:p>
          </table:table-cell>
          <table:table-cell table:style-name="ce137" table:formula="of:=([.N18]-[.N$101])*([.N18]-[.N$101])*[.$K18]" office:value-type="float" office:value="2.35507914849829">
            <text:p>2.36</text:p>
          </table:table-cell>
          <table:table-cell table:number-columns-repeated="1003"/>
        </table:table-row>
        <table:table-row table:style-name="ro3">
          <table:table-cell/>
          <table:table-cell table:style-name="ce47"/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6" office:value-type="string">
            <text:p>Mid</text:p>
          </table:table-cell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7" office:value-type="string">
            <text:p>Fuselage structure</text:p>
          </table:table-cell>
          <table:table-cell table:style-name="ce59" table:formula="of:=[.K21]*[.B$7]" office:value-type="float" office:value="551.1575">
            <text:p>551.158</text:p>
          </table:table-cell>
          <table:table-cell table:style-name="ce69" table:formula="of:=([.L21]/0.0254)/12" office:value-type="float" office:value="-1.64041994750656">
            <text:p>-1.64</text:p>
          </table:table-cell>
          <table:table-cell table:style-name="ce69" table:formula="of:=([.M21]/0.0254)/12" office:value-type="float" office:value="0">
            <text:p>0.00</text:p>
          </table:table-cell>
          <table:table-cell table:style-name="ce69" table:formula="of:=([.N21]/0.0254)/12" office:value-type="float" office:value="-0.557742782152231">
            <text:p>-0.56</text:p>
          </table:table-cell>
          <table:table-cell table:style-name="ce113" table:formula="of:=[.D21]*[.C21]" office:value-type="float" office:value="-904.129757217848">
            <text:p>-904.13</text:p>
          </table:table-cell>
          <table:table-cell table:style-name="ce113" table:formula="of:=[.E21]*[.C21]" office:value-type="float" office:value="0">
            <text:p>0.00</text:p>
          </table:table-cell>
          <table:table-cell table:style-name="ce113" table:formula="of:=[.F21]*[.C21]" office:value-type="float" office:value="-307.404117454068">
            <text:p>-307.40</text:p>
          </table:table-cell>
          <table:table-cell table:style-name="ce118"/>
          <table:table-cell table:style-name="ce119" office:value-type="float" office:value="250">
            <text:p>250.00</text:p>
          </table:table-cell>
          <table:table-cell table:style-name="ce119" office:value-type="float" office:value="-0.5">
            <text:p>-0.50</text:p>
          </table:table-cell>
          <table:table-cell table:style-name="ce118" office:value-type="float" office:value="0">
            <text:p>0.00</text:p>
          </table:table-cell>
          <table:table-cell table:style-name="ce119" office:value-type="float" office:value="-0.17">
            <text:p>-0.17</text:p>
          </table:table-cell>
          <table:table-cell table:style-name="ce113" table:formula="of:=[.L21]*[.K21]" office:value-type="float" office:value="-125">
            <text:p>-125.00</text:p>
          </table:table-cell>
          <table:table-cell table:style-name="ce113" table:formula="of:=[.M21]*[.K21]" office:value-type="float" office:value="0">
            <text:p>0.00</text:p>
          </table:table-cell>
          <table:table-cell table:style-name="ce113" table:formula="of:=[.N21]*[.K21]" office:value-type="float" office:value="-42.5">
            <text:p>-42.50</text:p>
          </table:table-cell>
          <table:table-cell table:style-name="ce127"/>
          <table:table-cell table:style-name="ce133" table:formula="of:=([.L21]-[.L$101])*([.L21]-[.L$101])*[.$K21]" office:value-type="float" office:value="189.183265536614">
            <text:p>189.18</text:p>
          </table:table-cell>
          <table:table-cell table:style-name="ce133" table:formula="of:=([.M21]-[.M$101])*([.M21]-[.M$101])*[.$K21]" office:value-type="float" office:value="0.0126351524950052">
            <text:p>0.01</text:p>
          </table:table-cell>
          <table:table-cell table:style-name="ce137" table:formula="of:=([.N21]-[.N$101])*([.N21]-[.N$101])*[.$K21]" office:value-type="float" office:value="0.649871842505294">
            <text:p>0.65</text:p>
          </table:table-cell>
          <table:table-cell table:number-columns-repeated="1003"/>
        </table:table-row>
        <table:table-row table:style-name="ro3">
          <table:table-cell/>
          <table:table-cell table:style-name="ce47" office:value-type="string">
            <text:p>Pilot Controls</text:p>
          </table:table-cell>
          <table:table-cell table:style-name="ce60" office:value-type="float" office:value="91">
            <text:p>91.000</text:p>
          </table:table-cell>
          <table:table-cell table:style-name="ce69" table:formula="of:=([.L22]/0.0254)/12" office:value-type="float" office:value="-1.64041994750656">
            <text:p>-1.64</text:p>
          </table:table-cell>
          <table:table-cell table:style-name="ce69" table:formula="of:=([.M22]/0.0254)/12" office:value-type="float" office:value="0">
            <text:p>0.00</text:p>
          </table:table-cell>
          <table:table-cell table:style-name="ce69" table:formula="of:=([.N22]/0.0254)/12" office:value-type="float" office:value="1.21391076115486">
            <text:p>1.21</text:p>
          </table:table-cell>
          <table:table-cell table:style-name="ce113" table:formula="of:=[.D22]*[.C22]" office:value-type="float" office:value="-149.278215223097">
            <text:p>-149.28</text:p>
          </table:table-cell>
          <table:table-cell table:style-name="ce113" table:formula="of:=[.E22]*[.C22]" office:value-type="float" office:value="0">
            <text:p>0.00</text:p>
          </table:table-cell>
          <table:table-cell table:style-name="ce113" table:formula="of:=[.F22]*[.C22]" office:value-type="float" office:value="110.465879265092">
            <text:p>110.47</text:p>
          </table:table-cell>
          <table:table-cell table:style-name="ce118"/>
          <table:table-cell table:style-name="ce120" table:formula="of:=[.C22]/[.B$7]" office:value-type="float" office:value="41.2767675301525">
            <text:p>41</text:p>
          </table:table-cell>
          <table:table-cell table:style-name="ce118" table:formula="of:=[.L23]-0.5" office:value-type="float" office:value="-0.5">
            <text:p>-0.50</text:p>
          </table:table-cell>
          <table:table-cell table:style-name="ce119" office:value-type="float" office:value="0">
            <text:p>0.00</text:p>
          </table:table-cell>
          <table:table-cell table:style-name="ce119" office:value-type="float" office:value="0.37">
            <text:p>0.37</text:p>
          </table:table-cell>
          <table:table-cell table:style-name="ce113" table:formula="of:=[.L22]*[.K22]" office:value-type="float" office:value="-20.6383837650762">
            <text:p>-20.64</text:p>
          </table:table-cell>
          <table:table-cell table:style-name="ce113" table:formula="of:=[.M22]*[.K22]" office:value-type="float" office:value="0">
            <text:p>0.00</text:p>
          </table:table-cell>
          <table:table-cell table:style-name="ce113" table:formula="of:=[.N22]*[.K22]" office:value-type="float" office:value="15.2724039861564">
            <text:p>15.27</text:p>
          </table:table-cell>
          <table:table-cell table:style-name="ce127"/>
          <table:table-cell table:style-name="ce133" table:formula="of:=([.L22]-[.L$101])*([.L22]-[.L$101])*[.$K22]" office:value-type="float" office:value="31.2354946885997">
            <text:p>31.24</text:p>
          </table:table-cell>
          <table:table-cell table:style-name="ce133" table:formula="of:=([.M22]-[.M$101])*([.M22]-[.M$101])*[.$K22]" office:value-type="float" office:value="0.00208615300897742">
            <text:p>0.00</text:p>
          </table:table-cell>
          <table:table-cell table:style-name="ce137" table:formula="of:=([.N22]-[.N$101])*([.N22]-[.N$101])*[.$K22]" office:value-type="float" office:value="14.4164670149808">
            <text:p>14.42</text:p>
          </table:table-cell>
          <table:table-cell table:number-columns-repeated="1003"/>
        </table:table-row>
        <table:table-row table:style-name="ro3">
          <table:table-cell/>
          <table:table-cell table:style-name="ce47" office:value-type="string">
            <text:p>Pilot Seat</text:p>
          </table:table-cell>
          <table:table-cell table:style-name="ce60" office:value-type="float" office:value="23">
            <text:p>23.000</text:p>
          </table:table-cell>
          <table:table-cell table:style-name="ce69" table:formula="of:=([.L23]/0.0254)/12" office:value-type="float" office:value="0">
            <text:p>0.00</text:p>
          </table:table-cell>
          <table:table-cell table:style-name="ce69" table:formula="of:=([.M23]/0.0254)/12" office:value-type="float" office:value="0">
            <text:p>0.00</text:p>
          </table:table-cell>
          <table:table-cell table:style-name="ce69" table:formula="of:=([.N23]/0.0254)/12" office:value-type="float" office:value="0">
            <text:p>0.00</text:p>
          </table:table-cell>
          <table:table-cell table:style-name="ce113" table:formula="of:=[.D23]*[.C23]" office:value-type="float" office:value="0">
            <text:p>0.00</text:p>
          </table:table-cell>
          <table:table-cell table:style-name="ce113" table:formula="of:=[.E23]*[.C23]" office:value-type="float" office:value="0">
            <text:p>0.00</text:p>
          </table:table-cell>
          <table:table-cell table:style-name="ce113" table:formula="of:=[.F23]*[.C23]" office:value-type="float" office:value="0">
            <text:p>0.00</text:p>
          </table:table-cell>
          <table:table-cell table:style-name="ce118"/>
          <table:table-cell table:style-name="ce120" table:formula="of:=[.C23]/[.B$7]" office:value-type="float" office:value="10.432589595533">
            <text:p>10</text:p>
          </table:table-cell>
          <table:table-cell table:style-name="ce119" office:value-type="float" office:value="0">
            <text:p>0.00</text:p>
          </table:table-cell>
          <table:table-cell table:style-name="ce118" table:formula="of:=[.M22]" office:value-type="float" office:value="0">
            <text:p>0.00</text:p>
          </table:table-cell>
          <table:table-cell table:style-name="ce119" office:value-type="float" office:value="0">
            <text:p>0.00</text:p>
          </table:table-cell>
          <table:table-cell table:style-name="ce113" table:formula="of:=[.L23]*[.K23]" office:value-type="float" office:value="0">
            <text:p>0.00</text:p>
          </table:table-cell>
          <table:table-cell table:style-name="ce113" table:formula="of:=[.M23]*[.K23]" office:value-type="float" office:value="0">
            <text:p>0.00</text:p>
          </table:table-cell>
          <table:table-cell table:style-name="ce113" table:formula="of:=[.N23]*[.K23]" office:value-type="float" office:value="0">
            <text:p>0.00</text:p>
          </table:table-cell>
          <table:table-cell table:style-name="ce127"/>
          <table:table-cell table:style-name="ce133" table:formula="of:=([.L23]-[.L$101])*([.L23]-[.L$101])*[.$K23]" office:value-type="float" office:value="19.5781848463892">
            <text:p>19.58</text:p>
          </table:table-cell>
          <table:table-cell table:style-name="ce133" table:formula="of:=([.M23]-[.M$101])*([.M23]-[.M$101])*[.$K23]" office:value-type="float" office:value="0.000527269441829457">
            <text:p>0.00</text:p>
          </table:table-cell>
          <table:table-cell table:style-name="ce137" table:formula="of:=([.N23]-[.N$101])*([.N23]-[.N$101])*[.$K23]" office:value-type="float" office:value="0.509469717978373">
            <text:p>0.51</text:p>
          </table:table-cell>
          <table:table-cell table:number-columns-repeated="1003"/>
        </table:table-row>
        <table:table-row table:style-name="ro3">
          <table:table-cell/>
          <table:table-cell table:style-name="ce47" office:value-type="string">
            <text:p>armour</text:p>
          </table:table-cell>
          <table:table-cell table:style-name="ce60" office:value-type="float" office:value="6">
            <text:p>6.000</text:p>
          </table:table-cell>
          <table:table-cell table:style-name="ce69" table:formula="of:=([.L24]/0.0254)/12" office:value-type="float" office:value="1.64041994750656">
            <text:p>1.64</text:p>
          </table:table-cell>
          <table:table-cell table:style-name="ce69" table:formula="of:=([.M24]/0.0254)/12" office:value-type="float" office:value="0">
            <text:p>0.00</text:p>
          </table:table-cell>
          <table:table-cell table:style-name="ce69" table:formula="of:=([.N24]/0.0254)/12" office:value-type="float" office:value="2.06692913385827">
            <text:p>2.07</text:p>
          </table:table-cell>
          <table:table-cell table:style-name="ce113" table:formula="of:=[.D24]*[.C24]" office:value-type="float" office:value="9.84251968503937">
            <text:p>9.84</text:p>
          </table:table-cell>
          <table:table-cell table:style-name="ce113" table:formula="of:=[.E24]*[.C24]" office:value-type="float" office:value="0">
            <text:p>0.00</text:p>
          </table:table-cell>
          <table:table-cell table:style-name="ce113" table:formula="of:=[.F24]*[.C24]" office:value-type="float" office:value="12.4015748031496">
            <text:p>12.40</text:p>
          </table:table-cell>
          <table:table-cell table:style-name="ce118"/>
          <table:table-cell table:style-name="ce120" table:formula="of:=[.C24]/[.B$7]" office:value-type="float" office:value="2.72154511187818">
            <text:p>3</text:p>
          </table:table-cell>
          <table:table-cell table:style-name="ce119" office:value-type="float" office:value="0.5">
            <text:p>0.50</text:p>
          </table:table-cell>
          <table:table-cell table:style-name="ce118" table:formula="of:=[.M23]" office:value-type="float" office:value="0">
            <text:p>0.00</text:p>
          </table:table-cell>
          <table:table-cell table:style-name="ce119" office:value-type="float" office:value="0.63">
            <text:p>0.63</text:p>
          </table:table-cell>
          <table:table-cell table:style-name="ce113" table:formula="of:=[.L24]*[.K24]" office:value-type="float" office:value="1.36077255593909">
            <text:p>1.36</text:p>
          </table:table-cell>
          <table:table-cell table:style-name="ce113" table:formula="of:=[.M24]*[.K24]" office:value-type="float" office:value="0">
            <text:p>0.00</text:p>
          </table:table-cell>
          <table:table-cell table:style-name="ce113" table:formula="of:=[.N24]*[.K24]" office:value-type="float" office:value="1.71457342048326">
            <text:p>1.71</text:p>
          </table:table-cell>
          <table:table-cell table:style-name="ce127"/>
          <table:table-cell table:style-name="ce133" table:formula="of:=([.L24]-[.L$101])*([.L24]-[.L$101])*[.$K24]" office:value-type="float" office:value="9.51599452690435">
            <text:p>9.52</text:p>
          </table:table-cell>
          <table:table-cell table:style-name="ce133" table:formula="of:=([.M24]-[.M$101])*([.M24]-[.M$101])*[.$K24]" office:value-type="float" office:value="0.000137548550042467">
            <text:p>0.00</text:p>
          </table:table-cell>
          <table:table-cell table:style-name="ce137" table:formula="of:=([.N24]-[.N$101])*([.N24]-[.N$101])*[.$K24]" office:value-type="float" office:value="1.97087698994446">
            <text:p>1.97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Top Fuel Tank</text:p>
          </table:table-cell>
          <table:table-cell table:style-name="ce60" office:value-type="float" office:value="28.5">
            <text:p>28.500</text:p>
          </table:table-cell>
          <table:table-cell table:style-name="ce69" table:formula="of:=([.L25]/0.0254)/12" office:value-type="float" office:value="-3.60892388451444">
            <text:p>-3.61</text:p>
          </table:table-cell>
          <table:table-cell table:style-name="ce69" table:formula="of:=([.M25]/0.0254)/12" office:value-type="float" office:value="0">
            <text:p>0.00</text:p>
          </table:table-cell>
          <table:table-cell table:style-name="ce69" table:formula="of:=([.N25]/0.0254)/12" office:value-type="float" office:value="0">
            <text:p>0.00</text:p>
          </table:table-cell>
          <table:table-cell table:style-name="ce113" table:formula="of:=[.D25]*[.C25]" office:value-type="float" office:value="-102.854330708661">
            <text:p>-102.85</text:p>
          </table:table-cell>
          <table:table-cell table:style-name="ce113" table:formula="of:=[.E25]*[.C25]" office:value-type="float" office:value="0">
            <text:p>0.00</text:p>
          </table:table-cell>
          <table:table-cell table:style-name="ce113" table:formula="of:=[.F25]*[.C25]" office:value-type="float" office:value="0">
            <text:p>0.00</text:p>
          </table:table-cell>
          <table:table-cell table:style-name="ce118"/>
          <table:table-cell table:style-name="ce120" table:formula="of:=[.C25]/[.B$7]" office:value-type="float" office:value="12.9273392814214">
            <text:p>13</text:p>
          </table:table-cell>
          <table:table-cell table:style-name="ce119" office:value-type="float" office:value="-1.1">
            <text:p>-1.10</text:p>
          </table:table-cell>
          <table:table-cell table:style-name="ce118" table:formula="of:=[.M24]" office:value-type="float" office:value="0">
            <text:p>0.00</text:p>
          </table:table-cell>
          <table:table-cell table:style-name="ce119" office:value-type="float" office:value="0">
            <text:p>0.00</text:p>
          </table:table-cell>
          <table:table-cell table:style-name="ce113" table:formula="of:=[.L25]*[.K25]" office:value-type="float" office:value="-14.2200732095635">
            <text:p>-14.22</text:p>
          </table:table-cell>
          <table:table-cell table:style-name="ce113" table:formula="of:=[.M25]*[.K25]" office:value-type="float" office:value="0">
            <text:p>0.00</text:p>
          </table:table-cell>
          <table:table-cell table:style-name="ce113" table:formula="of:=[.N25]*[.K25]" office:value-type="float" office:value="0">
            <text:p>0.00</text:p>
          </table:table-cell>
          <table:table-cell table:style-name="ce127"/>
          <table:table-cell table:style-name="ce133" table:formula="of:=([.L25]-[.L$101])*([.L25]-[.L$101])*[.$K25]" office:value-type="float" office:value="0.941733372224971">
            <text:p>0.94</text:p>
          </table:table-cell>
          <table:table-cell table:style-name="ce133" table:formula="of:=([.M25]-[.M$101])*([.M25]-[.M$101])*[.$K25]" office:value-type="float" office:value="0.000653355612701719">
            <text:p>0.00</text:p>
          </table:table-cell>
          <table:table-cell table:style-name="ce137" table:formula="of:=([.N25]-[.N$101])*([.N25]-[.N$101])*[.$K25]" office:value-type="float" office:value="0.631299433147114">
            <text:p>0.63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Bottom Fuel Tank</text:p>
          </table:table-cell>
          <table:table-cell table:style-name="ce60" office:value-type="float" office:value="28.5">
            <text:p>28.500</text:p>
          </table:table-cell>
          <table:table-cell table:style-name="ce69" table:formula="of:=([.L26]/0.0254)/12" office:value-type="float" office:value="-3.60892388451444">
            <text:p>-3.61</text:p>
          </table:table-cell>
          <table:table-cell table:style-name="ce69" table:formula="of:=([.M26]/0.0254)/12" office:value-type="float" office:value="0">
            <text:p>0.00</text:p>
          </table:table-cell>
          <table:table-cell table:style-name="ce69" table:formula="of:=([.N26]/0.0254)/12" office:value-type="float" office:value="-1.64041994750656">
            <text:p>-1.64</text:p>
          </table:table-cell>
          <table:table-cell table:style-name="ce113" table:formula="of:=[.D26]*[.C26]" office:value-type="float" office:value="-102.854330708661">
            <text:p>-102.85</text:p>
          </table:table-cell>
          <table:table-cell table:style-name="ce113" table:formula="of:=[.E26]*[.C26]" office:value-type="float" office:value="0">
            <text:p>0.00</text:p>
          </table:table-cell>
          <table:table-cell table:style-name="ce113" table:formula="of:=[.F26]*[.C26]" office:value-type="float" office:value="-46.751968503937">
            <text:p>-46.75</text:p>
          </table:table-cell>
          <table:table-cell table:style-name="ce118"/>
          <table:table-cell table:style-name="ce120" table:formula="of:=[.C26]/[.B$7]" office:value-type="float" office:value="12.9273392814214">
            <text:p>13</text:p>
          </table:table-cell>
          <table:table-cell table:style-name="ce118" table:formula="of:=[.L25]" office:value-type="float" office:value="-1.1">
            <text:p>-1.10</text:p>
          </table:table-cell>
          <table:table-cell table:style-name="ce118" table:formula="of:=[.M25]" office:value-type="float" office:value="0">
            <text:p>0.00</text:p>
          </table:table-cell>
          <table:table-cell table:style-name="ce119" office:value-type="float" office:value="-0.5">
            <text:p>-0.50</text:p>
          </table:table-cell>
          <table:table-cell table:style-name="ce113" table:formula="of:=[.L26]*[.K26]" office:value-type="float" office:value="-14.2200732095635">
            <text:p>-14.22</text:p>
          </table:table-cell>
          <table:table-cell table:style-name="ce113" table:formula="of:=[.M26]*[.K26]" office:value-type="float" office:value="0">
            <text:p>0.00</text:p>
          </table:table-cell>
          <table:table-cell table:style-name="ce113" table:formula="of:=[.N26]*[.K26]" office:value-type="float" office:value="-6.46366964071069">
            <text:p>-6.46</text:p>
          </table:table-cell>
          <table:table-cell table:style-name="ce127"/>
          <table:table-cell table:style-name="ce133" table:formula="of:=([.L26]-[.L$101])*([.L26]-[.L$101])*[.$K26]" office:value-type="float" office:value="0.941733372224971">
            <text:p>0.94</text:p>
          </table:table-cell>
          <table:table-cell table:style-name="ce133" table:formula="of:=([.M26]-[.M$101])*([.M26]-[.M$101])*[.$K26]" office:value-type="float" office:value="0.000653355612701719">
            <text:p>0.00</text:p>
          </table:table-cell>
          <table:table-cell table:style-name="ce137" table:formula="of:=([.N26]-[.N$101])*([.N26]-[.N$101])*[.$K26]" office:value-type="float" office:value="1.00638400882552">
            <text:p>1.01</text:p>
          </table:table-cell>
          <table:table-cell table:number-columns-repeated="1003"/>
        </table:table-row>
        <table:table-row table:style-name="ro3">
          <table:table-cell/>
          <table:table-cell table:style-name="ce47"/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6" office:value-type="string">
            <text:p>Aft</text:p>
          </table:table-cell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7" office:value-type="string">
            <text:p>Fuselage structure</text:p>
          </table:table-cell>
          <table:table-cell table:style-name="ce59" table:formula="of:=[.K29]*[.B$7]" office:value-type="float" office:value="240.30467">
            <text:p>240.305</text:p>
          </table:table-cell>
          <table:table-cell table:style-name="ce69" table:formula="of:=([.L29]/0.0254)/12" office:value-type="float" office:value="5.41338582677165">
            <text:p>5.41</text:p>
          </table:table-cell>
          <table:table-cell table:style-name="ce69" table:formula="of:=([.M29]/0.0254)/12" office:value-type="float" office:value="0">
            <text:p>0.00</text:p>
          </table:table-cell>
          <table:table-cell table:style-name="ce69" table:formula="of:=([.N29]/0.0254)/12" office:value-type="float" office:value="-0.0984251968503937">
            <text:p>-0.10</text:p>
          </table:table-cell>
          <table:table-cell table:style-name="ce113" table:formula="of:=[.D29]*[.C29]" office:value-type="float" office:value="1300.86189468504">
            <text:p>1300.86</text:p>
          </table:table-cell>
          <table:table-cell table:style-name="ce113" table:formula="of:=[.E29]*[.C29]" office:value-type="float" office:value="0">
            <text:p>0.00</text:p>
          </table:table-cell>
          <table:table-cell table:style-name="ce113" table:formula="of:=[.F29]*[.C29]" office:value-type="float" office:value="-23.6520344488189">
            <text:p>-23.65</text:p>
          </table:table-cell>
          <table:table-cell table:style-name="ce118"/>
          <table:table-cell table:style-name="ce119" office:value-type="float" office:value="109">
            <text:p>109.00</text:p>
          </table:table-cell>
          <table:table-cell table:style-name="ce119" office:value-type="float" office:value="1.65">
            <text:p>1.65</text:p>
          </table:table-cell>
          <table:table-cell table:style-name="ce118" office:value-type="float" office:value="0">
            <text:p>0.00</text:p>
          </table:table-cell>
          <table:table-cell table:style-name="ce119" office:value-type="float" office:value="-0.03">
            <text:p>-0.03</text:p>
          </table:table-cell>
          <table:table-cell table:style-name="ce113" table:formula="of:=[.L29]*[.K29]" office:value-type="float" office:value="179.85">
            <text:p>179.85</text:p>
          </table:table-cell>
          <table:table-cell table:style-name="ce113" table:formula="of:=[.M29]*[.K29]" office:value-type="float" office:value="0">
            <text:p>0.00</text:p>
          </table:table-cell>
          <table:table-cell table:style-name="ce113" table:formula="of:=[.N29]*[.K29]" office:value-type="float" office:value="-3.27">
            <text:p>-3.27</text:p>
          </table:table-cell>
          <table:table-cell table:style-name="ce127"/>
          <table:table-cell table:style-name="ce133" table:formula="of:=([.L29]-[.L$101])*([.L29]-[.L$101])*[.$K29]" office:value-type="float" office:value="994.060433609199">
            <text:p>994.06</text:p>
          </table:table-cell>
          <table:table-cell table:style-name="ce133" table:formula="of:=([.M29]-[.M$101])*([.M29]-[.M$101])*[.$K29]" office:value-type="float" office:value="0.00550892648782226">
            <text:p>0.01</text:p>
          </table:table-cell>
          <table:table-cell table:style-name="ce137" table:formula="of:=([.N29]-[.N$101])*([.N29]-[.N$101])*[.$K29]" office:value-type="float" office:value="3.97581145489241">
            <text:p>3.98</text:p>
          </table:table-cell>
          <table:table-cell table:number-columns-repeated="1003"/>
        </table:table-row>
        <table:table-row table:style-name="ro3">
          <table:table-cell/>
          <table:table-cell table:style-name="ce47" office:value-type="string">
            <text:p>Tail Wheel</text:p>
          </table:table-cell>
          <table:table-cell table:style-name="ce60" office:value-type="float" office:value="28">
            <text:p>28.000</text:p>
          </table:table-cell>
          <table:table-cell table:style-name="ce69" table:formula="of:=([.L30]/0.0254)/12" office:value-type="float" office:value="14.7637795275591">
            <text:p>14.76</text:p>
          </table:table-cell>
          <table:table-cell table:style-name="ce69" table:formula="of:=([.M30]/0.0254)/12" office:value-type="float" office:value="0">
            <text:p>0.00</text:p>
          </table:table-cell>
          <table:table-cell table:style-name="ce69" table:formula="of:=([.N30]/0.0254)/12" office:value-type="float" office:value="-1.34514435695538">
            <text:p>-1.35</text:p>
          </table:table-cell>
          <table:table-cell table:style-name="ce113" table:formula="of:=[.D30]*[.C30]" office:value-type="float" office:value="413.385826771654">
            <text:p>413.39</text:p>
          </table:table-cell>
          <table:table-cell table:style-name="ce113" table:formula="of:=[.E30]*[.C30]" office:value-type="float" office:value="0">
            <text:p>0.00</text:p>
          </table:table-cell>
          <table:table-cell table:style-name="ce113" table:formula="of:=[.F30]*[.C30]" office:value-type="float" office:value="-37.6640419947507">
            <text:p>-37.66</text:p>
          </table:table-cell>
          <table:table-cell table:style-name="ce118"/>
          <table:table-cell table:style-name="ce120" table:formula="of:=[.C30]/[.B$7]" office:value-type="float" office:value="12.7005438554315">
            <text:p>13</text:p>
          </table:table-cell>
          <table:table-cell table:style-name="ce119" office:value-type="float" office:value="4.5">
            <text:p>4.50</text:p>
          </table:table-cell>
          <table:table-cell table:style-name="ce118" office:value-type="float" office:value="0">
            <text:p>0.00</text:p>
          </table:table-cell>
          <table:table-cell table:style-name="ce119" office:value-type="float" office:value="-0.41">
            <text:p>-0.41</text:p>
          </table:table-cell>
          <table:table-cell table:style-name="ce113" table:formula="of:=[.L30]*[.K30]" office:value-type="float" office:value="57.1524473494419">
            <text:p>57.15</text:p>
          </table:table-cell>
          <table:table-cell table:style-name="ce113" table:formula="of:=[.M30]*[.K30]" office:value-type="float" office:value="0">
            <text:p>0.00</text:p>
          </table:table-cell>
          <table:table-cell table:style-name="ce113" table:formula="of:=[.N30]*[.K30]" office:value-type="float" office:value="-5.20722298072693">
            <text:p>-5.21</text:p>
          </table:table-cell>
          <table:table-cell table:style-name="ce127"/>
          <table:table-cell table:style-name="ce133" table:formula="of:=([.L30]-[.L$101])*([.L30]-[.L$101])*[.$K30]" office:value-type="float" office:value="437.607063632481">
            <text:p>437.61</text:p>
          </table:table-cell>
          <table:table-cell table:style-name="ce133" table:formula="of:=([.M30]-[.M$101])*([.M30]-[.M$101])*[.$K30]" office:value-type="float" office:value="0.000641893233531513">
            <text:p>0.00</text:p>
          </table:table-cell>
          <table:table-cell table:style-name="ce137" table:formula="of:=([.N30]-[.N$101])*([.N30]-[.N$101])*[.$K30]" office:value-type="float" office:value="0.453747334741434">
            <text:p>0.45</text:p>
          </table:table-cell>
          <table:table-cell table:number-columns-repeated="1003"/>
        </table:table-row>
        <table:table-row table:style-name="ro3">
          <table:table-cell/>
          <table:table-cell table:style-name="ce49"/>
          <table:table-cell table:style-name="ce61"/>
          <table:table-cell table:style-name="ce108" table:number-columns-repeated="3"/>
          <table:table-cell table:style-name="ce112" table:number-columns-repeated="3"/>
          <table:table-cell table:style-name="ce117"/>
          <table:table-cell table:style-name="ce121"/>
          <table:table-cell table:style-name="ce108" table:number-columns-repeated="3"/>
          <table:table-cell table:style-name="ce112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5" office:value-type="string">
            <text:p>WINGS</text:p>
          </table:table-cell>
          <table:table-cell table:style-name="ce61"/>
          <table:table-cell table:style-name="ce108" table:number-columns-repeated="3"/>
          <table:table-cell table:style-name="ce112" table:number-columns-repeated="3"/>
          <table:table-cell table:style-name="ce117"/>
          <table:table-cell table:style-name="ce121"/>
          <table:table-cell table:style-name="ce108" table:number-columns-repeated="3"/>
          <table:table-cell table:style-name="ce112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6" office:value-type="string">
            <text:p>Left</text:p>
          </table:table-cell>
          <table:table-cell table:style-name="ce62"/>
          <table:table-cell table:style-name="ce108" table:number-columns-repeated="3"/>
          <table:table-cell table:style-name="ce112" table:number-columns-repeated="3"/>
          <table:table-cell table:style-name="ce117"/>
          <table:table-cell table:style-name="ce121"/>
          <table:table-cell table:style-name="ce108" table:number-columns-repeated="3"/>
          <table:table-cell table:style-name="ce112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float" office:value="1">
            <text:p>1</text:p>
          </table:table-cell>
          <table:table-cell table:style-name="ce59" table:formula="of:=[.K34]*[.B$7]" office:value-type="float" office:value="75.9495035">
            <text:p>75.950</text:p>
          </table:table-cell>
          <table:table-cell table:style-name="ce69" table:formula="of:=([.L34]/0.0254)/12" office:value-type="float" office:value="-5.21653543307087">
            <text:p>-5.22</text:p>
          </table:table-cell>
          <table:table-cell table:style-name="ce69" table:formula="of:=([.M34]/0.0254)/12" office:value-type="float" office:value="-1.0498687664042">
            <text:p>-1.05</text:p>
          </table:table-cell>
          <table:table-cell table:style-name="ce69" table:formula="of:=([.N34]/0.0254)/12" office:value-type="float" office:value="-2.21128608923884">
            <text:p>-2.21</text:p>
          </table:table-cell>
          <table:table-cell table:style-name="ce113" table:formula="of:=[.D34]*[.C34]" office:value-type="float" office:value="-396.19327613189">
            <text:p>-396.19</text:p>
          </table:table-cell>
          <table:table-cell table:style-name="ce113" table:formula="of:=[.E34]*[.C34]" office:value-type="float" office:value="-79.7370115485564">
            <text:p>-79.74</text:p>
          </table:table-cell>
          <table:table-cell table:style-name="ce113" table:formula="of:=[.F34]*[.C34]" office:value-type="float" office:value="-167.946080574147">
            <text:p>-167.95</text:p>
          </table:table-cell>
          <table:table-cell table:style-name="ce118"/>
          <table:table-cell table:style-name="ce119" office:value-type="float" office:value="34.45">
            <text:p>34.45</text:p>
          </table:table-cell>
          <table:table-cell table:style-name="ce119" office:value-type="float" office:value="-1.59">
            <text:p>-1.59</text:p>
          </table:table-cell>
          <table:table-cell table:style-name="ce119" office:value-type="float" office:value="-0.32">
            <text:p>-0.32</text:p>
          </table:table-cell>
          <table:table-cell table:style-name="ce119" office:value-type="float" office:value="-0.674">
            <text:p>-0.67</text:p>
          </table:table-cell>
          <table:table-cell table:style-name="ce113" table:formula="of:=[.L34]*[.K34]" office:value-type="float" office:value="-54.7755">
            <text:p>-54.78</text:p>
          </table:table-cell>
          <table:table-cell table:style-name="ce113" table:formula="of:=[.M34]*[.K34]" office:value-type="float" office:value="-11.024">
            <text:p>-11.02</text:p>
          </table:table-cell>
          <table:table-cell table:style-name="ce113" table:formula="of:=[.N34]*[.K34]" office:value-type="float" office:value="-23.2193">
            <text:p>-23.22</text:p>
          </table:table-cell>
          <table:table-cell table:style-name="ce127"/>
          <table:table-cell table:style-name="ce133" table:formula="of:=([.L34]-[.L$101])*([.L34]-[.L$101])*[.$K34]" office:value-type="float" office:value="1.66883467548555">
            <text:p>1.67</text:p>
          </table:table-cell>
          <table:table-cell table:style-name="ce133" table:formula="of:=([.M34]-[.M$101])*([.M34]-[.M$101])*[.$K34]" office:value-type="float" office:value="3.6861645878143">
            <text:p>3.69</text:p>
          </table:table-cell>
          <table:table-cell table:style-name="ce137" table:formula="of:=([.N34]-[.N$101])*([.N34]-[.N$101])*[.$K34]" office:value-type="float" office:value="7.06991298521757">
            <text:p>7.07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2">
            <text:p>2</text:p>
          </table:table-cell>
          <table:table-cell table:style-name="ce59" table:formula="of:=[.K35]*[.B$7]" office:value-type="float" office:value="72.5543733">
            <text:p>72.554</text:p>
          </table:table-cell>
          <table:table-cell table:style-name="ce69" table:formula="of:=([.L35]/0.0254)/12" office:value-type="float" office:value="-5.21653543307087">
            <text:p>-5.22</text:p>
          </table:table-cell>
          <table:table-cell table:style-name="ce69" table:formula="of:=([.M35]/0.0254)/12" office:value-type="float" office:value="-3.1496062992126">
            <text:p>-3.15</text:p>
          </table:table-cell>
          <table:table-cell table:style-name="ce69" table:formula="of:=([.N35]/0.0254)/12" office:value-type="float" office:value="-2.02099737532808">
            <text:p>-2.02</text:p>
          </table:table-cell>
          <table:table-cell table:style-name="ce113" table:formula="of:=[.D35]*[.C35]" office:value-type="float" office:value="-378.482459143701">
            <text:p>-378.48</text:p>
          </table:table-cell>
          <table:table-cell table:style-name="ce113" table:formula="of:=[.E35]*[.C35]" office:value-type="float" office:value="-228.517711181102">
            <text:p>-228.52</text:p>
          </table:table-cell>
          <table:table-cell table:style-name="ce113" table:formula="of:=[.F35]*[.C35]" office:value-type="float" office:value="-146.632198007874">
            <text:p>-146.63</text:p>
          </table:table-cell>
          <table:table-cell table:style-name="ce118"/>
          <table:table-cell table:style-name="ce119" office:value-type="float" office:value="32.91">
            <text:p>32.91</text:p>
          </table:table-cell>
          <table:table-cell table:style-name="ce119" office:value-type="float" office:value="-1.59">
            <text:p>-1.59</text:p>
          </table:table-cell>
          <table:table-cell table:style-name="ce119" office:value-type="float" office:value="-0.96">
            <text:p>-0.96</text:p>
          </table:table-cell>
          <table:table-cell table:style-name="ce119" office:value-type="float" office:value="-0.616">
            <text:p>-0.62</text:p>
          </table:table-cell>
          <table:table-cell table:style-name="ce113" table:formula="of:=[.L35]*[.K35]" office:value-type="float" office:value="-52.3269">
            <text:p>-52.33</text:p>
          </table:table-cell>
          <table:table-cell table:style-name="ce113" table:formula="of:=[.M35]*[.K35]" office:value-type="float" office:value="-31.5936">
            <text:p>-31.59</text:p>
          </table:table-cell>
          <table:table-cell table:style-name="ce113" table:formula="of:=[.N35]*[.K35]" office:value-type="float" office:value="-20.27256">
            <text:p>-20.27</text:p>
          </table:table-cell>
          <table:table-cell table:style-name="ce127"/>
          <table:table-cell table:style-name="ce133" table:formula="of:=([.L35]-[.L$101])*([.L35]-[.L$101])*[.$K35]" office:value-type="float" office:value="1.59423364790216">
            <text:p>1.59</text:p>
          </table:table-cell>
          <table:table-cell table:style-name="ce133" table:formula="of:=([.M35]-[.M$101])*([.M35]-[.M$101])*[.$K35]" office:value-type="float" office:value="30.7807292241601">
            <text:p>30.78</text:p>
          </table:table-cell>
          <table:table-cell table:style-name="ce137" table:formula="of:=([.N35]-[.N$101])*([.N35]-[.N$101])*[.$K35]" office:value-type="float" office:value="5.13516836934656">
            <text:p>5.14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3">
            <text:p>3</text:p>
          </table:table-cell>
          <table:table-cell table:style-name="ce59" table:formula="of:=[.K36]*[.B$7]" office:value-type="float" office:value="67.7482799">
            <text:p>67.748</text:p>
          </table:table-cell>
          <table:table-cell table:style-name="ce69" table:formula="of:=([.L36]/0.0254)/12" office:value-type="float" office:value="-5.21653543307087">
            <text:p>-5.22</text:p>
          </table:table-cell>
          <table:table-cell table:style-name="ce69" table:formula="of:=([.M36]/0.0254)/12" office:value-type="float" office:value="-5.28215223097113">
            <text:p>-5.28</text:p>
          </table:table-cell>
          <table:table-cell table:style-name="ce69" table:formula="of:=([.N36]/0.0254)/12" office:value-type="float" office:value="-1.82742782152231">
            <text:p>-1.83</text:p>
          </table:table-cell>
          <table:table-cell table:style-name="ce113" table:formula="of:=[.D36]*[.C36]" office:value-type="float" office:value="-353.411302627953">
            <text:p>-353.41</text:p>
          </table:table-cell>
          <table:table-cell table:style-name="ce113" table:formula="of:=[.E36]*[.C36]" office:value-type="float" office:value="-357.856727818241">
            <text:p>-357.86</text:p>
          </table:table-cell>
          <table:table-cell table:style-name="ce113" table:formula="of:=[.F36]*[.C36]" office:value-type="float" office:value="-123.805091549541">
            <text:p>-123.81</text:p>
          </table:table-cell>
          <table:table-cell table:style-name="ce118"/>
          <table:table-cell table:style-name="ce119" office:value-type="float" office:value="30.73">
            <text:p>30.73</text:p>
          </table:table-cell>
          <table:table-cell table:style-name="ce119" office:value-type="float" office:value="-1.59">
            <text:p>-1.59</text:p>
          </table:table-cell>
          <table:table-cell table:style-name="ce119" office:value-type="float" office:value="-1.61">
            <text:p>-1.61</text:p>
          </table:table-cell>
          <table:table-cell table:style-name="ce119" office:value-type="float" office:value="-0.557">
            <text:p>-0.56</text:p>
          </table:table-cell>
          <table:table-cell table:style-name="ce113" table:formula="of:=[.L36]*[.K36]" office:value-type="float" office:value="-48.8607">
            <text:p>-48.86</text:p>
          </table:table-cell>
          <table:table-cell table:style-name="ce113" table:formula="of:=[.M36]*[.K36]" office:value-type="float" office:value="-49.4753">
            <text:p>-49.48</text:p>
          </table:table-cell>
          <table:table-cell table:style-name="ce113" table:formula="of:=[.N36]*[.K36]" office:value-type="float" office:value="-17.11661">
            <text:p>-17.12</text:p>
          </table:table-cell>
          <table:table-cell table:style-name="ce127"/>
          <table:table-cell table:style-name="ce133" table:formula="of:=([.L36]-[.L$101])*([.L36]-[.L$101])*[.$K36]" office:value-type="float" office:value="1.48862959586853">
            <text:p>1.49</text:p>
          </table:table-cell>
          <table:table-cell table:style-name="ce133" table:formula="of:=([.M36]-[.M$101])*([.M36]-[.M$101])*[.$K36]" office:value-type="float" office:value="80.3602449205071">
            <text:p>80.36</text:p>
          </table:table-cell>
          <table:table-cell table:style-name="ce137" table:formula="of:=([.N36]-[.N$101])*([.N36]-[.N$101])*[.$K36]" office:value-type="float" office:value="3.46960037302415">
            <text:p>3.47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4">
            <text:p>4</text:p>
          </table:table-cell>
          <table:table-cell table:style-name="ce59" table:formula="of:=[.K37]*[.B$7]" office:value-type="float" office:value="80.5351339">
            <text:p>80.535</text:p>
          </table:table-cell>
          <table:table-cell table:style-name="ce69" table:formula="of:=([.L37]/0.0254)/12" office:value-type="float" office:value="-5.21653543307087">
            <text:p>-5.22</text:p>
          </table:table-cell>
          <table:table-cell table:style-name="ce69" table:formula="of:=([.M37]/0.0254)/12" office:value-type="float" office:value="-7.74278215223097">
            <text:p>-7.74</text:p>
          </table:table-cell>
          <table:table-cell table:style-name="ce69" table:formula="of:=([.N37]/0.0254)/12" office:value-type="float" office:value="-1.60433070866142">
            <text:p>-1.60</text:p>
          </table:table-cell>
          <table:table-cell table:style-name="ce113" table:formula="of:=[.D37]*[.C37]" office:value-type="float" office:value="-420.114379596457">
            <text:p>-420.11</text:p>
          </table:table-cell>
          <table:table-cell table:style-name="ce113" table:formula="of:=[.E37]*[.C37]" office:value-type="float" office:value="-623.565997388451">
            <text:p>-623.57</text:p>
          </table:table-cell>
          <table:table-cell table:style-name="ce113" table:formula="of:=[.F37]*[.C37]" office:value-type="float" office:value="-129.204988441929">
            <text:p>-129.20</text:p>
          </table:table-cell>
          <table:table-cell table:style-name="ce118"/>
          <table:table-cell table:style-name="ce119" office:value-type="float" office:value="36.53">
            <text:p>36.53</text:p>
          </table:table-cell>
          <table:table-cell table:style-name="ce119" office:value-type="float" office:value="-1.59">
            <text:p>-1.59</text:p>
          </table:table-cell>
          <table:table-cell table:style-name="ce119" office:value-type="float" office:value="-2.36">
            <text:p>-2.36</text:p>
          </table:table-cell>
          <table:table-cell table:style-name="ce119" office:value-type="float" office:value="-0.489">
            <text:p>-0.49</text:p>
          </table:table-cell>
          <table:table-cell table:style-name="ce113" table:formula="of:=[.L37]*[.K37]" office:value-type="float" office:value="-58.0827">
            <text:p>-58.08</text:p>
          </table:table-cell>
          <table:table-cell table:style-name="ce113" table:formula="of:=[.M37]*[.K37]" office:value-type="float" office:value="-86.2108">
            <text:p>-86.21</text:p>
          </table:table-cell>
          <table:table-cell table:style-name="ce113" table:formula="of:=[.N37]*[.K37]" office:value-type="float" office:value="-17.86317">
            <text:p>-17.86</text:p>
          </table:table-cell>
          <table:table-cell table:style-name="ce127"/>
          <table:table-cell table:style-name="ce133" table:formula="of:=([.L37]-[.L$101])*([.L37]-[.L$101])*[.$K37]" office:value-type="float" office:value="1.76959450494883">
            <text:p>1.77</text:p>
          </table:table-cell>
          <table:table-cell table:style-name="ce133" table:formula="of:=([.M37]-[.M$101])*([.M37]-[.M$101])*[.$K37]" office:value-type="float" office:value="204.68511249676">
            <text:p>204.69</text:p>
          </table:table-cell>
          <table:table-cell table:style-name="ce137" table:formula="of:=([.N37]-[.N$101])*([.N37]-[.N$101])*[.$K37]" office:value-type="float" office:value="2.62402113708801">
            <text:p>2.62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5">
            <text:p>5</text:p>
          </table:table-cell>
          <table:table-cell table:style-name="ce59" table:formula="of:=[.K38]*[.B$7]" office:value-type="float" office:value="50.9710456">
            <text:p>50.971</text:p>
          </table:table-cell>
          <table:table-cell table:style-name="ce69" table:formula="of:=([.L38]/0.0254)/12" office:value-type="float" office:value="-5.21653543307087">
            <text:p>-5.22</text:p>
          </table:table-cell>
          <table:table-cell table:style-name="ce69" table:formula="of:=([.M38]/0.0254)/12" office:value-type="float" office:value="-10.3018372703412">
            <text:p>-10.30</text:p>
          </table:table-cell>
          <table:table-cell table:style-name="ce69" table:formula="of:=([.N38]/0.0254)/12" office:value-type="float" office:value="-1.37139107611549">
            <text:p>-1.37</text:p>
          </table:table-cell>
          <table:table-cell table:style-name="ce113" table:formula="of:=[.D38]*[.C38]" office:value-type="float" office:value="-265.892265433071">
            <text:p>-265.89</text:p>
          </table:table-cell>
          <table:table-cell table:style-name="ce113" table:formula="of:=[.E38]*[.C38]" office:value-type="float" office:value="-525.095417270341">
            <text:p>-525.10</text:p>
          </table:table-cell>
          <table:table-cell table:style-name="ce113" table:formula="of:=[.F38]*[.C38]" office:value-type="float" office:value="-69.9012370761155">
            <text:p>-69.90</text:p>
          </table:table-cell>
          <table:table-cell table:style-name="ce118"/>
          <table:table-cell table:style-name="ce119" office:value-type="float" office:value="23.12">
            <text:p>23.12</text:p>
          </table:table-cell>
          <table:table-cell table:style-name="ce119" office:value-type="float" office:value="-1.59">
            <text:p>-1.59</text:p>
          </table:table-cell>
          <table:table-cell table:style-name="ce119" office:value-type="float" office:value="-3.14">
            <text:p>-3.14</text:p>
          </table:table-cell>
          <table:table-cell table:style-name="ce119" office:value-type="float" office:value="-0.418">
            <text:p>-0.42</text:p>
          </table:table-cell>
          <table:table-cell table:style-name="ce113" table:formula="of:=[.L38]*[.K38]" office:value-type="float" office:value="-36.7608">
            <text:p>-36.76</text:p>
          </table:table-cell>
          <table:table-cell table:style-name="ce113" table:formula="of:=[.M38]*[.K38]" office:value-type="float" office:value="-72.5968">
            <text:p>-72.60</text:p>
          </table:table-cell>
          <table:table-cell table:style-name="ce113" table:formula="of:=[.N38]*[.K38]" office:value-type="float" office:value="-9.66416">
            <text:p>-9.66</text:p>
          </table:table-cell>
          <table:table-cell table:style-name="ce127"/>
          <table:table-cell table:style-name="ce133" table:formula="of:=([.L38]-[.L$101])*([.L38]-[.L$101])*[.$K38]" office:value-type="float" office:value="1.1199842582649">
            <text:p>1.12</text:p>
          </table:table-cell>
          <table:table-cell table:style-name="ce133" table:formula="of:=([.M38]-[.M$101])*([.M38]-[.M$101])*[.$K38]" office:value-type="float" office:value="228.987329669152">
            <text:p>228.99</text:p>
          </table:table-cell>
          <table:table-cell table:style-name="ce137" table:formula="of:=([.N38]-[.N$101])*([.N38]-[.N$101])*[.$K38]" office:value-type="float" office:value="0.897399192673393">
            <text:p>0.90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6">
            <text:p>6</text:p>
          </table:table-cell>
          <table:table-cell table:style-name="ce59" table:formula="of:=[.K39]*[.B$7]" office:value-type="float" office:value="36.817321">
            <text:p>36.817</text:p>
          </table:table-cell>
          <table:table-cell table:style-name="ce69" table:formula="of:=([.L39]/0.0254)/12" office:value-type="float" office:value="-5.18372703412074">
            <text:p>-5.18</text:p>
          </table:table-cell>
          <table:table-cell table:style-name="ce69" table:formula="of:=([.M39]/0.0254)/12" office:value-type="float" office:value="-12.5984251968504">
            <text:p>-12.60</text:p>
          </table:table-cell>
          <table:table-cell table:style-name="ce69" table:formula="of:=([.N39]/0.0254)/12" office:value-type="float" office:value="-1.16469816272966">
            <text:p>-1.16</text:p>
          </table:table-cell>
          <table:table-cell table:style-name="ce113" table:formula="of:=[.D39]*[.C39]" office:value-type="float" office:value="-190.850942191601">
            <text:p>-190.85</text:p>
          </table:table-cell>
          <table:table-cell table:style-name="ce113" table:formula="of:=[.E39]*[.C39]" office:value-type="float" office:value="-463.840264566929">
            <text:p>-463.84</text:p>
          </table:table-cell>
          <table:table-cell table:style-name="ce113" table:formula="of:=[.F39]*[.C39]" office:value-type="float" office:value="-42.8810661253281">
            <text:p>-42.88</text:p>
          </table:table-cell>
          <table:table-cell table:style-name="ce118"/>
          <table:table-cell table:style-name="ce119" office:value-type="float" office:value="16.7">
            <text:p>16.70</text:p>
          </table:table-cell>
          <table:table-cell table:style-name="ce119" office:value-type="float" office:value="-1.58">
            <text:p>-1.58</text:p>
          </table:table-cell>
          <table:table-cell table:style-name="ce119" office:value-type="float" office:value="-3.84">
            <text:p>-3.84</text:p>
          </table:table-cell>
          <table:table-cell table:style-name="ce119" office:value-type="float" office:value="-0.355">
            <text:p>-0.36</text:p>
          </table:table-cell>
          <table:table-cell table:style-name="ce113" table:formula="of:=[.L39]*[.K39]" office:value-type="float" office:value="-26.386">
            <text:p>-26.39</text:p>
          </table:table-cell>
          <table:table-cell table:style-name="ce113" table:formula="of:=[.M39]*[.K39]" office:value-type="float" office:value="-64.128">
            <text:p>-64.13</text:p>
          </table:table-cell>
          <table:table-cell table:style-name="ce113" table:formula="of:=[.N39]*[.K39]" office:value-type="float" office:value="-5.9285">
            <text:p>-5.93</text:p>
          </table:table-cell>
          <table:table-cell table:style-name="ce127"/>
          <table:table-cell table:style-name="ce133" table:formula="of:=([.L39]-[.L$101])*([.L39]-[.L$101])*[.$K39]" office:value-type="float" office:value="0.737143123088781">
            <text:p>0.74</text:p>
          </table:table-cell>
          <table:table-cell table:style-name="ce133" table:formula="of:=([.M39]-[.M$101])*([.M39]-[.M$101])*[.$K39]" office:value-type="float" office:value="247.164160549104">
            <text:p>247.16</text:p>
          </table:table-cell>
          <table:table-cell table:style-name="ce137" table:formula="of:=([.N39]-[.N$101])*([.N39]-[.N$101])*[.$K39]" office:value-type="float" office:value="0.299931585157012">
            <text:p>0.30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7">
            <text:p>7</text:p>
          </table:table-cell>
          <table:table-cell table:style-name="ce59" table:formula="of:=[.K40]*[.B$7]" office:value-type="float" office:value="21.8478833">
            <text:p>21.848</text:p>
          </table:table-cell>
          <table:table-cell table:style-name="ce69" table:formula="of:=([.L40]/0.0254)/12" office:value-type="float" office:value="-5.08530183727034">
            <text:p>-5.09</text:p>
          </table:table-cell>
          <table:table-cell table:style-name="ce69" table:formula="of:=([.M40]/0.0254)/12" office:value-type="float" office:value="-14.8622047244094">
            <text:p>-14.86</text:p>
          </table:table-cell>
          <table:table-cell table:style-name="ce69" table:formula="of:=([.N40]/0.0254)/12" office:value-type="float" office:value="-0.958005249343832">
            <text:p>-0.96</text:p>
          </table:table-cell>
          <table:table-cell table:style-name="ce113" table:formula="of:=[.D40]*[.C40]" office:value-type="float" office:value="-111.103081085958">
            <text:p>-111.10</text:p>
          </table:table-cell>
          <table:table-cell table:style-name="ce113" table:formula="of:=[.E40]*[.C40]" office:value-type="float" office:value="-324.707714399606">
            <text:p>-324.71</text:p>
          </table:table-cell>
          <table:table-cell table:style-name="ce113" table:formula="of:=[.F40]*[.C40]" office:value-type="float" office:value="-20.9303868884514">
            <text:p>-20.93</text:p>
          </table:table-cell>
          <table:table-cell table:style-name="ce118"/>
          <table:table-cell table:style-name="ce119" office:value-type="float" office:value="9.91">
            <text:p>9.91</text:p>
          </table:table-cell>
          <table:table-cell table:style-name="ce119" office:value-type="float" office:value="-1.55">
            <text:p>-1.55</text:p>
          </table:table-cell>
          <table:table-cell table:style-name="ce119" office:value-type="float" office:value="-4.53">
            <text:p>-4.53</text:p>
          </table:table-cell>
          <table:table-cell table:style-name="ce119" office:value-type="float" office:value="-0.292">
            <text:p>-0.29</text:p>
          </table:table-cell>
          <table:table-cell table:style-name="ce113" table:formula="of:=[.L40]*[.K40]" office:value-type="float" office:value="-15.3605">
            <text:p>-15.36</text:p>
          </table:table-cell>
          <table:table-cell table:style-name="ce113" table:formula="of:=[.M40]*[.K40]" office:value-type="float" office:value="-44.8923">
            <text:p>-44.89</text:p>
          </table:table-cell>
          <table:table-cell table:style-name="ce113" table:formula="of:=[.N40]*[.K40]" office:value-type="float" office:value="-2.89372">
            <text:p>-2.89</text:p>
          </table:table-cell>
          <table:table-cell table:style-name="ce127"/>
          <table:table-cell table:style-name="ce133" table:formula="of:=([.L40]-[.L$101])*([.L40]-[.L$101])*[.$K40]" office:value-type="float" office:value="0.321426390268456">
            <text:p>0.32</text:p>
          </table:table-cell>
          <table:table-cell table:style-name="ce133" table:formula="of:=([.M40]-[.M$101])*([.M40]-[.M$101])*[.$K40]" office:value-type="float" office:value="204.000915811724">
            <text:p>204.00</text:p>
          </table:table-cell>
          <table:table-cell table:style-name="ce137" table:formula="of:=([.N40]-[.N$101])*([.N40]-[.N$101])*[.$K40]" office:value-type="float" office:value="0.049977183873424">
            <text:p>0.05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8">
            <text:p>8</text:p>
          </table:table-cell>
          <table:table-cell table:style-name="ce59" table:formula="of:=[.K41]*[.B$7]" office:value-type="float" office:value="3.6376395">
            <text:p>3.638</text:p>
          </table:table-cell>
          <table:table-cell table:style-name="ce69" table:formula="of:=([.L41]/0.0254)/12" office:value-type="float" office:value="-4.85564304461942">
            <text:p>-4.86</text:p>
          </table:table-cell>
          <table:table-cell table:style-name="ce69" table:formula="of:=([.M41]/0.0254)/12" office:value-type="float" office:value="-17.2244094488189">
            <text:p>-17.22</text:p>
          </table:table-cell>
          <table:table-cell table:style-name="ce69" table:formula="of:=([.N41]/0.0254)/12" office:value-type="float" office:value="-0.741469816272966">
            <text:p>-0.74</text:p>
          </table:table-cell>
          <table:table-cell table:style-name="ce113" table:formula="of:=[.D41]*[.C41]" office:value-type="float" office:value="-17.6630789370079">
            <text:p>-17.66</text:p>
          </table:table-cell>
          <table:table-cell table:style-name="ce113" table:formula="of:=[.E41]*[.C41]" office:value-type="float" office:value="-62.6561921751968">
            <text:p>-62.66</text:p>
          </table:table-cell>
          <table:table-cell table:style-name="ce113" table:formula="of:=[.F41]*[.C41]" office:value-type="float" office:value="-2.69719989173228">
            <text:p>-2.70</text:p>
          </table:table-cell>
          <table:table-cell table:style-name="ce118"/>
          <table:table-cell table:style-name="ce119" office:value-type="float" office:value="1.65">
            <text:p>1.65</text:p>
          </table:table-cell>
          <table:table-cell table:style-name="ce119" office:value-type="float" office:value="-1.48">
            <text:p>-1.48</text:p>
          </table:table-cell>
          <table:table-cell table:style-name="ce119" office:value-type="float" office:value="-5.25">
            <text:p>-5.25</text:p>
          </table:table-cell>
          <table:table-cell table:style-name="ce119" office:value-type="float" office:value="-0.226">
            <text:p>-0.23</text:p>
          </table:table-cell>
          <table:table-cell table:style-name="ce113" table:formula="of:=[.L41]*[.K41]" office:value-type="float" office:value="-2.442">
            <text:p>-2.44</text:p>
          </table:table-cell>
          <table:table-cell table:style-name="ce113" table:formula="of:=[.M41]*[.K41]" office:value-type="float" office:value="-8.6625">
            <text:p>-8.66</text:p>
          </table:table-cell>
          <table:table-cell table:style-name="ce113" table:formula="of:=[.N41]*[.K41]" office:value-type="float" office:value="-0.3729">
            <text:p>-0.37</text:p>
          </table:table-cell>
          <table:table-cell table:style-name="ce127"/>
          <table:table-cell table:style-name="ce133" table:formula="of:=([.L41]-[.L$101])*([.L41]-[.L$101])*[.$K41]" office:value-type="float" office:value="0.0199998438001284">
            <text:p>0.02</text:p>
          </table:table-cell>
          <table:table-cell table:style-name="ce133" table:formula="of:=([.M41]-[.M$101])*([.M41]-[.M$101])*[.$K41]" office:value-type="float" office:value="45.6013751422942">
            <text:p>45.60</text:p>
          </table:table-cell>
          <table:table-cell table:style-name="ce137" table:formula="of:=([.N41]-[.N$101])*([.N41]-[.N$101])*[.$K41]" office:value-type="float" office:value="0.0000414950887031372">
            <text:p>0.00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Undercarriage left</text:p>
          </table:table-cell>
          <table:table-cell table:style-name="ce60" office:value-type="float" office:value="118">
            <text:p>118.000</text:p>
          </table:table-cell>
          <table:table-cell table:style-name="ce69" table:formula="of:=([.L42]/0.0254)/12" office:value-type="float" office:value="-5.249343832021">
            <text:p>-5.25</text:p>
          </table:table-cell>
          <table:table-cell table:style-name="ce69" table:formula="of:=([.M42]/0.0254)/12" office:value-type="float" office:value="-2.98556430446194">
            <text:p>-2.99</text:p>
          </table:table-cell>
          <table:table-cell table:style-name="ce69" table:formula="of:=([.N42]/0.0254)/12" office:value-type="float" office:value="-5.31496062992126">
            <text:p>-5.31</text:p>
          </table:table-cell>
          <table:table-cell table:style-name="ce113" table:formula="of:=[.D42]*[.C42]" office:value-type="float" office:value="-619.422572178478">
            <text:p>-619.42</text:p>
          </table:table-cell>
          <table:table-cell table:style-name="ce113" table:formula="of:=[.E42]*[.C42]" office:value-type="float" office:value="-352.296587926509">
            <text:p>-352.30</text:p>
          </table:table-cell>
          <table:table-cell table:style-name="ce113" table:formula="of:=[.F42]*[.C42]" office:value-type="float" office:value="-627.165354330709">
            <text:p>-627.17</text:p>
          </table:table-cell>
          <table:table-cell table:style-name="ce118"/>
          <table:table-cell table:style-name="ce120" table:formula="of:=[.C42]/[.B$7]" office:value-type="float" office:value="53.5237205336043">
            <text:p>54</text:p>
          </table:table-cell>
          <table:table-cell table:style-name="ce119" office:value-type="float" office:value="-1.6">
            <text:p>-1.60</text:p>
          </table:table-cell>
          <table:table-cell table:style-name="ce119" office:value-type="float" office:value="-0.91">
            <text:p>-0.91</text:p>
          </table:table-cell>
          <table:table-cell table:style-name="ce119" office:value-type="float" office:value="-1.62">
            <text:p>-1.62</text:p>
          </table:table-cell>
          <table:table-cell table:style-name="ce113" table:formula="of:=[.L42]*[.K42]" office:value-type="float" office:value="-85.6379528537669">
            <text:p>-85.64</text:p>
          </table:table-cell>
          <table:table-cell table:style-name="ce113" table:formula="of:=[.M42]*[.K42]" office:value-type="float" office:value="-48.7065856855799">
            <text:p>-48.71</text:p>
          </table:table-cell>
          <table:table-cell table:style-name="ce113" table:formula="of:=[.N42]*[.K42]" office:value-type="float" office:value="-86.7084272644389">
            <text:p>-86.71</text:p>
          </table:table-cell>
          <table:table-cell table:style-name="ce127"/>
          <table:table-cell table:style-name="ce133" table:formula="of:=([.L42]-[.L$101])*([.L42]-[.L$101])*[.$K42]" office:value-type="float" office:value="2.83376760134599">
            <text:p>2.83</text:p>
          </table:table-cell>
          <table:table-cell table:style-name="ce133" table:formula="of:=([.M42]-[.M$101])*([.M42]-[.M$101])*[.$K42]" office:value-type="float" office:value="45.0182270277143">
            <text:p>45.02</text:p>
          </table:table-cell>
          <table:table-cell table:style-name="ce137" table:formula="of:=([.N42]-[.N$101])*([.N42]-[.N$101])*[.$K42]" office:value-type="float" office:value="104.758900574232">
            <text:p>104.76</text:p>
          </table:table-cell>
          <table:table-cell table:number-columns-repeated="1003"/>
        </table:table-row>
        <table:table-row table:style-name="ro5">
          <table:table-cell table:style-name="Default"/>
          <table:table-cell table:style-name="ce48" office:value-type="string">
            <text:p>Oil Radiator</text:p>
          </table:table-cell>
          <table:table-cell table:style-name="ce60" office:value-type="float" office:value="56">
            <text:p>56.000</text:p>
          </table:table-cell>
          <table:table-cell table:style-name="ce69" table:formula="of:=([.L43]/0.0254)/12" office:value-type="float" office:value="-1.80446194225722">
            <text:p>-1.80</text:p>
          </table:table-cell>
          <table:table-cell table:style-name="ce69" table:formula="of:=([.M43]/0.0254)/12" office:value-type="float" office:value="-3.41207349081365">
            <text:p>-3.41</text:p>
          </table:table-cell>
          <table:table-cell table:style-name="ce69" table:formula="of:=([.N43]/0.0254)/12" office:value-type="float" office:value="-3.01837270341207">
            <text:p>-3.02</text:p>
          </table:table-cell>
          <table:table-cell table:style-name="ce113" table:formula="of:=[.D43]*[.C43]" office:value-type="float" office:value="-101.049868766404">
            <text:p>-101.05</text:p>
          </table:table-cell>
          <table:table-cell table:style-name="ce113" table:formula="of:=[.E43]*[.C43]" office:value-type="float" office:value="-191.076115485564">
            <text:p>-191.08</text:p>
          </table:table-cell>
          <table:table-cell table:style-name="ce113" table:formula="of:=[.F43]*[.C43]" office:value-type="float" office:value="-169.028871391076">
            <text:p>-169.03</text:p>
          </table:table-cell>
          <table:table-cell table:style-name="ce118"/>
          <table:table-cell table:style-name="ce120" table:formula="of:=[.C43]/[.B$7]" office:value-type="float" office:value="25.401087710863">
            <text:p>25</text:p>
          </table:table-cell>
          <table:table-cell table:style-name="ce119" office:value-type="float" office:value="-0.55">
            <text:p>-0.55</text:p>
          </table:table-cell>
          <table:table-cell table:style-name="ce119" office:value-type="float" office:value="-1.04">
            <text:p>-1.04</text:p>
          </table:table-cell>
          <table:table-cell table:style-name="ce119" office:value-type="float" office:value="-0.92">
            <text:p>-0.92</text:p>
          </table:table-cell>
          <table:table-cell table:style-name="ce113" table:formula="of:=[.L43]*[.K43]" office:value-type="float" office:value="-13.9705982409747">
            <text:p>-13.97</text:p>
          </table:table-cell>
          <table:table-cell table:style-name="ce113" table:formula="of:=[.M43]*[.K43]" office:value-type="float" office:value="-26.4171312192976">
            <text:p>-26.42</text:p>
          </table:table-cell>
          <table:table-cell table:style-name="ce113" table:formula="of:=[.N43]*[.K43]" office:value-type="float" office:value="-23.369000693994">
            <text:p>-23.37</text:p>
          </table:table-cell>
          <table:table-cell table:style-name="ce127"/>
          <table:table-cell table:style-name="ce133" table:formula="of:=([.L43]-[.L$101])*([.L43]-[.L$101])*[.$K43]" office:value-type="float" office:value="17.0756946884883">
            <text:p>17.08</text:p>
          </table:table-cell>
          <table:table-cell table:style-name="ce133" table:formula="of:=([.M43]-[.M$101])*([.M43]-[.M$101])*[.$K43]" office:value-type="float" office:value="27.8507091669989">
            <text:p>27.85</text:p>
          </table:table-cell>
          <table:table-cell table:style-name="ce137" table:formula="of:=([.N43]-[.N$101])*([.N43]-[.N$101])*[.$K43]" office:value-type="float" office:value="12.4115235523246">
            <text:p>12.41</text:p>
          </table:table-cell>
          <table:table-cell table:style-name="Default" table:number-columns-repeated="1003"/>
        </table:table-row>
        <table:table-row table:style-name="ro5">
          <table:table-cell table:style-name="Default"/>
          <table:table-cell table:style-name="ce48" office:value-type="string">
            <text:p>lead weight (lateral balance)</text:p>
          </table:table-cell>
          <table:table-cell table:style-name="ce60" office:value-type="float" office:value="10.5">
            <text:p>10.500</text:p>
          </table:table-cell>
          <table:table-cell table:style-name="ce69" table:formula="of:=([.L44]/0.0254)/12" office:value-type="float" office:value="-4.85564304461942">
            <text:p>-4.86</text:p>
          </table:table-cell>
          <table:table-cell table:style-name="ce69" table:formula="of:=([.M44]/0.0254)/12" office:value-type="float" office:value="-17.2244094488189">
            <text:p>-17.22</text:p>
          </table:table-cell>
          <table:table-cell table:style-name="ce69" table:formula="of:=([.N44]/0.0254)/12" office:value-type="float" office:value="-0.741469816272966">
            <text:p>-0.74</text:p>
          </table:table-cell>
          <table:table-cell table:style-name="ce113" table:formula="of:=[.D44]*[.C44]" office:value-type="float" office:value="-50.9842519685039">
            <text:p>-50.98</text:p>
          </table:table-cell>
          <table:table-cell table:style-name="ce113" table:formula="of:=[.E44]*[.C44]" office:value-type="float" office:value="-180.856299212598">
            <text:p>-180.86</text:p>
          </table:table-cell>
          <table:table-cell table:style-name="ce113" table:formula="of:=[.F44]*[.C44]" office:value-type="float" office:value="-7.78543307086614">
            <text:p>-7.79</text:p>
          </table:table-cell>
          <table:table-cell table:style-name="ce118"/>
          <table:table-cell table:style-name="ce119" office:value-type="float" office:value="1.65">
            <text:p>1.65</text:p>
          </table:table-cell>
          <table:table-cell table:style-name="ce119" office:value-type="float" office:value="-1.48">
            <text:p>-1.48</text:p>
          </table:table-cell>
          <table:table-cell table:style-name="ce119" office:value-type="float" office:value="-5.25">
            <text:p>-5.25</text:p>
          </table:table-cell>
          <table:table-cell table:style-name="ce119" office:value-type="float" office:value="-0.226">
            <text:p>-0.23</text:p>
          </table:table-cell>
          <table:table-cell table:style-name="ce113" table:formula="of:=[.L44]*[.K44]" office:value-type="float" office:value="-2.442">
            <text:p>-2.44</text:p>
          </table:table-cell>
          <table:table-cell table:style-name="ce113" table:formula="of:=[.M44]*[.K44]" office:value-type="float" office:value="-8.6625">
            <text:p>-8.66</text:p>
          </table:table-cell>
          <table:table-cell table:style-name="ce113" table:formula="of:=[.N44]*[.K44]" office:value-type="float" office:value="-0.3729">
            <text:p>-0.37</text:p>
          </table:table-cell>
          <table:table-cell table:style-name="ce127"/>
          <table:table-cell table:style-name="ce133" table:formula="of:=([.L44]-[.L$101])*([.L44]-[.L$101])*[.$K44]" office:value-type="float" office:value="0.0199998438001284">
            <text:p>0.02</text:p>
          </table:table-cell>
          <table:table-cell table:style-name="ce133" table:formula="of:=([.M44]-[.M$101])*([.M44]-[.M$101])*[.$K44]" office:value-type="float" office:value="45.6013751422942">
            <text:p>45.60</text:p>
          </table:table-cell>
          <table:table-cell table:style-name="ce137" table:formula="of:=([.N44]-[.N$101])*([.N44]-[.N$101])*[.$K44]" office:value-type="float" office:value="0.0000414950887031372">
            <text:p>0.00</text:p>
          </table:table-cell>
          <table:table-cell table:style-name="Default" table:number-columns-repeated="1003"/>
        </table:table-row>
        <table:table-row table:style-name="ro5">
          <table:table-cell table:style-name="Default"/>
          <table:table-cell table:style-name="ce48"/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9" table:number-columns-repeated="2"/>
          <table:table-cell table:style-name="ce113" table:number-columns-repeated="4"/>
          <table:table-cell table:style-name="Default"/>
          <table:table-cell table:style-name="ce133" table:number-columns-repeated="2"/>
          <table:table-cell table:style-name="ce137"/>
          <table:table-cell table:style-name="Default" table:number-columns-repeated="1003"/>
        </table:table-row>
        <table:table-row table:style-name="ro3">
          <table:table-cell/>
          <table:table-cell table:style-name="ce46" office:value-type="string">
            <text:p>Right</text:p>
          </table:table-cell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float" office:value="1">
            <text:p>1</text:p>
          </table:table-cell>
          <table:table-cell table:style-name="ce63" table:formula="of:=[.C34]" office:value-type="float" office:value="75.9495035">
            <text:p>75.950</text:p>
          </table:table-cell>
          <table:table-cell table:style-name="ce69" table:formula="of:=([.L47]/0.0254)/12" office:value-type="float" office:value="-5.21653543307087">
            <text:p>-5.22</text:p>
          </table:table-cell>
          <table:table-cell table:style-name="ce69" table:formula="of:=([.M47]/0.0254)/12" office:value-type="float" office:value="1.0498687664042">
            <text:p>1.05</text:p>
          </table:table-cell>
          <table:table-cell table:style-name="ce69" table:formula="of:=([.N47]/0.0254)/12" office:value-type="float" office:value="-2.21128608923884">
            <text:p>-2.21</text:p>
          </table:table-cell>
          <table:table-cell table:style-name="ce113" table:formula="of:=[.D47]*[.C47]" office:value-type="float" office:value="-396.19327613189">
            <text:p>-396.19</text:p>
          </table:table-cell>
          <table:table-cell table:style-name="ce113" table:formula="of:=[.E47]*[.C47]" office:value-type="float" office:value="79.7370115485564">
            <text:p>79.74</text:p>
          </table:table-cell>
          <table:table-cell table:style-name="ce113" table:formula="of:=[.F47]*[.C47]" office:value-type="float" office:value="-167.946080574147">
            <text:p>-167.95</text:p>
          </table:table-cell>
          <table:table-cell table:style-name="ce118"/>
          <table:table-cell table:style-name="ce120" table:formula="of:=[.K34]" office:value-type="float" office:value="34.45">
            <text:p>34</text:p>
          </table:table-cell>
          <table:table-cell table:style-name="ce118" table:formula="of:=[.L34]" office:value-type="float" office:value="-1.59">
            <text:p>-1.59</text:p>
          </table:table-cell>
          <table:table-cell table:style-name="ce118" table:formula="of:=[.M34]*-1" office:value-type="float" office:value="0.32">
            <text:p>0.32</text:p>
          </table:table-cell>
          <table:table-cell table:style-name="ce118" table:formula="of:=[.N34]" office:value-type="float" office:value="-0.674">
            <text:p>-0.67</text:p>
          </table:table-cell>
          <table:table-cell table:style-name="ce113" table:formula="of:=[.L47]*[.K47]" office:value-type="float" office:value="-54.7755">
            <text:p>-54.78</text:p>
          </table:table-cell>
          <table:table-cell table:style-name="ce113" table:formula="of:=[.M47]*[.K47]" office:value-type="float" office:value="11.024">
            <text:p>11.02</text:p>
          </table:table-cell>
          <table:table-cell table:style-name="ce113" table:formula="of:=[.N47]*[.K47]" office:value-type="float" office:value="-23.2193">
            <text:p>-23.22</text:p>
          </table:table-cell>
          <table:table-cell table:style-name="ce127"/>
          <table:table-cell table:style-name="ce133" table:formula="of:=([.L47]-[.L$101])*([.L47]-[.L$101])*[.$K47]" office:value-type="float" office:value="1.66883467548555">
            <text:p>1.67</text:p>
          </table:table-cell>
          <table:table-cell table:style-name="ce133" table:formula="of:=([.M47]-[.M$101])*([.M47]-[.M$101])*[.$K47]" office:value-type="float" office:value="3.37267766021333">
            <text:p>3.37</text:p>
          </table:table-cell>
          <table:table-cell table:style-name="ce137" table:formula="of:=([.N47]-[.N$101])*([.N47]-[.N$101])*[.$K47]" office:value-type="float" office:value="7.06991298521757">
            <text:p>7.07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2">
            <text:p>2</text:p>
          </table:table-cell>
          <table:table-cell table:style-name="ce63" table:formula="of:=[.C35]" office:value-type="float" office:value="72.5543733">
            <text:p>72.554</text:p>
          </table:table-cell>
          <table:table-cell table:style-name="ce69" table:formula="of:=([.L48]/0.0254)/12" office:value-type="float" office:value="-5.21653543307087">
            <text:p>-5.22</text:p>
          </table:table-cell>
          <table:table-cell table:style-name="ce69" table:formula="of:=([.M48]/0.0254)/12" office:value-type="float" office:value="3.1496062992126">
            <text:p>3.15</text:p>
          </table:table-cell>
          <table:table-cell table:style-name="ce69" table:formula="of:=([.N48]/0.0254)/12" office:value-type="float" office:value="-2.02099737532808">
            <text:p>-2.02</text:p>
          </table:table-cell>
          <table:table-cell table:style-name="ce113" table:formula="of:=[.D48]*[.C48]" office:value-type="float" office:value="-378.482459143701">
            <text:p>-378.48</text:p>
          </table:table-cell>
          <table:table-cell table:style-name="ce113" table:formula="of:=[.E48]*[.C48]" office:value-type="float" office:value="228.517711181102">
            <text:p>228.52</text:p>
          </table:table-cell>
          <table:table-cell table:style-name="ce113" table:formula="of:=[.F48]*[.C48]" office:value-type="float" office:value="-146.632198007874">
            <text:p>-146.63</text:p>
          </table:table-cell>
          <table:table-cell table:style-name="ce118"/>
          <table:table-cell table:style-name="ce120" table:formula="of:=[.K35]" office:value-type="float" office:value="32.91">
            <text:p>33</text:p>
          </table:table-cell>
          <table:table-cell table:style-name="ce118" table:formula="of:=[.L35]" office:value-type="float" office:value="-1.59">
            <text:p>-1.59</text:p>
          </table:table-cell>
          <table:table-cell table:style-name="ce118" table:formula="of:=[.M35]*-1" office:value-type="float" office:value="0.96">
            <text:p>0.96</text:p>
          </table:table-cell>
          <table:table-cell table:style-name="ce118" table:formula="of:=[.N35]" office:value-type="float" office:value="-0.616">
            <text:p>-0.62</text:p>
          </table:table-cell>
          <table:table-cell table:style-name="ce113" table:formula="of:=[.L48]*[.K48]" office:value-type="float" office:value="-52.3269">
            <text:p>-52.33</text:p>
          </table:table-cell>
          <table:table-cell table:style-name="ce113" table:formula="of:=[.M48]*[.K48]" office:value-type="float" office:value="31.5936">
            <text:p>31.59</text:p>
          </table:table-cell>
          <table:table-cell table:style-name="ce113" table:formula="of:=[.N48]*[.K48]" office:value-type="float" office:value="-20.27256">
            <text:p>-20.27</text:p>
          </table:table-cell>
          <table:table-cell table:style-name="ce127"/>
          <table:table-cell table:style-name="ce133" table:formula="of:=([.L48]-[.L$101])*([.L48]-[.L$101])*[.$K48]" office:value-type="float" office:value="1.59423364790216">
            <text:p>1.59</text:p>
          </table:table-cell>
          <table:table-cell table:style-name="ce133" table:formula="of:=([.M48]-[.M$101])*([.M48]-[.M$101])*[.$K48]" office:value-type="float" office:value="29.8823093587888">
            <text:p>29.88</text:p>
          </table:table-cell>
          <table:table-cell table:style-name="ce137" table:formula="of:=([.N48]-[.N$101])*([.N48]-[.N$101])*[.$K48]" office:value-type="float" office:value="5.13516836934656">
            <text:p>5.14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3">
            <text:p>3</text:p>
          </table:table-cell>
          <table:table-cell table:style-name="ce63" table:formula="of:=[.C36]" office:value-type="float" office:value="67.7482799">
            <text:p>67.748</text:p>
          </table:table-cell>
          <table:table-cell table:style-name="ce69" table:formula="of:=([.L49]/0.0254)/12" office:value-type="float" office:value="-5.21653543307087">
            <text:p>-5.22</text:p>
          </table:table-cell>
          <table:table-cell table:style-name="ce69" table:formula="of:=([.M49]/0.0254)/12" office:value-type="float" office:value="5.28215223097113">
            <text:p>5.28</text:p>
          </table:table-cell>
          <table:table-cell table:style-name="ce69" table:formula="of:=([.N49]/0.0254)/12" office:value-type="float" office:value="-1.82742782152231">
            <text:p>-1.83</text:p>
          </table:table-cell>
          <table:table-cell table:style-name="ce113" table:formula="of:=[.D49]*[.C49]" office:value-type="float" office:value="-353.411302627953">
            <text:p>-353.41</text:p>
          </table:table-cell>
          <table:table-cell table:style-name="ce113" table:formula="of:=[.E49]*[.C49]" office:value-type="float" office:value="357.856727818241">
            <text:p>357.86</text:p>
          </table:table-cell>
          <table:table-cell table:style-name="ce113" table:formula="of:=[.F49]*[.C49]" office:value-type="float" office:value="-123.805091549541">
            <text:p>-123.81</text:p>
          </table:table-cell>
          <table:table-cell table:style-name="ce118"/>
          <table:table-cell table:style-name="ce120" table:formula="of:=[.K36]" office:value-type="float" office:value="30.73">
            <text:p>31</text:p>
          </table:table-cell>
          <table:table-cell table:style-name="ce118" table:formula="of:=[.L36]" office:value-type="float" office:value="-1.59">
            <text:p>-1.59</text:p>
          </table:table-cell>
          <table:table-cell table:style-name="ce118" table:formula="of:=[.M36]*-1" office:value-type="float" office:value="1.61">
            <text:p>1.61</text:p>
          </table:table-cell>
          <table:table-cell table:style-name="ce118" table:formula="of:=[.N36]" office:value-type="float" office:value="-0.557">
            <text:p>-0.56</text:p>
          </table:table-cell>
          <table:table-cell table:style-name="ce113" table:formula="of:=[.L49]*[.K49]" office:value-type="float" office:value="-48.8607">
            <text:p>-48.86</text:p>
          </table:table-cell>
          <table:table-cell table:style-name="ce113" table:formula="of:=[.M49]*[.K49]" office:value-type="float" office:value="49.4753">
            <text:p>49.48</text:p>
          </table:table-cell>
          <table:table-cell table:style-name="ce113" table:formula="of:=[.N49]*[.K49]" office:value-type="float" office:value="-17.11661">
            <text:p>-17.12</text:p>
          </table:table-cell>
          <table:table-cell table:style-name="ce127"/>
          <table:table-cell table:style-name="ce133" table:formula="of:=([.L49]-[.L$101])*([.L49]-[.L$101])*[.$K49]" office:value-type="float" office:value="1.48862959586853">
            <text:p>1.49</text:p>
          </table:table-cell>
          <table:table-cell table:style-name="ce133" table:formula="of:=([.M49]-[.M$101])*([.M49]-[.M$101])*[.$K49]" office:value-type="float" office:value="78.9533273053823">
            <text:p>78.95</text:p>
          </table:table-cell>
          <table:table-cell table:style-name="ce137" table:formula="of:=([.N49]-[.N$101])*([.N49]-[.N$101])*[.$K49]" office:value-type="float" office:value="3.46960037302415">
            <text:p>3.47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4">
            <text:p>4</text:p>
          </table:table-cell>
          <table:table-cell table:style-name="ce63" table:formula="of:=[.C37]" office:value-type="float" office:value="80.5351339">
            <text:p>80.535</text:p>
          </table:table-cell>
          <table:table-cell table:style-name="ce69" table:formula="of:=([.L50]/0.0254)/12" office:value-type="float" office:value="-5.21653543307087">
            <text:p>-5.22</text:p>
          </table:table-cell>
          <table:table-cell table:style-name="ce69" table:formula="of:=([.M50]/0.0254)/12" office:value-type="float" office:value="7.74278215223097">
            <text:p>7.74</text:p>
          </table:table-cell>
          <table:table-cell table:style-name="ce69" table:formula="of:=([.N50]/0.0254)/12" office:value-type="float" office:value="-1.60433070866142">
            <text:p>-1.60</text:p>
          </table:table-cell>
          <table:table-cell table:style-name="ce113" table:formula="of:=[.D50]*[.C50]" office:value-type="float" office:value="-420.114379596457">
            <text:p>-420.11</text:p>
          </table:table-cell>
          <table:table-cell table:style-name="ce113" table:formula="of:=[.E50]*[.C50]" office:value-type="float" office:value="623.565997388451">
            <text:p>623.57</text:p>
          </table:table-cell>
          <table:table-cell table:style-name="ce113" table:formula="of:=[.F50]*[.C50]" office:value-type="float" office:value="-129.204988441929">
            <text:p>-129.20</text:p>
          </table:table-cell>
          <table:table-cell table:style-name="ce118"/>
          <table:table-cell table:style-name="ce120" table:formula="of:=[.K37]" office:value-type="float" office:value="36.53">
            <text:p>37</text:p>
          </table:table-cell>
          <table:table-cell table:style-name="ce118" table:formula="of:=[.L37]" office:value-type="float" office:value="-1.59">
            <text:p>-1.59</text:p>
          </table:table-cell>
          <table:table-cell table:style-name="ce118" table:formula="of:=[.M37]*-1" office:value-type="float" office:value="2.36">
            <text:p>2.36</text:p>
          </table:table-cell>
          <table:table-cell table:style-name="ce118" table:formula="of:=[.N37]" office:value-type="float" office:value="-0.489">
            <text:p>-0.49</text:p>
          </table:table-cell>
          <table:table-cell table:style-name="ce113" table:formula="of:=[.L50]*[.K50]" office:value-type="float" office:value="-58.0827">
            <text:p>-58.08</text:p>
          </table:table-cell>
          <table:table-cell table:style-name="ce113" table:formula="of:=[.M50]*[.K50]" office:value-type="float" office:value="86.2108">
            <text:p>86.21</text:p>
          </table:table-cell>
          <table:table-cell table:style-name="ce113" table:formula="of:=[.N50]*[.K50]" office:value-type="float" office:value="-17.86317">
            <text:p>-17.86</text:p>
          </table:table-cell>
          <table:table-cell table:style-name="ce127"/>
          <table:table-cell table:style-name="ce133" table:formula="of:=([.L50]-[.L$101])*([.L50]-[.L$101])*[.$K50]" office:value-type="float" office:value="1.76959450494883">
            <text:p>1.77</text:p>
          </table:table-cell>
          <table:table-cell table:style-name="ce133" table:formula="of:=([.M50]-[.M$101])*([.M50]-[.M$101])*[.$K50]" office:value-type="float" office:value="202.233556000205">
            <text:p>202.23</text:p>
          </table:table-cell>
          <table:table-cell table:style-name="ce137" table:formula="of:=([.N50]-[.N$101])*([.N50]-[.N$101])*[.$K50]" office:value-type="float" office:value="2.62402113708801">
            <text:p>2.62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5">
            <text:p>5</text:p>
          </table:table-cell>
          <table:table-cell table:style-name="ce63" table:formula="of:=[.C38]" office:value-type="float" office:value="50.9710456">
            <text:p>50.971</text:p>
          </table:table-cell>
          <table:table-cell table:style-name="ce69" table:formula="of:=([.L51]/0.0254)/12" office:value-type="float" office:value="-5.21653543307087">
            <text:p>-5.22</text:p>
          </table:table-cell>
          <table:table-cell table:style-name="ce69" table:formula="of:=([.M51]/0.0254)/12" office:value-type="float" office:value="10.3018372703412">
            <text:p>10.30</text:p>
          </table:table-cell>
          <table:table-cell table:style-name="ce69" table:formula="of:=([.N51]/0.0254)/12" office:value-type="float" office:value="-1.37139107611549">
            <text:p>-1.37</text:p>
          </table:table-cell>
          <table:table-cell table:style-name="ce113" table:formula="of:=[.D51]*[.C51]" office:value-type="float" office:value="-265.892265433071">
            <text:p>-265.89</text:p>
          </table:table-cell>
          <table:table-cell table:style-name="ce113" table:formula="of:=[.E51]*[.C51]" office:value-type="float" office:value="525.095417270341">
            <text:p>525.10</text:p>
          </table:table-cell>
          <table:table-cell table:style-name="ce113" table:formula="of:=[.F51]*[.C51]" office:value-type="float" office:value="-69.9012370761155">
            <text:p>-69.90</text:p>
          </table:table-cell>
          <table:table-cell table:style-name="ce118"/>
          <table:table-cell table:style-name="ce120" table:formula="of:=[.K38]" office:value-type="float" office:value="23.12">
            <text:p>23</text:p>
          </table:table-cell>
          <table:table-cell table:style-name="ce118" table:formula="of:=[.L38]" office:value-type="float" office:value="-1.59">
            <text:p>-1.59</text:p>
          </table:table-cell>
          <table:table-cell table:style-name="ce118" table:formula="of:=[.M38]*-1" office:value-type="float" office:value="3.14">
            <text:p>3.14</text:p>
          </table:table-cell>
          <table:table-cell table:style-name="ce118" table:formula="of:=[.N38]" office:value-type="float" office:value="-0.418">
            <text:p>-0.42</text:p>
          </table:table-cell>
          <table:table-cell table:style-name="ce113" table:formula="of:=[.L51]*[.K51]" office:value-type="float" office:value="-36.7608">
            <text:p>-36.76</text:p>
          </table:table-cell>
          <table:table-cell table:style-name="ce113" table:formula="of:=[.M51]*[.K51]" office:value-type="float" office:value="72.5968">
            <text:p>72.60</text:p>
          </table:table-cell>
          <table:table-cell table:style-name="ce113" table:formula="of:=[.N51]*[.K51]" office:value-type="float" office:value="-9.66416">
            <text:p>-9.66</text:p>
          </table:table-cell>
          <table:table-cell table:style-name="ce127"/>
          <table:table-cell table:style-name="ce133" table:formula="of:=([.L51]-[.L$101])*([.L51]-[.L$101])*[.$K51]" office:value-type="float" office:value="1.1199842582649">
            <text:p>1.12</text:p>
          </table:table-cell>
          <table:table-cell table:style-name="ce133" table:formula="of:=([.M51]-[.M$101])*([.M51]-[.M$101])*[.$K51]" office:value-type="float" office:value="226.922911328653">
            <text:p>226.92</text:p>
          </table:table-cell>
          <table:table-cell table:style-name="ce137" table:formula="of:=([.N51]-[.N$101])*([.N51]-[.N$101])*[.$K51]" office:value-type="float" office:value="0.897399192673393">
            <text:p>0.90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6">
            <text:p>6</text:p>
          </table:table-cell>
          <table:table-cell table:style-name="ce63" table:formula="of:=[.C39]" office:value-type="float" office:value="36.817321">
            <text:p>36.817</text:p>
          </table:table-cell>
          <table:table-cell table:style-name="ce69" table:formula="of:=([.L52]/0.0254)/12" office:value-type="float" office:value="-5.18372703412074">
            <text:p>-5.18</text:p>
          </table:table-cell>
          <table:table-cell table:style-name="ce69" table:formula="of:=([.M52]/0.0254)/12" office:value-type="float" office:value="12.5984251968504">
            <text:p>12.60</text:p>
          </table:table-cell>
          <table:table-cell table:style-name="ce69" table:formula="of:=([.N52]/0.0254)/12" office:value-type="float" office:value="-1.16469816272966">
            <text:p>-1.16</text:p>
          </table:table-cell>
          <table:table-cell table:style-name="ce113" table:formula="of:=[.D52]*[.C52]" office:value-type="float" office:value="-190.850942191601">
            <text:p>-190.85</text:p>
          </table:table-cell>
          <table:table-cell table:style-name="ce113" table:formula="of:=[.E52]*[.C52]" office:value-type="float" office:value="463.840264566929">
            <text:p>463.84</text:p>
          </table:table-cell>
          <table:table-cell table:style-name="ce113" table:formula="of:=[.F52]*[.C52]" office:value-type="float" office:value="-42.8810661253281">
            <text:p>-42.88</text:p>
          </table:table-cell>
          <table:table-cell table:style-name="ce118"/>
          <table:table-cell table:style-name="ce120" table:formula="of:=[.K39]" office:value-type="float" office:value="16.7">
            <text:p>17</text:p>
          </table:table-cell>
          <table:table-cell table:style-name="ce118" table:formula="of:=[.L39]" office:value-type="float" office:value="-1.58">
            <text:p>-1.58</text:p>
          </table:table-cell>
          <table:table-cell table:style-name="ce118" table:formula="of:=[.M39]*-1" office:value-type="float" office:value="3.84">
            <text:p>3.84</text:p>
          </table:table-cell>
          <table:table-cell table:style-name="ce118" table:formula="of:=[.N39]" office:value-type="float" office:value="-0.355">
            <text:p>-0.36</text:p>
          </table:table-cell>
          <table:table-cell table:style-name="ce113" table:formula="of:=[.L52]*[.K52]" office:value-type="float" office:value="-26.386">
            <text:p>-26.39</text:p>
          </table:table-cell>
          <table:table-cell table:style-name="ce113" table:formula="of:=[.M52]*[.K52]" office:value-type="float" office:value="64.128">
            <text:p>64.13</text:p>
          </table:table-cell>
          <table:table-cell table:style-name="ce113" table:formula="of:=[.N52]*[.K52]" office:value-type="float" office:value="-5.9285">
            <text:p>-5.93</text:p>
          </table:table-cell>
          <table:table-cell table:style-name="ce127"/>
          <table:table-cell table:style-name="ce133" table:formula="of:=([.L52]-[.L$101])*([.L52]-[.L$101])*[.$K52]" office:value-type="float" office:value="0.737143123088781">
            <text:p>0.74</text:p>
          </table:table-cell>
          <table:table-cell table:style-name="ce133" table:formula="of:=([.M52]-[.M$101])*([.M52]-[.M$101])*[.$K52]" office:value-type="float" office:value="245.340567507269">
            <text:p>245.34</text:p>
          </table:table-cell>
          <table:table-cell table:style-name="ce137" table:formula="of:=([.N52]-[.N$101])*([.N52]-[.N$101])*[.$K52]" office:value-type="float" office:value="0.299931585157012">
            <text:p>0.30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7">
            <text:p>7</text:p>
          </table:table-cell>
          <table:table-cell table:style-name="ce63" table:formula="of:=[.C40]" office:value-type="float" office:value="21.8478833">
            <text:p>21.848</text:p>
          </table:table-cell>
          <table:table-cell table:style-name="ce69" table:formula="of:=([.L53]/0.0254)/12" office:value-type="float" office:value="-5.08530183727034">
            <text:p>-5.09</text:p>
          </table:table-cell>
          <table:table-cell table:style-name="ce69" table:formula="of:=([.M53]/0.0254)/12" office:value-type="float" office:value="14.8622047244094">
            <text:p>14.86</text:p>
          </table:table-cell>
          <table:table-cell table:style-name="ce69" table:formula="of:=([.N53]/0.0254)/12" office:value-type="float" office:value="-0.958005249343832">
            <text:p>-0.96</text:p>
          </table:table-cell>
          <table:table-cell table:style-name="ce113" table:formula="of:=[.D53]*[.C53]" office:value-type="float" office:value="-111.103081085958">
            <text:p>-111.10</text:p>
          </table:table-cell>
          <table:table-cell table:style-name="ce113" table:formula="of:=[.E53]*[.C53]" office:value-type="float" office:value="324.707714399606">
            <text:p>324.71</text:p>
          </table:table-cell>
          <table:table-cell table:style-name="ce113" table:formula="of:=[.F53]*[.C53]" office:value-type="float" office:value="-20.9303868884514">
            <text:p>-20.93</text:p>
          </table:table-cell>
          <table:table-cell table:style-name="ce118"/>
          <table:table-cell table:style-name="ce120" table:formula="of:=[.K40]" office:value-type="float" office:value="9.91">
            <text:p>10</text:p>
          </table:table-cell>
          <table:table-cell table:style-name="ce118" table:formula="of:=[.L40]" office:value-type="float" office:value="-1.55">
            <text:p>-1.55</text:p>
          </table:table-cell>
          <table:table-cell table:style-name="ce118" table:formula="of:=[.M40]*-1" office:value-type="float" office:value="4.53">
            <text:p>4.53</text:p>
          </table:table-cell>
          <table:table-cell table:style-name="ce118" table:formula="of:=[.N40]" office:value-type="float" office:value="-0.292">
            <text:p>-0.29</text:p>
          </table:table-cell>
          <table:table-cell table:style-name="ce113" table:formula="of:=[.L53]*[.K53]" office:value-type="float" office:value="-15.3605">
            <text:p>-15.36</text:p>
          </table:table-cell>
          <table:table-cell table:style-name="ce113" table:formula="of:=[.M53]*[.K53]" office:value-type="float" office:value="44.8923">
            <text:p>44.89</text:p>
          </table:table-cell>
          <table:table-cell table:style-name="ce113" table:formula="of:=[.N53]*[.K53]" office:value-type="float" office:value="-2.89372">
            <text:p>-2.89</text:p>
          </table:table-cell>
          <table:table-cell table:style-name="ce127"/>
          <table:table-cell table:style-name="ce133" table:formula="of:=([.L53]-[.L$101])*([.L53]-[.L$101])*[.$K53]" office:value-type="float" office:value="0.321426390268456">
            <text:p>0.32</text:p>
          </table:table-cell>
          <table:table-cell table:style-name="ce133" table:formula="of:=([.M53]-[.M$101])*([.M53]-[.M$101])*[.$K53]" office:value-type="float" office:value="202.724323903166">
            <text:p>202.72</text:p>
          </table:table-cell>
          <table:table-cell table:style-name="ce137" table:formula="of:=([.N53]-[.N$101])*([.N53]-[.N$101])*[.$K53]" office:value-type="float" office:value="0.049977183873424">
            <text:p>0.05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float" office:value="8">
            <text:p>8</text:p>
          </table:table-cell>
          <table:table-cell table:style-name="ce63" table:formula="of:=[.C41]" office:value-type="float" office:value="3.6376395">
            <text:p>3.638</text:p>
          </table:table-cell>
          <table:table-cell table:style-name="ce69" table:formula="of:=([.L54]/0.0254)/12" office:value-type="float" office:value="-4.85564304461942">
            <text:p>-4.86</text:p>
          </table:table-cell>
          <table:table-cell table:style-name="ce69" table:formula="of:=([.M54]/0.0254)/12" office:value-type="float" office:value="17.2244094488189">
            <text:p>17.22</text:p>
          </table:table-cell>
          <table:table-cell table:style-name="ce69" table:formula="of:=([.N54]/0.0254)/12" office:value-type="float" office:value="-0.741469816272966">
            <text:p>-0.74</text:p>
          </table:table-cell>
          <table:table-cell table:style-name="ce113" table:formula="of:=[.D54]*[.C54]" office:value-type="float" office:value="-17.6630789370079">
            <text:p>-17.66</text:p>
          </table:table-cell>
          <table:table-cell table:style-name="ce113" table:formula="of:=[.E54]*[.C54]" office:value-type="float" office:value="62.6561921751968">
            <text:p>62.66</text:p>
          </table:table-cell>
          <table:table-cell table:style-name="ce113" table:formula="of:=[.F54]*[.C54]" office:value-type="float" office:value="-2.69719989173228">
            <text:p>-2.70</text:p>
          </table:table-cell>
          <table:table-cell table:style-name="ce118"/>
          <table:table-cell table:style-name="ce120" table:formula="of:=[.K41]" office:value-type="float" office:value="1.65">
            <text:p>2</text:p>
          </table:table-cell>
          <table:table-cell table:style-name="ce118" table:formula="of:=[.L41]" office:value-type="float" office:value="-1.48">
            <text:p>-1.48</text:p>
          </table:table-cell>
          <table:table-cell table:style-name="ce118" table:formula="of:=[.M41]*-1" office:value-type="float" office:value="5.25">
            <text:p>5.25</text:p>
          </table:table-cell>
          <table:table-cell table:style-name="ce118" table:formula="of:=[.N41]" office:value-type="float" office:value="-0.226">
            <text:p>-0.23</text:p>
          </table:table-cell>
          <table:table-cell table:style-name="ce113" table:formula="of:=[.L54]*[.K54]" office:value-type="float" office:value="-2.442">
            <text:p>-2.44</text:p>
          </table:table-cell>
          <table:table-cell table:style-name="ce113" table:formula="of:=[.M54]*[.K54]" office:value-type="float" office:value="8.6625">
            <text:p>8.66</text:p>
          </table:table-cell>
          <table:table-cell table:style-name="ce113" table:formula="of:=[.N54]*[.K54]" office:value-type="float" office:value="-0.3729">
            <text:p>-0.37</text:p>
          </table:table-cell>
          <table:table-cell table:style-name="ce127"/>
          <table:table-cell table:style-name="ce133" table:formula="of:=([.L54]-[.L$101])*([.L54]-[.L$101])*[.$K54]" office:value-type="float" office:value="0.0199998438001284">
            <text:p>0.02</text:p>
          </table:table-cell>
          <table:table-cell table:style-name="ce133" table:formula="of:=([.M54]-[.M$101])*([.M54]-[.M$101])*[.$K54]" office:value-type="float" office:value="45.3550416417188">
            <text:p>45.36</text:p>
          </table:table-cell>
          <table:table-cell table:style-name="ce137" table:formula="of:=([.N54]-[.N$101])*([.N54]-[.N$101])*[.$K54]" office:value-type="float" office:value="0.0000414950887031372">
            <text:p>0.00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Undercarriage right</text:p>
          </table:table-cell>
          <table:table-cell table:style-name="ce63" table:formula="of:=[.C42]" office:value-type="float" office:value="118">
            <text:p>118.000</text:p>
          </table:table-cell>
          <table:table-cell table:style-name="ce69" table:formula="of:=([.L55]/0.0254)/12" office:value-type="float" office:value="-5.249343832021">
            <text:p>-5.25</text:p>
          </table:table-cell>
          <table:table-cell table:style-name="ce69" table:formula="of:=([.M55]/0.0254)/12" office:value-type="float" office:value="2.98556430446194">
            <text:p>2.99</text:p>
          </table:table-cell>
          <table:table-cell table:style-name="ce69" table:formula="of:=([.N55]/0.0254)/12" office:value-type="float" office:value="-5.31496062992126">
            <text:p>-5.31</text:p>
          </table:table-cell>
          <table:table-cell table:style-name="ce113" table:formula="of:=[.D55]*[.C55]" office:value-type="float" office:value="-619.422572178478">
            <text:p>-619.42</text:p>
          </table:table-cell>
          <table:table-cell table:style-name="ce113" table:formula="of:=[.E55]*[.C55]" office:value-type="float" office:value="352.296587926509">
            <text:p>352.30</text:p>
          </table:table-cell>
          <table:table-cell table:style-name="ce113" table:formula="of:=[.F55]*[.C55]" office:value-type="float" office:value="-627.165354330709">
            <text:p>-627.17</text:p>
          </table:table-cell>
          <table:table-cell table:style-name="ce118"/>
          <table:table-cell table:style-name="ce120" table:formula="of:=[.K42]" office:value-type="float" office:value="53.5237205336043">
            <text:p>54</text:p>
          </table:table-cell>
          <table:table-cell table:style-name="ce118" table:formula="of:=[.L42]" office:value-type="float" office:value="-1.6">
            <text:p>-1.60</text:p>
          </table:table-cell>
          <table:table-cell table:style-name="ce118" table:formula="of:=[.M42]*-1" office:value-type="float" office:value="0.91">
            <text:p>0.91</text:p>
          </table:table-cell>
          <table:table-cell table:style-name="ce118" table:formula="of:=[.N42]" office:value-type="float" office:value="-1.62">
            <text:p>-1.62</text:p>
          </table:table-cell>
          <table:table-cell table:style-name="ce113" table:formula="of:=[.L55]*[.K55]" office:value-type="float" office:value="-85.6379528537669">
            <text:p>-85.64</text:p>
          </table:table-cell>
          <table:table-cell table:style-name="ce113" table:formula="of:=[.M55]*[.K55]" office:value-type="float" office:value="48.7065856855799">
            <text:p>48.71</text:p>
          </table:table-cell>
          <table:table-cell table:style-name="ce113" table:formula="of:=[.N55]*[.K55]" office:value-type="float" office:value="-86.7084272644389">
            <text:p>-86.71</text:p>
          </table:table-cell>
          <table:table-cell table:style-name="ce127"/>
          <table:table-cell table:style-name="ce133" table:formula="of:=([.L55]-[.L$101])*([.L55]-[.L$101])*[.$K55]" office:value-type="float" office:value="2.83376760134599">
            <text:p>2.83</text:p>
          </table:table-cell>
          <table:table-cell table:style-name="ce133" table:formula="of:=([.M55]-[.M$101])*([.M55]-[.M$101])*[.$K55]" office:value-type="float" office:value="43.6331691630095">
            <text:p>43.63</text:p>
          </table:table-cell>
          <table:table-cell table:style-name="ce137" table:formula="of:=([.N55]-[.N$101])*([.N55]-[.N$101])*[.$K55]" office:value-type="float" office:value="104.758900574232">
            <text:p>104.76</text:p>
          </table:table-cell>
          <table:table-cell table:number-columns-repeated="1003"/>
        </table:table-row>
        <table:table-row table:style-name="ro5">
          <table:table-cell table:style-name="Default"/>
          <table:table-cell table:style-name="ce48" office:value-type="string">
            <text:p>Glycol Radiator</text:p>
          </table:table-cell>
          <table:table-cell table:style-name="ce60" office:value-type="float" office:value="98">
            <text:p>98.000</text:p>
          </table:table-cell>
          <table:table-cell table:style-name="ce69" table:formula="of:=([.L56]/0.0254)/12" office:value-type="float" office:value="-1.80446194225722">
            <text:p>-1.80</text:p>
          </table:table-cell>
          <table:table-cell table:style-name="ce69" table:formula="of:=([.M56]/0.0254)/12" office:value-type="float" office:value="3.41207349081365">
            <text:p>3.41</text:p>
          </table:table-cell>
          <table:table-cell table:style-name="ce69" table:formula="of:=([.N56]/0.0254)/12" office:value-type="float" office:value="-3.01837270341207">
            <text:p>-3.02</text:p>
          </table:table-cell>
          <table:table-cell table:style-name="ce113" table:formula="of:=[.D56]*[.C56]" office:value-type="float" office:value="-176.837270341207">
            <text:p>-176.84</text:p>
          </table:table-cell>
          <table:table-cell table:style-name="ce113" table:formula="of:=[.E56]*[.C56]" office:value-type="float" office:value="334.383202099738">
            <text:p>334.38</text:p>
          </table:table-cell>
          <table:table-cell table:style-name="ce113" table:formula="of:=[.F56]*[.C56]" office:value-type="float" office:value="-295.800524934383">
            <text:p>-295.80</text:p>
          </table:table-cell>
          <table:table-cell table:style-name="ce118"/>
          <table:table-cell table:style-name="ce120" table:formula="of:=[.C56]/[.B$7]" office:value-type="float" office:value="44.4519034940103">
            <text:p>44</text:p>
          </table:table-cell>
          <table:table-cell table:style-name="ce118" table:formula="of:=[.L43]" office:value-type="float" office:value="-0.55">
            <text:p>-0.55</text:p>
          </table:table-cell>
          <table:table-cell table:style-name="ce118" table:formula="of:=[.M43]*-1" office:value-type="float" office:value="1.04">
            <text:p>1.04</text:p>
          </table:table-cell>
          <table:table-cell table:style-name="ce118" table:formula="of:=[.N43]" office:value-type="float" office:value="-0.92">
            <text:p>-0.92</text:p>
          </table:table-cell>
          <table:table-cell table:style-name="ce113" table:formula="of:=[.L56]*[.K56]" office:value-type="float" office:value="-24.4485469217057">
            <text:p>-24.45</text:p>
          </table:table-cell>
          <table:table-cell table:style-name="ce113" table:formula="of:=[.M56]*[.K56]" office:value-type="float" office:value="46.2299796337708">
            <text:p>46.23</text:p>
          </table:table-cell>
          <table:table-cell table:style-name="ce113" table:formula="of:=[.N56]*[.K56]" office:value-type="float" office:value="-40.8957512144895">
            <text:p>-40.90</text:p>
          </table:table-cell>
          <table:table-cell table:style-name="ce127"/>
          <table:table-cell table:style-name="ce133" table:formula="of:=([.L56]-[.L$101])*([.L56]-[.L$101])*[.$K56]" office:value-type="float" office:value="29.8824657048546">
            <text:p>29.88</text:p>
          </table:table-cell>
          <table:table-cell table:style-name="ce133" table:formula="of:=([.M56]-[.M$101])*([.M56]-[.M$101])*[.$K56]" office:value-type="float" office:value="47.4241098486299">
            <text:p>47.42</text:p>
          </table:table-cell>
          <table:table-cell table:style-name="ce137" table:formula="of:=([.N56]-[.N$101])*([.N56]-[.N$101])*[.$K56]" office:value-type="float" office:value="21.720166216568">
            <text:p>21.72</text:p>
          </table:table-cell>
          <table:table-cell table:style-name="Default" table:number-columns-repeated="1003"/>
        </table:table-row>
        <table:table-row table:style-name="ro3">
          <table:table-cell/>
          <table:table-cell table:style-name="ce48"/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6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5" office:value-type="string">
            <text:p>V-STAB</text:p>
          </table:table-cell>
          <table:table-cell table:style-name="ce59" table:formula="of:=[.K58]*[.B$7]" office:value-type="float" office:value="43.8059981">
            <text:p>43.806</text:p>
          </table:table-cell>
          <table:table-cell table:style-name="ce69" table:formula="of:=([.L58]/0.0254)/12" office:value-type="float" office:value="15.4527559055118">
            <text:p>15.45</text:p>
          </table:table-cell>
          <table:table-cell table:style-name="ce69" table:formula="of:=([.M58]/0.0254)/12" office:value-type="float" office:value="0">
            <text:p>0.00</text:p>
          </table:table-cell>
          <table:table-cell table:style-name="ce69" table:formula="of:=([.N58]/0.0254)/12" office:value-type="float" office:value="1.70603674540682">
            <text:p>1.71</text:p>
          </table:table-cell>
          <table:table-cell table:style-name="ce113" table:formula="of:=[.D58]*[.C58]" office:value-type="float" office:value="676.923395836614">
            <text:p>676.92</text:p>
          </table:table-cell>
          <table:table-cell table:style-name="ce113" table:formula="of:=[.E58]*[.C58]" office:value-type="float" office:value="0">
            <text:p>0.00</text:p>
          </table:table-cell>
          <table:table-cell table:style-name="ce113" table:formula="of:=[.F58]*[.C58]" office:value-type="float" office:value="74.7346424278215">
            <text:p>74.73</text:p>
          </table:table-cell>
          <table:table-cell table:style-name="ce118"/>
          <table:table-cell table:style-name="ce119" office:value-type="float" office:value="19.87">
            <text:p>19.87</text:p>
          </table:table-cell>
          <table:table-cell table:style-name="ce119" office:value-type="float" office:value="4.71">
            <text:p>4.71</text:p>
          </table:table-cell>
          <table:table-cell table:style-name="ce118" office:value-type="float" office:value="0">
            <text:p>0.00</text:p>
          </table:table-cell>
          <table:table-cell table:style-name="ce119" office:value-type="float" office:value="0.52">
            <text:p>0.52</text:p>
          </table:table-cell>
          <table:table-cell table:style-name="ce113" table:formula="of:=[.L58]*[.K58]" office:value-type="float" office:value="93.5877">
            <text:p>93.59</text:p>
          </table:table-cell>
          <table:table-cell table:style-name="ce113" table:formula="of:=[.M58]*[.K58]" office:value-type="float" office:value="0">
            <text:p>0.00</text:p>
          </table:table-cell>
          <table:table-cell table:style-name="ce113" table:formula="of:=[.N58]*[.K58]" office:value-type="float" office:value="10.3324">
            <text:p>10.33</text:p>
          </table:table-cell>
          <table:table-cell table:style-name="ce127"/>
          <table:table-cell table:style-name="ce133" table:formula="of:=([.L58]-[.L$101])*([.L58]-[.L$101])*[.$K58]" office:value-type="float" office:value="734.499185645615">
            <text:p>734.50</text:p>
          </table:table-cell>
          <table:table-cell table:style-name="ce133" table:formula="of:=([.M58]-[.M$101])*([.M58]-[.M$101])*[.$K58]" office:value-type="float" office:value="0.00100424192030301">
            <text:p>0.00</text:p>
          </table:table-cell>
          <table:table-cell table:style-name="ce137" table:formula="of:=([.N58]-[.N$101])*([.N58]-[.N$101])*[.$K58]" office:value-type="float" office:value="10.9098027154767">
            <text:p>10.91</text:p>
          </table:table-cell>
          <table:table-cell table:number-columns-repeated="1003"/>
        </table:table-row>
        <table:table-row table:style-name="ro3">
          <table:table-cell/>
          <table:table-cell table:style-name="ce47" office:value-type="string">
            <text:p>Ballast weight</text:p>
          </table:table-cell>
          <table:table-cell table:style-name="ce60" office:value-type="float" office:value="40">
            <text:p>40.000</text:p>
          </table:table-cell>
          <table:table-cell table:style-name="ce69" table:formula="of:=([.L59]/0.0254)/12" office:value-type="float" office:value="14.3044619422572">
            <text:p>14.30</text:p>
          </table:table-cell>
          <table:table-cell table:style-name="ce69" table:formula="of:=([.M59]/0.0254)/12" office:value-type="float" office:value="0">
            <text:p>0.00</text:p>
          </table:table-cell>
          <table:table-cell table:style-name="ce69" table:formula="of:=([.N59]/0.0254)/12" office:value-type="float" office:value="0">
            <text:p>0.00</text:p>
          </table:table-cell>
          <table:table-cell table:style-name="ce113" table:formula="of:=[.D59]*[.C59]" office:value-type="float" office:value="572.178477690289">
            <text:p>572.18</text:p>
          </table:table-cell>
          <table:table-cell table:style-name="ce113" table:formula="of:=[.E59]*[.C59]" office:value-type="float" office:value="0">
            <text:p>0.00</text:p>
          </table:table-cell>
          <table:table-cell table:style-name="ce113" table:formula="of:=[.F59]*[.C59]" office:value-type="float" office:value="0">
            <text:p>0.00</text:p>
          </table:table-cell>
          <table:table-cell table:style-name="ce118"/>
          <table:table-cell table:style-name="ce120" table:formula="of:=[.C59]/[.B$7]" office:value-type="float" office:value="18.1436340791879">
            <text:p>18</text:p>
          </table:table-cell>
          <table:table-cell table:style-name="ce119" office:value-type="float" office:value="4.36">
            <text:p>4.36</text:p>
          </table:table-cell>
          <table:table-cell table:style-name="ce118" table:formula="of:=[.M58]" office:value-type="float" office:value="0">
            <text:p>0.00</text:p>
          </table:table-cell>
          <table:table-cell table:style-name="ce119" office:value-type="float" office:value="0">
            <text:p>0.00</text:p>
          </table:table-cell>
          <table:table-cell table:style-name="ce113" table:formula="of:=[.L59]*[.K59]" office:value-type="float" office:value="79.1062445852592">
            <text:p>79.11</text:p>
          </table:table-cell>
          <table:table-cell table:style-name="ce113" table:formula="of:=[.M59]*[.K59]" office:value-type="float" office:value="0">
            <text:p>0.00</text:p>
          </table:table-cell>
          <table:table-cell table:style-name="ce113" table:formula="of:=[.N59]*[.K59]" office:value-type="float" office:value="0">
            <text:p>0.00</text:p>
          </table:table-cell>
          <table:table-cell table:style-name="ce127"/>
          <table:table-cell table:style-name="ce133" table:formula="of:=([.L59]-[.L$101])*([.L59]-[.L$101])*[.$K59]" office:value-type="float" office:value="595.688173731329">
            <text:p>595.69</text:p>
          </table:table-cell>
          <table:table-cell table:style-name="ce133" table:formula="of:=([.M59]-[.M$101])*([.M59]-[.M$101])*[.$K59]" office:value-type="float" office:value="0.000916990333616447">
            <text:p>0.00</text:p>
          </table:table-cell>
          <table:table-cell table:style-name="ce137" table:formula="of:=([.N59]-[.N$101])*([.N59]-[.N$101])*[.$K59]" office:value-type="float" office:value="0.8860342921363">
            <text:p>0.89</text:p>
          </table:table-cell>
          <table:table-cell table:number-columns-repeated="1003"/>
        </table:table-row>
        <table:table-row table:style-name="ro3">
          <table:table-cell/>
          <table:table-cell table:style-name="ce50"/>
          <table:table-cell table:style-name="ce61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5" office:value-type="string">
            <text:p>H-STABS</text:p>
          </table:table-cell>
          <table:table-cell table:style-name="ce61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Left</text:p>
          </table:table-cell>
          <table:table-cell table:style-name="ce59" table:formula="of:=[.K62]*[.B$7]" office:value-type="float" office:value="28.9026993">
            <text:p>28.903</text:p>
          </table:table-cell>
          <table:table-cell table:style-name="ce69" table:formula="of:=([.L62]/0.0254)/12" office:value-type="float" office:value="15.3871391076115">
            <text:p>15.39</text:p>
          </table:table-cell>
          <table:table-cell table:style-name="ce69" table:formula="of:=([.M62]/0.0254)/12" office:value-type="float" office:value="-2.82152230971129">
            <text:p>-2.82</text:p>
          </table:table-cell>
          <table:table-cell table:style-name="ce69" table:formula="of:=([.N62]/0.0254)/12" office:value-type="float" office:value="0.492125984251968">
            <text:p>0.49</text:p>
          </table:table-cell>
          <table:table-cell table:style-name="ce113" table:formula="of:=[.D62]*[.C62]" office:value-type="float" office:value="444.729854714567">
            <text:p>444.73</text:p>
          </table:table-cell>
          <table:table-cell table:style-name="ce113" table:formula="of:=[.E62]*[.C62]" office:value-type="float" office:value="-81.5496108858268">
            <text:p>-81.55</text:p>
          </table:table-cell>
          <table:table-cell table:style-name="ce113" table:formula="of:=[.F62]*[.C62]" office:value-type="float" office:value="14.2237693405512">
            <text:p>14.22</text:p>
          </table:table-cell>
          <table:table-cell table:style-name="ce118"/>
          <table:table-cell table:style-name="ce119" office:value-type="float" office:value="13.11">
            <text:p>13.11</text:p>
          </table:table-cell>
          <table:table-cell table:style-name="ce119" office:value-type="float" office:value="4.69">
            <text:p>4.69</text:p>
          </table:table-cell>
          <table:table-cell table:style-name="ce119" office:value-type="float" office:value="-0.86">
            <text:p>-0.86</text:p>
          </table:table-cell>
          <table:table-cell table:style-name="ce119" office:value-type="float" office:value="0.15">
            <text:p>0.15</text:p>
          </table:table-cell>
          <table:table-cell table:style-name="ce113" table:formula="of:=[.L62]*[.K62]" office:value-type="float" office:value="61.4859">
            <text:p>61.49</text:p>
          </table:table-cell>
          <table:table-cell table:style-name="ce113" table:formula="of:=[.M62]*[.K62]" office:value-type="float" office:value="-11.2746">
            <text:p>-11.27</text:p>
          </table:table-cell>
          <table:table-cell table:style-name="ce113" table:formula="of:=[.N62]*[.K62]" office:value-type="float" office:value="1.9665">
            <text:p>1.97</text:p>
          </table:table-cell>
          <table:table-cell table:style-name="ce127"/>
          <table:table-cell table:style-name="ce133" table:formula="of:=([.L62]-[.L$101])*([.L62]-[.L$101])*[.$K62]" office:value-type="float" office:value="481.431150860641">
            <text:p>481.43</text:p>
          </table:table-cell>
          <table:table-cell table:style-name="ce133" table:formula="of:=([.M62]-[.M$101])*([.M62]-[.M$101])*[.$K62]" office:value-type="float" office:value="9.85712517819554">
            <text:p>9.86</text:p>
          </table:table-cell>
          <table:table-cell table:style-name="ce137" table:formula="of:=([.N62]-[.N$101])*([.N62]-[.N$101])*[.$K62]" office:value-type="float" office:value="1.80432923416285">
            <text:p>1.80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Right</text:p>
          </table:table-cell>
          <table:table-cell table:style-name="ce59" table:formula="of:=[.K63]*[.B$7]" office:value-type="float" office:value="28.9026993">
            <text:p>28.903</text:p>
          </table:table-cell>
          <table:table-cell table:style-name="ce69" table:formula="of:=([.L63]/0.0254)/12" office:value-type="float" office:value="15.3871391076115">
            <text:p>15.39</text:p>
          </table:table-cell>
          <table:table-cell table:style-name="ce69" table:formula="of:=([.M63]/0.0254)/12" office:value-type="float" office:value="2.82152230971129">
            <text:p>2.82</text:p>
          </table:table-cell>
          <table:table-cell table:style-name="ce69" table:formula="of:=([.N63]/0.0254)/12" office:value-type="float" office:value="0.492125984251968">
            <text:p>0.49</text:p>
          </table:table-cell>
          <table:table-cell table:style-name="ce113" table:formula="of:=[.D63]*[.C63]" office:value-type="float" office:value="444.729854714567">
            <text:p>444.73</text:p>
          </table:table-cell>
          <table:table-cell table:style-name="ce113" table:formula="of:=[.E63]*[.C63]" office:value-type="float" office:value="81.5496108858268">
            <text:p>81.55</text:p>
          </table:table-cell>
          <table:table-cell table:style-name="ce113" table:formula="of:=[.F63]*[.C63]" office:value-type="float" office:value="14.2237693405512">
            <text:p>14.22</text:p>
          </table:table-cell>
          <table:table-cell table:style-name="ce118"/>
          <table:table-cell table:style-name="ce120" table:formula="of:=[.K62]" office:value-type="float" office:value="13.11">
            <text:p>13</text:p>
          </table:table-cell>
          <table:table-cell table:style-name="ce118" table:formula="of:=[.L62]" office:value-type="float" office:value="4.69">
            <text:p>4.69</text:p>
          </table:table-cell>
          <table:table-cell table:style-name="ce118" table:formula="of:=[.M62]*-1" office:value-type="float" office:value="0.86">
            <text:p>0.86</text:p>
          </table:table-cell>
          <table:table-cell table:style-name="ce118" table:formula="of:=[.N62]" office:value-type="float" office:value="0.15">
            <text:p>0.15</text:p>
          </table:table-cell>
          <table:table-cell table:style-name="ce113" table:formula="of:=[.L63]*[.K63]" office:value-type="float" office:value="61.4859">
            <text:p>61.49</text:p>
          </table:table-cell>
          <table:table-cell table:style-name="ce113" table:formula="of:=[.M63]*[.K63]" office:value-type="float" office:value="11.2746">
            <text:p>11.27</text:p>
          </table:table-cell>
          <table:table-cell table:style-name="ce113" table:formula="of:=[.N63]*[.K63]" office:value-type="float" office:value="1.9665">
            <text:p>1.97</text:p>
          </table:table-cell>
          <table:table-cell table:style-name="ce127"/>
          <table:table-cell table:style-name="ce133" table:formula="of:=([.L63]-[.L$101])*([.L63]-[.L$101])*[.$K63]" office:value-type="float" office:value="481.431150860641">
            <text:p>481.43</text:p>
          </table:table-cell>
          <table:table-cell table:style-name="ce133" table:formula="of:=([.M63]-[.M$101])*([.M63]-[.M$101])*[.$K63]" office:value-type="float" office:value="9.53651199659813">
            <text:p>9.54</text:p>
          </table:table-cell>
          <table:table-cell table:style-name="ce137" table:formula="of:=([.N63]-[.N$101])*([.N63]-[.N$101])*[.$K63]" office:value-type="float" office:value="1.80432923416285">
            <text:p>1.80</text:p>
          </table:table-cell>
          <table:table-cell table:number-columns-repeated="1003"/>
        </table:table-row>
        <table:table-row table:style-name="ro3">
          <table:table-cell/>
          <table:table-cell table:style-name="ce50"/>
          <table:table-cell table:style-name="ce58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/>
          <table:table-cell table:style-name="ce64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13">
          <table:table-cell/>
          <table:table-cell table:style-name="ce51" office:value-type="string">
            <text:p>'TARE' WEIGHT</text:p>
          </table:table-cell>
          <table:table-cell table:style-name="ce65" table:formula="of:=SUM([.C10:.C63])" office:value-type="float" office:value="4597.9964967">
            <text:p>4598.00</text:p>
          </table:table-cell>
          <table:table-cell table:style-name="ce65" table:formula="of:=[.G66]/[.C66]" office:value-type="float" office:value="-4.96691738786948">
            <text:p>-4.97</text:p>
          </table:table-cell>
          <table:table-cell table:style-name="ce65" table:formula="of:=[.H66]/[.C66]" office:value-type="float" office:value="-0.00816642914481878">
            <text:p>-0.01</text:p>
          </table:table-cell>
          <table:table-cell table:style-name="ce65" table:formula="of:=[.I66]/[.C66]" office:value-type="float" office:value="-0.750487039392087">
            <text:p>-0.75</text:p>
          </table:table-cell>
          <table:table-cell table:style-name="ce68" table:formula="of:=SUM([.G10:.G63])" office:value-type="float" office:value="-22837.8687488222">
            <text:p>-22838</text:p>
          </table:table-cell>
          <table:table-cell table:style-name="ce68" table:formula="of:=SUM([.H10:.H63])" office:value-type="float" office:value="-37.5492125984255">
            <text:p>-38</text:p>
          </table:table-cell>
          <table:table-cell table:style-name="ce68" table:formula="of:=SUM([.I10:.I63])" office:value-type="float" office:value="-3450.73677794357">
            <text:p>-3451</text:p>
          </table:table-cell>
          <table:table-cell table:style-name="ce68"/>
          <table:table-cell table:style-name="ce68" table:formula="of:=SUM([.K10:.K64])" office:value-type="float" office:value="2082.49644439203">
            <text:p>2082</text:p>
          </table:table-cell>
          <table:table-cell table:style-name="ce65" table:formula="of:=[.O66]/[.K66]" office:value-type="float" office:value="-1.51396711463849">
            <text:p>-1.51</text:p>
          </table:table-cell>
          <table:table-cell table:style-name="ce65" table:formula="of:=[.P66]/[.K66]" office:value-type="float" office:value="0.00535431810435979">
            <text:p>0.01</text:p>
          </table:table-cell>
          <table:table-cell table:style-name="ce65" table:formula="of:=[.Q66]/[.K66]" office:value-type="float" office:value="-0.22875255770973">
            <text:p>-0.23</text:p>
          </table:table-cell>
          <table:table-cell table:style-name="ce68" table:formula="of:=SUM([.O10:.O64])" office:value-type="float" office:value="-3152.83113316112">
            <text:p>-3153</text:p>
          </table:table-cell>
          <table:table-cell table:style-name="ce68" table:formula="of:=SUM([.P10:.P64])" office:value-type="float" office:value="11.1503484144731">
            <text:p>11</text:p>
          </table:table-cell>
          <table:table-cell table:style-name="ce124" table:formula="of:=SUM([.Q10:.Q64])" office:value-type="float" office:value="-476.376388076094">
            <text:p>-476</text:p>
          </table:table-cell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52"/>
          <table:table-cell table:style-name="ce66" table:number-columns-repeated="9"/>
          <table:table-cell table:style-name="ce109" table:number-columns-repeated="3"/>
          <table:table-cell table:style-name="ce66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2"/>
          <table:table-cell table:style-name="ce56" table:number-columns-spanned="15" table:number-rows-spanned="1"/>
          <table:covered-table-cell table:number-columns-repeated="13" table:style-name="ce105"/>
          <table:covered-table-cell table:style-name="ce125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9">
          <table:table-cell/>
          <table:table-cell table:style-name="ce43" office:value-type="string" table:number-columns-spanned="1" table:number-rows-spanned="2">
            <text:p>TYPICAL 'REMOVABLE' ITEMS OF LOAD</text:p>
          </table:table-cell>
          <table:table-cell table:style-name="ce57" office:value-type="string" table:number-columns-spanned="1" table:number-rows-spanned="2">
            <text:p>WEIGHT (lb)</text:p>
          </table:table-cell>
          <table:table-cell table:style-name="ce106" office:value-type="string" table:number-columns-spanned="1" table:number-rows-spanned="2">
            <text:p>X</text:p>
            <text:p>(FT)</text:p>
          </table:table-cell>
          <table:table-cell table:style-name="ce106" office:value-type="string" table:number-columns-spanned="1" table:number-rows-spanned="2">
            <text:p>Y</text:p>
            <text:p>(FT)</text:p>
          </table:table-cell>
          <table:table-cell table:style-name="ce106" office:value-type="string" table:number-columns-spanned="1" table:number-rows-spanned="2">
            <text:p>Z</text:p>
            <text:p>(FT)</text:p>
          </table:table-cell>
          <table:table-cell table:style-name="ce106" office:value-type="string" table:number-columns-spanned="1" table:number-rows-spanned="2">
            <text:p>X ARM</text:p>
            <text:p>(lb FT)</text:p>
          </table:table-cell>
          <table:table-cell table:style-name="ce106" office:value-type="string" table:number-columns-spanned="1" table:number-rows-spanned="2">
            <text:p>Y ARM</text:p>
            <text:p>(lb FT)</text:p>
          </table:table-cell>
          <table:table-cell table:style-name="ce106" office:value-type="string" table:number-columns-spanned="1" table:number-rows-spanned="2">
            <text:p>Z ARM</text:p>
            <text:p>(lb FT)</text:p>
          </table:table-cell>
          <table:table-cell table:style-name="ce115"/>
          <table:table-cell table:style-name="ce106" office:value-type="string" table:number-columns-spanned="1" table:number-rows-spanned="2">
            <text:p>WEIGHT (kg)</text:p>
          </table:table-cell>
          <table:table-cell table:style-name="ce106" office:value-type="string" table:number-columns-spanned="1" table:number-rows-spanned="2">
            <text:p>X</text:p>
            <text:p>(m)</text:p>
          </table:table-cell>
          <table:table-cell table:style-name="ce106" office:value-type="string" table:number-columns-spanned="1" table:number-rows-spanned="2">
            <text:p>Y</text:p>
            <text:p>(m)</text:p>
          </table:table-cell>
          <table:table-cell table:style-name="ce106" office:value-type="string" table:number-columns-spanned="1" table:number-rows-spanned="2">
            <text:p>Z</text:p>
            <text:p>(m)</text:p>
          </table:table-cell>
          <table:table-cell table:style-name="ce106" office:value-type="string" table:number-columns-spanned="1" table:number-rows-spanned="2">
            <text:p>X ARM</text:p>
            <text:p>(kg m)</text:p>
          </table:table-cell>
          <table:table-cell table:style-name="ce106" office:value-type="string" table:number-columns-spanned="1" table:number-rows-spanned="2">
            <text:p>Y ARM</text:p>
            <text:p>(kg m)</text:p>
          </table:table-cell>
          <table:table-cell table:style-name="ce106" office:value-type="string" table:number-columns-spanned="1" table:number-rows-spanned="2">
            <text:p>Z ARM</text:p>
            <text:p>(kg m)</text:p>
          </table:table-cell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covered-table-cell table:style-name="ce43"/>
          <table:covered-table-cell table:style-name="ce57"/>
          <table:covered-table-cell table:number-columns-repeated="4" table:style-name="ce107"/>
          <table:covered-table-cell table:number-columns-repeated="2" table:style-name="ce106"/>
          <table:table-cell table:style-name="ce115"/>
          <table:covered-table-cell table:style-name="ce106"/>
          <table:covered-table-cell table:number-columns-repeated="4" table:style-name="ce107"/>
          <table:covered-table-cell table:number-columns-repeated="2" table:style-name="ce106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50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ce118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6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ce118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Pilot + parachute</text:p>
          </table:table-cell>
          <table:table-cell table:style-name="ce60" office:value-type="float" office:value="200">
            <text:p>200.000</text:p>
          </table:table-cell>
          <table:table-cell table:style-name="ce69" table:formula="of:=([.L73]/0.0254)/12" office:value-type="float" office:value="0">
            <text:p>0.00</text:p>
          </table:table-cell>
          <table:table-cell table:style-name="ce69" table:formula="of:=([.M73]/0.0254)/12" office:value-type="float" office:value="0">
            <text:p>0.00</text:p>
          </table:table-cell>
          <table:table-cell table:style-name="ce69" table:formula="of:=([.N73]/0.0254)/12" office:value-type="float" office:value="0">
            <text:p>0.00</text:p>
          </table:table-cell>
          <table:table-cell table:style-name="ce113" table:formula="of:=[.D73]*[.C73]" office:value-type="float" office:value="0">
            <text:p>0.00</text:p>
          </table:table-cell>
          <table:table-cell table:style-name="ce113" table:formula="of:=[.E73]*[.C73]" office:value-type="float" office:value="0">
            <text:p>0.00</text:p>
          </table:table-cell>
          <table:table-cell table:style-name="ce113" table:formula="of:=[.F73]*[.C73]" office:value-type="float" office:value="0">
            <text:p>0.00</text:p>
          </table:table-cell>
          <table:table-cell table:style-name="ce118"/>
          <table:table-cell table:style-name="ce120" table:formula="of:=[.C73]/[.B$7]" office:value-type="float" office:value="90.7181703959395">
            <text:p>91</text:p>
          </table:table-cell>
          <table:table-cell table:number-columns-repeated="3" table:style-name="ce119" office:value-type="float" office:value="0">
            <text:p>0.00</text:p>
          </table:table-cell>
          <table:table-cell table:style-name="ce113" table:formula="of:=[.L73]*[.K73]" office:value-type="float" office:value="0">
            <text:p>0.00</text:p>
          </table:table-cell>
          <table:table-cell table:style-name="ce113" table:formula="of:=[.M73]*[.K73]" office:value-type="float" office:value="0">
            <text:p>0.00</text:p>
          </table:table-cell>
          <table:table-cell table:style-name="ce113" table:formula="of:=[.N73]*[.K73]" office:value-type="float" office:value="0">
            <text:p>0.00</text:p>
          </table:table-cell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REFLECTOR SIGHT</text:p>
          </table:table-cell>
          <table:table-cell table:style-name="ce60" office:value-type="float" office:value="4.5">
            <text:p>4.500</text:p>
          </table:table-cell>
          <table:table-cell table:style-name="ce69" table:formula="of:=([.L74]/0.0254)/12" office:value-type="float" office:value="-1.47637795275591">
            <text:p>-1.48</text:p>
          </table:table-cell>
          <table:table-cell table:style-name="ce69" table:formula="of:=([.M74]/0.0254)/12" office:value-type="float" office:value="0">
            <text:p>0.00</text:p>
          </table:table-cell>
          <table:table-cell table:style-name="ce69" table:formula="of:=([.N74]/0.0254)/12" office:value-type="float" office:value="1.73884514435696">
            <text:p>1.74</text:p>
          </table:table-cell>
          <table:table-cell table:style-name="ce113" table:formula="of:=[.D74]*[.C74]" office:value-type="float" office:value="-6.64370078740158">
            <text:p>-6.64</text:p>
          </table:table-cell>
          <table:table-cell table:style-name="ce113" table:formula="of:=[.E74]*[.C74]" office:value-type="float" office:value="0">
            <text:p>0.00</text:p>
          </table:table-cell>
          <table:table-cell table:style-name="ce113" table:formula="of:=[.F74]*[.C74]" office:value-type="float" office:value="7.8248031496063">
            <text:p>7.82</text:p>
          </table:table-cell>
          <table:table-cell table:style-name="ce118"/>
          <table:table-cell table:style-name="ce120" table:formula="of:=[.C74]/[.B$7]" office:value-type="float" office:value="2.04115883390864">
            <text:p>2</text:p>
          </table:table-cell>
          <table:table-cell table:style-name="ce119" table:formula="of:=[.L73]-0.45" office:value-type="float" office:value="-0.45">
            <text:p>-0.45</text:p>
          </table:table-cell>
          <table:table-cell table:style-name="ce119" office:value-type="float" office:value="0">
            <text:p>0.00</text:p>
          </table:table-cell>
          <table:table-cell table:style-name="ce119" office:value-type="float" office:value="0.53">
            <text:p>0.53</text:p>
          </table:table-cell>
          <table:table-cell table:style-name="ce113" table:formula="of:=[.L74]*[.K74]" office:value-type="float" office:value="-0.918521475258887">
            <text:p>-0.92</text:p>
          </table:table-cell>
          <table:table-cell table:style-name="ce113" table:formula="of:=[.M74]*[.K74]" office:value-type="float" office:value="0">
            <text:p>0.00</text:p>
          </table:table-cell>
          <table:table-cell table:style-name="ce113" table:formula="of:=[.N74]*[.K74]" office:value-type="float" office:value="1.08181418197158">
            <text:p>1.08</text:p>
          </table:table-cell>
          <table:table-cell table:style-name="Excel_20_Built-in_20_Normal"/>
          <table:table-cell table:style-name="ce133" table:formula="of:=([.L74]-[.L$101])*([.L74]-[.L$101])*[.$K74]" office:value-type="float" office:value="1.72727650612368">
            <text:p>1.73</text:p>
          </table:table-cell>
          <table:table-cell table:style-name="ce133" table:formula="of:=([.M74]-[.M$101])*([.M74]-[.M$101])*[.$K74]" office:value-type="float" office:value="0.00010316141253185">
            <text:p>0.00</text:p>
          </table:table-cell>
          <table:table-cell table:style-name="ce137" table:formula="of:=([.N74]-[.N$101])*([.N74]-[.N$101])*[.$K74]" office:value-type="float" office:value="1.15117015210357">
            <text:p>1.15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1 1/4 lb INCENDIARY BOMB AND CROWBAR</text:p>
          </table:table-cell>
          <table:table-cell table:style-name="ce60" office:value-type="float" office:value="2.5">
            <text:p>2.500</text:p>
          </table:table-cell>
          <table:table-cell table:style-name="ce69" table:formula="of:=([.L75]/0.0254)/12" office:value-type="float" office:value="0">
            <text:p>0.00</text:p>
          </table:table-cell>
          <table:table-cell table:style-name="ce69" table:formula="of:=([.M75]/0.0254)/12" office:value-type="float" office:value="0">
            <text:p>0.00</text:p>
          </table:table-cell>
          <table:table-cell table:style-name="ce69" table:formula="of:=([.N75]/0.0254)/12" office:value-type="float" office:value="0.820209973753281">
            <text:p>0.82</text:p>
          </table:table-cell>
          <table:table-cell table:style-name="ce113" table:formula="of:=[.D75]*[.C75]" office:value-type="float" office:value="0">
            <text:p>0.00</text:p>
          </table:table-cell>
          <table:table-cell table:style-name="ce113" table:formula="of:=[.E75]*[.C75]" office:value-type="float" office:value="0">
            <text:p>0.00</text:p>
          </table:table-cell>
          <table:table-cell table:style-name="ce113" table:formula="of:=[.F75]*[.C75]" office:value-type="float" office:value="2.0505249343832">
            <text:p>2.05</text:p>
          </table:table-cell>
          <table:table-cell table:style-name="ce118"/>
          <table:table-cell table:style-name="ce120" table:formula="of:=[.C75]/[.B$7]" office:value-type="float" office:value="1.13397712994924">
            <text:p>1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9" office:value-type="float" office:value="0.25">
            <text:p>0.25</text:p>
          </table:table-cell>
          <table:table-cell table:style-name="ce113" table:formula="of:=[.L75]*[.K75]" office:value-type="float" office:value="0">
            <text:p>0.00</text:p>
          </table:table-cell>
          <table:table-cell table:style-name="ce113" table:formula="of:=[.M75]*[.K75]" office:value-type="float" office:value="0">
            <text:p>0.00</text:p>
          </table:table-cell>
          <table:table-cell table:style-name="ce113" table:formula="of:=[.N75]*[.K75]" office:value-type="float" office:value="0.283494282487311">
            <text:p>0.28</text:p>
          </table:table-cell>
          <table:table-cell table:style-name="Excel_20_Built-in_20_Normal"/>
          <table:table-cell table:style-name="ce133" table:formula="of:=([.L75]-[.L$101])*([.L75]-[.L$101])*[.$K75]" office:value-type="float" office:value="2.1280635702597">
            <text:p>2.13</text:p>
          </table:table-cell>
          <table:table-cell table:style-name="ce133" table:formula="of:=([.M75]-[.M$101])*([.M75]-[.M$101])*[.$K75]" office:value-type="float" office:value="0.0000573118958510279">
            <text:p>0.00</text:p>
          </table:table-cell>
          <table:table-cell table:style-name="ce137" table:formula="of:=([.N75]-[.N$101])*([.N75]-[.N$101])*[.$K75]" office:value-type="float" office:value="0.25154677724337">
            <text:p>0.25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OXYGEN CYLINDER FOR MOUNTING</text:p>
          </table:table-cell>
          <table:table-cell table:style-name="ce60" office:value-type="float" office:value="19.6">
            <text:p>19.600</text:p>
          </table:table-cell>
          <table:table-cell table:style-name="ce69" table:formula="of:=([.L76]/0.0254)/12" office:value-type="float" office:value="8.43175853018373">
            <text:p>8.43</text:p>
          </table:table-cell>
          <table:table-cell table:style-name="ce69" table:formula="of:=([.M76]/0.0254)/12" office:value-type="float" office:value="0">
            <text:p>0.00</text:p>
          </table:table-cell>
          <table:table-cell table:style-name="ce69" table:formula="of:=([.N76]/0.0254)/12" office:value-type="float" office:value="0">
            <text:p>0.00</text:p>
          </table:table-cell>
          <table:table-cell table:style-name="ce113" table:formula="of:=[.D76]*[.C76]" office:value-type="float" office:value="165.262467191601">
            <text:p>165.26</text:p>
          </table:table-cell>
          <table:table-cell table:style-name="ce113" table:formula="of:=[.E76]*[.C76]" office:value-type="float" office:value="0">
            <text:p>0.00</text:p>
          </table:table-cell>
          <table:table-cell table:style-name="ce113" table:formula="of:=[.F76]*[.C76]" office:value-type="float" office:value="0">
            <text:p>0.00</text:p>
          </table:table-cell>
          <table:table-cell table:style-name="ce118"/>
          <table:table-cell table:style-name="ce120" table:formula="of:=[.C76]/[.B$7]" office:value-type="float" office:value="8.89038069880207">
            <text:p>9</text:p>
          </table:table-cell>
          <table:table-cell table:style-name="ce119" office:value-type="float" office:value="2.57">
            <text:p>2.57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76]*[.K76]" office:value-type="float" office:value="22.8482783959213">
            <text:p>22.85</text:p>
          </table:table-cell>
          <table:table-cell table:style-name="ce113" table:formula="of:=[.M76]*[.K76]" office:value-type="float" office:value="0">
            <text:p>0.00</text:p>
          </table:table-cell>
          <table:table-cell table:style-name="ce113" table:formula="of:=[.N76]*[.K76]" office:value-type="float" office:value="0">
            <text:p>0.00</text:p>
          </table:table-cell>
          <table:table-cell table:style-name="Excel_20_Built-in_20_Normal"/>
          <table:table-cell table:style-name="ce133" table:formula="of:=([.L76]-[.L$101])*([.L76]-[.L$101])*[.$K76]" office:value-type="float" office:value="138.003992244571">
            <text:p>138.00</text:p>
          </table:table-cell>
          <table:table-cell table:style-name="ce133" table:formula="of:=([.M76]-[.M$101])*([.M76]-[.M$101])*[.$K76]" office:value-type="float" office:value="0.000449325263472059">
            <text:p>0.00</text:p>
          </table:table-cell>
          <table:table-cell table:style-name="ce137" table:formula="of:=([.N76]-[.N$101])*([.N76]-[.N$101])*[.$K76]" office:value-type="float" office:value="0.434156803146787">
            <text:p>0.43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DINGHY</text:p>
          </table:table-cell>
          <table:table-cell table:style-name="ce60" office:value-type="float" office:value="15">
            <text:p>15.000</text:p>
          </table:table-cell>
          <table:table-cell table:style-name="ce69" table:formula="of:=([.L77]/0.0254)/12" office:value-type="float" office:value="-1.64041994750656">
            <text:p>-1.64</text:p>
          </table:table-cell>
          <table:table-cell table:style-name="ce69" table:formula="of:=([.M77]/0.0254)/12" office:value-type="float" office:value="0">
            <text:p>0.00</text:p>
          </table:table-cell>
          <table:table-cell table:style-name="ce69" table:formula="of:=([.N77]/0.0254)/12" office:value-type="float" office:value="-0.426509186351706">
            <text:p>-0.43</text:p>
          </table:table-cell>
          <table:table-cell table:style-name="ce113" table:formula="of:=[.D77]*[.C77]" office:value-type="float" office:value="-24.6062992125984">
            <text:p>-24.61</text:p>
          </table:table-cell>
          <table:table-cell table:style-name="ce113" table:formula="of:=[.E77]*[.C77]" office:value-type="float" office:value="0">
            <text:p>0.00</text:p>
          </table:table-cell>
          <table:table-cell table:style-name="ce113" table:formula="of:=[.F77]*[.C77]" office:value-type="float" office:value="-6.39763779527559">
            <text:p>-6.40</text:p>
          </table:table-cell>
          <table:table-cell table:style-name="ce118"/>
          <table:table-cell table:style-name="ce120" table:formula="of:=[.C77]/[.B$7]" office:value-type="float" office:value="6.80386277969546">
            <text:p>7</text:p>
          </table:table-cell>
          <table:table-cell table:style-name="ce119" office:value-type="float" office:value="-0.5">
            <text:p>-0.50</text:p>
          </table:table-cell>
          <table:table-cell table:style-name="ce119" office:value-type="float" office:value="0">
            <text:p>0.00</text:p>
          </table:table-cell>
          <table:table-cell table:style-name="ce119" office:value-type="float" office:value="-0.13">
            <text:p>-0.13</text:p>
          </table:table-cell>
          <table:table-cell table:style-name="ce113" table:formula="of:=[.L77]*[.K77]" office:value-type="float" office:value="-3.40193138984773">
            <text:p>-3.40</text:p>
          </table:table-cell>
          <table:table-cell table:style-name="ce113" table:formula="of:=[.M77]*[.K77]" office:value-type="float" office:value="0">
            <text:p>0.00</text:p>
          </table:table-cell>
          <table:table-cell table:style-name="ce113" table:formula="of:=[.N77]*[.K77]" office:value-type="float" office:value="-0.88450216136041">
            <text:p>-0.88</text:p>
          </table:table-cell>
          <table:table-cell table:style-name="Excel_20_Built-in_20_Normal"/>
          <table:table-cell table:style-name="ce133" table:formula="of:=([.L77]-[.L$101])*([.L77]-[.L$101])*[.$K77]" office:value-type="float" office:value="5.14870791570324">
            <text:p>5.15</text:p>
          </table:table-cell>
          <table:table-cell table:style-name="ce133" table:formula="of:=([.M77]-[.M$101])*([.M77]-[.M$101])*[.$K77]" office:value-type="float" office:value="0.000343871375106168">
            <text:p>0.00</text:p>
          </table:table-cell>
          <table:table-cell table:style-name="ce137" table:formula="of:=([.N77]-[.N$101])*([.N77]-[.N$101])*[.$K77]" office:value-type="float" office:value="0.0563244228353326">
            <text:p>0.06</text:p>
          </table:table-cell>
          <table:table-cell table:number-columns-repeated="1003"/>
        </table:table-row>
        <table:table-row table:style-name="ro3">
          <table:table-cell/>
          <table:table-cell table:style-name="ce48"/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 table:formula="of:=[.C78]/[.B$7]" office:value-type="float" office:value="0">
            <text:p>0</text:p>
          </table:table-cell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53" office:value-type="string">
            <text:p>Aft</text:p>
          </table:table-cell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 table:formula="of:=[.C79]/[.B$7]" office:value-type="float" office:value="0">
            <text:p>0</text:p>
          </table:table-cell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TR 1143 RADIO &amp; ACCESSORIES</text:p>
          </table:table-cell>
          <table:table-cell table:style-name="ce60" office:value-type="float" office:value="87">
            <text:p>87.000</text:p>
          </table:table-cell>
          <table:table-cell table:style-name="ce69" table:formula="of:=([.L80]/0.0254)/12" office:value-type="float" office:value="4.59317585301837">
            <text:p>4.59</text:p>
          </table:table-cell>
          <table:table-cell table:style-name="ce69" table:formula="of:=([.M80]/0.0254)/12" office:value-type="float" office:value="0">
            <text:p>0.00</text:p>
          </table:table-cell>
          <table:table-cell table:style-name="ce69" table:formula="of:=([.N80]/0.0254)/12" office:value-type="float" office:value="0">
            <text:p>0.00</text:p>
          </table:table-cell>
          <table:table-cell table:style-name="ce113" table:formula="of:=[.D80]*[.C80]" office:value-type="float" office:value="399.606299212598">
            <text:p>399.61</text:p>
          </table:table-cell>
          <table:table-cell table:style-name="ce113" table:formula="of:=[.E80]*[.C80]" office:value-type="float" office:value="0">
            <text:p>0.00</text:p>
          </table:table-cell>
          <table:table-cell table:style-name="ce113" table:formula="of:=[.F80]*[.C80]" office:value-type="float" office:value="0">
            <text:p>0.00</text:p>
          </table:table-cell>
          <table:table-cell table:style-name="ce118"/>
          <table:table-cell table:style-name="ce120" table:formula="of:=[.C80]/[.B$7]" office:value-type="float" office:value="39.4624041222337">
            <text:p>39</text:p>
          </table:table-cell>
          <table:table-cell table:style-name="ce119" office:value-type="float" office:value="1.4">
            <text:p>1.40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80]*[.K80]" office:value-type="float" office:value="55.2473657711271">
            <text:p>55.25</text:p>
          </table:table-cell>
          <table:table-cell table:style-name="ce113" table:formula="of:=[.M80]*[.K80]" office:value-type="float" office:value="0">
            <text:p>0.00</text:p>
          </table:table-cell>
          <table:table-cell table:style-name="ce113" table:formula="of:=[.N80]*[.K80]" office:value-type="float" office:value="0">
            <text:p>0.00</text:p>
          </table:table-cell>
          <table:table-cell table:style-name="Excel_20_Built-in_20_Normal"/>
          <table:table-cell table:style-name="ce133" table:formula="of:=([.L80]-[.L$101])*([.L80]-[.L$101])*[.$K80]" office:value-type="float" office:value="302.770104945263">
            <text:p>302.77</text:p>
          </table:table-cell>
          <table:table-cell table:style-name="ce133" table:formula="of:=([.M80]-[.M$101])*([.M80]-[.M$101])*[.$K80]" office:value-type="float" office:value="0.00199445397561577">
            <text:p>0.00</text:p>
          </table:table-cell>
          <table:table-cell table:style-name="ce137" table:formula="of:=([.N80]-[.N$101])*([.N80]-[.N$101])*[.$K80]" office:value-type="float" office:value="1.92712458539645">
            <text:p>1.93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R 3002 RADIO, DETONATOR AND CONTROL UNIT</text:p>
          </table:table-cell>
          <table:table-cell table:style-name="ce60" office:value-type="float" office:value="32.4">
            <text:p>32.400</text:p>
          </table:table-cell>
          <table:table-cell table:style-name="ce69" table:formula="of:=([.L81]/0.0254)/12" office:value-type="float" office:value="3.60892388451444">
            <text:p>3.61</text:p>
          </table:table-cell>
          <table:table-cell table:style-name="ce69" table:formula="of:=([.M81]/0.0254)/12" office:value-type="float" office:value="0">
            <text:p>0.00</text:p>
          </table:table-cell>
          <table:table-cell table:style-name="ce69" table:formula="of:=([.N81]/0.0254)/12" office:value-type="float" office:value="0">
            <text:p>0.00</text:p>
          </table:table-cell>
          <table:table-cell table:style-name="ce113" table:formula="of:=[.D81]*[.C81]" office:value-type="float" office:value="116.929133858268">
            <text:p>116.93</text:p>
          </table:table-cell>
          <table:table-cell table:style-name="ce113" table:formula="of:=[.E81]*[.C81]" office:value-type="float" office:value="0">
            <text:p>0.00</text:p>
          </table:table-cell>
          <table:table-cell table:style-name="ce113" table:formula="of:=[.F81]*[.C81]" office:value-type="float" office:value="0">
            <text:p>0.00</text:p>
          </table:table-cell>
          <table:table-cell table:style-name="ce118"/>
          <table:table-cell table:style-name="ce120" table:formula="of:=[.C81]/[.B$7]" office:value-type="float" office:value="14.6963436041422">
            <text:p>15</text:p>
          </table:table-cell>
          <table:table-cell table:style-name="ce119" office:value-type="float" office:value="1.1">
            <text:p>1.10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81]*[.K81]" office:value-type="float" office:value="16.1659779645564">
            <text:p>16.17</text:p>
          </table:table-cell>
          <table:table-cell table:style-name="ce113" table:formula="of:=[.M81]*[.K81]" office:value-type="float" office:value="0">
            <text:p>0.00</text:p>
          </table:table-cell>
          <table:table-cell table:style-name="ce113" table:formula="of:=[.N81]*[.K81]" office:value-type="float" office:value="0">
            <text:p>0.00</text:p>
          </table:table-cell>
          <table:table-cell table:style-name="Excel_20_Built-in_20_Normal"/>
          <table:table-cell table:style-name="ce133" table:formula="of:=([.L81]-[.L$101])*([.L81]-[.L$101])*[.$K81]" office:value-type="float" office:value="89.6539571136787">
            <text:p>89.65</text:p>
          </table:table-cell>
          <table:table-cell table:style-name="ce133" table:formula="of:=([.M81]-[.M$101])*([.M81]-[.M$101])*[.$K81]" office:value-type="float" office:value="0.000742762170229322">
            <text:p>0.00</text:p>
          </table:table-cell>
          <table:table-cell table:style-name="ce137" table:formula="of:=([.N81]-[.N$101])*([.N81]-[.N$101])*[.$K81]" office:value-type="float" office:value="0.717687776630403">
            <text:p>0.72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FIRST AID OUTFIT</text:p>
          </table:table-cell>
          <table:table-cell table:style-name="ce60" office:value-type="float" office:value="3">
            <text:p>3.000</text:p>
          </table:table-cell>
          <table:table-cell table:style-name="ce69" table:formula="of:=([.L82]/0.0254)/12" office:value-type="float" office:value="5.38057742782152">
            <text:p>5.38</text:p>
          </table:table-cell>
          <table:table-cell table:style-name="ce69" table:formula="of:=([.M82]/0.0254)/12" office:value-type="float" office:value="0">
            <text:p>0.00</text:p>
          </table:table-cell>
          <table:table-cell table:style-name="ce69" table:formula="of:=([.N82]/0.0254)/12" office:value-type="float" office:value="0">
            <text:p>0.00</text:p>
          </table:table-cell>
          <table:table-cell table:style-name="ce113" table:formula="of:=[.D82]*[.C82]" office:value-type="float" office:value="16.1417322834646">
            <text:p>16.14</text:p>
          </table:table-cell>
          <table:table-cell table:style-name="ce113" table:formula="of:=[.E82]*[.C82]" office:value-type="float" office:value="0">
            <text:p>0.00</text:p>
          </table:table-cell>
          <table:table-cell table:style-name="ce113" table:formula="of:=[.F82]*[.C82]" office:value-type="float" office:value="0">
            <text:p>0.00</text:p>
          </table:table-cell>
          <table:table-cell table:style-name="ce118"/>
          <table:table-cell table:style-name="ce120" table:formula="of:=[.C82]/[.B$7]" office:value-type="float" office:value="1.36077255593909">
            <text:p>1</text:p>
          </table:table-cell>
          <table:table-cell table:style-name="ce119" office:value-type="float" office:value="1.64">
            <text:p>1.64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82]*[.K82]" office:value-type="float" office:value="2.23166699174011">
            <text:p>2.23</text:p>
          </table:table-cell>
          <table:table-cell table:style-name="ce113" table:formula="of:=[.M82]*[.K82]" office:value-type="float" office:value="0">
            <text:p>0.00</text:p>
          </table:table-cell>
          <table:table-cell table:style-name="ce113" table:formula="of:=[.N82]*[.K82]" office:value-type="float" office:value="0">
            <text:p>0.00</text:p>
          </table:table-cell>
          <table:table-cell table:style-name="Excel_20_Built-in_20_Normal"/>
          <table:table-cell table:style-name="ce133" table:formula="of:=([.L82]-[.L$101])*([.L82]-[.L$101])*[.$K82]" office:value-type="float" office:value="12.3279494664763">
            <text:p>12.33</text:p>
          </table:table-cell>
          <table:table-cell table:style-name="ce133" table:formula="of:=([.M82]-[.M$101])*([.M82]-[.M$101])*[.$K82]" office:value-type="float" office:value="0.0000687742750212335">
            <text:p>0.00</text:p>
          </table:table-cell>
          <table:table-cell table:style-name="ce137" table:formula="of:=([.N82]-[.N$101])*([.N82]-[.N$101])*[.$K82]" office:value-type="float" office:value="0.0664525719102225">
            <text:p>0.07</text:p>
          </table:table-cell>
          <table:table-cell table:number-columns-repeated="1003"/>
        </table:table-row>
        <table:table-row table:style-name="ro3">
          <table:table-cell/>
          <table:table-cell table:style-name="ce47"/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 table:formula="of:=[.C83]/[.B$7]" office:value-type="float" office:value="0">
            <text:p>0</text:p>
          </table:table-cell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54" office:value-type="string">
            <text:p>WINGS</text:p>
          </table:table-cell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 table:formula="of:=[.C84]/[.B$7]" office:value-type="float" office:value="0">
            <text:p>0</text:p>
          </table:table-cell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53" office:value-type="string">
            <text:p>Left</text:p>
          </table:table-cell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 table:formula="of:=[.C85]/[.B$7]" office:value-type="float" office:value="0">
            <text:p>0</text:p>
          </table:table-cell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BROWNING .303 IN GUN-1 &amp; ACCESSORIES </text:p>
          </table:table-cell>
          <table:table-cell table:style-name="ce60" office:value-type="float" office:value="24">
            <text:p>24.000</text:p>
          </table:table-cell>
          <table:table-cell table:style-name="ce69" table:formula="of:=([.L86]/0.0254)/12" office:value-type="float" office:value="-5.249343832021">
            <text:p>-5.25</text:p>
          </table:table-cell>
          <table:table-cell table:style-name="ce69" table:formula="of:=([.M86]/0.0254)/12" office:value-type="float" office:value="-6.7257217847769">
            <text:p>-6.73</text:p>
          </table:table-cell>
          <table:table-cell table:style-name="ce69" table:formula="of:=([.N86]/0.0254)/12" office:value-type="float" office:value="-1.14829396325459">
            <text:p>-1.15</text:p>
          </table:table-cell>
          <table:table-cell table:style-name="ce113" table:formula="of:=[.D86]*[.C86]" office:value-type="float" office:value="-125.984251968504">
            <text:p>-125.98</text:p>
          </table:table-cell>
          <table:table-cell table:style-name="ce113" table:formula="of:=[.E86]*[.C86]" office:value-type="float" office:value="-161.417322834646">
            <text:p>-161.42</text:p>
          </table:table-cell>
          <table:table-cell table:style-name="ce113" table:formula="of:=[.F86]*[.C86]" office:value-type="float" office:value="-27.5590551181102">
            <text:p>-27.56</text:p>
          </table:table-cell>
          <table:table-cell table:style-name="ce118"/>
          <table:table-cell table:style-name="ce120" table:formula="of:=[.C86]/[.B$7]" office:value-type="float" office:value="10.8861804475127">
            <text:p>11</text:p>
          </table:table-cell>
          <table:table-cell table:style-name="ce119" office:value-type="float" office:value="-1.6">
            <text:p>-1.60</text:p>
          </table:table-cell>
          <table:table-cell table:style-name="ce119" office:value-type="float" office:value="-2.05">
            <text:p>-2.05</text:p>
          </table:table-cell>
          <table:table-cell table:style-name="ce119" office:value-type="float" office:value="-0.35">
            <text:p>-0.35</text:p>
          </table:table-cell>
          <table:table-cell table:style-name="ce113" table:formula="of:=[.L86]*[.K86]" office:value-type="float" office:value="-17.4178887160204">
            <text:p>-17.42</text:p>
          </table:table-cell>
          <table:table-cell table:style-name="ce113" table:formula="of:=[.M86]*[.K86]" office:value-type="float" office:value="-22.3166699174011">
            <text:p>-22.32</text:p>
          </table:table-cell>
          <table:table-cell table:style-name="ce113" table:formula="of:=[.N86]*[.K86]" office:value-type="float" office:value="-3.81016315662946">
            <text:p>-3.81</text:p>
          </table:table-cell>
          <table:table-cell table:style-name="Excel_20_Built-in_20_Normal"/>
          <table:table-cell table:style-name="ce133" table:formula="of:=([.L86]-[.L$101])*([.L86]-[.L$101])*[.$K86]" office:value-type="float" office:value="0.576359512138167">
            <text:p>0.58</text:p>
          </table:table-cell>
          <table:table-cell table:style-name="ce133" table:formula="of:=([.M86]-[.M$101])*([.M86]-[.M$101])*[.$K86]" office:value-type="float" office:value="46.0670305044938">
            <text:p>46.07</text:p>
          </table:table-cell>
          <table:table-cell table:style-name="ce137" table:formula="of:=([.N86]-[.N$101])*([.N86]-[.N$101])*[.$K86]" office:value-type="float" office:value="0.181198588503055">
            <text:p>0.18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BROWNING .303 IN GUN-2 &amp; ACCESSORIES </text:p>
          </table:table-cell>
          <table:table-cell table:style-name="ce63" table:formula="of:=[.C86]" office:value-type="float" office:value="24">
            <text:p>24.000</text:p>
          </table:table-cell>
          <table:table-cell table:style-name="ce69" table:formula="of:=([.L87]/0.0254)/12" office:value-type="float" office:value="-5.249343832021">
            <text:p>-5.25</text:p>
          </table:table-cell>
          <table:table-cell table:style-name="ce69" table:formula="of:=([.M87]/0.0254)/12" office:value-type="float" office:value="-8.85826771653543">
            <text:p>-8.86</text:p>
          </table:table-cell>
          <table:table-cell table:style-name="ce69" table:formula="of:=([.N87]/0.0254)/12" office:value-type="float" office:value="-1.44356955380577">
            <text:p>-1.44</text:p>
          </table:table-cell>
          <table:table-cell table:style-name="ce113" table:formula="of:=[.D87]*[.C87]" office:value-type="float" office:value="-125.984251968504">
            <text:p>-125.98</text:p>
          </table:table-cell>
          <table:table-cell table:style-name="ce113" table:formula="of:=[.E87]*[.C87]" office:value-type="float" office:value="-212.59842519685">
            <text:p>-212.60</text:p>
          </table:table-cell>
          <table:table-cell table:style-name="ce113" table:formula="of:=[.F87]*[.C87]" office:value-type="float" office:value="-34.6456692913386">
            <text:p>-34.65</text:p>
          </table:table-cell>
          <table:table-cell table:style-name="ce118"/>
          <table:table-cell table:style-name="ce120" table:formula="of:=[.C87]/[.B$7]" office:value-type="float" office:value="10.8861804475127">
            <text:p>11</text:p>
          </table:table-cell>
          <table:table-cell table:style-name="ce118" table:formula="of:=[.L86]" office:value-type="float" office:value="-1.6">
            <text:p>-1.60</text:p>
          </table:table-cell>
          <table:table-cell table:style-name="ce119" office:value-type="float" office:value="-2.7">
            <text:p>-2.70</text:p>
          </table:table-cell>
          <table:table-cell table:style-name="ce119" office:value-type="float" office:value="-0.44">
            <text:p>-0.44</text:p>
          </table:table-cell>
          <table:table-cell table:style-name="ce113" table:formula="of:=[.L87]*[.K87]" office:value-type="float" office:value="-17.4178887160204">
            <text:p>-17.42</text:p>
          </table:table-cell>
          <table:table-cell table:style-name="ce113" table:formula="of:=[.M87]*[.K87]" office:value-type="float" office:value="-29.3926872082844">
            <text:p>-29.39</text:p>
          </table:table-cell>
          <table:table-cell table:style-name="ce113" table:formula="of:=[.N87]*[.K87]" office:value-type="float" office:value="-4.7899193969056">
            <text:p>-4.79</text:p>
          </table:table-cell>
          <table:table-cell table:style-name="Excel_20_Built-in_20_Normal"/>
          <table:table-cell table:style-name="ce133" table:formula="of:=([.L87]-[.L$101])*([.L87]-[.L$101])*[.$K87]" office:value-type="float" office:value="0.576359512138167">
            <text:p>0.58</text:p>
          </table:table-cell>
          <table:table-cell table:style-name="ce133" table:formula="of:=([.M87]-[.M$101])*([.M87]-[.M$101])*[.$K87]" office:value-type="float" office:value="79.7787221663132">
            <text:p>79.78</text:p>
          </table:table-cell>
          <table:table-cell table:style-name="ce137" table:formula="of:=([.N87]-[.N$101])*([.N87]-[.N$101])*[.$K87]" office:value-type="float" office:value="0.522182823338601">
            <text:p>0.52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BROWNING .303 IN GUN-3 &amp; ACCESSORIES </text:p>
          </table:table-cell>
          <table:table-cell table:style-name="ce63" table:formula="of:=[.C87]" office:value-type="float" office:value="24">
            <text:p>24.000</text:p>
          </table:table-cell>
          <table:table-cell table:style-name="ce69" table:formula="of:=([.L88]/0.0254)/12" office:value-type="float" office:value="-5.249343832021">
            <text:p>-5.25</text:p>
          </table:table-cell>
          <table:table-cell table:style-name="ce69" table:formula="of:=([.M88]/0.0254)/12" office:value-type="float" office:value="-9.51443569553806">
            <text:p>-9.51</text:p>
          </table:table-cell>
          <table:table-cell table:style-name="ce69" table:formula="of:=([.N88]/0.0254)/12" office:value-type="float" office:value="-1.50918635170604">
            <text:p>-1.51</text:p>
          </table:table-cell>
          <table:table-cell table:style-name="ce113" table:formula="of:=[.D88]*[.C88]" office:value-type="float" office:value="-125.984251968504">
            <text:p>-125.98</text:p>
          </table:table-cell>
          <table:table-cell table:style-name="ce113" table:formula="of:=[.E88]*[.C88]" office:value-type="float" office:value="-228.346456692913">
            <text:p>-228.35</text:p>
          </table:table-cell>
          <table:table-cell table:style-name="ce113" table:formula="of:=[.F88]*[.C88]" office:value-type="float" office:value="-36.2204724409449">
            <text:p>-36.22</text:p>
          </table:table-cell>
          <table:table-cell table:style-name="ce118"/>
          <table:table-cell table:style-name="ce120" table:formula="of:=[.C88]/[.B$7]" office:value-type="float" office:value="10.8861804475127">
            <text:p>11</text:p>
          </table:table-cell>
          <table:table-cell table:style-name="ce118" table:formula="of:=[.L87]" office:value-type="float" office:value="-1.6">
            <text:p>-1.60</text:p>
          </table:table-cell>
          <table:table-cell table:style-name="ce119" office:value-type="float" office:value="-2.9">
            <text:p>-2.90</text:p>
          </table:table-cell>
          <table:table-cell table:style-name="ce119" office:value-type="float" office:value="-0.46">
            <text:p>-0.46</text:p>
          </table:table-cell>
          <table:table-cell table:style-name="ce113" table:formula="of:=[.L88]*[.K88]" office:value-type="float" office:value="-17.4178887160204">
            <text:p>-17.42</text:p>
          </table:table-cell>
          <table:table-cell table:style-name="ce113" table:formula="of:=[.M88]*[.K88]" office:value-type="float" office:value="-31.5699232977869">
            <text:p>-31.57</text:p>
          </table:table-cell>
          <table:table-cell table:style-name="ce113" table:formula="of:=[.N88]*[.K88]" office:value-type="float" office:value="-5.00764300585586">
            <text:p>-5.01</text:p>
          </table:table-cell>
          <table:table-cell table:style-name="Excel_20_Built-in_20_Normal"/>
          <table:table-cell table:style-name="ce133" table:formula="of:=([.L88]-[.L$101])*([.L88]-[.L$101])*[.$K88]" office:value-type="float" office:value="0.576359512138167">
            <text:p>0.58</text:p>
          </table:table-cell>
          <table:table-cell table:style-name="ce133" table:formula="of:=([.M88]-[.M$101])*([.M88]-[.M$101])*[.$K88]" office:value-type="float" office:value="92.0022010460271">
            <text:p>92.00</text:p>
          </table:table-cell>
          <table:table-cell table:style-name="ce137" table:formula="of:=([.N88]-[.N$101])*([.N88]-[.N$101])*[.$K88]" office:value-type="float" office:value="0.621906694731028">
            <text:p>0.62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BROWNING .303 IN GUN-4 &amp; ACCESSORIES </text:p>
          </table:table-cell>
          <table:table-cell table:style-name="ce63" table:formula="of:=[.C88]" office:value-type="float" office:value="24">
            <text:p>24.000</text:p>
          </table:table-cell>
          <table:table-cell table:style-name="ce69" table:formula="of:=([.L89]/0.0254)/12" office:value-type="float" office:value="-5.249343832021">
            <text:p>-5.25</text:p>
          </table:table-cell>
          <table:table-cell table:style-name="ce69" table:formula="of:=([.M89]/0.0254)/12" office:value-type="float" office:value="-12.6312335958005">
            <text:p>-12.63</text:p>
          </table:table-cell>
          <table:table-cell table:style-name="ce69" table:formula="of:=([.N89]/0.0254)/12" office:value-type="float" office:value="-1.70603674540682">
            <text:p>-1.71</text:p>
          </table:table-cell>
          <table:table-cell table:style-name="ce113" table:formula="of:=[.D89]*[.C89]" office:value-type="float" office:value="-125.984251968504">
            <text:p>-125.98</text:p>
          </table:table-cell>
          <table:table-cell table:style-name="ce113" table:formula="of:=[.E89]*[.C89]" office:value-type="float" office:value="-303.149606299213">
            <text:p>-303.15</text:p>
          </table:table-cell>
          <table:table-cell table:style-name="ce113" table:formula="of:=[.F89]*[.C89]" office:value-type="float" office:value="-40.9448818897638">
            <text:p>-40.94</text:p>
          </table:table-cell>
          <table:table-cell table:style-name="ce118"/>
          <table:table-cell table:style-name="ce120" table:formula="of:=[.C89]/[.B$7]" office:value-type="float" office:value="10.8861804475127">
            <text:p>11</text:p>
          </table:table-cell>
          <table:table-cell table:style-name="ce118" table:formula="of:=[.L88]" office:value-type="float" office:value="-1.6">
            <text:p>-1.60</text:p>
          </table:table-cell>
          <table:table-cell table:style-name="ce119" office:value-type="float" office:value="-3.85">
            <text:p>-3.85</text:p>
          </table:table-cell>
          <table:table-cell table:style-name="ce119" office:value-type="float" office:value="-0.52">
            <text:p>-0.52</text:p>
          </table:table-cell>
          <table:table-cell table:style-name="ce113" table:formula="of:=[.L89]*[.K89]" office:value-type="float" office:value="-17.4178887160204">
            <text:p>-17.42</text:p>
          </table:table-cell>
          <table:table-cell table:style-name="ce113" table:formula="of:=[.M89]*[.K89]" office:value-type="float" office:value="-41.911794722924">
            <text:p>-41.91</text:p>
          </table:table-cell>
          <table:table-cell table:style-name="ce113" table:formula="of:=[.N89]*[.K89]" office:value-type="float" office:value="-5.66081383270662">
            <text:p>-5.66</text:p>
          </table:table-cell>
          <table:table-cell table:style-name="Excel_20_Built-in_20_Normal"/>
          <table:table-cell table:style-name="ce133" table:formula="of:=([.L89]-[.L$101])*([.L89]-[.L$101])*[.$K89]" office:value-type="float" office:value="0.576359512138167">
            <text:p>0.58</text:p>
          </table:table-cell>
          <table:table-cell table:style-name="ce133" table:formula="of:=([.M89]-[.M$101])*([.M89]-[.M$101])*[.$K89]" office:value-type="float" office:value="161.956877863576">
            <text:p>161.96</text:p>
          </table:table-cell>
          <table:table-cell table:style-name="ce137" table:formula="of:=([.N89]-[.N$101])*([.N89]-[.N$101])*[.$K89]" office:value-type="float" office:value="0.973331975056371">
            <text:p>0.97</text:p>
          </table:table-cell>
          <table:table-cell table:number-columns-repeated="1003"/>
        </table:table-row>
        <table:table-row table:style-name="ro3">
          <table:table-cell/>
          <table:table-cell table:style-name="ce53" office:value-type="string">
            <text:p>Right</text:p>
          </table:table-cell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 table:formula="of:=[.C90]/[.B$7]" office:value-type="float" office:value="0">
            <text:p>0</text:p>
          </table:table-cell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BROWNING .303 IN GUN-1 &amp; ACCESSORIES </text:p>
          </table:table-cell>
          <table:table-cell table:style-name="ce63" table:formula="of:=[.C86]" office:value-type="float" office:value="24">
            <text:p>24.000</text:p>
          </table:table-cell>
          <table:table-cell table:style-name="ce69" table:formula="of:=([.L91]/0.0254)/12" office:value-type="float" office:value="-5.249343832021">
            <text:p>-5.25</text:p>
          </table:table-cell>
          <table:table-cell table:style-name="ce69" table:formula="of:=([.M91]/0.0254)/12" office:value-type="float" office:value="6.7257217847769">
            <text:p>6.73</text:p>
          </table:table-cell>
          <table:table-cell table:style-name="ce69" table:formula="of:=([.N91]/0.0254)/12" office:value-type="float" office:value="-1.14829396325459">
            <text:p>-1.15</text:p>
          </table:table-cell>
          <table:table-cell table:style-name="ce113" table:formula="of:=[.D91]*[.C91]" office:value-type="float" office:value="-125.984251968504">
            <text:p>-125.98</text:p>
          </table:table-cell>
          <table:table-cell table:style-name="ce113" table:formula="of:=[.E91]*[.C91]" office:value-type="float" office:value="161.417322834646">
            <text:p>161.42</text:p>
          </table:table-cell>
          <table:table-cell table:style-name="ce113" table:formula="of:=[.F91]*[.C91]" office:value-type="float" office:value="-27.5590551181102">
            <text:p>-27.56</text:p>
          </table:table-cell>
          <table:table-cell table:style-name="ce118"/>
          <table:table-cell table:style-name="ce120" table:formula="of:=[.C91]/[.B$7]" office:value-type="float" office:value="10.8861804475127">
            <text:p>11</text:p>
          </table:table-cell>
          <table:table-cell table:style-name="ce118" table:formula="of:=[.L86]" office:value-type="float" office:value="-1.6">
            <text:p>-1.60</text:p>
          </table:table-cell>
          <table:table-cell table:style-name="ce118" table:formula="of:=[.M86]*-1" office:value-type="float" office:value="2.05">
            <text:p>2.05</text:p>
          </table:table-cell>
          <table:table-cell table:style-name="ce118" table:formula="of:=[.N86]" office:value-type="float" office:value="-0.35">
            <text:p>-0.35</text:p>
          </table:table-cell>
          <table:table-cell table:style-name="ce113" table:formula="of:=[.L91]*[.K91]" office:value-type="float" office:value="-17.4178887160204">
            <text:p>-17.42</text:p>
          </table:table-cell>
          <table:table-cell table:style-name="ce113" table:formula="of:=[.M91]*[.K91]" office:value-type="float" office:value="22.3166699174011">
            <text:p>22.32</text:p>
          </table:table-cell>
          <table:table-cell table:style-name="ce113" table:formula="of:=[.N91]*[.K91]" office:value-type="float" office:value="-3.81016315662946">
            <text:p>-3.81</text:p>
          </table:table-cell>
          <table:table-cell table:style-name="Excel_20_Built-in_20_Normal"/>
          <table:table-cell table:style-name="ce133" table:formula="of:=([.L91]-[.L$101])*([.L91]-[.L$101])*[.$K91]" office:value-type="float" office:value="0.576359512138167">
            <text:p>0.58</text:p>
          </table:table-cell>
          <table:table-cell table:style-name="ce133" table:formula="of:=([.M91]-[.M$101])*([.M91]-[.M$101])*[.$K91]" office:value-type="float" office:value="45.4324165452511">
            <text:p>45.43</text:p>
          </table:table-cell>
          <table:table-cell table:style-name="ce137" table:formula="of:=([.N91]-[.N$101])*([.N91]-[.N$101])*[.$K91]" office:value-type="float" office:value="0.181198588503055">
            <text:p>0.18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BROWNING .303 IN GUN-2 &amp; ACCESSORIES </text:p>
          </table:table-cell>
          <table:table-cell table:style-name="ce63" table:formula="of:=[.C87]" office:value-type="float" office:value="24">
            <text:p>24.000</text:p>
          </table:table-cell>
          <table:table-cell table:style-name="ce69" table:formula="of:=([.L92]/0.0254)/12" office:value-type="float" office:value="-5.249343832021">
            <text:p>-5.25</text:p>
          </table:table-cell>
          <table:table-cell table:style-name="ce69" table:formula="of:=([.M92]/0.0254)/12" office:value-type="float" office:value="8.85826771653543">
            <text:p>8.86</text:p>
          </table:table-cell>
          <table:table-cell table:style-name="ce69" table:formula="of:=([.N92]/0.0254)/12" office:value-type="float" office:value="-1.44356955380577">
            <text:p>-1.44</text:p>
          </table:table-cell>
          <table:table-cell table:style-name="ce113" table:formula="of:=[.D92]*[.C92]" office:value-type="float" office:value="-125.984251968504">
            <text:p>-125.98</text:p>
          </table:table-cell>
          <table:table-cell table:style-name="ce113" table:formula="of:=[.E92]*[.C92]" office:value-type="float" office:value="212.59842519685">
            <text:p>212.60</text:p>
          </table:table-cell>
          <table:table-cell table:style-name="ce113" table:formula="of:=[.F92]*[.C92]" office:value-type="float" office:value="-34.6456692913386">
            <text:p>-34.65</text:p>
          </table:table-cell>
          <table:table-cell table:style-name="ce118"/>
          <table:table-cell table:style-name="ce120" table:formula="of:=[.C92]/[.B$7]" office:value-type="float" office:value="10.8861804475127">
            <text:p>11</text:p>
          </table:table-cell>
          <table:table-cell table:style-name="ce118" table:formula="of:=[.L87]" office:value-type="float" office:value="-1.6">
            <text:p>-1.60</text:p>
          </table:table-cell>
          <table:table-cell table:style-name="ce118" table:formula="of:=[.M87]*-1" office:value-type="float" office:value="2.7">
            <text:p>2.70</text:p>
          </table:table-cell>
          <table:table-cell table:style-name="ce118" table:formula="of:=[.N87]" office:value-type="float" office:value="-0.44">
            <text:p>-0.44</text:p>
          </table:table-cell>
          <table:table-cell table:style-name="ce113" table:formula="of:=[.L92]*[.K92]" office:value-type="float" office:value="-17.4178887160204">
            <text:p>-17.42</text:p>
          </table:table-cell>
          <table:table-cell table:style-name="ce113" table:formula="of:=[.M92]*[.K92]" office:value-type="float" office:value="29.3926872082844">
            <text:p>29.39</text:p>
          </table:table-cell>
          <table:table-cell table:style-name="ce113" table:formula="of:=[.N92]*[.K92]" office:value-type="float" office:value="-4.7899193969056">
            <text:p>-4.79</text:p>
          </table:table-cell>
          <table:table-cell table:style-name="Excel_20_Built-in_20_Normal"/>
          <table:table-cell table:style-name="ce133" table:formula="of:=([.L92]-[.L$101])*([.L92]-[.L$101])*[.$K92]" office:value-type="float" office:value="0.576359512138167">
            <text:p>0.58</text:p>
          </table:table-cell>
          <table:table-cell table:style-name="ce133" table:formula="of:=([.M92]-[.M$101])*([.M92]-[.M$101])*[.$K92]" office:value-type="float" office:value="78.9428891468229">
            <text:p>78.94</text:p>
          </table:table-cell>
          <table:table-cell table:style-name="ce137" table:formula="of:=([.N92]-[.N$101])*([.N92]-[.N$101])*[.$K92]" office:value-type="float" office:value="0.522182823338601">
            <text:p>0.52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BROWNING .303 IN GUN-3 &amp; ACCESSORIES </text:p>
          </table:table-cell>
          <table:table-cell table:style-name="ce63" table:formula="of:=[.C88]" office:value-type="float" office:value="24">
            <text:p>24.000</text:p>
          </table:table-cell>
          <table:table-cell table:style-name="ce69" table:formula="of:=([.L93]/0.0254)/12" office:value-type="float" office:value="-5.249343832021">
            <text:p>-5.25</text:p>
          </table:table-cell>
          <table:table-cell table:style-name="ce69" table:formula="of:=([.M93]/0.0254)/12" office:value-type="float" office:value="9.51443569553806">
            <text:p>9.51</text:p>
          </table:table-cell>
          <table:table-cell table:style-name="ce69" table:formula="of:=([.N93]/0.0254)/12" office:value-type="float" office:value="-1.50918635170604">
            <text:p>-1.51</text:p>
          </table:table-cell>
          <table:table-cell table:style-name="ce113" table:formula="of:=[.D93]*[.C93]" office:value-type="float" office:value="-125.984251968504">
            <text:p>-125.98</text:p>
          </table:table-cell>
          <table:table-cell table:style-name="ce113" table:formula="of:=[.E93]*[.C93]" office:value-type="float" office:value="228.346456692913">
            <text:p>228.35</text:p>
          </table:table-cell>
          <table:table-cell table:style-name="ce113" table:formula="of:=[.F93]*[.C93]" office:value-type="float" office:value="-36.2204724409449">
            <text:p>-36.22</text:p>
          </table:table-cell>
          <table:table-cell table:style-name="ce118"/>
          <table:table-cell table:style-name="ce120" table:formula="of:=[.C93]/[.B$7]" office:value-type="float" office:value="10.8861804475127">
            <text:p>11</text:p>
          </table:table-cell>
          <table:table-cell table:style-name="ce118" table:formula="of:=[.L88]" office:value-type="float" office:value="-1.6">
            <text:p>-1.60</text:p>
          </table:table-cell>
          <table:table-cell table:style-name="ce118" table:formula="of:=[.M88]*-1" office:value-type="float" office:value="2.9">
            <text:p>2.90</text:p>
          </table:table-cell>
          <table:table-cell table:style-name="ce118" table:formula="of:=[.N88]" office:value-type="float" office:value="-0.46">
            <text:p>-0.46</text:p>
          </table:table-cell>
          <table:table-cell table:style-name="ce113" table:formula="of:=[.L93]*[.K93]" office:value-type="float" office:value="-17.4178887160204">
            <text:p>-17.42</text:p>
          </table:table-cell>
          <table:table-cell table:style-name="ce113" table:formula="of:=[.M93]*[.K93]" office:value-type="float" office:value="31.5699232977869">
            <text:p>31.57</text:p>
          </table:table-cell>
          <table:table-cell table:style-name="ce113" table:formula="of:=[.N93]*[.K93]" office:value-type="float" office:value="-5.00764300585586">
            <text:p>-5.01</text:p>
          </table:table-cell>
          <table:table-cell table:style-name="Excel_20_Built-in_20_Normal"/>
          <table:table-cell table:style-name="ce133" table:formula="of:=([.L93]-[.L$101])*([.L93]-[.L$101])*[.$K93]" office:value-type="float" office:value="0.576359512138167">
            <text:p>0.58</text:p>
          </table:table-cell>
          <table:table-cell table:style-name="ce133" table:formula="of:=([.M93]-[.M$101])*([.M93]-[.M$101])*[.$K93]" office:value-type="float" office:value="91.1044544695375">
            <text:p>91.10</text:p>
          </table:table-cell>
          <table:table-cell table:style-name="ce137" table:formula="of:=([.N93]-[.N$101])*([.N93]-[.N$101])*[.$K93]" office:value-type="float" office:value="0.621906694731028">
            <text:p>0.62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BROWNING .303 IN GUN-4 &amp; ACCESSORIES </text:p>
          </table:table-cell>
          <table:table-cell table:style-name="ce63" table:formula="of:=[.C89]" office:value-type="float" office:value="24">
            <text:p>24.000</text:p>
          </table:table-cell>
          <table:table-cell table:style-name="ce69" table:formula="of:=([.L94]/0.0254)/12" office:value-type="float" office:value="-5.249343832021">
            <text:p>-5.25</text:p>
          </table:table-cell>
          <table:table-cell table:style-name="ce69" table:formula="of:=([.M94]/0.0254)/12" office:value-type="float" office:value="12.6312335958005">
            <text:p>12.63</text:p>
          </table:table-cell>
          <table:table-cell table:style-name="ce69" table:formula="of:=([.N94]/0.0254)/12" office:value-type="float" office:value="-1.70603674540682">
            <text:p>-1.71</text:p>
          </table:table-cell>
          <table:table-cell table:style-name="ce113" table:formula="of:=[.D94]*[.C94]" office:value-type="float" office:value="-125.984251968504">
            <text:p>-125.98</text:p>
          </table:table-cell>
          <table:table-cell table:style-name="ce113" table:formula="of:=[.E94]*[.C94]" office:value-type="float" office:value="303.149606299213">
            <text:p>303.15</text:p>
          </table:table-cell>
          <table:table-cell table:style-name="ce113" table:formula="of:=[.F94]*[.C94]" office:value-type="float" office:value="-40.9448818897638">
            <text:p>-40.94</text:p>
          </table:table-cell>
          <table:table-cell table:style-name="ce118"/>
          <table:table-cell table:style-name="ce120" table:formula="of:=[.C94]/[.B$7]" office:value-type="float" office:value="10.8861804475127">
            <text:p>11</text:p>
          </table:table-cell>
          <table:table-cell table:style-name="ce118" table:formula="of:=[.L89]" office:value-type="float" office:value="-1.6">
            <text:p>-1.60</text:p>
          </table:table-cell>
          <table:table-cell table:style-name="ce118" table:formula="of:=[.M89]*-1" office:value-type="float" office:value="3.85">
            <text:p>3.85</text:p>
          </table:table-cell>
          <table:table-cell table:style-name="ce118" table:formula="of:=[.N89]" office:value-type="float" office:value="-0.52">
            <text:p>-0.52</text:p>
          </table:table-cell>
          <table:table-cell table:style-name="ce113" table:formula="of:=[.L94]*[.K94]" office:value-type="float" office:value="-17.4178887160204">
            <text:p>-17.42</text:p>
          </table:table-cell>
          <table:table-cell table:style-name="ce113" table:formula="of:=[.M94]*[.K94]" office:value-type="float" office:value="41.911794722924">
            <text:p>41.91</text:p>
          </table:table-cell>
          <table:table-cell table:style-name="ce113" table:formula="of:=[.N94]*[.K94]" office:value-type="float" office:value="-5.66081383270662">
            <text:p>-5.66</text:p>
          </table:table-cell>
          <table:table-cell table:style-name="Excel_20_Built-in_20_Normal"/>
          <table:table-cell table:style-name="ce133" table:formula="of:=([.L94]-[.L$101])*([.L94]-[.L$101])*[.$K94]" office:value-type="float" office:value="0.576359512138167">
            <text:p>0.58</text:p>
          </table:table-cell>
          <table:table-cell table:style-name="ce133" table:formula="of:=([.M94]-[.M$101])*([.M94]-[.M$101])*[.$K94]" office:value-type="float" office:value="160.76504189134">
            <text:p>160.77</text:p>
          </table:table-cell>
          <table:table-cell table:style-name="ce137" table:formula="of:=([.N94]-[.N$101])*([.N94]-[.N$101])*[.$K94]" office:value-type="float" office:value="0.973331975056371">
            <text:p>0.97</text:p>
          </table:table-cell>
          <table:table-cell table:number-columns-repeated="1003"/>
        </table:table-row>
        <table:table-row table:style-name="ro3">
          <table:table-cell/>
          <table:table-cell table:style-name="ce48" office:value-type="string">
            <text:p>6.45 CAMERA, MOUTING AND INDICATOR</text:p>
          </table:table-cell>
          <table:table-cell table:style-name="ce60" office:value-type="float" office:value="8.5">
            <text:p>8.500</text:p>
          </table:table-cell>
          <table:table-cell table:style-name="ce69" table:formula="of:=([.L95]/0.0254)/12" office:value-type="float" office:value="-3.0511811023622">
            <text:p>-3.05</text:p>
          </table:table-cell>
          <table:table-cell table:style-name="ce69" table:formula="of:=([.M95]/0.0254)/12" office:value-type="float" office:value="4.65879265091863">
            <text:p>4.66</text:p>
          </table:table-cell>
          <table:table-cell table:style-name="ce69" table:formula="of:=([.N95]/0.0254)/12" office:value-type="float" office:value="-2.001312335958">
            <text:p>-2.00</text:p>
          </table:table-cell>
          <table:table-cell table:style-name="ce113" table:formula="of:=[.D95]*[.C95]" office:value-type="float" office:value="-25.9350393700787">
            <text:p>-25.94</text:p>
          </table:table-cell>
          <table:table-cell table:style-name="ce113" table:formula="of:=[.E95]*[.C95]" office:value-type="float" office:value="39.5997375328084">
            <text:p>39.60</text:p>
          </table:table-cell>
          <table:table-cell table:style-name="ce113" table:formula="of:=[.F95]*[.C95]" office:value-type="float" office:value="-17.011154855643">
            <text:p>-17.01</text:p>
          </table:table-cell>
          <table:table-cell table:style-name="ce118"/>
          <table:table-cell table:style-name="ce120" table:formula="of:=[.C95]/[.B$7]" office:value-type="float" office:value="3.85552224182743">
            <text:p>4</text:p>
          </table:table-cell>
          <table:table-cell table:style-name="ce119" office:value-type="float" office:value="-0.93">
            <text:p>-0.93</text:p>
          </table:table-cell>
          <table:table-cell table:style-name="ce119" office:value-type="float" office:value="1.42">
            <text:p>1.42</text:p>
          </table:table-cell>
          <table:table-cell table:style-name="ce119" office:value-type="float" office:value="-0.61">
            <text:p>-0.61</text:p>
          </table:table-cell>
          <table:table-cell table:style-name="ce113" table:formula="of:=[.L95]*[.K95]" office:value-type="float" office:value="-3.58563568489951">
            <text:p>-3.59</text:p>
          </table:table-cell>
          <table:table-cell table:style-name="ce113" table:formula="of:=[.M95]*[.K95]" office:value-type="float" office:value="5.47484158339495">
            <text:p>5.47</text:p>
          </table:table-cell>
          <table:table-cell table:style-name="ce113" table:formula="of:=[.N95]*[.K95]" office:value-type="float" office:value="-2.35186856751473">
            <text:p>-2.35</text:p>
          </table:table-cell>
          <table:table-cell table:style-name="Excel_20_Built-in_20_Normal"/>
          <table:table-cell table:style-name="ce133" table:formula="of:=([.L95]-[.L$101])*([.L95]-[.L$101])*[.$K95]" office:value-type="float" office:value="0.746103608218644">
            <text:p>0.75</text:p>
          </table:table-cell>
          <table:table-cell table:style-name="ce133" table:formula="of:=([.M95]-[.M$101])*([.M95]-[.M$101])*[.$K95]" office:value-type="float" office:value="7.69662650959783">
            <text:p>7.70</text:p>
          </table:table-cell>
          <table:table-cell table:style-name="ce137" table:formula="of:=([.N95]-[.N$101])*([.N95]-[.N$101])*[.$K95]" office:value-type="float" office:value="0.583465971603306">
            <text:p>0.58</text:p>
          </table:table-cell>
          <table:table-cell table:number-columns-repeated="1003"/>
        </table:table-row>
        <table:table-row table:style-name="ro3">
          <table:table-cell/>
          <table:table-cell table:style-name="ce48"/>
          <table:table-cell table:style-name="ce64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/>
          <table:table-cell table:style-name="ce67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64"/>
          <table:table-cell table:style-name="ce6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14">
          <table:table-cell/>
          <table:table-cell table:style-name="ce51" office:value-type="string">
            <text:p>'REMOVABLE' WEIGHT</text:p>
          </table:table-cell>
          <table:table-cell table:style-name="ce68" table:formula="of:=SUM([.C73:.C95])" office:value-type="float" office:value="564.5">
            <text:p>565</text:p>
          </table:table-cell>
          <table:table-cell table:style-name="ce65" table:formula="of:=[.G98]/[.$C98]" office:value-type="float" office:value="-0.650344415539732">
            <text:p>-0.65</text:p>
          </table:table-cell>
          <table:table-cell table:style-name="ce65" table:formula="of:=[.H98]/[.$C98]" office:value-type="float" office:value="0.0701501107755682">
            <text:p>0.07</text:p>
          </table:table-cell>
          <table:table-cell table:style-name="ce65" table:formula="of:=[.I98]/[.$C98]" office:value-type="float" office:value="-0.517756637816199">
            <text:p>-0.52</text:p>
          </table:table-cell>
          <table:table-cell table:style-name="ce68" table:formula="of:=SUM([.G73:.G95])" office:value-type="float" office:value="-367.119422572178">
            <text:p>-367</text:p>
          </table:table-cell>
          <table:table-cell table:style-name="ce68" table:formula="of:=SUM([.H73:.H95])" office:value-type="float" office:value="39.5997375328083">
            <text:p>40</text:p>
          </table:table-cell>
          <table:table-cell table:style-name="ce68" table:formula="of:=SUM([.I73:.I95])" office:value-type="float" office:value="-292.273622047244">
            <text:p>-292</text:p>
          </table:table-cell>
          <table:table-cell table:style-name="ce68"/>
          <table:table-cell table:style-name="ce68" table:formula="of:=SUM([.K73:.K97])" office:value-type="float" office:value="256.052035942539">
            <text:p>256</text:p>
          </table:table-cell>
          <table:table-cell table:style-name="ce65" table:formula="of:=[.O98]/[.$K98]" office:value-type="float" office:value="-0.19822497785651">
            <text:p>-0.20</text:p>
          </table:table-cell>
          <table:table-cell table:style-name="ce65" table:formula="of:=[.P98]/[.$K98]" office:value-type="float" office:value="0.0213817537643932">
            <text:p>0.02</text:p>
          </table:table-cell>
          <table:table-cell table:style-name="ce65" table:formula="of:=[.Q98]/[.$K98]" office:value-type="float" office:value="-0.157812223206377">
            <text:p>-0.16</text:p>
          </table:table-cell>
          <table:table-cell table:style-name="ce68" table:formula="of:=SUM([.O73:.O95])" office:value-type="float" office:value="-50.7559091548242">
            <text:p>-51</text:p>
          </table:table-cell>
          <table:table-cell table:style-name="ce68" table:formula="of:=SUM([.P73:.P95])" office:value-type="float" office:value="5.47484158339493">
            <text:p>5</text:p>
          </table:table-cell>
          <table:table-cell table:style-name="ce124" table:formula="of:=SUM([.Q73:.Q95])" office:value-type="float" office:value="-40.4081410486113">
            <text:p>-40</text:p>
          </table:table-cell>
          <table:table-cell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15">
          <table:table-cell table:number-columns-repeated="10"/>
          <table:table-cell table:number-columns-repeated="4"/>
          <table:table-cell table:number-columns-repeated="4"/>
          <table:table-cell table:style-name="ce133" table:formula="of:=([.L99]-[.L$101])*([.L99]-[.L$101])*[.$K99]" office:value-type="float" office:value="0">
            <text:p>0.00</text:p>
          </table:table-cell>
          <table:table-cell table:style-name="ce133" table:formula="of:=([.M99]-[.M$101])*([.M99]-[.M$101])*[.$K99]" office:value-type="float" office:value="0">
            <text:p>0.00</text:p>
          </table:table-cell>
          <table:table-cell table:style-name="ce137" table:formula="of:=([.N99]-[.N$101])*([.N99]-[.N$101])*[.$K99]" office:value-type="float" office:value="0">
            <text:p>0.00</text:p>
          </table:table-cell>
          <table:table-cell table:number-columns-repeated="1003"/>
        </table:table-row>
        <table:table-row table:style-name="ro15">
          <table:table-cell table:number-columns-repeated="10"/>
          <table:table-cell table:number-columns-repeated="4"/>
          <table:table-cell table:number-columns-repeated="4"/>
          <table:table-cell table:style-name="ce133" table:formula="of:=([.L100]-[.L$101])*([.L100]-[.L$101])*[.$K100]" office:value-type="float" office:value="0">
            <text:p>0.00</text:p>
          </table:table-cell>
          <table:table-cell table:style-name="ce133" table:formula="of:=([.M100]-[.M$101])*([.M100]-[.M$101])*[.$K100]" office:value-type="float" office:value="0">
            <text:p>0.00</text:p>
          </table:table-cell>
          <table:table-cell table:style-name="ce137" table:formula="of:=([.N100]-[.N$101])*([.N100]-[.N$101])*[.$K100]" office:value-type="float" office:value="0">
            <text:p>0.00</text:p>
          </table:table-cell>
          <table:table-cell table:number-columns-repeated="1003"/>
        </table:table-row>
        <table:table-row table:style-name="ro14">
          <table:table-cell/>
          <table:table-cell table:style-name="ce51" office:value-type="string">
            <text:p><text:s/>'RETURN' WEIGHT</text:p>
          </table:table-cell>
          <table:table-cell table:style-name="ce68" table:formula="of:=[.C98]+[.C66]" office:value-type="float" office:value="5162.4964967">
            <text:p>5162</text:p>
          </table:table-cell>
          <table:table-cell table:style-name="ce65" table:formula="of:=[.G101]/[.$C101]" office:value-type="float" office:value="-4.49491601325591">
            <text:p>-4.49</text:p>
          </table:table-cell>
          <table:table-cell table:style-name="ce65" table:formula="of:=[.H101]/[.$C101]" office:value-type="float" office:value="0.000397196382737206">
            <text:p>0.00</text:p>
          </table:table-cell>
          <table:table-cell table:style-name="ce65" table:formula="of:=[.I101]/[.$C101]" office:value-type="float" office:value="-0.725038826153866">
            <text:p>-0.73</text:p>
          </table:table-cell>
          <table:table-cell table:style-name="ce68" table:formula="of:=[.G66]+[.G98]" office:value-type="float" office:value="-23204.9881713944">
            <text:p>-23205</text:p>
          </table:table-cell>
          <table:table-cell table:style-name="ce68" table:formula="of:=[.H66]+[.H98]" office:value-type="float" office:value="2.05052493438274">
            <text:p>2</text:p>
          </table:table-cell>
          <table:table-cell table:style-name="ce68" table:formula="of:=[.I66]+[.I98]" office:value-type="float" office:value="-3743.01039999081">
            <text:p>-3743</text:p>
          </table:table-cell>
          <table:table-cell table:style-name="ce68"/>
          <table:table-cell table:style-name="ce68" table:formula="of:=[.K98]+[.K66]" office:value-type="float" office:value="2338.54848033457">
            <text:p>2339</text:p>
          </table:table-cell>
          <table:table-cell table:style-name="ce65" table:formula="of:=[.O101]/[.$K101]" office:value-type="float" office:value="-1.3699040534142">
            <text:p>-1.37</text:p>
          </table:table-cell>
          <table:table-cell table:style-name="ce65" table:formula="of:=[.P101]/[.$K101]" office:value-type="float" office:value="0.00710919193579838">
            <text:p>0.01</text:p>
          </table:table-cell>
          <table:table-cell table:style-name="ce65" table:formula="of:=[.Q101]/[.$K101]" office:value-type="float" office:value="-0.220985168137618">
            <text:p>-0.22</text:p>
          </table:table-cell>
          <table:table-cell table:style-name="ce68" table:formula="of:=[.O66]+[.O98]" office:value-type="float" office:value="-3203.58704231594">
            <text:p>-3204</text:p>
          </table:table-cell>
          <table:table-cell table:style-name="ce68" table:formula="of:=[.P66]+[.P98]" office:value-type="float" office:value="16.6251899978681">
            <text:p>17</text:p>
          </table:table-cell>
          <table:table-cell table:style-name="ce124" table:formula="of:=[.Q66]+[.Q98]" office:value-type="float" office:value="-516.784529124706">
            <text:p>-517</text:p>
          </table:table-cell>
          <table:table-cell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9">
          <table:table-cell/>
          <table:table-cell table:style-name="ce55"/>
          <table:table-cell table:style-name="ce66"/>
          <table:table-cell table:style-name="ce109" table:number-columns-repeated="3"/>
          <table:table-cell table:style-name="ce66" table:number-columns-repeated="5"/>
          <table:table-cell table:style-name="ce109" table:number-columns-repeated="3"/>
          <table:table-cell table:style-name="ce66" table:number-columns-repeated="3"/>
          <table:table-cell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9">
          <table:table-cell/>
          <table:table-cell table:style-name="ce42"/>
          <table:table-cell table:style-name="ce56" table:number-columns-spanned="15" table:number-rows-spanned="1"/>
          <table:covered-table-cell table:number-columns-repeated="13" table:style-name="ce105"/>
          <table:covered-table-cell table:style-name="ce125"/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9">
          <table:table-cell/>
          <table:table-cell table:style-name="ce43" office:value-type="string" table:number-columns-spanned="1" table:number-rows-spanned="2">
            <text:p>TYPICAL 'EXPENDABLE' ITEMS OF LOAD</text:p>
          </table:table-cell>
          <table:table-cell table:style-name="ce57" office:value-type="string" table:number-columns-spanned="1" table:number-rows-spanned="2">
            <text:p>WEIGHT (lb)</text:p>
          </table:table-cell>
          <table:table-cell table:style-name="ce106" office:value-type="string" table:number-columns-spanned="1" table:number-rows-spanned="2">
            <text:p>X</text:p>
            <text:p>(FT)</text:p>
          </table:table-cell>
          <table:table-cell table:style-name="ce106" office:value-type="string" table:number-columns-spanned="1" table:number-rows-spanned="2">
            <text:p>Y</text:p>
            <text:p>(FT)</text:p>
          </table:table-cell>
          <table:table-cell table:style-name="ce106" office:value-type="string" table:number-columns-spanned="1" table:number-rows-spanned="2">
            <text:p>Z</text:p>
            <text:p>(FT)</text:p>
          </table:table-cell>
          <table:table-cell table:style-name="ce106" office:value-type="string" table:number-columns-spanned="1" table:number-rows-spanned="2">
            <text:p>X ARM</text:p>
            <text:p>(lb FT)</text:p>
          </table:table-cell>
          <table:table-cell table:style-name="ce106" office:value-type="string" table:number-columns-spanned="1" table:number-rows-spanned="2">
            <text:p>Y ARM</text:p>
            <text:p>(lb FT)</text:p>
          </table:table-cell>
          <table:table-cell table:style-name="ce106" office:value-type="string" table:number-columns-spanned="1" table:number-rows-spanned="2">
            <text:p>Z ARM</text:p>
            <text:p>(lb FT)</text:p>
          </table:table-cell>
          <table:table-cell table:style-name="ce115"/>
          <table:table-cell table:style-name="ce106" office:value-type="string" table:number-columns-spanned="1" table:number-rows-spanned="2">
            <text:p>WEIGHT (kg)</text:p>
          </table:table-cell>
          <table:table-cell table:style-name="ce106" office:value-type="string" table:number-columns-spanned="1" table:number-rows-spanned="2">
            <text:p>X</text:p>
            <text:p>(m)</text:p>
          </table:table-cell>
          <table:table-cell table:style-name="ce106" office:value-type="string" table:number-columns-spanned="1" table:number-rows-spanned="2">
            <text:p>Y</text:p>
            <text:p>(m)</text:p>
          </table:table-cell>
          <table:table-cell table:style-name="ce106" office:value-type="string" table:number-columns-spanned="1" table:number-rows-spanned="2">
            <text:p>Z</text:p>
            <text:p>(m)</text:p>
          </table:table-cell>
          <table:table-cell table:style-name="ce106" office:value-type="string" table:number-columns-spanned="1" table:number-rows-spanned="2">
            <text:p>X ARM</text:p>
            <text:p>(kg m)</text:p>
          </table:table-cell>
          <table:table-cell table:style-name="ce106" office:value-type="string" table:number-columns-spanned="1" table:number-rows-spanned="2">
            <text:p>Y ARM</text:p>
            <text:p>(kg m)</text:p>
          </table:table-cell>
          <table:table-cell table:style-name="ce106" office:value-type="string" table:number-columns-spanned="1" table:number-rows-spanned="2">
            <text:p>Z ARM</text:p>
            <text:p>(kg m)</text:p>
          </table:table-cell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9">
          <table:table-cell/>
          <table:covered-table-cell table:style-name="ce43"/>
          <table:covered-table-cell table:style-name="ce57"/>
          <table:covered-table-cell table:number-columns-repeated="4" table:style-name="ce107"/>
          <table:covered-table-cell table:number-columns-repeated="2" table:style-name="ce106"/>
          <table:table-cell table:style-name="ce115"/>
          <table:covered-table-cell table:style-name="ce106"/>
          <table:covered-table-cell table:number-columns-repeated="4" table:style-name="ce107"/>
          <table:covered-table-cell table:number-columns-repeated="2" table:style-name="ce106"/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9">
          <table:table-cell/>
          <table:table-cell table:style-name="ce50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ce118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9">
          <table:table-cell/>
          <table:table-cell table:style-name="ce46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ce118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9">
          <table:table-cell/>
          <table:table-cell table:style-name="ce54" office:value-type="string">
            <text:p>FUSELAGE SECTIONS</text:p>
          </table:table-cell>
          <table:table-cell table:style-name="ce64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9">
          <table:table-cell/>
          <table:table-cell table:style-name="ce53" office:value-type="string">
            <text:p>Fore</text:p>
          </table:table-cell>
          <table:table-cell table:style-name="ce64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9">
          <table:table-cell/>
          <table:table-cell table:style-name="ce48" office:value-type="string">
            <text:p>OIL IN TANK : 6 GAL AT 9lb PER GAL</text:p>
          </table:table-cell>
          <table:table-cell table:style-name="ce60" office:value-type="float" office:value="54">
            <text:p>54.000</text:p>
          </table:table-cell>
          <table:table-cell table:style-name="ce69" table:formula="of:=([.L110]/0.0254)/12" office:value-type="float" office:value="-9.12073490813648">
            <text:p>-9.12</text:p>
          </table:table-cell>
          <table:table-cell table:style-name="ce69" table:formula="of:=([.M110]/0.0254)/12" office:value-type="float" office:value="0">
            <text:p>0.00</text:p>
          </table:table-cell>
          <table:table-cell table:style-name="ce69" table:formula="of:=([.N110]/0.0254)/12" office:value-type="float" office:value="-1.77165354330709">
            <text:p>-1.77</text:p>
          </table:table-cell>
          <table:table-cell table:style-name="ce113" table:formula="of:=[.D110]*[.C110]" office:value-type="float" office:value="-492.51968503937">
            <text:p>-492.52</text:p>
          </table:table-cell>
          <table:table-cell table:style-name="ce113" table:formula="of:=[.E110]*[.C110]" office:value-type="float" office:value="0">
            <text:p>0.00</text:p>
          </table:table-cell>
          <table:table-cell table:style-name="ce113" table:formula="of:=[.F110]*[.C110]" office:value-type="float" office:value="-95.6692913385827">
            <text:p>-95.67</text:p>
          </table:table-cell>
          <table:table-cell table:style-name="ce118"/>
          <table:table-cell table:style-name="ce120" table:formula="of:=[.C110]/[.B$7]" office:value-type="float" office:value="24.4939060069037">
            <text:p>24</text:p>
          </table:table-cell>
          <table:table-cell table:style-name="ce118" table:formula="of:=[.L15]" office:value-type="float" office:value="-2.78">
            <text:p>-2.78</text:p>
          </table:table-cell>
          <table:table-cell table:style-name="ce118" table:formula="of:=[.M15]" office:value-type="float" office:value="0">
            <text:p>0.00</text:p>
          </table:table-cell>
          <table:table-cell table:style-name="ce118" table:formula="of:=[.N15]" office:value-type="float" office:value="-0.54">
            <text:p>-0.54</text:p>
          </table:table-cell>
          <table:table-cell table:style-name="ce113" table:formula="of:=[.L110]*[.K110]" office:value-type="float" office:value="-68.0930586991922">
            <text:p>-68.09</text:p>
          </table:table-cell>
          <table:table-cell table:style-name="ce113" table:formula="of:=[.M110]*[.K110]" office:value-type="float" office:value="0">
            <text:p>0.00</text:p>
          </table:table-cell>
          <table:table-cell table:style-name="ce113" table:formula="of:=[.N110]*[.K110]" office:value-type="float" office:value="-13.226709243728">
            <text:p>-13.23</text:p>
          </table:table-cell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9">
          <table:table-cell/>
          <table:table-cell table:style-name="ce53" office:value-type="string">
            <text:p>Centre</text:p>
          </table:table-cell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9">
          <table:table-cell/>
          <table:table-cell table:style-name="ce48" office:value-type="string">
            <text:p>FUEL 48 GAL, 87 OCTANE AT 7.2lb PER GAL</text:p>
          </table:table-cell>
          <table:table-cell table:style-name="ce60" table:formula="of:=48*7.2" office:value-type="float" office:value="345.6">
            <text:p>345.600</text:p>
          </table:table-cell>
          <table:table-cell table:style-name="ce69" table:formula="of:=([.L112]/0.0254)/12" office:value-type="float" office:value="-3.60892388451444">
            <text:p>-3.61</text:p>
          </table:table-cell>
          <table:table-cell table:style-name="ce69" table:formula="of:=([.M112]/0.0254)/12" office:value-type="float" office:value="0">
            <text:p>0.00</text:p>
          </table:table-cell>
          <table:table-cell table:style-name="ce69" table:formula="of:=([.N112]/0.0254)/12" office:value-type="float" office:value="0">
            <text:p>0.00</text:p>
          </table:table-cell>
          <table:table-cell table:style-name="ce113" table:formula="of:=[.D112]*[.C112]" office:value-type="float" office:value="-1247.24409448819">
            <text:p>-1247.24</text:p>
          </table:table-cell>
          <table:table-cell table:style-name="ce113" table:formula="of:=[.E112]*[.C112]" office:value-type="float" office:value="0">
            <text:p>0.00</text:p>
          </table:table-cell>
          <table:table-cell table:style-name="ce113" table:formula="of:=[.F112]*[.C112]" office:value-type="float" office:value="0">
            <text:p>0.00</text:p>
          </table:table-cell>
          <table:table-cell table:style-name="ce118"/>
          <table:table-cell table:style-name="ce120" table:formula="of:=[.C112]/[.B$7]" office:value-type="float" office:value="156.760998444183">
            <office:annotation draw:style-name="gr1" draw:text-style-name="P1" svg:width="2.899cm" svg:height="0.669cm" svg:x="26.562cm" svg:y="54.081cm" draw:caption-point-x="-0.61cm" draw:caption-point-y="1.525cm">
              <dc:date>2017-09-03T00:00:00</dc:date>
              <text:p text:style-name="P1"><text:span text:style-name="T1">205</text:span></text:p>
            </office:annotation>
            <text:p>157</text:p>
          </table:table-cell>
          <table:table-cell table:style-name="ce118" table:formula="of:=[.L25]" office:value-type="float" office:value="-1.1">
            <text:p>-1.10</text:p>
          </table:table-cell>
          <table:table-cell table:style-name="ce118" table:formula="of:=[.M25]" office:value-type="float" office:value="0">
            <text:p>0.00</text:p>
          </table:table-cell>
          <table:table-cell table:style-name="ce118" table:formula="of:=[.N25]" office:value-type="float" office:value="0">
            <text:p>0.00</text:p>
          </table:table-cell>
          <table:table-cell table:style-name="ce113" table:formula="of:=[.L112]*[.K112]" office:value-type="float" office:value="-172.437098288602">
            <text:p>-172.44</text:p>
          </table:table-cell>
          <table:table-cell table:style-name="ce113" table:formula="of:=[.M112]*[.K112]" office:value-type="float" office:value="0">
            <text:p>0.00</text:p>
          </table:table-cell>
          <table:table-cell table:style-name="ce113" table:formula="of:=[.N112]*[.K112]" office:value-type="float" office:value="0">
            <text:p>0.00</text:p>
          </table:table-cell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9">
          <table:table-cell/>
          <table:table-cell table:style-name="ce48" office:value-type="string">
            <text:p>FUEL 37 GAL, 87 OCTANE AT 7.2lb PER GAL</text:p>
          </table:table-cell>
          <table:table-cell table:style-name="ce60" table:formula="of:=37*7.2" office:value-type="float" office:value="266.4">
            <text:p>266.400</text:p>
          </table:table-cell>
          <table:table-cell table:style-name="ce69" table:formula="of:=([.L113]/0.0254)/12" office:value-type="float" office:value="-3.60892388451444">
            <text:p>-3.61</text:p>
          </table:table-cell>
          <table:table-cell table:style-name="ce69" table:formula="of:=([.M113]/0.0254)/12" office:value-type="float" office:value="0">
            <text:p>0.00</text:p>
          </table:table-cell>
          <table:table-cell table:style-name="ce69" table:formula="of:=([.N113]/0.0254)/12" office:value-type="float" office:value="-1.64041994750656">
            <text:p>-1.64</text:p>
          </table:table-cell>
          <table:table-cell table:style-name="ce113" table:formula="of:=[.D113]*[.C113]" office:value-type="float" office:value="-961.417322834646">
            <text:p>-961.42</text:p>
          </table:table-cell>
          <table:table-cell table:style-name="ce113" table:formula="of:=[.E113]*[.C113]" office:value-type="float" office:value="0">
            <text:p>0.00</text:p>
          </table:table-cell>
          <table:table-cell table:style-name="ce113" table:formula="of:=[.F113]*[.C113]" office:value-type="float" office:value="-437.007874015748">
            <text:p>-437.01</text:p>
          </table:table-cell>
          <table:table-cell table:style-name="ce118"/>
          <table:table-cell table:style-name="ce120" table:formula="of:=[.C113]/[.B$7]" office:value-type="float" office:value="120.836602967391">
            <office:annotation draw:style-name="gr1" draw:text-style-name="P1" svg:width="2.899cm" svg:height="0.669cm" svg:x="26.562cm" svg:y="54.582cm" draw:caption-point-x="-0.61cm" draw:caption-point-y="1.525cm">
              <dc:date>2017-09-03T00:00:00</dc:date>
              <text:p text:style-name="P1"><text:span text:style-name="T1">205</text:span></text:p>
            </office:annotation>
            <text:p>121</text:p>
          </table:table-cell>
          <table:table-cell table:style-name="ce118" table:formula="of:=[.L26]" office:value-type="float" office:value="-1.1">
            <text:p>-1.10</text:p>
          </table:table-cell>
          <table:table-cell table:style-name="ce118" table:formula="of:=[.M26]" office:value-type="float" office:value="0">
            <text:p>0.00</text:p>
          </table:table-cell>
          <table:table-cell table:style-name="ce118" table:formula="of:=[.N26]" office:value-type="float" office:value="-0.5">
            <text:p>-0.50</text:p>
          </table:table-cell>
          <table:table-cell table:style-name="ce113" table:formula="of:=[.L113]*[.K113]" office:value-type="float" office:value="-132.920263264131">
            <text:p>-132.92</text:p>
          </table:table-cell>
          <table:table-cell table:style-name="ce113" table:formula="of:=[.M113]*[.K113]" office:value-type="float" office:value="0">
            <text:p>0.00</text:p>
          </table:table-cell>
          <table:table-cell table:style-name="ce113" table:formula="of:=[.N113]*[.K113]" office:value-type="float" office:value="-60.4183014836957">
            <text:p>-60.42</text:p>
          </table:table-cell>
          <table:table-cell table:style-name="Excel_20_Built-in_20_Normal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54" office:value-type="string">
            <text:p>WINGS</text:p>
          </table:table-cell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53" office:value-type="string">
            <text:p>Left</text:p>
          </table:table-cell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<text:s/>AMMUNITION FOR BROWNING .303 GUN-1</text:p>
          </table:table-cell>
          <table:table-cell table:style-name="ce60" office:value-type="float" office:value="23.3">
            <text:p>23.300</text:p>
          </table:table-cell>
          <table:table-cell table:style-name="ce69" table:formula="of:=([.L116]/0.0254)/12" office:value-type="float" office:value="-4.85564304461942">
            <text:p>-4.86</text:p>
          </table:table-cell>
          <table:table-cell table:style-name="ce69" table:formula="of:=([.M116]/0.0254)/12" office:value-type="float" office:value="-7.8740157480315">
            <text:p>-7.87</text:p>
          </table:table-cell>
          <table:table-cell table:style-name="ce69" table:formula="of:=([.N116]/0.0254)/12" office:value-type="float" office:value="-1.31233595800525">
            <text:p>-1.31</text:p>
          </table:table-cell>
          <table:table-cell table:style-name="ce113" table:formula="of:=[.D116]*[.C116]" office:value-type="float" office:value="-113.136482939633">
            <text:p>-113.14</text:p>
          </table:table-cell>
          <table:table-cell table:style-name="ce113" table:formula="of:=[.E116]*[.C116]" office:value-type="float" office:value="-183.464566929134">
            <text:p>-183.46</text:p>
          </table:table-cell>
          <table:table-cell table:style-name="ce113" table:formula="of:=[.F116]*[.C116]" office:value-type="float" office:value="-30.5774278215223">
            <text:p>-30.58</text:p>
          </table:table-cell>
          <table:table-cell table:style-name="ce118"/>
          <table:table-cell table:style-name="ce120" table:formula="of:=[.C116]/[.B$7]" office:value-type="float" office:value="10.5686668511269">
            <text:p>11</text:p>
          </table:table-cell>
          <table:table-cell table:style-name="ce118" office:value-type="float" office:value="-1.48">
            <text:p>-1.48</text:p>
          </table:table-cell>
          <table:table-cell table:style-name="ce118" office:value-type="float" office:value="-2.4">
            <text:p>-2.40</text:p>
          </table:table-cell>
          <table:table-cell table:style-name="ce118" office:value-type="float" office:value="-0.4">
            <text:p>-0.40</text:p>
          </table:table-cell>
          <table:table-cell table:style-name="ce113" table:formula="of:=[.L116]*[.K116]" office:value-type="float" office:value="-15.6416269396679">
            <text:p>-15.64</text:p>
          </table:table-cell>
          <table:table-cell table:style-name="ce113" table:formula="of:=[.M116]*[.K116]" office:value-type="float" office:value="-25.3648004427047">
            <text:p>-25.36</text:p>
          </table:table-cell>
          <table:table-cell table:style-name="ce113" table:formula="of:=[.N116]*[.K116]" office:value-type="float" office:value="-4.22746674045078">
            <text:p>-4.23</text:p>
          </table:table-cell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<text:s/>AMMUNITION FOR BROWNING .303 GUN-2</text:p>
          </table:table-cell>
          <table:table-cell table:style-name="ce60" table:formula="of:=[.C116]" office:value-type="float" office:value="23.3">
            <text:p>23.300</text:p>
          </table:table-cell>
          <table:table-cell table:style-name="ce69" table:formula="of:=([.L117]/0.0254)/12" office:value-type="float" office:value="-4.85564304461942">
            <text:p>-4.86</text:p>
          </table:table-cell>
          <table:table-cell table:style-name="ce69" table:formula="of:=([.M117]/0.0254)/12" office:value-type="float" office:value="-7.8740157480315">
            <text:p>-7.87</text:p>
          </table:table-cell>
          <table:table-cell table:style-name="ce69" table:formula="of:=([.N117]/0.0254)/12" office:value-type="float" office:value="-1.31233595800525">
            <text:p>-1.31</text:p>
          </table:table-cell>
          <table:table-cell table:style-name="ce113" table:formula="of:=[.D117]*[.C117]" office:value-type="float" office:value="-113.136482939633">
            <text:p>-113.14</text:p>
          </table:table-cell>
          <table:table-cell table:style-name="ce113" table:formula="of:=[.E117]*[.C117]" office:value-type="float" office:value="-183.464566929134">
            <text:p>-183.46</text:p>
          </table:table-cell>
          <table:table-cell table:style-name="ce113" table:formula="of:=[.F117]*[.C117]" office:value-type="float" office:value="-30.5774278215223">
            <text:p>-30.58</text:p>
          </table:table-cell>
          <table:table-cell table:style-name="ce118"/>
          <table:table-cell table:style-name="ce120" table:formula="of:=[.C117]/[.B$7]" office:value-type="float" office:value="10.5686668511269">
            <text:p>11</text:p>
          </table:table-cell>
          <table:table-cell table:style-name="ce118" table:formula="of:=[.L116]" office:value-type="float" office:value="-1.48">
            <text:p>-1.48</text:p>
          </table:table-cell>
          <table:table-cell table:style-name="ce118" table:formula="of:=[.M116]" office:value-type="float" office:value="-2.4">
            <text:p>-2.40</text:p>
          </table:table-cell>
          <table:table-cell table:style-name="ce118" table:formula="of:=[.N116]" office:value-type="float" office:value="-0.4">
            <text:p>-0.40</text:p>
          </table:table-cell>
          <table:table-cell table:style-name="ce113" table:formula="of:=[.L117]*[.K117]" office:value-type="float" office:value="-15.6416269396679">
            <text:p>-15.64</text:p>
          </table:table-cell>
          <table:table-cell table:style-name="ce113" table:formula="of:=[.M117]*[.K117]" office:value-type="float" office:value="-25.3648004427047">
            <text:p>-25.36</text:p>
          </table:table-cell>
          <table:table-cell table:style-name="ce113" table:formula="of:=[.N117]*[.K117]" office:value-type="float" office:value="-4.22746674045078">
            <text:p>-4.23</text:p>
          </table:table-cell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<text:s/>AMMUNITION FOR BROWNING .303 GUN-3</text:p>
          </table:table-cell>
          <table:table-cell table:style-name="ce60" table:formula="of:=[.C117]" office:value-type="float" office:value="23.3">
            <text:p>23.300</text:p>
          </table:table-cell>
          <table:table-cell table:style-name="ce69" table:formula="of:=([.L118]/0.0254)/12" office:value-type="float" office:value="-4.85564304461942">
            <text:p>-4.86</text:p>
          </table:table-cell>
          <table:table-cell table:style-name="ce69" table:formula="of:=([.M118]/0.0254)/12" office:value-type="float" office:value="-11.1548556430446">
            <text:p>-11.15</text:p>
          </table:table-cell>
          <table:table-cell table:style-name="ce69" table:formula="of:=([.N118]/0.0254)/12" office:value-type="float" office:value="-1.60761154855643">
            <text:p>-1.61</text:p>
          </table:table-cell>
          <table:table-cell table:style-name="ce113" table:formula="of:=[.D118]*[.C118]" office:value-type="float" office:value="-113.136482939633">
            <text:p>-113.14</text:p>
          </table:table-cell>
          <table:table-cell table:style-name="ce113" table:formula="of:=[.E118]*[.C118]" office:value-type="float" office:value="-259.90813648294">
            <text:p>-259.91</text:p>
          </table:table-cell>
          <table:table-cell table:style-name="ce113" table:formula="of:=[.F118]*[.C118]" office:value-type="float" office:value="-37.4573490813648">
            <text:p>-37.46</text:p>
          </table:table-cell>
          <table:table-cell table:style-name="ce118"/>
          <table:table-cell table:style-name="ce120" table:formula="of:=[.C118]/[.B$7]" office:value-type="float" office:value="10.5686668511269">
            <text:p>11</text:p>
          </table:table-cell>
          <table:table-cell table:style-name="ce118" table:formula="of:=[.L117]" office:value-type="float" office:value="-1.48">
            <text:p>-1.48</text:p>
          </table:table-cell>
          <table:table-cell table:style-name="ce118" office:value-type="float" office:value="-3.4">
            <text:p>-3.40</text:p>
          </table:table-cell>
          <table:table-cell table:style-name="ce118" office:value-type="float" office:value="-0.49">
            <text:p>-0.49</text:p>
          </table:table-cell>
          <table:table-cell table:style-name="ce113" table:formula="of:=[.L118]*[.K118]" office:value-type="float" office:value="-15.6416269396679">
            <text:p>-15.64</text:p>
          </table:table-cell>
          <table:table-cell table:style-name="ce113" table:formula="of:=[.M118]*[.K118]" office:value-type="float" office:value="-35.9334672938316">
            <text:p>-35.93</text:p>
          </table:table-cell>
          <table:table-cell table:style-name="ce113" table:formula="of:=[.N118]*[.K118]" office:value-type="float" office:value="-5.1786467570522">
            <text:p>-5.18</text:p>
          </table:table-cell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<text:s/>AMMUNITION FOR BROWNING .303 GUN-4</text:p>
          </table:table-cell>
          <table:table-cell table:style-name="ce60" table:formula="of:=[.C118]" office:value-type="float" office:value="23.3">
            <text:p>23.300</text:p>
          </table:table-cell>
          <table:table-cell table:style-name="ce69" table:formula="of:=([.L119]/0.0254)/12" office:value-type="float" office:value="-4.85564304461942">
            <text:p>-4.86</text:p>
          </table:table-cell>
          <table:table-cell table:style-name="ce69" table:formula="of:=([.M119]/0.0254)/12" office:value-type="float" office:value="-11.1548556430446">
            <text:p>-11.15</text:p>
          </table:table-cell>
          <table:table-cell table:style-name="ce69" table:formula="of:=([.N119]/0.0254)/12" office:value-type="float" office:value="-1.60761154855643">
            <text:p>-1.61</text:p>
          </table:table-cell>
          <table:table-cell table:style-name="ce113" table:formula="of:=[.D119]*[.C119]" office:value-type="float" office:value="-113.136482939633">
            <text:p>-113.14</text:p>
          </table:table-cell>
          <table:table-cell table:style-name="ce113" table:formula="of:=[.E119]*[.C119]" office:value-type="float" office:value="-259.90813648294">
            <text:p>-259.91</text:p>
          </table:table-cell>
          <table:table-cell table:style-name="ce113" table:formula="of:=[.F119]*[.C119]" office:value-type="float" office:value="-37.4573490813648">
            <text:p>-37.46</text:p>
          </table:table-cell>
          <table:table-cell table:style-name="ce118"/>
          <table:table-cell table:style-name="ce120" table:formula="of:=[.C119]/[.B$7]" office:value-type="float" office:value="10.5686668511269">
            <text:p>11</text:p>
          </table:table-cell>
          <table:table-cell table:style-name="ce118" table:formula="of:=[.L118]" office:value-type="float" office:value="-1.48">
            <text:p>-1.48</text:p>
          </table:table-cell>
          <table:table-cell table:style-name="ce118" table:formula="of:=[.M118]" office:value-type="float" office:value="-3.4">
            <text:p>-3.40</text:p>
          </table:table-cell>
          <table:table-cell table:style-name="ce118" table:formula="of:=[.N118]" office:value-type="float" office:value="-0.49">
            <text:p>-0.49</text:p>
          </table:table-cell>
          <table:table-cell table:style-name="ce113" table:formula="of:=[.L119]*[.K119]" office:value-type="float" office:value="-15.6416269396679">
            <text:p>-15.64</text:p>
          </table:table-cell>
          <table:table-cell table:style-name="ce113" table:formula="of:=[.M119]*[.K119]" office:value-type="float" office:value="-35.9334672938316">
            <text:p>-35.93</text:p>
          </table:table-cell>
          <table:table-cell table:style-name="ce113" table:formula="of:=[.N119]*[.K119]" office:value-type="float" office:value="-5.1786467570522">
            <text:p>-5.18</text:p>
          </table:table-cell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53" office:value-type="string">
            <text:p>Right</text:p>
          </table:table-cell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<text:s/>AMMUNITION FOR BROWNING .303 GUN-1</text:p>
          </table:table-cell>
          <table:table-cell table:style-name="ce60" table:formula="of:=[.C116]" office:value-type="float" office:value="23.3">
            <text:p>23.300</text:p>
          </table:table-cell>
          <table:table-cell table:style-name="ce69" table:formula="of:=([.L121]/0.0254)/12" office:value-type="float" office:value="-4.85564304461942">
            <text:p>-4.86</text:p>
          </table:table-cell>
          <table:table-cell table:style-name="ce69" table:formula="of:=([.M121]/0.0254)/12" office:value-type="float" office:value="7.8740157480315">
            <text:p>7.87</text:p>
          </table:table-cell>
          <table:table-cell table:style-name="ce69" table:formula="of:=([.N121]/0.0254)/12" office:value-type="float" office:value="-1.31233595800525">
            <text:p>-1.31</text:p>
          </table:table-cell>
          <table:table-cell table:style-name="ce113" table:formula="of:=[.D121]*[.C121]" office:value-type="float" office:value="-113.136482939633">
            <text:p>-113.14</text:p>
          </table:table-cell>
          <table:table-cell table:style-name="ce113" table:formula="of:=[.E121]*[.C121]" office:value-type="float" office:value="183.464566929134">
            <text:p>183.46</text:p>
          </table:table-cell>
          <table:table-cell table:style-name="ce113" table:formula="of:=[.F121]*[.C121]" office:value-type="float" office:value="-30.5774278215223">
            <text:p>-30.58</text:p>
          </table:table-cell>
          <table:table-cell table:style-name="ce118"/>
          <table:table-cell table:style-name="ce120" table:formula="of:=[.C121]/[.B$7]" office:value-type="float" office:value="10.5686668511269">
            <text:p>11</text:p>
          </table:table-cell>
          <table:table-cell table:style-name="ce118" table:formula="of:=[.L116]" office:value-type="float" office:value="-1.48">
            <text:p>-1.48</text:p>
          </table:table-cell>
          <table:table-cell table:style-name="ce118" table:formula="of:=[.M116]*-1" office:value-type="float" office:value="2.4">
            <text:p>2.40</text:p>
          </table:table-cell>
          <table:table-cell table:style-name="ce118" table:formula="of:=[.N116]" office:value-type="float" office:value="-0.4">
            <text:p>-0.40</text:p>
          </table:table-cell>
          <table:table-cell table:style-name="ce113" table:formula="of:=[.L121]*[.K121]" office:value-type="float" office:value="-15.6416269396679">
            <text:p>-15.64</text:p>
          </table:table-cell>
          <table:table-cell table:style-name="ce113" table:formula="of:=[.M121]*[.K121]" office:value-type="float" office:value="25.3648004427047">
            <text:p>25.36</text:p>
          </table:table-cell>
          <table:table-cell table:style-name="ce113" table:formula="of:=[.N121]*[.K121]" office:value-type="float" office:value="-4.22746674045078">
            <text:p>-4.23</text:p>
          </table:table-cell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<text:s/>AMMUNITION FOR BROWNING .303 GUN-2</text:p>
          </table:table-cell>
          <table:table-cell table:style-name="ce60" table:formula="of:=[.C117]" office:value-type="float" office:value="23.3">
            <text:p>23.300</text:p>
          </table:table-cell>
          <table:table-cell table:style-name="ce69" table:formula="of:=([.L122]/0.0254)/12" office:value-type="float" office:value="-4.85564304461942">
            <text:p>-4.86</text:p>
          </table:table-cell>
          <table:table-cell table:style-name="ce69" table:formula="of:=([.M122]/0.0254)/12" office:value-type="float" office:value="7.8740157480315">
            <text:p>7.87</text:p>
          </table:table-cell>
          <table:table-cell table:style-name="ce69" table:formula="of:=([.N122]/0.0254)/12" office:value-type="float" office:value="-1.31233595800525">
            <text:p>-1.31</text:p>
          </table:table-cell>
          <table:table-cell table:style-name="ce113" table:formula="of:=[.D122]*[.C122]" office:value-type="float" office:value="-113.136482939633">
            <text:p>-113.14</text:p>
          </table:table-cell>
          <table:table-cell table:style-name="ce113" table:formula="of:=[.E122]*[.C122]" office:value-type="float" office:value="183.464566929134">
            <text:p>183.46</text:p>
          </table:table-cell>
          <table:table-cell table:style-name="ce113" table:formula="of:=[.F122]*[.C122]" office:value-type="float" office:value="-30.5774278215223">
            <text:p>-30.58</text:p>
          </table:table-cell>
          <table:table-cell table:style-name="ce118"/>
          <table:table-cell table:style-name="ce120" table:formula="of:=[.C122]/[.B$7]" office:value-type="float" office:value="10.5686668511269">
            <office:annotation draw:style-name="gr1" draw:text-style-name="P1" svg:width="2.899cm" svg:height="0.669cm" svg:x="26.562cm" svg:y="59.033cm" draw:caption-point-x="-0.61cm" draw:caption-point-y="1.525cm">
              <dc:date>2017-09-03T00:00:00</dc:date>
              <text:p text:style-name="P1"><text:span text:style-name="T1">20</text:span></text:p>
            </office:annotation>
            <text:p>11</text:p>
          </table:table-cell>
          <table:table-cell table:style-name="ce118" table:formula="of:=[.L117]" office:value-type="float" office:value="-1.48">
            <text:p>-1.48</text:p>
          </table:table-cell>
          <table:table-cell table:style-name="ce118" table:formula="of:=[.M121]" office:value-type="float" office:value="2.4">
            <text:p>2.40</text:p>
          </table:table-cell>
          <table:table-cell table:style-name="ce118" table:formula="of:=[.N121]" office:value-type="float" office:value="-0.4">
            <text:p>-0.40</text:p>
          </table:table-cell>
          <table:table-cell table:style-name="ce113" table:formula="of:=[.L122]*[.K122]" office:value-type="float" office:value="-15.6416269396679">
            <text:p>-15.64</text:p>
          </table:table-cell>
          <table:table-cell table:style-name="ce113" table:formula="of:=[.M122]*[.K122]" office:value-type="float" office:value="25.3648004427047">
            <text:p>25.36</text:p>
          </table:table-cell>
          <table:table-cell table:style-name="ce113" table:formula="of:=[.N122]*[.K122]" office:value-type="float" office:value="-4.22746674045078">
            <text:p>-4.23</text:p>
          </table:table-cell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<text:s/>AMMUNITION FOR BROWNING .303 GUN-3</text:p>
          </table:table-cell>
          <table:table-cell table:style-name="ce60" table:formula="of:=[.C118]" office:value-type="float" office:value="23.3">
            <text:p>23.300</text:p>
          </table:table-cell>
          <table:table-cell table:style-name="ce69" table:formula="of:=([.L123]/0.0254)/12" office:value-type="float" office:value="-4.85564304461942">
            <text:p>-4.86</text:p>
          </table:table-cell>
          <table:table-cell table:style-name="ce69" table:formula="of:=([.M123]/0.0254)/12" office:value-type="float" office:value="11.1548556430446">
            <text:p>11.15</text:p>
          </table:table-cell>
          <table:table-cell table:style-name="ce69" table:formula="of:=([.N123]/0.0254)/12" office:value-type="float" office:value="-1.60761154855643">
            <text:p>-1.61</text:p>
          </table:table-cell>
          <table:table-cell table:style-name="ce113" table:formula="of:=[.D123]*[.C123]" office:value-type="float" office:value="-113.136482939633">
            <text:p>-113.14</text:p>
          </table:table-cell>
          <table:table-cell table:style-name="ce113" table:formula="of:=[.E123]*[.C123]" office:value-type="float" office:value="259.90813648294">
            <text:p>259.91</text:p>
          </table:table-cell>
          <table:table-cell table:style-name="ce113" table:formula="of:=[.F123]*[.C123]" office:value-type="float" office:value="-37.4573490813648">
            <text:p>-37.46</text:p>
          </table:table-cell>
          <table:table-cell table:style-name="ce118"/>
          <table:table-cell table:style-name="ce120" table:formula="of:=[.C123]/[.B$7]" office:value-type="float" office:value="10.5686668511269">
            <office:annotation draw:style-name="gr1" draw:text-style-name="P1" svg:width="2.899cm" svg:height="0.669cm" svg:x="26.562cm" svg:y="59.527cm" draw:caption-point-x="-0.61cm" draw:caption-point-y="1.525cm">
              <dc:date>2017-09-03T00:00:00</dc:date>
              <text:p text:style-name="P1"><text:span text:style-name="T1">205</text:span></text:p>
            </office:annotation>
            <text:p>11</text:p>
          </table:table-cell>
          <table:table-cell table:style-name="ce118" table:formula="of:=[.L118]" office:value-type="float" office:value="-1.48">
            <text:p>-1.48</text:p>
          </table:table-cell>
          <table:table-cell table:style-name="ce118" table:formula="of:=[.M118]*-1" office:value-type="float" office:value="3.4">
            <text:p>3.40</text:p>
          </table:table-cell>
          <table:table-cell table:style-name="ce118" table:formula="of:=[.N118]" office:value-type="float" office:value="-0.49">
            <text:p>-0.49</text:p>
          </table:table-cell>
          <table:table-cell table:style-name="ce113" table:formula="of:=[.L123]*[.K123]" office:value-type="float" office:value="-15.6416269396679">
            <text:p>-15.64</text:p>
          </table:table-cell>
          <table:table-cell table:style-name="ce113" table:formula="of:=[.M123]*[.K123]" office:value-type="float" office:value="35.9334672938316">
            <text:p>35.93</text:p>
          </table:table-cell>
          <table:table-cell table:style-name="ce113" table:formula="of:=[.N123]*[.K123]" office:value-type="float" office:value="-5.1786467570522">
            <text:p>-5.18</text:p>
          </table:table-cell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 office:value-type="string">
            <text:p><text:s/>AMMUNITION FOR BROWNING .303 GUN-4</text:p>
          </table:table-cell>
          <table:table-cell table:style-name="ce60" table:formula="of:=[.C119]" office:value-type="float" office:value="23.3">
            <text:p>23.300</text:p>
          </table:table-cell>
          <table:table-cell table:style-name="ce69" table:formula="of:=([.L124]/0.0254)/12" office:value-type="float" office:value="-4.85564304461942">
            <text:p>-4.86</text:p>
          </table:table-cell>
          <table:table-cell table:style-name="ce69" table:formula="of:=([.M124]/0.0254)/12" office:value-type="float" office:value="11.1548556430446">
            <text:p>11.15</text:p>
          </table:table-cell>
          <table:table-cell table:style-name="ce69" table:formula="of:=([.N124]/0.0254)/12" office:value-type="float" office:value="-1.60761154855643">
            <text:p>-1.61</text:p>
          </table:table-cell>
          <table:table-cell table:style-name="ce113" table:formula="of:=[.D124]*[.C124]" office:value-type="float" office:value="-113.136482939633">
            <text:p>-113.14</text:p>
          </table:table-cell>
          <table:table-cell table:style-name="ce113" table:formula="of:=[.E124]*[.C124]" office:value-type="float" office:value="259.90813648294">
            <text:p>259.91</text:p>
          </table:table-cell>
          <table:table-cell table:style-name="ce113" table:formula="of:=[.F124]*[.C124]" office:value-type="float" office:value="-37.4573490813648">
            <text:p>-37.46</text:p>
          </table:table-cell>
          <table:table-cell table:style-name="ce118"/>
          <table:table-cell table:style-name="ce120" table:formula="of:=[.C124]/[.B$7]" office:value-type="float" office:value="10.5686668511269">
            <text:p>11</text:p>
          </table:table-cell>
          <table:table-cell table:style-name="ce118" table:formula="of:=[.L119]" office:value-type="float" office:value="-1.48">
            <text:p>-1.48</text:p>
          </table:table-cell>
          <table:table-cell table:style-name="ce118" table:formula="of:=[.M123]" office:value-type="float" office:value="3.4">
            <text:p>3.40</text:p>
          </table:table-cell>
          <table:table-cell table:style-name="ce118" table:formula="of:=[.N123]" office:value-type="float" office:value="-0.49">
            <text:p>-0.49</text:p>
          </table:table-cell>
          <table:table-cell table:style-name="ce113" table:formula="of:=[.L124]*[.K124]" office:value-type="float" office:value="-15.6416269396679">
            <text:p>-15.64</text:p>
          </table:table-cell>
          <table:table-cell table:style-name="ce113" table:formula="of:=[.M124]*[.K124]" office:value-type="float" office:value="35.9334672938316">
            <text:p>35.93</text:p>
          </table:table-cell>
          <table:table-cell table:style-name="ce113" table:formula="of:=[.N124]*[.K124]" office:value-type="float" office:value="-5.1786467570522">
            <text:p>-5.18</text:p>
          </table:table-cell>
          <table:table-cell table:style-name="ce127"/>
          <table:table-cell table:style-name="ce133" table:number-columns-repeated="2"/>
          <table:table-cell table:style-name="ce137"/>
          <table:table-cell table:number-columns-repeated="1003"/>
        </table:table-row>
        <table:table-row table:style-name="ro3">
          <table:table-cell/>
          <table:table-cell table:style-name="ce48"/>
          <table:table-cell table:style-name="ce69" table:number-columns-repeated="4"/>
          <table:table-cell table:style-name="ce113" table:number-columns-repeated="3"/>
          <table:table-cell table:style-name="ce118"/>
          <table:table-cell table:style-name="ce122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3"/>
          <table:table-cell table:style-name="ce137" table:number-columns-repeated="2"/>
          <table:table-cell table:number-columns-repeated="1003"/>
        </table:table-row>
        <table:table-row table:style-name="ro3">
          <table:table-cell/>
          <table:table-cell table:style-name="ce48"/>
          <table:table-cell table:style-name="ce69" table:number-columns-repeated="4"/>
          <table:table-cell table:style-name="ce113" table:number-columns-repeated="3"/>
          <table:table-cell table:style-name="ce118"/>
          <table:table-cell table:style-name="ce122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4" table:formula="of:=SUM([.S10:.S124])" office:value-type="float" office:value="6558.75127655718">
            <text:p>6559</text:p>
          </table:table-cell>
          <table:table-cell table:style-name="ce134" table:formula="of:=SUM([.T10:.T124])" office:value-type="float" office:value="3072.7980947448">
            <text:p>3073</text:p>
          </table:table-cell>
          <table:table-cell table:style-name="ce134" table:formula="of:=SUM([.U10:.U124])" office:value-type="float" office:value="381.280884798071">
            <text:p>381</text:p>
          </table:table-cell>
          <table:table-cell table:number-columns-repeated="1003"/>
        </table:table-row>
        <table:table-row table:style-name="ro9">
          <table:table-cell/>
          <table:table-cell table:style-name="ce48"/>
          <table:table-cell table:style-name="ce7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64"/>
          <table:table-cell table:style-name="ce69" table:number-columns-repeated="3"/>
          <table:table-cell table:style-name="ce113" table:number-columns-repeated="3"/>
          <table:table-cell table:style-name="Excel_20_Built-in_20_Normal"/>
          <table:table-cell table:number-columns-repeated="1006"/>
        </table:table-row>
        <table:table-row table:style-name="ro14">
          <table:table-cell/>
          <table:table-cell table:style-name="ce51" office:value-type="string">
            <text:p>'EXPENDABLE' WEIGHT</text:p>
          </table:table-cell>
          <table:table-cell table:style-name="ce68" table:formula="of:=SUM([.C109:.C127])" office:value-type="float" office:value="852.4">
            <text:p>852</text:p>
          </table:table-cell>
          <table:table-cell table:style-name="ce65" table:formula="of:=[.G128]/[.$C128]" office:value-type="float" office:value="-4.23072849117699">
            <text:p>-4.23</text:p>
          </table:table-cell>
          <table:table-cell table:style-name="ce65" table:formula="of:=[.H128]/[.$C128]" office:value-type="float" office:value="0">
            <text:p>0.00</text:p>
          </table:table-cell>
          <table:table-cell table:style-name="ce65" table:formula="of:=[.I128]/[.$C128]" office:value-type="float" office:value="-0.944176763216658">
            <text:p>-0.94</text:p>
          </table:table-cell>
          <table:table-cell table:style-name="ce68" table:formula="of:=SUM([.G108:.G124])" office:value-type="float" office:value="-3606.27296587927">
            <text:p>-3606</text:p>
          </table:table-cell>
          <table:table-cell table:style-name="ce68" table:formula="of:=SUM([.H108:.H124])" office:value-type="float" office:value="0">
            <text:p>0</text:p>
          </table:table-cell>
          <table:table-cell table:style-name="ce68" table:formula="of:=SUM([.I108:.I124])" office:value-type="float" office:value="-804.816272965879">
            <text:p>-805</text:p>
          </table:table-cell>
          <table:table-cell table:style-name="ce68"/>
          <table:table-cell table:style-name="ce68" table:formula="of:=SUM([.K109:.K127])" office:value-type="float" office:value="386.640842227494">
            <text:p>387</text:p>
          </table:table-cell>
          <table:table-cell table:style-name="ce65" table:formula="of:=[.O128]/[.$K128]" office:value-type="float" office:value="-1.28952604411075">
            <text:p>-1.29</text:p>
          </table:table-cell>
          <table:table-cell table:style-name="ce65" table:formula="of:=[.P128]/[.$K128]" office:value-type="float" office:value="0">
            <text:p>0.00</text:p>
          </table:table-cell>
          <table:table-cell table:style-name="ce65" table:formula="of:=[.Q128]/[.$K128]" office:value-type="float" office:value="-0.287785077428437">
            <text:p>-0.29</text:p>
          </table:table-cell>
          <table:table-cell table:style-name="ce124" table:formula="of:=SUM([.O108:.O124])" office:value-type="float" office:value="-498.583435769268">
            <text:p>-499</text:p>
          </table:table-cell>
          <table:table-cell table:style-name="ce124" table:formula="of:=SUM([.P108:.P124])" office:value-type="float" office:value="0">
            <text:p>0</text:p>
          </table:table-cell>
          <table:table-cell table:style-name="ce124" table:formula="of:=SUM([.Q108:.Q124])" office:value-type="float" office:value="-111.269464717436">
            <text:p>-111</text:p>
          </table:table-cell>
          <table:table-cell table:style-name="Excel_20_Built-in_20_Normal"/>
          <table:table-cell table:number-columns-repeated="1006"/>
        </table:table-row>
        <table:table-row table:style-name="ro15" table:number-rows-repeated="2">
          <table:table-cell table:number-columns-repeated="1024"/>
        </table:table-row>
        <table:table-row table:style-name="ro16">
          <table:table-cell/>
          <table:table-cell table:style-name="ce51" office:value-type="string">
            <text:p><text:s/>'TAKE-OFF' WEIGHT</text:p>
          </table:table-cell>
          <table:table-cell table:style-name="ce103" table:formula="of:=[.C66]+[.C98]+[.C128]" office:value-type="float" office:value="6014.8964967">
            <text:p>6014.9</text:p>
          </table:table-cell>
          <table:table-cell table:style-name="ce65" table:formula="of:=[.G131]/[.$C131]" office:value-type="float" office:value="-4.45747672499158">
            <text:p>-4.46</text:p>
          </table:table-cell>
          <table:table-cell table:style-name="ce65" table:formula="of:=[.H131]/[.$C131]" office:value-type="float" office:value="0.000340907767159041">
            <text:p>0.00</text:p>
          </table:table-cell>
          <table:table-cell table:style-name="ce65" table:formula="of:=[.I131]/[.$C131]" office:value-type="float" office:value="-0.756093920394441">
            <text:p>-0.76</text:p>
          </table:table-cell>
          <table:table-cell table:style-name="ce68" table:formula="of:=[.G66]+[.G98]+[.G128]" office:value-type="float" office:value="-26811.2611372736">
            <text:p>-26811</text:p>
          </table:table-cell>
          <table:table-cell table:style-name="ce68" table:formula="of:=[.H66]+[.H98]+[.H128]" office:value-type="float" office:value="2.05052493438274">
            <text:p>2</text:p>
          </table:table-cell>
          <table:table-cell table:style-name="ce68" table:formula="of:=[.I66]+[.I98]+[.I128]" office:value-type="float" office:value="-4547.82667295669">
            <text:p>-4548</text:p>
          </table:table-cell>
          <table:table-cell table:style-name="ce68"/>
          <table:table-cell table:style-name="ce68" table:formula="of:=[.K66]+[.K98]+[.K128]" office:value-type="float" office:value="2725.18932256206">
            <text:p>2725</text:p>
          </table:table-cell>
          <table:table-cell table:style-name="ce123" table:formula="of:=[.O131]/[.$K131]" office:value-type="float" office:value="-1.35850028746063">
            <text:p>-1.359</text:p>
          </table:table-cell>
          <table:table-cell table:style-name="ce65" table:formula="of:=[.P131]/[.$K131]" office:value-type="float" office:value="0.00610056331140988">
            <text:p>0.01</text:p>
          </table:table-cell>
          <table:table-cell table:style-name="ce65" table:formula="of:=[.Q131]/[.$K131]" office:value-type="float" office:value="-0.230462518197335">
            <text:p>-0.23</text:p>
          </table:table-cell>
          <table:table-cell table:style-name="ce68" table:formula="of:=[.O66]+[.O98]+[.O128]" office:value-type="float" office:value="-3702.17047808521">
            <text:p>-3702</text:p>
          </table:table-cell>
          <table:table-cell table:style-name="ce68" table:formula="of:=[.P66]+[.P98]+[.P128]" office:value-type="float" office:value="16.6251899978681">
            <text:p>17</text:p>
          </table:table-cell>
          <table:table-cell table:style-name="ce124" table:formula="of:=[.Q66]+[.Q98]+[.Q128]" office:value-type="float" office:value="-628.053993842141">
            <text:p>-628</text:p>
          </table:table-cell>
          <table:table-cell/>
          <table:table-cell table:style-name="ce134" table:formula="of:=[.T126]+[.U126]" office:value-type="float" office:value="3454.07897954287">
            <text:p>3454</text:p>
          </table:table-cell>
          <table:table-cell table:style-name="ce134" table:formula="of:=[.S126]+[.U126]" office:value-type="float" office:value="6940.03216135525">
            <text:p>6940</text:p>
          </table:table-cell>
          <table:table-cell table:style-name="ce134" table:formula="of:=[.T126]+[.S126]" office:value-type="float" office:value="9631.54937130197">
            <text:p>9632</text:p>
          </table:table-cell>
          <table:table-cell table:style-name="ce34" office:value-type="string">
            <text:p>kgm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34" office:value-type="string">
            <text:p>ixx</text:p>
          </table:table-cell>
          <table:table-cell table:style-name="ce134" office:value-type="string">
            <text:p>iyy</text:p>
          </table:table-cell>
          <table:table-cell table:style-name="ce134" office:value-type="string">
            <text:p>izz</text:p>
          </table:table-cell>
          <table:table-cell table:number-columns-repeated="1003"/>
        </table:table-row>
        <table:table-row table:style-name="ro17">
          <table:table-cell table:number-columns-repeated="2"/>
          <table:table-cell table:style-name="ce104"/>
          <table:table-cell table:style-name="ce110" table:formula="of:=[.D131]*12" office:value-type="float" office:value="-53.4897206998989">
            <text:p>-53.49</text:p>
          </table:table-cell>
          <table:table-cell table:style-name="ce110" table:formula="of:=[.E131]*12" office:value-type="float" office:value="0.0040908932059085">
            <text:p>0.00</text:p>
          </table:table-cell>
          <table:table-cell table:style-name="ce110" table:formula="of:=[.F131]*12" office:value-type="float" office:value="-9.0731270447333">
            <text:p>-9.07</text:p>
          </table:table-cell>
          <table:table-cell table:style-name="ce114" office:value-type="string">
            <text:p>inches</text:p>
          </table:table-cell>
          <table:table-cell table:number-columns-repeated="11"/>
          <table:table-cell table:style-name="ce134" table:formula="of:=[.S131]/1.3558179618926" office:value-type="float" office:value="2547.59789044341">
            <text:p>2548</text:p>
          </table:table-cell>
          <table:table-cell table:style-name="ce134" table:formula="of:=[.T131]/1.3558179618926" office:value-type="float" office:value="5118.70498578407">
            <text:p>5119</text:p>
          </table:table-cell>
          <table:table-cell table:style-name="ce134" table:formula="of:=[.U131]/1.3558179618926" office:value-type="float" office:value="7103.86618411309">
            <text:p>7104</text:p>
          </table:table-cell>
          <table:table-cell table:style-name="ce34" office:value-type="string">
            <text:p>Slugft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35" table:formula="of:=SQRT([.S133]/[.$K101])" office:value-type="float" office:value="1.04373981709028">
            <text:p>1.04</text:p>
          </table:table-cell>
          <table:table-cell table:style-name="ce135" table:formula="of:=SQRT([.T133]/[.$K101])" office:value-type="float" office:value="1.47947237764395">
            <text:p>1.48</text:p>
          </table:table-cell>
          <table:table-cell table:style-name="ce135" table:formula="of:=SQRT([.U133]/[.$K101])" office:value-type="float" office:value="1.7429069318545">
            <text:p>1.74</text:p>
          </table:table-cell>
          <table:table-cell table:number-columns-repeated="1003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style-name="ce40" table:number-columns-repeated="1024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truction Density" table:style-name="ta1" table:print="false"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18" table:default-cell-style-name="ce71"/>
        <table:table-column table:style-name="co19" table:number-columns-repeated="16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column table:style-name="co13" table:number-columns-repeated="1000" table:default-cell-style-name="ce71"/>
        <table:table-row table:style-name="ro10">
          <table:table-cell table:number-columns-repeated="10"/>
          <table:table-cell table:style-name="ce85" office:value-type="string" table:number-columns-spanned="4" table:number-rows-spanned="1">
            <text:p>How Solid is the wing %</text:p>
          </table:table-cell>
          <table:covered-table-cell table:number-columns-repeated="3" table:style-name="ce90"/>
          <table:table-cell table:number-columns-repeated="1010"/>
        </table:table-row>
        <table:table-row table:style-name="ro10">
          <table:table-cell table:number-columns-repeated="6"/>
          <table:table-cell table:style-name="ce74" table:number-columns-repeated="4"/>
          <table:table-cell/>
          <table:table-cell table:style-name="ce91" office:value-type="float" office:value="3.503" table:number-columns-spanned="2" table:number-rows-spanned="1">
            <text:p>3.503</text:p>
          </table:table-cell>
          <table:covered-table-cell table:style-name="ce95"/>
          <table:table-cell table:number-columns-repeated="1011"/>
        </table:table-row>
        <table:table-row table:style-name="ro10">
          <table:table-cell table:number-columns-repeated="3"/>
          <table:table-cell table:style-name="ce76"/>
          <table:table-cell table:style-name="ce76" office:value-type="string">
            <text:p>TIP</text:p>
          </table:table-cell>
          <table:table-cell table:number-columns-repeated="2"/>
          <table:table-cell table:style-name="ce84" office:value-type="string" table:number-columns-spanned="2" table:number-rows-spanned="1">
            <text:p>LEFT</text:p>
          </table:table-cell>
          <table:covered-table-cell table:style-name="ce76"/>
          <table:table-cell table:style-name="ce76"/>
          <table:table-cell/>
          <table:table-cell table:number-columns-repeated="2" table:style-name="ce76" office:value-type="string">
            <text:p>ROOT</text:p>
          </table:table-cell>
          <table:table-cell/>
          <table:table-cell table:style-name="ce76"/>
          <table:table-cell table:style-name="ce84" office:value-type="string" table:number-columns-spanned="2" table:number-rows-spanned="1">
            <text:p>RIGHT</text:p>
          </table:table-cell>
          <table:covered-table-cell table:style-name="ce76"/>
          <table:table-cell table:number-columns-repeated="2"/>
          <table:table-cell table:style-name="ce76" office:value-type="string">
            <text:p>TIP</text:p>
          </table:table-cell>
          <table:table-cell table:style-name="ce76"/>
          <table:table-cell/>
          <table:table-cell table:style-name="ce76"/>
          <table:table-cell table:number-columns-repeated="1001"/>
        </table:table-row>
        <table:table-row table:style-name="ro10">
          <table:table-cell table:number-columns-repeated="2"/>
          <table:table-cell office:value-type="string">
            <text:p>Cross Section Area at 50% width (cm2)</text:p>
          </table:table-cell>
          <table:table-cell/>
          <table:table-cell table:style-name="ce78" office:value-type="float" office:value="435">
            <text:p>435</text:p>
          </table:table-cell>
          <table:table-cell table:style-name="ce78" office:value-type="float" office:value="1519">
            <text:p>1519</text:p>
          </table:table-cell>
          <table:table-cell table:style-name="ce78" office:value-type="float" office:value="2559">
            <text:p>2559</text:p>
          </table:table-cell>
          <table:table-cell table:style-name="ce78" office:value-type="float" office:value="3543">
            <text:p>3543</text:p>
          </table:table-cell>
          <table:table-cell table:style-name="ce78" office:value-type="float" office:value="4440">
            <text:p>4440</text:p>
          </table:table-cell>
          <table:table-cell table:style-name="ce78" office:value-type="float" office:value="5077">
            <text:p>5077</text:p>
          </table:table-cell>
          <table:table-cell table:style-name="ce78" office:value-type="float" office:value="5437">
            <text:p>5437</text:p>
          </table:table-cell>
          <table:table-cell table:style-name="ce78" office:value-type="float" office:value="5691">
            <text:p>5691</text:p>
          </table:table-cell>
          <table:table-cell table:style-name="ce79" table:formula="of:=[.L4]" office:value-type="float" office:value="5691">
            <text:p>5691</text:p>
          </table:table-cell>
          <table:table-cell table:style-name="ce79" table:formula="of:=[.K4]" office:value-type="float" office:value="5437">
            <text:p>5437</text:p>
          </table:table-cell>
          <table:table-cell table:style-name="ce79" table:formula="of:=[.J4]" office:value-type="float" office:value="5077">
            <text:p>5077</text:p>
          </table:table-cell>
          <table:table-cell table:style-name="ce79" table:formula="of:=[.I4]" office:value-type="float" office:value="4440">
            <text:p>4440</text:p>
          </table:table-cell>
          <table:table-cell table:style-name="ce79" table:formula="of:=[.H4]" office:value-type="float" office:value="3543">
            <text:p>3543</text:p>
          </table:table-cell>
          <table:table-cell table:style-name="ce79" table:formula="of:=[.G4]" office:value-type="float" office:value="2559">
            <text:p>2559</text:p>
          </table:table-cell>
          <table:table-cell table:style-name="ce79" table:formula="of:=[.F4]" office:value-type="float" office:value="1519">
            <text:p>1519</text:p>
          </table:table-cell>
          <table:table-cell table:style-name="ce79" table:formula="of:=[.E4]" office:value-type="float" office:value="435">
            <text:p>435</text:p>
          </table:table-cell>
          <table:table-cell table:style-name="ce76" table:number-columns-repeated="3"/>
          <table:table-cell table:number-columns-repeated="1001"/>
        </table:table-row>
        <table:table-row table:style-name="ro10">
          <table:table-cell table:number-columns-repeated="2"/>
          <table:table-cell office:value-type="string">
            <text:p>Section Width (cm)</text:p>
          </table:table-cell>
          <table:table-cell/>
          <table:table-cell table:style-name="ce78" office:value-type="float" office:value="40">
            <text:p>40</text:p>
          </table:table-cell>
          <table:table-cell table:number-columns-repeated="3" table:style-name="ce78" office:value-type="float" office:value="69">
            <text:p>69</text:p>
          </table:table-cell>
          <table:table-cell table:style-name="ce78" office:value-type="float" office:value="87">
            <text:p>87</text:p>
          </table:table-cell>
          <table:table-cell table:number-columns-repeated="3" table:style-name="ce78" office:value-type="float" office:value="64">
            <text:p>64</text:p>
          </table:table-cell>
          <table:table-cell table:style-name="ce79" table:formula="of:=[.L5]" office:value-type="float" office:value="64">
            <text:p>64</text:p>
          </table:table-cell>
          <table:table-cell table:style-name="ce79" table:formula="of:=[.K5]" office:value-type="float" office:value="64">
            <text:p>64</text:p>
          </table:table-cell>
          <table:table-cell table:style-name="ce79" table:formula="of:=[.J5]" office:value-type="float" office:value="64">
            <text:p>64</text:p>
          </table:table-cell>
          <table:table-cell table:style-name="ce79" table:formula="of:=[.I5]" office:value-type="float" office:value="87">
            <text:p>87</text:p>
          </table:table-cell>
          <table:table-cell table:style-name="ce79" table:formula="of:=[.H5]" office:value-type="float" office:value="69">
            <text:p>69</text:p>
          </table:table-cell>
          <table:table-cell table:style-name="ce79" table:formula="of:=[.G5]" office:value-type="float" office:value="69">
            <text:p>69</text:p>
          </table:table-cell>
          <table:table-cell table:style-name="ce79" table:formula="of:=[.F5]" office:value-type="float" office:value="69">
            <text:p>69</text:p>
          </table:table-cell>
          <table:table-cell table:style-name="ce79" table:formula="of:=[.E5]" office:value-type="float" office:value="40">
            <text:p>40</text:p>
          </table:table-cell>
          <table:table-cell table:style-name="ce76" table:number-columns-repeated="3"/>
          <table:table-cell table:number-columns-repeated="1001"/>
        </table:table-row>
        <table:table-row table:style-name="ro10">
          <table:table-cell table:number-columns-repeated="2"/>
          <table:table-cell office:value-type="string">
            <text:p>Calculated Volume (cm3)</text:p>
          </table:table-cell>
          <table:table-cell/>
          <table:table-cell table:style-name="ce79" table:formula="of:=[.E4]*[.E5]" office:value-type="float" office:value="17400">
            <text:p>17400</text:p>
          </table:table-cell>
          <table:table-cell table:style-name="ce79" table:formula="of:=[.F4]*[.F5]" office:value-type="float" office:value="104811">
            <text:p>104811</text:p>
          </table:table-cell>
          <table:table-cell table:style-name="ce79" table:formula="of:=[.G4]*[.G5]" office:value-type="float" office:value="176571">
            <text:p>176571</text:p>
          </table:table-cell>
          <table:table-cell table:style-name="ce79" table:formula="of:=[.H4]*[.H5]" office:value-type="float" office:value="244467">
            <text:p>244467</text:p>
          </table:table-cell>
          <table:table-cell table:style-name="ce79" table:formula="of:=[.I4]*[.I5]" office:value-type="float" office:value="386280">
            <text:p>386280</text:p>
          </table:table-cell>
          <table:table-cell table:style-name="ce79" table:formula="of:=[.J4]*[.J5]" office:value-type="float" office:value="324928">
            <text:p>324928</text:p>
          </table:table-cell>
          <table:table-cell table:style-name="ce79" table:formula="of:=[.K4]*[.K5]" office:value-type="float" office:value="347968">
            <text:p>347968</text:p>
          </table:table-cell>
          <table:table-cell table:style-name="ce79" table:formula="of:=[.L4]*[.L5]" office:value-type="float" office:value="364224">
            <text:p>364224</text:p>
          </table:table-cell>
          <table:table-cell table:style-name="ce79" table:formula="of:=[.M4]*[.M5]" office:value-type="float" office:value="364224">
            <text:p>364224</text:p>
          </table:table-cell>
          <table:table-cell table:style-name="ce79" table:formula="of:=[.N4]*[.N5]" office:value-type="float" office:value="347968">
            <text:p>347968</text:p>
          </table:table-cell>
          <table:table-cell table:style-name="ce79" table:formula="of:=[.O4]*[.O5]" office:value-type="float" office:value="324928">
            <text:p>324928</text:p>
          </table:table-cell>
          <table:table-cell table:style-name="ce79" table:formula="of:=[.P4]*[.P5]" office:value-type="float" office:value="386280">
            <text:p>386280</text:p>
          </table:table-cell>
          <table:table-cell table:style-name="ce79" table:formula="of:=[.Q4]*[.Q5]" office:value-type="float" office:value="244467">
            <text:p>244467</text:p>
          </table:table-cell>
          <table:table-cell table:style-name="ce79" table:formula="of:=[.R4]*[.R5]" office:value-type="float" office:value="176571">
            <text:p>176571</text:p>
          </table:table-cell>
          <table:table-cell table:style-name="ce79" table:formula="of:=[.S4]*[.S5]" office:value-type="float" office:value="104811">
            <text:p>104811</text:p>
          </table:table-cell>
          <table:table-cell table:style-name="ce79" table:formula="of:=[.T4]*[.T5]" office:value-type="float" office:value="17400">
            <text:p>17400</text:p>
          </table:table-cell>
          <table:table-cell table:style-name="ce100"/>
          <table:table-cell/>
          <table:table-cell table:style-name="ce100"/>
          <table:table-cell table:number-columns-repeated="1001"/>
        </table:table-row>
        <table:table-row table:style-name="ro10">
          <table:table-cell table:number-columns-repeated="2"/>
          <table:table-cell office:value-type="string">
            <text:p>Mass of each section (Density * Measured Volume) kg</text:p>
          </table:table-cell>
          <table:table-cell/>
          <table:table-cell table:style-name="ce80" table:formula="of:=[.E6]*[.$L17]" office:value-type="float" office:value="1.6457094">
            <text:p>1.65</text:p>
          </table:table-cell>
          <table:table-cell table:style-name="ce80" table:formula="of:=[.F6]*[.$L17]" office:value-type="float" office:value="9.913129191">
            <text:p>9.91</text:p>
          </table:table-cell>
          <table:table-cell table:style-name="ce80" table:formula="of:=[.G6]*[.$L17]" office:value-type="float" office:value="16.700261751">
            <text:p>16.70</text:p>
          </table:table-cell>
          <table:table-cell table:style-name="ce80" table:formula="of:=[.H6]*[.$L17]" office:value-type="float" office:value="23.121933327">
            <text:p>23.12</text:p>
          </table:table-cell>
          <table:table-cell table:style-name="ce80" table:formula="of:=[.I6]*[.$L17]" office:value-type="float" office:value="36.53474868">
            <text:p>36.53</text:p>
          </table:table-cell>
          <table:table-cell table:style-name="ce80" table:formula="of:=[.J6]*[.$L17]" office:value-type="float" office:value="30.732015168">
            <text:p>30.73</text:p>
          </table:table-cell>
          <table:table-cell table:style-name="ce80" table:formula="of:=[.K6]*[.$L17]" office:value-type="float" office:value="32.911161408">
            <text:p>32.91</text:p>
          </table:table-cell>
          <table:table-cell table:style-name="ce80" table:formula="of:=[.L6]*[.$L17]" office:value-type="float" office:value="34.448670144">
            <text:p>34.45</text:p>
          </table:table-cell>
          <table:table-cell table:style-name="ce80" table:formula="of:=[.M6]*[.$L17]" office:value-type="float" office:value="34.448670144">
            <text:p>34.45</text:p>
          </table:table-cell>
          <table:table-cell table:style-name="ce80" table:formula="of:=[.N6]*[.$L17]" office:value-type="float" office:value="32.911161408">
            <text:p>32.91</text:p>
          </table:table-cell>
          <table:table-cell table:style-name="ce80" table:formula="of:=[.O6]*[.$L17]" office:value-type="float" office:value="30.732015168">
            <text:p>30.73</text:p>
          </table:table-cell>
          <table:table-cell table:style-name="ce80" table:formula="of:=[.P6]*[.$L17]" office:value-type="float" office:value="36.53474868">
            <text:p>36.53</text:p>
          </table:table-cell>
          <table:table-cell table:style-name="ce80" table:formula="of:=[.Q6]*[.$L17]" office:value-type="float" office:value="23.121933327">
            <text:p>23.12</text:p>
          </table:table-cell>
          <table:table-cell table:style-name="ce80" table:formula="of:=[.R6]*[.$L17]" office:value-type="float" office:value="16.700261751">
            <text:p>16.70</text:p>
          </table:table-cell>
          <table:table-cell table:style-name="ce80" table:formula="of:=[.S6]*[.$L17]" office:value-type="float" office:value="9.913129191">
            <text:p>9.91</text:p>
          </table:table-cell>
          <table:table-cell table:style-name="ce80" table:formula="of:=[.T6]*[.$L17]" office:value-type="float" office:value="1.6457094">
            <text:p>1.65</text:p>
          </table:table-cell>
          <table:table-cell table:style-name="ce100"/>
          <table:table-cell/>
          <table:table-cell table:style-name="ce100"/>
          <table:table-cell table:number-columns-repeated="1001"/>
        </table:table-row>
        <table:table-row table:style-name="ro11">
          <table:table-cell table:number-columns-repeated="23"/>
          <table:table-cell table:style-name="ce100"/>
          <table:table-cell table:number-columns-repeated="1000"/>
        </table:table-row>
        <table:table-row table:style-name="ro12">
          <table:table-cell table:number-columns-repeated="2"/>
          <table:table-cell table:style-name="ce72" office:value-type="string">
            <text:p>Tail</text:p>
          </table:table-cell>
          <table:table-cell/>
          <table:table-cell table:style-name="ce81" table:formula="of:=[.E18]+[.E18]+[.E25]" office:value-type="float" office:value="46.0812453972759">
            <text:p>46.08</text:p>
          </table:table-cell>
          <table:table-cell table:number-columns-repeated="6"/>
          <table:table-cell table:style-name="ce81" table:formula="of:=SUM([.E7:.T7])" office:value-type="float" office:value="372.015258138" table:number-columns-spanned="2" table:number-rows-spanned="1">
            <text:p>372.02</text:p>
          </table:table-cell>
          <table:covered-table-cell table:style-name="ce96"/>
          <table:table-cell table:style-name="ce98" office:value-type="string">
            <text:p>Wing</text:p>
          </table:table-cell>
          <table:table-cell table:number-columns-repeated="5"/>
          <table:table-cell table:style-name="ce81" table:formula="of:=[.T18]+[.T25]+[.T32]" office:value-type="float" office:value="414.036458215251">
            <text:p>414.04</text:p>
          </table:table-cell>
          <table:table-cell/>
          <table:table-cell table:style-name="ce98" office:value-type="string">
            <text:p>Fuselage</text:p>
          </table:table-cell>
          <table:table-cell table:style-name="ce102" table:number-columns-repeated="2"/>
          <table:table-cell table:number-columns-repeated="100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"/>
          <table:table-cell table:style-name="ce73"/>
          <table:table-cell table:style-name="ce77" table:number-columns-repeated="17"/>
          <table:table-cell table:number-columns-repeated="1004"/>
        </table:table-row>
        <table:table-row table:style-name="ro10">
          <table:table-cell table:number-columns-repeated="2"/>
          <table:table-cell table:style-name="ce72" office:value-type="string">
            <text:p>H-stab</text:p>
          </table:table-cell>
          <table:table-cell table:number-columns-repeated="7"/>
          <table:table-cell table:style-name="ce84" office:value-type="string" table:number-columns-spanned="3" table:number-rows-spanned="1">
            <text:p>Construction Density</text:p>
          </table:table-cell>
          <table:covered-table-cell table:number-columns-repeated="2" table:style-name="ce76"/>
          <table:table-cell table:number-columns-repeated="8"/>
          <table:table-cell table:style-name="ce101" office:value-type="string">
            <text:p>Fore Fuselage Structure</text:p>
          </table:table-cell>
          <table:table-cell table:number-columns-repeated="1002"/>
        </table:table-row>
        <table:table-row table:style-name="ro10">
          <table:table-cell table:number-columns-repeated="2"/>
          <table:table-cell table:style-name="ce74"/>
          <table:table-cell table:number-columns-repeated="7"/>
          <table:table-cell table:style-name="ce76" office:value-type="string">
            <text:p>H and V</text:p>
          </table:table-cell>
          <table:table-cell table:style-name="ce76" office:value-type="string">
            <text:p>Wing</text:p>
          </table:table-cell>
          <table:table-cell table:style-name="ce76" office:value-type="string" table:number-columns-spanned="3" table:number-rows-spanned="1">
            <text:p>Fuselage</text:p>
          </table:table-cell>
          <table:covered-table-cell table:number-columns-repeated="2"/>
          <table:table-cell table:number-columns-repeated="1009"/>
        </table:table-row>
        <table:table-row table:style-name="ro10">
          <table:table-cell table:number-columns-repeated="2"/>
          <table:table-cell table:style-name="ce74" office:value-type="string">
            <text:p>Cross Section Area at 50% width</text:p>
          </table:table-cell>
          <table:table-cell/>
          <table:table-cell table:style-name="ce82" office:value-type="float" office:value="1139">
            <text:p>1139</text:p>
          </table:table-cell>
          <table:table-cell table:number-columns-repeated="4"/>
          <table:table-cell table:style-name="Default" table:number-columns-repeated="3"/>
          <table:table-cell table:style-name="ce1" office:value-type="string">
            <text:p>Fore</text:p>
          </table:table-cell>
          <table:table-cell table:style-name="ce76" office:value-type="string">
            <text:p>Mid</text:p>
          </table:table-cell>
          <table:table-cell table:style-name="ce76" office:value-type="string">
            <text:p>Aft</text:p>
          </table:table-cell>
          <table:table-cell table:number-columns-repeated="4"/>
          <table:table-cell table:style-name="ce82" office:value-type="float" office:value="16959">
            <text:p>16959</text:p>
          </table:table-cell>
          <table:table-cell/>
          <table:table-cell table:style-name="ce73" office:value-type="string">
            <text:p>Plan Form Area (cm2)</text:p>
          </table:table-cell>
          <table:table-cell table:number-columns-repeated="1002"/>
        </table:table-row>
        <table:table-row table:style-name="ro10">
          <table:table-cell table:number-columns-repeated="2"/>
          <table:table-cell table:style-name="ce74" office:value-type="string">
            <text:p>Section Width</text:p>
          </table:table-cell>
          <table:table-cell table:style-name="ce73"/>
          <table:table-cell table:style-name="ce82" office:value-type="float" office:value="128.74">
            <text:p>128.74</text:p>
          </table:table-cell>
          <table:table-cell table:number-columns-repeated="5"/>
          <table:table-cell table:style-name="Default" table:number-columns-repeated="5"/>
          <table:table-cell table:number-columns-repeated="4"/>
          <table:table-cell table:style-name="ce82" office:value-type="float" office:value="117.57">
            <text:p>117.57</text:p>
          </table:table-cell>
          <table:table-cell/>
          <table:table-cell table:style-name="ce73" office:value-type="string">
            <text:p>Height of Fuselage (cm)</text:p>
          </table:table-cell>
          <table:table-cell table:style-name="ce100"/>
          <table:table-cell table:number-columns-repeated="1001"/>
        </table:table-row>
        <table:table-row table:style-name="ro10">
          <table:table-cell table:number-columns-repeated="2"/>
          <table:table-cell table:style-name="ce74" office:value-type="string">
            <text:p>Calculated Volume (cm3)</text:p>
          </table:table-cell>
          <table:table-cell table:style-name="ce73"/>
          <table:table-cell table:style-name="ce79" table:formula="of:=[.E15]*[.E16]" office:value-type="float" office:value="146634.86">
            <text:p>146635</text:p>
          </table:table-cell>
          <table:table-cell table:number-columns-repeated="5"/>
          <table:table-cell table:style-name="ce86" table:formula="of:=[.L17]*[.K20]" office:value-type="float" office:value="0.000089379045">
            <text:p>0.000089</text:p>
          </table:table-cell>
          <table:table-cell table:style-name="ce92" table:formula="of:=([.M23]/100)*[.L2]" office:value-type="float" office:value="0.000094581">
            <text:p>0.0000946</text:p>
          </table:table-cell>
          <table:table-cell table:style-name="ce92" table:formula="of:=[.M20]*[.L17]" office:value-type="float" office:value="0.000019578267">
            <text:p>0.0000196</text:p>
          </table:table-cell>
          <table:table-cell table:style-name="ce92" table:formula="of:=[.N20]*[.L17]" office:value-type="float" office:value="0.0001044647145">
            <text:p>0.0001045</text:p>
          </table:table-cell>
          <table:table-cell table:style-name="ce92" table:formula="of:=[.O20]*[.L17]" office:value-type="float" office:value="0.000028752624">
            <text:p>0.0000288</text:p>
          </table:table-cell>
          <table:table-cell table:number-columns-repeated="4"/>
          <table:table-cell table:style-name="ce76" table:formula="of:=[.T15]*[.T16]" office:value-type="float" office:value="1993869.63">
            <text:p>1993869.63</text:p>
          </table:table-cell>
          <table:table-cell/>
          <table:table-cell table:style-name="ce73" office:value-type="string">
            <text:p>Calculated Volume (Plan Form * Height) cm3</text:p>
          </table:table-cell>
          <table:table-cell table:number-columns-repeated="1002"/>
        </table:table-row>
        <table:table-row table:style-name="ro10">
          <table:table-cell table:number-columns-repeated="2"/>
          <table:table-cell table:style-name="ce74" office:value-type="string">
            <text:p>Mass of each section (Density * Measured Volume) kg</text:p>
          </table:table-cell>
          <table:table-cell table:style-name="ce73"/>
          <table:table-cell table:style-name="ce80" table:formula="of:=[.E17]*[.K17]" office:value-type="float" office:value="13.1060837505087">
            <text:p>13.11</text:p>
          </table:table-cell>
          <table:table-cell table:number-columns-repeated="14"/>
          <table:table-cell table:style-name="ce99" table:formula="of:=[.T17]*[.M17]" office:value-type="float" office:value="39.0365119793312">
            <text:p>39.0</text:p>
          </table:table-cell>
          <table:table-cell/>
          <table:table-cell table:style-name="ce73" office:value-type="string">
            <text:p>Mass for each section (Density * Volume) kg</text:p>
          </table:table-cell>
          <table:table-cell table:number-columns-repeated="1002"/>
        </table:table-row>
        <table:table-row table:style-name="ro10">
          <table:table-cell table:number-columns-repeated="2"/>
          <table:table-cell table:style-name="ce75"/>
          <table:table-cell table:style-name="ce73"/>
          <table:table-cell table:style-name="ce79"/>
          <table:table-cell table:number-columns-repeated="5"/>
          <table:table-cell table:style-name="ce76"/>
          <table:table-cell table:style-name="ce76" office:value-type="string">
            <text:p>Ratio</text:p>
          </table:table-cell>
          <table:table-cell table:style-name="ce76"/>
          <table:table-cell table:style-name="ce83"/>
          <table:table-cell table:number-columns-repeated="5"/>
          <table:table-cell table:style-name="ce76"/>
          <table:table-cell table:number-columns-repeated="1004"/>
        </table:table-row>
        <table:table-row table:style-name="ro10">
          <table:table-cell table:number-columns-repeated="2"/>
          <table:table-cell table:style-name="ce72" office:value-type="string">
            <text:p>V-stab</text:p>
          </table:table-cell>
          <table:table-cell table:number-columns-repeated="3"/>
          <table:table-cell table:style-name="ce83"/>
          <table:table-cell table:number-columns-repeated="3"/>
          <table:table-cell table:style-name="ce87" office:value-type="float" office:value="0.945">
            <text:p>0.945</text:p>
          </table:table-cell>
          <table:table-cell table:style-name="ce88"/>
          <table:table-cell table:style-name="ce91" office:value-type="float" office:value="0.207">
            <text:p>0.207</text:p>
          </table:table-cell>
          <table:table-cell table:style-name="ce91" office:value-type="float" office:value="1.1045">
            <text:p>1.105</text:p>
          </table:table-cell>
          <table:table-cell table:style-name="ce91" office:value-type="float" office:value="0.304">
            <text:p>0.304</text:p>
          </table:table-cell>
          <table:table-cell table:number-columns-repeated="6"/>
          <table:table-cell table:style-name="ce101" office:value-type="string">
            <text:p>Mid Fuselage Structure</text:p>
          </table:table-cell>
          <table:table-cell table:number-columns-repeated="1002"/>
        </table:table-row>
        <table:table-row table:style-name="ro10">
          <table:table-cell table:number-columns-repeated="2"/>
          <table:table-cell table:style-name="ce74"/>
          <table:table-cell table:number-columns-repeated="7"/>
          <table:table-cell table:style-name="ce88" table:number-columns-repeated="2"/>
          <table:table-cell table:style-name="ce76"/>
          <table:table-cell table:number-columns-repeated="6"/>
          <table:table-cell table:style-name="ce76"/>
          <table:table-cell table:number-columns-repeated="1004"/>
        </table:table-row>
        <table:table-row table:style-name="ro10">
          <table:table-cell table:number-columns-repeated="2"/>
          <table:table-cell table:style-name="ce74" office:value-type="string">
            <text:p>Cross Section Area at 50% width</text:p>
          </table:table-cell>
          <table:table-cell/>
          <table:table-cell table:style-name="ce82" office:value-type="float" office:value="1355">
            <text:p>1355</text:p>
          </table:table-cell>
          <table:table-cell table:number-columns-repeated="5"/>
          <table:table-cell table:style-name="ce88" table:number-columns-repeated="2"/>
          <table:table-cell table:style-name="ce76"/>
          <table:table-cell table:number-columns-repeated="6"/>
          <table:table-cell table:style-name="ce82" office:value-type="float" office:value="20347">
            <text:p>20347</text:p>
          </table:table-cell>
          <table:table-cell/>
          <table:table-cell table:style-name="ce73" office:value-type="string">
            <text:p>Plan Form Area (cm2)</text:p>
          </table:table-cell>
          <table:table-cell table:number-columns-repeated="1002"/>
        </table:table-row>
        <table:table-row table:style-name="ro10">
          <table:table-cell table:number-columns-repeated="2"/>
          <table:table-cell table:style-name="ce74" office:value-type="string">
            <text:p>Section Width</text:p>
          </table:table-cell>
          <table:table-cell table:style-name="ce73"/>
          <table:table-cell table:style-name="ce82" office:value-type="float" office:value="164.06">
            <text:p>164.06</text:p>
          </table:table-cell>
          <table:table-cell table:number-columns-repeated="5"/>
          <table:table-cell table:style-name="ce74"/>
          <table:table-cell table:style-name="ce74" office:value-type="string">
            <text:p>Density of Alluminium (kg/cm3)</text:p>
          </table:table-cell>
          <table:table-cell table:style-name="ce76" office:value-type="float" office:value="0.0027">
            <text:p>0.0027</text:p>
          </table:table-cell>
          <table:table-cell table:number-columns-repeated="6"/>
          <table:table-cell table:style-name="ce82" office:value-type="float" office:value="141.16">
            <text:p>141.16</text:p>
          </table:table-cell>
          <table:table-cell/>
          <table:table-cell table:style-name="ce73" office:value-type="string">
            <text:p>Height of Fuselage (cm)</text:p>
          </table:table-cell>
          <table:table-cell table:style-name="ce100"/>
          <table:table-cell table:number-columns-repeated="1001"/>
        </table:table-row>
        <table:table-row table:style-name="ro10">
          <table:table-cell table:number-columns-repeated="2"/>
          <table:table-cell table:style-name="ce74" office:value-type="string">
            <text:p>Calculated Volume (cm3)</text:p>
          </table:table-cell>
          <table:table-cell table:style-name="ce73"/>
          <table:table-cell table:style-name="ce79" table:formula="of:=[.E22]*[.E23]" office:value-type="float" office:value="222301.3">
            <text:p>222301</text:p>
          </table:table-cell>
          <table:table-cell table:number-columns-repeated="5"/>
          <table:table-cell table:style-name="ce74" table:number-columns-repeated="2"/>
          <table:table-cell table:style-name="ce76"/>
          <table:table-cell table:number-columns-repeated="6"/>
          <table:table-cell table:style-name="ce79" table:formula="of:=[.T22]*[.T23]" office:value-type="float" office:value="2872182.52">
            <text:p>2872183</text:p>
          </table:table-cell>
          <table:table-cell/>
          <table:table-cell table:style-name="ce73" office:value-type="string">
            <text:p>Calculated Volume (Plan Form * Height) cm3</text:p>
          </table:table-cell>
          <table:table-cell table:number-columns-repeated="1002"/>
        </table:table-row>
        <table:table-row table:style-name="ro10">
          <table:table-cell table:number-columns-repeated="2"/>
          <table:table-cell table:style-name="ce74" office:value-type="string">
            <text:p>Mass of each section (Density * Measured Volume) kg</text:p>
          </table:table-cell>
          <table:table-cell table:style-name="ce73"/>
          <table:table-cell table:style-name="ce80" table:formula="of:=[.E24]*[.K17]" office:value-type="float" office:value="19.8690778962585">
            <text:p>19.87</text:p>
          </table:table-cell>
          <table:table-cell table:number-columns-repeated="5"/>
          <table:table-cell table:style-name="ce76"/>
          <table:table-cell table:style-name="ce79"/>
          <table:table-cell table:style-name="ce76"/>
          <table:table-cell table:number-columns-repeated="6"/>
          <table:table-cell table:style-name="ce99" table:formula="of:=[.T24]*[.N17]" office:value-type="float" office:value="300.041726943691">
            <text:p>300.0</text:p>
          </table:table-cell>
          <table:table-cell/>
          <table:table-cell table:style-name="ce73" office:value-type="string">
            <text:p>Mass for each section (Density * Volume) kg</text:p>
          </table:table-cell>
          <table:table-cell table:number-columns-repeated="1002"/>
        </table:table-row>
        <table:table-row table:style-name="ro10">
          <table:table-cell table:number-columns-repeated="12"/>
          <table:table-cell table:style-name="ce76"/>
          <table:table-cell table:number-columns-repeated="1011"/>
        </table:table-row>
        <table:table-row table:style-name="ro10">
          <table:table-cell table:number-columns-repeated="10"/>
          <table:table-cell table:style-name="ce76"/>
          <table:table-cell table:style-name="ce93"/>
          <table:table-cell table:style-name="ce76"/>
          <table:table-cell table:number-columns-repeated="8"/>
          <table:table-cell table:style-name="ce101" office:value-type="string">
            <text:p>Aft Fuselage Structure</text:p>
          </table:table-cell>
          <table:table-cell table:number-columns-repeated="1002"/>
        </table:table-row>
        <table:table-row table:style-name="ro10">
          <table:table-cell table:number-columns-repeated="10"/>
          <table:table-cell table:style-name="ce76"/>
          <table:table-cell table:style-name="ce93"/>
          <table:table-cell table:style-name="ce76"/>
          <table:table-cell table:number-columns-repeated="6"/>
          <table:table-cell table:style-name="ce76"/>
          <table:table-cell table:number-columns-repeated="1004"/>
        </table:table-row>
        <table:table-row table:style-name="ro10">
          <table:table-cell table:number-columns-repeated="10"/>
          <table:table-cell table:style-name="ce89"/>
          <table:table-cell table:style-name="ce94" table:number-columns-repeated="2"/>
          <table:table-cell table:number-columns-repeated="6"/>
          <table:table-cell table:style-name="ce82" office:value-type="float" office:value="20643">
            <text:p>20643</text:p>
          </table:table-cell>
          <table:table-cell/>
          <table:table-cell table:style-name="ce73" office:value-type="string">
            <text:p>Plan Form Area (cm2)</text:p>
          </table:table-cell>
          <table:table-cell table:number-columns-repeated="1002"/>
        </table:table-row>
        <table:table-row table:style-name="ro10">
          <table:table-cell table:number-columns-repeated="19"/>
          <table:table-cell table:style-name="ce82" office:value-type="float" office:value="126.29">
            <text:p>126.29</text:p>
          </table:table-cell>
          <table:table-cell/>
          <table:table-cell table:style-name="ce73" office:value-type="string">
            <text:p>Height of Fuselage (cm)</text:p>
          </table:table-cell>
          <table:table-cell table:number-columns-repeated="1002"/>
        </table:table-row>
        <table:table-row table:style-name="ro10">
          <table:table-cell table:number-columns-repeated="19"/>
          <table:table-cell table:style-name="ce79" table:formula="of:=[.T29]*[.T30]" office:value-type="float" office:value="2607004.47">
            <text:p>2607004</text:p>
          </table:table-cell>
          <table:table-cell/>
          <table:table-cell table:style-name="ce73" office:value-type="string">
            <text:p>Calculated Volume (Plan Form * Height) cm3</text:p>
          </table:table-cell>
          <table:table-cell table:number-columns-repeated="1002"/>
        </table:table-row>
        <table:table-row table:style-name="ro10">
          <table:table-cell table:number-columns-repeated="11"/>
          <table:table-cell table:style-name="ce79"/>
          <table:table-cell table:style-name="ce97"/>
          <table:table-cell table:number-columns-repeated="6"/>
          <table:table-cell table:style-name="ce99" table:formula="of:=[.T31]*[.O17]" office:value-type="float" office:value="74.9582192922293">
            <text:p>75.0</text:p>
          </table:table-cell>
          <table:table-cell/>
          <table:table-cell table:style-name="ce73" office:value-type="string">
            <text:p>Mass for each section (Density * Volume) kg</text:p>
          </table:table-cell>
          <table:table-cell table:number-columns-repeated="1002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"/>
          <table:table-cell table:style-name="ce79"/>
          <table:table-cell table:style-name="ce94" table:number-columns-repeated="2"/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3"/>
          <table:table-cell table:style-name="ce73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7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"/>
          <table:table-cell table:style-name="ce89"/>
          <table:table-cell table:style-name="ce94" table:number-columns-repeated="2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3"/>
          <table:table-cell table:style-name="ce73"/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ce74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s Ballance MkI_2" table:style-name="ta2" table:print="false">
        <office:forms form:automatic-focus="false" form:apply-design-mode="false"/>
        <table:table-column table:style-name="co24" table:default-cell-style-name="Excel_20_Built-in_20_Normal"/>
        <table:table-column table:style-name="co25" table:default-cell-style-name="ce41"/>
        <table:table-column table:style-name="co26" table:number-columns-repeated="8" table:default-cell-style-name="ce41"/>
        <table:table-column table:style-name="co27" table:number-columns-repeated="7" table:default-cell-style-name="ce41"/>
        <table:table-column table:style-name="co28" table:default-cell-style-name="ce41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5" table:number-columns-repeated="3" table:default-cell-style-name="Excel_20_Built-in_20_Normal"/>
        <table:table-column table:style-name="co32" table:number-columns-repeated="3" table:default-cell-style-name="Excel_20_Built-in_20_Normal"/>
        <table:table-column table:style-name="co33" table:number-columns-repeated="237" table:default-cell-style-name="Excel_20_Built-in_20_Normal"/>
        <table:table-column table:style-name="co13" table:default-cell-style-name="Excel_20_Built-in_20_Normal"/>
        <table:table-column table:style-name="co34" table:number-columns-repeated="758" table:default-cell-style-name="Excel_20_Built-in_20_Normal"/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2"/>
          <table:table-cell table:style-name="ce56" table:number-columns-spanned="15" table:number-rows-spanned="1"/>
          <table:covered-table-cell table:number-columns-repeated="13" table:style-name="ce105"/>
          <table:covered-table-cell table:style-name="ce125"/>
          <table:table-cell table:style-name="ce126"/>
          <table:table-cell table:style-name="ce129" office:value-type="string" table:number-columns-spanned="3" table:number-rows-spanned="2">
            <text:p>MASS MOMENT OF INERTIA</text:p>
          </table:table-cell>
          <table:covered-table-cell table:style-name="ce130"/>
          <table:covered-table-cell/>
          <table:table-cell/>
          <table:table-cell table:style-name="ce129" office:value-type="string" table:number-columns-spanned="3" table:number-rows-spanned="2">
            <text:p>MASS MOMENT OF INERTIA</text:p>
          </table:table-cell>
          <table:covered-table-cell table:style-name="ce130"/>
          <table:covered-table-cell/>
          <table:table-cell table:number-columns-repeated="999"/>
        </table:table-row>
        <table:table-row table:style-name="ro9">
          <table:table-cell/>
          <table:table-cell table:style-name="ce43" office:value-type="string" table:number-columns-spanned="1" table:number-rows-spanned="2">
            <text:p>TARE</text:p>
          </table:table-cell>
          <table:table-cell table:style-name="ce57" office:value-type="string" table:number-columns-spanned="1" table:number-rows-spanned="2">
            <text:p>WEIGHT (lb)</text:p>
          </table:table-cell>
          <table:table-cell table:style-name="ce106" office:value-type="string" table:number-columns-spanned="1" table:number-rows-spanned="2">
            <text:p>X</text:p>
            <text:p>(FT)</text:p>
          </table:table-cell>
          <table:table-cell table:style-name="ce106" office:value-type="string" table:number-columns-spanned="1" table:number-rows-spanned="2">
            <text:p>Y</text:p>
            <text:p>(FT)</text:p>
          </table:table-cell>
          <table:table-cell table:style-name="ce106" office:value-type="string" table:number-columns-spanned="1" table:number-rows-spanned="2">
            <text:p>Z</text:p>
            <text:p>(FT)</text:p>
          </table:table-cell>
          <table:table-cell table:style-name="ce106" office:value-type="string" table:number-columns-spanned="1" table:number-rows-spanned="2">
            <text:p>X ARM</text:p>
            <text:p>(lb FT)</text:p>
          </table:table-cell>
          <table:table-cell table:style-name="ce106" office:value-type="string" table:number-columns-spanned="1" table:number-rows-spanned="2">
            <text:p>Y ARM</text:p>
            <text:p>(lb FT)</text:p>
          </table:table-cell>
          <table:table-cell table:style-name="ce106" office:value-type="string" table:number-columns-spanned="1" table:number-rows-spanned="2">
            <text:p>Z ARM</text:p>
            <text:p>(lb FT)</text:p>
          </table:table-cell>
          <table:table-cell table:style-name="ce115"/>
          <table:table-cell table:style-name="ce106" office:value-type="string" table:number-columns-spanned="1" table:number-rows-spanned="2">
            <text:p>WEIGHT (kg)</text:p>
          </table:table-cell>
          <table:table-cell table:style-name="ce106" office:value-type="string" table:number-columns-spanned="1" table:number-rows-spanned="2">
            <text:p>X</text:p>
            <text:p>(m)</text:p>
          </table:table-cell>
          <table:table-cell table:style-name="ce106" office:value-type="string" table:number-columns-spanned="1" table:number-rows-spanned="2">
            <text:p>Y</text:p>
            <text:p>(m)</text:p>
          </table:table-cell>
          <table:table-cell table:style-name="ce106" office:value-type="string" table:number-columns-spanned="1" table:number-rows-spanned="2">
            <text:p>Z</text:p>
            <text:p>(m)</text:p>
          </table:table-cell>
          <table:table-cell table:style-name="ce106" office:value-type="string" table:number-columns-spanned="1" table:number-rows-spanned="2">
            <text:p>X ARM</text:p>
            <text:p>(kg m)</text:p>
          </table:table-cell>
          <table:table-cell table:style-name="ce106" office:value-type="string" table:number-columns-spanned="1" table:number-rows-spanned="2">
            <text:p>Y ARM</text:p>
            <text:p>(kg m)</text:p>
          </table:table-cell>
          <table:table-cell table:style-name="ce106" office:value-type="string" table:number-columns-spanned="1" table:number-rows-spanned="2">
            <text:p>Z ARM</text:p>
            <text:p>(kg m)</text:p>
          </table:table-cell>
          <table:table-cell table:style-name="ce127"/>
          <table:covered-table-cell table:number-columns-repeated="2" table:style-name="ce130"/>
          <table:covered-table-cell/>
          <table:table-cell/>
          <table:covered-table-cell table:number-columns-repeated="2" table:style-name="ce130"/>
          <table:covered-table-cell/>
          <table:table-cell table:number-columns-repeated="999"/>
        </table:table-row>
        <table:table-row table:style-name="ro3">
          <table:table-cell/>
          <table:covered-table-cell table:style-name="ce43"/>
          <table:covered-table-cell table:style-name="ce57"/>
          <table:covered-table-cell table:number-columns-repeated="4" table:style-name="ce107"/>
          <table:covered-table-cell table:number-columns-repeated="2" table:style-name="ce106"/>
          <table:table-cell table:style-name="ce115"/>
          <table:covered-table-cell table:style-name="ce106"/>
          <table:covered-table-cell table:number-columns-repeated="4" table:style-name="ce107"/>
          <table:covered-table-cell table:number-columns-repeated="2" table:style-name="ce106"/>
          <table:table-cell table:style-name="ce128"/>
          <table:table-cell table:style-name="ce131" office:value-type="string">
            <text:p>x</text:p>
          </table:table-cell>
          <table:table-cell table:style-name="ce131" office:value-type="string">
            <text:p>y</text:p>
          </table:table-cell>
          <table:table-cell table:style-name="ce131" office:value-type="string">
            <text:p>z</text:p>
          </table:table-cell>
          <table:table-cell/>
          <table:table-cell table:style-name="ce131" office:value-type="string">
            <text:p>xy</text:p>
          </table:table-cell>
          <table:table-cell table:style-name="ce131" office:value-type="string">
            <text:p>yz</text:p>
          </table:table-cell>
          <table:table-cell table:style-name="ce131" office:value-type="string">
            <text:p>zx</text:p>
          </table:table-cell>
          <table:table-cell table:number-columns-repeated="999"/>
        </table:table-row>
        <table:table-row table:style-name="ro3">
          <table:table-cell/>
          <table:table-cell table:style-name="ce44" office:value-type="string">
            <text:p>lb to Kilograms</text:p>
          </table:table-cell>
          <table:table-cell table:style-name="ce58"/>
          <table:table-cell table:style-name="ce49" table:number-columns-repeated="3"/>
          <table:table-cell table:style-name="ce111"/>
          <table:table-cell table:style-name="ce58"/>
          <table:table-cell table:style-name="ce111"/>
          <table:table-cell table:style-name="ce116"/>
          <table:table-cell table:style-name="ce49" table:number-columns-repeated="4"/>
          <table:table-cell table:style-name="ce111"/>
          <table:table-cell table:style-name="ce58"/>
          <table:table-cell table:style-name="ce111"/>
          <table:table-cell table:style-name="ce127"/>
          <table:table-cell table:style-name="ce132"/>
          <table:table-cell table:style-name="ce136" table:number-columns-repeated="2"/>
          <table:table-cell/>
          <table:table-cell table:style-name="ce132"/>
          <table:table-cell table:style-name="ce136" table:number-columns-repeated="2"/>
          <table:table-cell table:number-columns-repeated="999"/>
        </table:table-row>
        <table:table-row table:style-name="ro3">
          <table:table-cell/>
          <table:table-cell table:style-name="ce44" office:value-type="float" office:value="2.20463">
            <text:p>2.20463</text:p>
          </table:table-cell>
          <table:table-cell table:style-name="ce58"/>
          <table:table-cell table:style-name="ce108" table:number-columns-repeated="3"/>
          <table:table-cell table:style-name="ce112" table:number-columns-repeated="3"/>
          <table:table-cell table:style-name="ce117"/>
          <table:table-cell table:style-name="ce49"/>
          <table:table-cell table:style-name="ce108" table:number-columns-repeated="3"/>
          <table:table-cell table:style-name="ce112" table:number-columns-repeated="3"/>
          <table:table-cell table:style-name="ce127"/>
          <table:table-cell table:style-name="ce132"/>
          <table:table-cell table:style-name="ce136" table:number-columns-repeated="2"/>
          <table:table-cell/>
          <table:table-cell table:style-name="ce132"/>
          <table:table-cell table:style-name="ce136" table:number-columns-repeated="2"/>
          <table:table-cell table:number-columns-repeated="999"/>
        </table:table-row>
        <table:table-row table:style-name="ro3">
          <table:table-cell/>
          <table:table-cell table:style-name="ce45" office:value-type="string">
            <text:p>FUSELAGE SECTIONS</text:p>
          </table:table-cell>
          <table:table-cell table:style-name="ce58"/>
          <table:table-cell table:style-name="ce108" table:number-columns-repeated="3"/>
          <table:table-cell table:style-name="ce112" table:number-columns-repeated="3"/>
          <table:table-cell table:style-name="ce117"/>
          <table:table-cell table:style-name="ce49"/>
          <table:table-cell table:style-name="ce108" table:number-columns-repeated="3"/>
          <table:table-cell table:style-name="ce112" table:number-columns-repeated="3"/>
          <table:table-cell table:style-name="ce127"/>
          <table:table-cell table:style-name="ce132"/>
          <table:table-cell table:style-name="ce136" table:number-columns-repeated="2"/>
          <table:table-cell/>
          <table:table-cell table:style-name="ce132"/>
          <table:table-cell table:style-name="ce136" table:number-columns-repeated="2"/>
          <table:table-cell table:number-columns-repeated="999"/>
        </table:table-row>
        <table:table-row table:style-name="ro3">
          <table:table-cell/>
          <table:table-cell table:style-name="ce46" office:value-type="string">
            <text:p>Fore</text:p>
          </table:table-cell>
          <table:table-cell table:style-name="ce49"/>
          <table:table-cell table:style-name="ce108" table:number-columns-repeated="3"/>
          <table:table-cell table:style-name="ce112" table:number-columns-repeated="3"/>
          <table:table-cell table:style-name="ce117"/>
          <table:table-cell table:style-name="ce49"/>
          <table:table-cell table:style-name="ce108" table:number-columns-repeated="3"/>
          <table:table-cell table:style-name="ce112" table:number-columns-repeated="3"/>
          <table:table-cell table:style-name="ce127"/>
          <table:table-cell table:style-name="ce132"/>
          <table:table-cell table:style-name="ce136"/>
          <table:table-cell table:style-name="ce137"/>
          <table:table-cell/>
          <table:table-cell table:style-name="ce132"/>
          <table:table-cell table:style-name="ce136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7" office:value-type="string">
            <text:p>Fuselage structure</text:p>
          </table:table-cell>
          <table:table-cell table:style-name="ce59" table:formula="of:=[.K10]*[.B$7]" office:value-type="float" office:value="85.98057">
            <text:p>85.981</text:p>
          </table:table-cell>
          <table:table-cell table:style-name="ce69" table:formula="of:=([.L10]/0.0254)/12" office:value-type="float" office:value="-5.90551181102362">
            <text:p>-5.91</text:p>
          </table:table-cell>
          <table:table-cell table:style-name="ce69" table:formula="of:=([.M10]/0.0254)/12" office:value-type="float" office:value="0">
            <text:p>0.00</text:p>
          </table:table-cell>
          <table:table-cell table:style-name="ce69" table:formula="of:=([.N10]/0.0254)/12" office:value-type="float" office:value="-0.295275590551181">
            <text:p>-0.30</text:p>
          </table:table-cell>
          <table:table-cell table:style-name="ce113" table:formula="of:=[.D10]*[.C10]" office:value-type="float" office:value="-507.759271653543">
            <text:p>-507.76</text:p>
          </table:table-cell>
          <table:table-cell table:style-name="ce113" table:formula="of:=[.E10]*[.C10]" office:value-type="float" office:value="0">
            <text:p>0.00</text:p>
          </table:table-cell>
          <table:table-cell table:style-name="ce113" table:formula="of:=[.F10]*[.C10]" office:value-type="float" office:value="-25.3879635826772">
            <text:p>-25.39</text:p>
          </table:table-cell>
          <table:table-cell table:style-name="ce118"/>
          <table:table-cell table:style-name="ce119" office:value-type="float" office:value="39">
            <text:p>39.00</text:p>
          </table:table-cell>
          <table:table-cell table:style-name="ce119" office:value-type="float" office:value="-1.8">
            <text:p>-1.80</text:p>
          </table:table-cell>
          <table:table-cell table:style-name="ce119" office:value-type="float" office:value="0">
            <text:p>0.00</text:p>
          </table:table-cell>
          <table:table-cell table:style-name="ce119" office:value-type="float" office:value="-0.09">
            <text:p>-0.09</text:p>
          </table:table-cell>
          <table:table-cell table:style-name="ce113" table:formula="of:=[.L10]*[.K10]" office:value-type="float" office:value="-70.2">
            <text:p>-70.20</text:p>
          </table:table-cell>
          <table:table-cell table:style-name="ce113" table:formula="of:=[.M10]*[.K10]" office:value-type="float" office:value="0">
            <text:p>0.00</text:p>
          </table:table-cell>
          <table:table-cell table:style-name="ce113" table:formula="of:=[.N10]*[.K10]" office:value-type="float" office:value="-3.51">
            <text:p>-3.51</text:p>
          </table:table-cell>
          <table:table-cell table:style-name="ce127"/>
          <table:table-cell table:style-name="ce133" table:formula="of:=([.L10]-[.L$101])*([.L10]-[.L$101])*[.$K10]" office:value-type="float" office:value="7.21431840751187">
            <text:p>7.21</text:p>
          </table:table-cell>
          <table:table-cell table:style-name="ce133" table:formula="of:=([.M10]-[.M$101])*([.M10]-[.M$101])*[.$K10]" office:value-type="float" office:value="0.000870758352397669">
            <text:p>0.00</text:p>
          </table:table-cell>
          <table:table-cell table:style-name="ce137" table:formula="of:=([.N10]-[.N$101])*([.N10]-[.N$101])*[.$K10]" office:value-type="float" office:value="0.669127456609562">
            <text:p>0.67</text:p>
          </table:table-cell>
          <table:table-cell/>
          <table:table-cell table:style-name="ce133" table:formula="of:=([.L10]-[.L$101])*([.M10]-[.M$101])*[.$K10]" office:value-type="float" office:value="0.0792586147380663">
            <text:p>0.08</text:p>
          </table:table-cell>
          <table:table-cell table:style-name="ce133" table:formula="of:=([.M10]-[.M$101])*([.N10]-[.N$101])*[.$K10]" office:value-type="float" office:value="-0.0241381093224259">
            <text:p>-0.02</text:p>
          </table:table-cell>
          <table:table-cell table:style-name="ce137" table:formula="of:=([.L10]-[.L$101])*([.N10]-[.N$101])*[.$K10]" office:value-type="float" office:value="-2.19711140527511">
            <text:p>-2.20</text:p>
          </table:table-cell>
          <table:table-cell table:number-columns-repeated="999"/>
        </table:table-row>
        <table:table-row table:style-name="ro3">
          <table:table-cell/>
          <table:table-cell table:style-name="ce47" office:value-type="string">
            <text:p>Prop (fixed pitch)</text:p>
          </table:table-cell>
          <table:table-cell table:style-name="ce60" office:value-type="float" office:value="345">
            <text:p>345.000</text:p>
          </table:table-cell>
          <table:table-cell table:style-name="ce69" table:formula="of:=([.L11]/0.0254)/12" office:value-type="float" office:value="-11.6141732283465">
            <text:p>-11.61</text:p>
          </table:table-cell>
          <table:table-cell table:style-name="ce69" table:formula="of:=([.M11]/0.0254)/12" office:value-type="float" office:value="0">
            <text:p>0.00</text:p>
          </table:table-cell>
          <table:table-cell table:style-name="ce69" table:formula="of:=([.N11]/0.0254)/12" office:value-type="float" office:value="0">
            <text:p>0.00</text:p>
          </table:table-cell>
          <table:table-cell table:style-name="ce113" table:formula="of:=[.D11]*[.C11]" office:value-type="float" office:value="-4006.88976377953">
            <text:p>-4006.89</text:p>
          </table:table-cell>
          <table:table-cell table:style-name="ce113" table:formula="of:=[.E11]*[.C11]" office:value-type="float" office:value="0">
            <text:p>0.00</text:p>
          </table:table-cell>
          <table:table-cell table:style-name="ce113" table:formula="of:=[.F11]*[.C11]" office:value-type="float" office:value="0">
            <text:p>0.00</text:p>
          </table:table-cell>
          <table:table-cell table:style-name="ce118"/>
          <table:table-cell table:style-name="ce120" table:formula="of:=[.C11]/[.B$7]" office:value-type="float" office:value="156.488843932996">
            <text:p>156</text:p>
          </table:table-cell>
          <table:table-cell table:style-name="ce119" office:value-type="float" office:value="-3.54">
            <text:p>-3.54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11]*[.K11]" office:value-type="float" office:value="-553.970507522804">
            <text:p>-553.97</text:p>
          </table:table-cell>
          <table:table-cell table:style-name="ce113" table:formula="of:=[.M11]*[.K11]" office:value-type="float" office:value="0">
            <text:p>0.00</text:p>
          </table:table-cell>
          <table:table-cell table:style-name="ce113" table:formula="of:=[.N11]*[.K11]" office:value-type="float" office:value="0">
            <text:p>0.00</text:p>
          </table:table-cell>
          <table:table-cell table:style-name="ce127"/>
          <table:table-cell table:style-name="ce133" table:formula="of:=([.L11]-[.L$101])*([.L11]-[.L$101])*[.$K11]" office:value-type="float" office:value="736.955481871743">
            <text:p>736.96</text:p>
          </table:table-cell>
          <table:table-cell table:style-name="ce133" table:formula="of:=([.M11]-[.M$101])*([.M11]-[.M$101])*[.$K11]" office:value-type="float" office:value="0.00349394789517208">
            <text:p>0.00</text:p>
          </table:table-cell>
          <table:table-cell table:style-name="ce137" table:formula="of:=([.N11]-[.N$101])*([.N11]-[.N$101])*[.$K11]" office:value-type="float" office:value="7.64204576967559">
            <text:p>7.64</text:p>
          </table:table-cell>
          <table:table-cell/>
          <table:table-cell table:style-name="ce133" table:formula="of:=([.L11]-[.L$101])*([.M11]-[.M$101])*[.$K11]" office:value-type="float" office:value="1.6046445259687">
            <text:p>1.60</text:p>
          </table:table-cell>
          <table:table-cell table:style-name="ce133" table:formula="of:=([.M11]-[.M$101])*([.N11]-[.N$101])*[.$K11]" office:value-type="float" office:value="-0.163404130093969">
            <text:p>-0.16</text:p>
          </table:table-cell>
          <table:table-cell table:style-name="ce137" table:formula="of:=([.L11]-[.L$101])*([.N11]-[.N$101])*[.$K11]" office:value-type="float" office:value="-75.0456362667223">
            <text:p>-75.05</text:p>
          </table:table-cell>
          <table:table-cell table:number-columns-repeated="999"/>
        </table:table-row>
        <table:table-row table:style-name="ro3">
          <table:table-cell/>
          <table:table-cell table:style-name="ce47" office:value-type="string">
            <text:p>Engine (dry)</text:p>
          </table:table-cell>
          <table:table-cell table:style-name="ce60" office:value-type="float" office:value="1412">
            <text:p>1412.000</text:p>
          </table:table-cell>
          <table:table-cell table:style-name="ce69" table:formula="of:=([.L12]/0.0254)/12" office:value-type="float" office:value="-8.43175853018373">
            <text:p>-8.43</text:p>
          </table:table-cell>
          <table:table-cell table:style-name="ce69" table:formula="of:=([.M12]/0.0254)/12" office:value-type="float" office:value="0">
            <text:p>0.00</text:p>
          </table:table-cell>
          <table:table-cell table:style-name="ce69" table:formula="of:=([.N12]/0.0254)/12" office:value-type="float" office:value="0">
            <text:p>0.00</text:p>
          </table:table-cell>
          <table:table-cell table:style-name="ce113" table:formula="of:=[.D12]*[.C12]" office:value-type="float" office:value="-11905.6430446194">
            <text:p>-11905.64</text:p>
          </table:table-cell>
          <table:table-cell table:style-name="ce113" table:formula="of:=[.E12]*[.C12]" office:value-type="float" office:value="0">
            <text:p>0.00</text:p>
          </table:table-cell>
          <table:table-cell table:style-name="ce113" table:formula="of:=[.F12]*[.C12]" office:value-type="float" office:value="0">
            <text:p>0.00</text:p>
          </table:table-cell>
          <table:table-cell table:style-name="ce118"/>
          <table:table-cell table:style-name="ce120" table:formula="of:=[.C12]/[.B$7]" office:value-type="float" office:value="640.470282995333">
            <text:p>640</text:p>
          </table:table-cell>
          <table:table-cell table:style-name="ce119" office:value-type="float" office:value="-2.57">
            <text:p>-2.57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12]*[.K12]" office:value-type="float" office:value="-1646.00862729801">
            <text:p>-1646.01</text:p>
          </table:table-cell>
          <table:table-cell table:style-name="ce113" table:formula="of:=[.M12]*[.K12]" office:value-type="float" office:value="0">
            <text:p>0.00</text:p>
          </table:table-cell>
          <table:table-cell table:style-name="ce113" table:formula="of:=[.N12]*[.K12]" office:value-type="float" office:value="0">
            <text:p>0.00</text:p>
          </table:table-cell>
          <table:table-cell table:style-name="ce127"/>
          <table:table-cell table:style-name="ce133" table:formula="of:=([.L12]-[.L$101])*([.L12]-[.L$101])*[.$K12]" office:value-type="float" office:value="922.42469565799">
            <text:p>922.42</text:p>
          </table:table-cell>
          <table:table-cell table:style-name="ce133" table:formula="of:=([.M12]-[.M$101])*([.M12]-[.M$101])*[.$K12]" office:value-type="float" office:value="0.014299867907197">
            <text:p>0.01</text:p>
          </table:table-cell>
          <table:table-cell table:style-name="ce137" table:formula="of:=([.N12]-[.N$101])*([.N12]-[.N$101])*[.$K12]" office:value-type="float" office:value="31.2770105124114">
            <text:p>31.28</text:p>
          </table:table-cell>
          <table:table-cell/>
          <table:table-cell table:style-name="ce133" table:formula="of:=([.L12]-[.L$101])*([.M12]-[.M$101])*[.$K12]" office:value-type="float" office:value="3.63187985790358">
            <text:p>3.63</text:p>
          </table:table-cell>
          <table:table-cell table:style-name="ce133" table:formula="of:=([.M12]-[.M$101])*([.N12]-[.N$101])*[.$K12]" office:value-type="float" office:value="-0.668772845486041">
            <text:p>-0.67</text:p>
          </table:table-cell>
          <table:table-cell table:style-name="ce137" table:formula="of:=([.L12]-[.L$101])*([.N12]-[.N$101])*[.$K12]" office:value-type="float" office:value="-169.854899555482">
            <text:p>-169.85</text:p>
          </table:table-cell>
          <table:table-cell table:number-columns-repeated="999"/>
        </table:table-row>
        <table:table-row table:style-name="ro3">
          <table:table-cell/>
          <table:table-cell table:style-name="ce47" office:value-type="string">
            <text:p>Engine Accessories</text:p>
          </table:table-cell>
          <table:table-cell table:style-name="ce60" office:value-type="float" office:value="61">
            <text:p>61.000</text:p>
          </table:table-cell>
          <table:table-cell table:style-name="ce69" table:formula="of:=([.L13]/0.0254)/12" office:value-type="float" office:value="-5.97112860892389">
            <text:p>-5.97</text:p>
          </table:table-cell>
          <table:table-cell table:style-name="ce69" table:formula="of:=([.M13]/0.0254)/12" office:value-type="float" office:value="0">
            <text:p>0.00</text:p>
          </table:table-cell>
          <table:table-cell table:style-name="ce69" table:formula="of:=([.N13]/0.0254)/12" office:value-type="float" office:value="0">
            <text:p>0.00</text:p>
          </table:table-cell>
          <table:table-cell table:style-name="ce113" table:formula="of:=[.D13]*[.C13]" office:value-type="float" office:value="-364.238845144357">
            <text:p>-364.24</text:p>
          </table:table-cell>
          <table:table-cell table:style-name="ce113" table:formula="of:=[.E13]*[.C13]" office:value-type="float" office:value="0">
            <text:p>0.00</text:p>
          </table:table-cell>
          <table:table-cell table:style-name="ce113" table:formula="of:=[.F13]*[.C13]" office:value-type="float" office:value="0">
            <text:p>0.00</text:p>
          </table:table-cell>
          <table:table-cell table:style-name="ce118"/>
          <table:table-cell table:style-name="ce120" table:formula="of:=[.C13]/[.B$7]" office:value-type="float" office:value="27.6690419707615">
            <text:p>28</text:p>
          </table:table-cell>
          <table:table-cell table:style-name="ce119" table:formula="of:=[.L12]+0.75" office:value-type="float" office:value="-1.82">
            <text:p>-1.82</text:p>
          </table:table-cell>
          <table:table-cell table:style-name="ce118" table:formula="of:=[.M12]" office:value-type="float" office:value="0">
            <text:p>0.00</text:p>
          </table:table-cell>
          <table:table-cell table:style-name="ce118" table:formula="of:=[.N12]" office:value-type="float" office:value="0">
            <text:p>0.00</text:p>
          </table:table-cell>
          <table:table-cell table:style-name="ce113" table:formula="of:=[.L13]*[.K13]" office:value-type="float" office:value="-50.357656386786">
            <text:p>-50.36</text:p>
          </table:table-cell>
          <table:table-cell table:style-name="ce113" table:formula="of:=[.M13]*[.K13]" office:value-type="float" office:value="0">
            <text:p>0.00</text:p>
          </table:table-cell>
          <table:table-cell table:style-name="ce113" table:formula="of:=[.N13]*[.K13]" office:value-type="float" office:value="0">
            <text:p>0.00</text:p>
          </table:table-cell>
          <table:table-cell table:style-name="ce127"/>
          <table:table-cell table:style-name="ce133" table:formula="of:=([.L13]-[.L$101])*([.L13]-[.L$101])*[.$K13]" office:value-type="float" office:value="5.60537052889193">
            <text:p>5.61</text:p>
          </table:table-cell>
          <table:table-cell table:style-name="ce133" table:formula="of:=([.M13]-[.M$101])*([.M13]-[.M$101])*[.$K13]" office:value-type="float" office:value="0.000617770497407238">
            <text:p>0.00</text:p>
          </table:table-cell>
          <table:table-cell table:style-name="ce137" table:formula="of:=([.N13]-[.N$101])*([.N13]-[.N$101])*[.$K13]" office:value-type="float" office:value="1.35120229550786">
            <text:p>1.35</text:p>
          </table:table-cell>
          <table:table-cell/>
          <table:table-cell table:style-name="ce133" table:formula="of:=([.L13]-[.L$101])*([.M13]-[.M$101])*[.$K13]" office:value-type="float" office:value="0.0588458370641921">
            <text:p>0.06</text:p>
          </table:table-cell>
          <table:table-cell table:style-name="ce133" table:formula="of:=([.M13]-[.M$101])*([.N13]-[.N$101])*[.$K13]" office:value-type="float" office:value="-0.0288917447412525">
            <text:p>-0.03</text:p>
          </table:table-cell>
          <table:table-cell table:style-name="ce137" table:formula="of:=([.L13]-[.L$101])*([.N13]-[.N$101])*[.$K13]" office:value-type="float" office:value="-2.7520882118513">
            <text:p>-2.75</text:p>
          </table:table-cell>
          <table:table-cell table:number-columns-repeated="999"/>
        </table:table-row>
        <table:table-row table:style-name="ro3">
          <table:table-cell/>
          <table:table-cell table:style-name="ce47" office:value-type="string">
            <text:p>Ejector Exhausts</text:p>
          </table:table-cell>
          <table:table-cell table:style-name="ce60" office:value-type="float" office:value="30">
            <text:p>30.000</text:p>
          </table:table-cell>
          <table:table-cell table:style-name="ce69" table:formula="of:=([.L14]/0.0254)/12" office:value-type="float" office:value="-8.43175853018373">
            <text:p>-8.43</text:p>
          </table:table-cell>
          <table:table-cell table:style-name="ce69" table:formula="of:=([.M14]/0.0254)/12" office:value-type="float" office:value="0">
            <text:p>0.00</text:p>
          </table:table-cell>
          <table:table-cell table:style-name="ce69" table:formula="of:=([.N14]/0.0254)/12" office:value-type="float" office:value="0">
            <text:p>0.00</text:p>
          </table:table-cell>
          <table:table-cell table:style-name="ce113" table:formula="of:=[.D14]*[.C14]" office:value-type="float" office:value="-252.952755905512">
            <text:p>-252.95</text:p>
          </table:table-cell>
          <table:table-cell table:style-name="ce113" table:formula="of:=[.E14]*[.C14]" office:value-type="float" office:value="0">
            <text:p>0.00</text:p>
          </table:table-cell>
          <table:table-cell table:style-name="ce113" table:formula="of:=[.F14]*[.C14]" office:value-type="float" office:value="0">
            <text:p>0.00</text:p>
          </table:table-cell>
          <table:table-cell table:style-name="ce118"/>
          <table:table-cell table:style-name="ce120" table:formula="of:=[.C14]/[.B$7]" office:value-type="float" office:value="13.6077255593909">
            <text:p>14</text:p>
          </table:table-cell>
          <table:table-cell table:style-name="ce118" table:formula="of:=[.L12]" office:value-type="float" office:value="-2.57">
            <text:p>-2.57</text:p>
          </table:table-cell>
          <table:table-cell table:style-name="ce118" table:formula="of:=[.M13]" office:value-type="float" office:value="0">
            <text:p>0.00</text:p>
          </table:table-cell>
          <table:table-cell table:style-name="ce118" table:formula="of:=[.N13]" office:value-type="float" office:value="0">
            <text:p>0.00</text:p>
          </table:table-cell>
          <table:table-cell table:style-name="ce113" table:formula="of:=[.L14]*[.K14]" office:value-type="float" office:value="-34.9718546876347">
            <text:p>-34.97</text:p>
          </table:table-cell>
          <table:table-cell table:style-name="ce113" table:formula="of:=[.M14]*[.K14]" office:value-type="float" office:value="0">
            <text:p>0.00</text:p>
          </table:table-cell>
          <table:table-cell table:style-name="ce113" table:formula="of:=[.N14]*[.K14]" office:value-type="float" office:value="0">
            <text:p>0.00</text:p>
          </table:table-cell>
          <table:table-cell table:style-name="ce127"/>
          <table:table-cell table:style-name="ce133" table:formula="of:=([.L14]-[.L$101])*([.L14]-[.L$101])*[.$K14]" office:value-type="float" office:value="19.5982584063312">
            <text:p>19.60</text:p>
          </table:table-cell>
          <table:table-cell table:style-name="ce133" table:formula="of:=([.M14]-[.M$101])*([.M14]-[.M$101])*[.$K14]" office:value-type="float" office:value="0.00030382155610192">
            <text:p>0.00</text:p>
          </table:table-cell>
          <table:table-cell table:style-name="ce137" table:formula="of:=([.N14]-[.N$101])*([.N14]-[.N$101])*[.$K14]" office:value-type="float" office:value="0.664525719102225">
            <text:p>0.66</text:p>
          </table:table-cell>
          <table:table-cell/>
          <table:table-cell table:style-name="ce133" table:formula="of:=([.L14]-[.L$101])*([.M14]-[.M$101])*[.$K14]" office:value-type="float" office:value="0.0771645862160816">
            <text:p>0.08</text:p>
          </table:table-cell>
          <table:table-cell table:style-name="ce133" table:formula="of:=([.M14]-[.M$101])*([.N14]-[.N$101])*[.$K14]" office:value-type="float" office:value="-0.0142090547907799">
            <text:p>-0.01</text:p>
          </table:table-cell>
          <table:table-cell table:style-name="ce137" table:formula="of:=([.L14]-[.L$101])*([.N14]-[.N$101])*[.$K14]" office:value-type="float" office:value="-3.60881514636293">
            <text:p>-3.61</text:p>
          </table:table-cell>
          <table:table-cell table:number-columns-repeated="999"/>
        </table:table-row>
        <table:table-row table:style-name="ro3">
          <table:table-cell/>
          <table:table-cell table:style-name="ce47" office:value-type="string">
            <text:p>Oil Tank</text:p>
          </table:table-cell>
          <table:table-cell table:style-name="ce60" office:value-type="float" office:value="47">
            <text:p>47.000</text:p>
          </table:table-cell>
          <table:table-cell table:style-name="ce69" table:formula="of:=([.L15]/0.0254)/12" office:value-type="float" office:value="-9.12073490813648">
            <text:p>-9.12</text:p>
          </table:table-cell>
          <table:table-cell table:style-name="ce69" table:formula="of:=([.M15]/0.0254)/12" office:value-type="float" office:value="0">
            <text:p>0.00</text:p>
          </table:table-cell>
          <table:table-cell table:style-name="ce69" table:formula="of:=([.N15]/0.0254)/12" office:value-type="float" office:value="-1.77165354330709">
            <text:p>-1.77</text:p>
          </table:table-cell>
          <table:table-cell table:style-name="ce113" table:formula="of:=[.D15]*[.C15]" office:value-type="float" office:value="-428.674540682415">
            <text:p>-428.67</text:p>
          </table:table-cell>
          <table:table-cell table:style-name="ce113" table:formula="of:=[.E15]*[.C15]" office:value-type="float" office:value="0">
            <text:p>0.00</text:p>
          </table:table-cell>
          <table:table-cell table:style-name="ce113" table:formula="of:=[.F15]*[.C15]" office:value-type="float" office:value="-83.2677165354331">
            <text:p>-83.27</text:p>
          </table:table-cell>
          <table:table-cell table:style-name="ce118"/>
          <table:table-cell table:style-name="ce120" table:formula="of:=[.C15]/[.B$7]" office:value-type="float" office:value="21.3187700430458">
            <text:p>21</text:p>
          </table:table-cell>
          <table:table-cell table:style-name="ce119" office:value-type="float" office:value="-2.78">
            <text:p>-2.78</text:p>
          </table:table-cell>
          <table:table-cell table:style-name="ce119" office:value-type="float" office:value="0">
            <text:p>0.00</text:p>
          </table:table-cell>
          <table:table-cell table:style-name="ce119" office:value-type="float" office:value="-0.54">
            <text:p>-0.54</text:p>
          </table:table-cell>
          <table:table-cell table:style-name="ce113" table:formula="of:=[.L15]*[.K15]" office:value-type="float" office:value="-59.2661807196673">
            <text:p>-59.27</text:p>
          </table:table-cell>
          <table:table-cell table:style-name="ce113" table:formula="of:=[.M15]*[.K15]" office:value-type="float" office:value="0">
            <text:p>0.00</text:p>
          </table:table-cell>
          <table:table-cell table:style-name="ce113" table:formula="of:=[.N15]*[.K15]" office:value-type="float" office:value="-11.5121358232447">
            <text:p>-11.51</text:p>
          </table:table-cell>
          <table:table-cell table:style-name="ce127"/>
          <table:table-cell table:style-name="ce133" table:formula="of:=([.L15]-[.L$101])*([.L15]-[.L$101])*[.$K15]" office:value-type="float" office:value="42.3896151250559">
            <text:p>42.39</text:p>
          </table:table-cell>
          <table:table-cell table:style-name="ce133" table:formula="of:=([.M15]-[.M$101])*([.M15]-[.M$101])*[.$K15]" office:value-type="float" office:value="0.000475987104559675">
            <text:p>0.00</text:p>
          </table:table-cell>
          <table:table-cell table:style-name="ce137" table:formula="of:=([.N15]-[.N$101])*([.N15]-[.N$101])*[.$K15]" office:value-type="float" office:value="2.16962109676664">
            <text:p>2.17</text:p>
          </table:table-cell>
          <table:table-cell/>
          <table:table-cell table:style-name="ce133" table:formula="of:=([.L15]-[.L$101])*([.M15]-[.M$101])*[.$K15]" office:value-type="float" office:value="0.142045451059773">
            <text:p>0.14</text:p>
          </table:table-cell>
          <table:table-cell table:style-name="ce133" table:formula="of:=([.M15]-[.M$101])*([.N15]-[.N$101])*[.$K15]" office:value-type="float" office:value="0.032135831463361">
            <text:p>0.03</text:p>
          </table:table-cell>
          <table:table-cell table:style-name="ce137" table:formula="of:=([.L15]-[.L$101])*([.N15]-[.N$101])*[.$K15]" office:value-type="float" office:value="9.59006794861954">
            <text:p>9.59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un-usable oil</text:p>
          </table:table-cell>
          <table:table-cell table:style-name="ce60" office:value-type="float" office:value="10">
            <text:p>10.000</text:p>
          </table:table-cell>
          <table:table-cell table:style-name="ce69" table:formula="of:=([.L16]/0.0254)/12" office:value-type="float" office:value="-9.12073490813648">
            <text:p>-9.12</text:p>
          </table:table-cell>
          <table:table-cell table:style-name="ce69" table:formula="of:=([.M16]/0.0254)/12" office:value-type="float" office:value="0">
            <text:p>0.00</text:p>
          </table:table-cell>
          <table:table-cell table:style-name="ce69" table:formula="of:=([.N16]/0.0254)/12" office:value-type="float" office:value="-1.77165354330709">
            <text:p>-1.77</text:p>
          </table:table-cell>
          <table:table-cell table:style-name="ce113" table:formula="of:=[.D16]*[.C16]" office:value-type="float" office:value="-91.2073490813648">
            <text:p>-91.21</text:p>
          </table:table-cell>
          <table:table-cell table:style-name="ce113" table:formula="of:=[.E16]*[.C16]" office:value-type="float" office:value="0">
            <text:p>0.00</text:p>
          </table:table-cell>
          <table:table-cell table:style-name="ce113" table:formula="of:=[.F16]*[.C16]" office:value-type="float" office:value="-17.7165354330709">
            <text:p>-17.72</text:p>
          </table:table-cell>
          <table:table-cell table:style-name="ce118"/>
          <table:table-cell table:style-name="ce120" table:formula="of:=[.C16]/[.B$7]" office:value-type="float" office:value="4.53590851979697">
            <text:p>5</text:p>
          </table:table-cell>
          <table:table-cell table:style-name="ce118" table:formula="of:=[.L15]" office:value-type="float" office:value="-2.78">
            <text:p>-2.78</text:p>
          </table:table-cell>
          <table:table-cell table:style-name="ce118" table:formula="of:=[.M15]" office:value-type="float" office:value="0">
            <text:p>0.00</text:p>
          </table:table-cell>
          <table:table-cell table:style-name="ce118" table:formula="of:=[.N15]" office:value-type="float" office:value="-0.54">
            <text:p>-0.54</text:p>
          </table:table-cell>
          <table:table-cell table:style-name="ce113" table:formula="of:=[.L16]*[.K16]" office:value-type="float" office:value="-12.6098256850356">
            <text:p>-12.61</text:p>
          </table:table-cell>
          <table:table-cell table:style-name="ce113" table:formula="of:=[.M16]*[.K16]" office:value-type="float" office:value="0">
            <text:p>0.00</text:p>
          </table:table-cell>
          <table:table-cell table:style-name="ce113" table:formula="of:=[.N16]*[.K16]" office:value-type="float" office:value="-2.44939060069037">
            <text:p>-2.45</text:p>
          </table:table-cell>
          <table:table-cell table:style-name="ce127"/>
          <table:table-cell table:style-name="ce133" table:formula="of:=([.L16]-[.L$101])*([.L16]-[.L$101])*[.$K16]" office:value-type="float" office:value="9.01906704788424">
            <text:p>9.02</text:p>
          </table:table-cell>
          <table:table-cell table:style-name="ce133" table:formula="of:=([.M16]-[.M$101])*([.M16]-[.M$101])*[.$K16]" office:value-type="float" office:value="0.000101273852033973">
            <text:p>0.00</text:p>
          </table:table-cell>
          <table:table-cell table:style-name="ce137" table:formula="of:=([.N16]-[.N$101])*([.N16]-[.N$101])*[.$K16]" office:value-type="float" office:value="0.461621509950349">
            <text:p>0.46</text:p>
          </table:table-cell>
          <table:table-cell/>
          <table:table-cell table:style-name="ce133" table:formula="of:=([.L16]-[.L$101])*([.M16]-[.M$101])*[.$K16]" office:value-type="float" office:value="0.0302224363956964">
            <text:p>0.03</text:p>
          </table:table-cell>
          <table:table-cell table:style-name="ce133" table:formula="of:=([.M16]-[.M$101])*([.N16]-[.N$101])*[.$K16]" office:value-type="float" office:value="0.00683741094965127">
            <text:p>0.01</text:p>
          </table:table-cell>
          <table:table-cell table:style-name="ce137" table:formula="of:=([.L16]-[.L$101])*([.N16]-[.N$101])*[.$K16]" office:value-type="float" office:value="2.04043998906799">
            <text:p>2.04</text:p>
          </table:table-cell>
          <table:table-cell table:number-columns-repeated="999"/>
        </table:table-row>
        <table:table-row table:style-name="ro3">
          <table:table-cell/>
          <table:table-cell table:style-name="ce47" office:value-type="string">
            <text:p>Glycol Coolant</text:p>
          </table:table-cell>
          <table:table-cell table:style-name="ce60" office:value-type="float" office:value="142">
            <text:p>142.000</text:p>
          </table:table-cell>
          <table:table-cell table:style-name="ce69" table:formula="of:=([.L17]/0.0254)/12" office:value-type="float" office:value="-10.4002624671916">
            <text:p>-10.40</text:p>
          </table:table-cell>
          <table:table-cell table:style-name="ce69" table:formula="of:=([.M17]/0.0254)/12" office:value-type="float" office:value="0">
            <text:p>0.00</text:p>
          </table:table-cell>
          <table:table-cell table:style-name="ce69" table:formula="of:=([.N17]/0.0254)/12" office:value-type="float" office:value="0">
            <text:p>0.00</text:p>
          </table:table-cell>
          <table:table-cell table:style-name="ce113" table:formula="of:=[.D17]*[.C17]" office:value-type="float" office:value="-1476.83727034121">
            <text:p>-1476.84</text:p>
          </table:table-cell>
          <table:table-cell table:style-name="ce113" table:formula="of:=[.E17]*[.C17]" office:value-type="float" office:value="0">
            <text:p>0.00</text:p>
          </table:table-cell>
          <table:table-cell table:style-name="ce113" table:formula="of:=[.F17]*[.C17]" office:value-type="float" office:value="0">
            <text:p>0.00</text:p>
          </table:table-cell>
          <table:table-cell table:style-name="ce118"/>
          <table:table-cell table:style-name="ce120" table:formula="of:=[.C17]/[.B$7]" office:value-type="float" office:value="64.409900981117">
            <text:p>64</text:p>
          </table:table-cell>
          <table:table-cell table:style-name="ce119" office:value-type="float" office:value="-3.17">
            <text:p>-3.17</text:p>
          </table:table-cell>
          <table:table-cell table:style-name="ce118" table:formula="of:=[.M14]" office:value-type="float" office:value="0">
            <text:p>0.00</text:p>
          </table:table-cell>
          <table:table-cell table:style-name="ce118" table:formula="of:=[.N14]" office:value-type="float" office:value="0">
            <text:p>0.00</text:p>
          </table:table-cell>
          <table:table-cell table:style-name="ce113" table:formula="of:=[.L17]*[.K17]" office:value-type="float" office:value="-204.179386110141">
            <text:p>-204.18</text:p>
          </table:table-cell>
          <table:table-cell table:style-name="ce113" table:formula="of:=[.M17]*[.K17]" office:value-type="float" office:value="0">
            <text:p>0.00</text:p>
          </table:table-cell>
          <table:table-cell table:style-name="ce113" table:formula="of:=[.N17]*[.K17]" office:value-type="float" office:value="0">
            <text:p>0.00</text:p>
          </table:table-cell>
          <table:table-cell table:style-name="ce127"/>
          <table:table-cell table:style-name="ce133" table:formula="of:=([.L17]-[.L$101])*([.L17]-[.L$101])*[.$K17]" office:value-type="float" office:value="208.710327448087">
            <text:p>208.71</text:p>
          </table:table-cell>
          <table:table-cell table:style-name="ce133" table:formula="of:=([.M17]-[.M$101])*([.M17]-[.M$101])*[.$K17]" office:value-type="float" office:value="0.00143808869888242">
            <text:p>0.00</text:p>
          </table:table-cell>
          <table:table-cell table:style-name="ce137" table:formula="of:=([.N17]-[.N$101])*([.N17]-[.N$101])*[.$K17]" office:value-type="float" office:value="3.14542173708387">
            <text:p>3.15</text:p>
          </table:table-cell>
          <table:table-cell/>
          <table:table-cell table:style-name="ce133" table:formula="of:=([.L17]-[.L$101])*([.M17]-[.M$101])*[.$K17]" office:value-type="float" office:value="0.547853961602127">
            <text:p>0.55</text:p>
          </table:table-cell>
          <table:table-cell table:style-name="ce133" table:formula="of:=([.M17]-[.M$101])*([.N17]-[.N$101])*[.$K17]" office:value-type="float" office:value="-0.0672561926763583">
            <text:p>-0.07</text:p>
          </table:table-cell>
          <table:table-cell table:style-name="ce137" table:formula="of:=([.L17]-[.L$101])*([.N17]-[.N$101])*[.$K17]" office:value-type="float" office:value="-25.6219047049415">
            <text:p>-25.62</text:p>
          </table:table-cell>
          <table:table-cell table:number-columns-repeated="999"/>
        </table:table-row>
        <table:table-row table:style-name="ro3">
          <table:table-cell/>
          <table:table-cell table:style-name="ce47" office:value-type="string">
            <text:p>Ballast weight</text:p>
          </table:table-cell>
          <table:table-cell table:style-name="ce60" office:value-type="float" office:value="106.32">
            <text:p>106.320</text:p>
          </table:table-cell>
          <table:table-cell table:style-name="ce69" table:formula="of:=([.L18]/0.0254)/12" office:value-type="float" office:value="-5.38057742782152">
            <text:p>-5.38</text:p>
          </table:table-cell>
          <table:table-cell table:style-name="ce69" table:formula="of:=([.M18]/0.0254)/12" office:value-type="float" office:value="0">
            <text:p>0.00</text:p>
          </table:table-cell>
          <table:table-cell table:style-name="ce69" table:formula="of:=([.N18]/0.0254)/12" office:value-type="float" office:value="0">
            <text:p>0.00</text:p>
          </table:table-cell>
          <table:table-cell table:style-name="ce113" table:formula="of:=[.D18]*[.C18]" office:value-type="float" office:value="-572.062992125984">
            <text:p>-572.06</text:p>
          </table:table-cell>
          <table:table-cell table:style-name="ce113" table:formula="of:=[.E18]*[.C18]" office:value-type="float" office:value="0">
            <text:p>0.00</text:p>
          </table:table-cell>
          <table:table-cell table:style-name="ce113" table:formula="of:=[.F18]*[.C18]" office:value-type="float" office:value="0">
            <text:p>0.00</text:p>
          </table:table-cell>
          <table:table-cell table:style-name="ce118"/>
          <table:table-cell table:style-name="ce120" table:formula="of:=[.C18]/[.B$7]" office:value-type="float" office:value="48.2257793824814">
            <text:p>48</text:p>
          </table:table-cell>
          <table:table-cell table:style-name="ce119" office:value-type="float" office:value="-1.64">
            <text:p>-1.64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18]*[.K18]" office:value-type="float" office:value="-79.0902781872695">
            <text:p>-79.09</text:p>
          </table:table-cell>
          <table:table-cell table:style-name="ce113" table:formula="of:=[.M18]*[.K18]" office:value-type="float" office:value="0">
            <text:p>0.00</text:p>
          </table:table-cell>
          <table:table-cell table:style-name="ce113" table:formula="of:=[.N18]*[.K18]" office:value-type="float" office:value="0">
            <text:p>0.00</text:p>
          </table:table-cell>
          <table:table-cell table:style-name="ce127"/>
          <table:table-cell table:style-name="ce133" table:formula="of:=([.L18]-[.L$101])*([.L18]-[.L$101])*[.$K18]" office:value-type="float" office:value="3.51815839433205">
            <text:p>3.52</text:p>
          </table:table-cell>
          <table:table-cell table:style-name="ce133" table:formula="of:=([.M18]-[.M$101])*([.M18]-[.M$101])*[.$K18]" office:value-type="float" office:value="0.00107674359482521">
            <text:p>0.00</text:p>
          </table:table-cell>
          <table:table-cell table:style-name="ce137" table:formula="of:=([.N18]-[.N$101])*([.N18]-[.N$101])*[.$K18]" office:value-type="float" office:value="2.35507914849829">
            <text:p>2.36</text:p>
          </table:table-cell>
          <table:table-cell/>
          <table:table-cell table:style-name="ce133" table:formula="of:=([.L18]-[.L$101])*([.M18]-[.M$101])*[.$K18]" office:value-type="float" office:value="0.0615479854802541">
            <text:p>0.06</text:p>
          </table:table-cell>
          <table:table-cell table:style-name="ce133" table:formula="of:=([.M18]-[.M$101])*([.N18]-[.N$101])*[.$K18]" office:value-type="float" office:value="-0.050356890178524">
            <text:p>-0.05</text:p>
          </table:table-cell>
          <table:table-cell table:style-name="ce137" table:formula="of:=([.L18]-[.L$101])*([.N18]-[.N$101])*[.$K18]" office:value-type="float" office:value="-2.87846165088327">
            <text:p>-2.88</text:p>
          </table:table-cell>
          <table:table-cell table:number-columns-repeated="999"/>
        </table:table-row>
        <table:table-row table:style-name="ro3">
          <table:table-cell/>
          <table:table-cell table:style-name="ce47"/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6" office:value-type="string">
            <text:p>Mid</text:p>
          </table:table-cell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7" office:value-type="string">
            <text:p>Fuselage structure</text:p>
          </table:table-cell>
          <table:table-cell table:style-name="ce59" table:formula="of:=[.K21]*[.B$7]" office:value-type="float" office:value="551.1575">
            <text:p>551.158</text:p>
          </table:table-cell>
          <table:table-cell table:style-name="ce69" table:formula="of:=([.L21]/0.0254)/12" office:value-type="float" office:value="-1.64041994750656">
            <text:p>-1.64</text:p>
          </table:table-cell>
          <table:table-cell table:style-name="ce69" table:formula="of:=([.M21]/0.0254)/12" office:value-type="float" office:value="0">
            <text:p>0.00</text:p>
          </table:table-cell>
          <table:table-cell table:style-name="ce69" table:formula="of:=([.N21]/0.0254)/12" office:value-type="float" office:value="-0.557742782152231">
            <text:p>-0.56</text:p>
          </table:table-cell>
          <table:table-cell table:style-name="ce113" table:formula="of:=[.D21]*[.C21]" office:value-type="float" office:value="-904.129757217848">
            <text:p>-904.13</text:p>
          </table:table-cell>
          <table:table-cell table:style-name="ce113" table:formula="of:=[.E21]*[.C21]" office:value-type="float" office:value="0">
            <text:p>0.00</text:p>
          </table:table-cell>
          <table:table-cell table:style-name="ce113" table:formula="of:=[.F21]*[.C21]" office:value-type="float" office:value="-307.404117454068">
            <text:p>-307.40</text:p>
          </table:table-cell>
          <table:table-cell table:style-name="ce118"/>
          <table:table-cell table:style-name="ce119" office:value-type="float" office:value="250">
            <text:p>250.00</text:p>
          </table:table-cell>
          <table:table-cell table:style-name="ce119" office:value-type="float" office:value="-0.5">
            <text:p>-0.50</text:p>
          </table:table-cell>
          <table:table-cell table:style-name="ce118" office:value-type="float" office:value="0">
            <text:p>0.00</text:p>
          </table:table-cell>
          <table:table-cell table:style-name="ce119" office:value-type="float" office:value="-0.17">
            <text:p>-0.17</text:p>
          </table:table-cell>
          <table:table-cell table:style-name="ce113" table:formula="of:=[.L21]*[.K21]" office:value-type="float" office:value="-125">
            <text:p>-125.00</text:p>
          </table:table-cell>
          <table:table-cell table:style-name="ce113" table:formula="of:=[.M21]*[.K21]" office:value-type="float" office:value="0">
            <text:p>0.00</text:p>
          </table:table-cell>
          <table:table-cell table:style-name="ce113" table:formula="of:=[.N21]*[.K21]" office:value-type="float" office:value="-42.5">
            <text:p>-42.50</text:p>
          </table:table-cell>
          <table:table-cell table:style-name="ce127"/>
          <table:table-cell table:style-name="ce133" table:formula="of:=([.L21]-[.L$101])*([.L21]-[.L$101])*[.$K21]" office:value-type="float" office:value="189.183265536614">
            <text:p>189.18</text:p>
          </table:table-cell>
          <table:table-cell table:style-name="ce133" table:formula="of:=([.M21]-[.M$101])*([.M21]-[.M$101])*[.$K21]" office:value-type="float" office:value="0.00558178431024147">
            <text:p>0.01</text:p>
          </table:table-cell>
          <table:table-cell table:style-name="ce137" table:formula="of:=([.N21]-[.N$101])*([.N21]-[.N$101])*[.$K21]" office:value-type="float" office:value="0.649871842505294">
            <text:p>0.65</text:p>
          </table:table-cell>
          <table:table-cell/>
          <table:table-cell table:style-name="ce133" table:formula="of:=([.L21]-[.L$101])*([.M21]-[.M$101])*[.$K21]" office:value-type="float" office:value="-1.02760896421378">
            <text:p>-1.03</text:p>
          </table:table-cell>
          <table:table-cell table:style-name="ce133" table:formula="of:=([.M21]-[.M$101])*([.N21]-[.N$101])*[.$K21]" office:value-type="float" office:value="-0.0602282695597654">
            <text:p>-0.06</text:p>
          </table:table-cell>
          <table:table-cell table:style-name="ce137" table:formula="of:=([.L21]-[.L$101])*([.N21]-[.N$101])*[.$K21]" office:value-type="float" office:value="11.0880511067296">
            <text:p>11.09</text:p>
          </table:table-cell>
          <table:table-cell table:number-columns-repeated="999"/>
        </table:table-row>
        <table:table-row table:style-name="ro3">
          <table:table-cell/>
          <table:table-cell table:style-name="ce47" office:value-type="string">
            <text:p>Pilot Controls</text:p>
          </table:table-cell>
          <table:table-cell table:style-name="ce60" office:value-type="float" office:value="91">
            <text:p>91.000</text:p>
          </table:table-cell>
          <table:table-cell table:style-name="ce69" table:formula="of:=([.L22]/0.0254)/12" office:value-type="float" office:value="-1.64041994750656">
            <text:p>-1.64</text:p>
          </table:table-cell>
          <table:table-cell table:style-name="ce69" table:formula="of:=([.M22]/0.0254)/12" office:value-type="float" office:value="0">
            <text:p>0.00</text:p>
          </table:table-cell>
          <table:table-cell table:style-name="ce69" table:formula="of:=([.N22]/0.0254)/12" office:value-type="float" office:value="1.21391076115486">
            <text:p>1.21</text:p>
          </table:table-cell>
          <table:table-cell table:style-name="ce113" table:formula="of:=[.D22]*[.C22]" office:value-type="float" office:value="-149.278215223097">
            <text:p>-149.28</text:p>
          </table:table-cell>
          <table:table-cell table:style-name="ce113" table:formula="of:=[.E22]*[.C22]" office:value-type="float" office:value="0">
            <text:p>0.00</text:p>
          </table:table-cell>
          <table:table-cell table:style-name="ce113" table:formula="of:=[.F22]*[.C22]" office:value-type="float" office:value="110.465879265092">
            <text:p>110.47</text:p>
          </table:table-cell>
          <table:table-cell table:style-name="ce118"/>
          <table:table-cell table:style-name="ce120" table:formula="of:=[.C22]/[.B$7]" office:value-type="float" office:value="41.2767675301525">
            <text:p>41</text:p>
          </table:table-cell>
          <table:table-cell table:style-name="ce118" table:formula="of:=[.L23]-0.5" office:value-type="float" office:value="-0.5">
            <text:p>-0.50</text:p>
          </table:table-cell>
          <table:table-cell table:style-name="ce119" office:value-type="float" office:value="0">
            <text:p>0.00</text:p>
          </table:table-cell>
          <table:table-cell table:style-name="ce119" office:value-type="float" office:value="0.37">
            <text:p>0.37</text:p>
          </table:table-cell>
          <table:table-cell table:style-name="ce113" table:formula="of:=[.L22]*[.K22]" office:value-type="float" office:value="-20.6383837650762">
            <text:p>-20.64</text:p>
          </table:table-cell>
          <table:table-cell table:style-name="ce113" table:formula="of:=[.M22]*[.K22]" office:value-type="float" office:value="0">
            <text:p>0.00</text:p>
          </table:table-cell>
          <table:table-cell table:style-name="ce113" table:formula="of:=[.N22]*[.K22]" office:value-type="float" office:value="15.2724039861564">
            <text:p>15.27</text:p>
          </table:table-cell>
          <table:table-cell table:style-name="ce127"/>
          <table:table-cell table:style-name="ce133" table:formula="of:=([.L22]-[.L$101])*([.L22]-[.L$101])*[.$K22]" office:value-type="float" office:value="31.2354946885997">
            <text:p>31.24</text:p>
          </table:table-cell>
          <table:table-cell table:style-name="ce133" table:formula="of:=([.M22]-[.M$101])*([.M22]-[.M$101])*[.$K22]" office:value-type="float" office:value="0.000921592053509158">
            <text:p>0.00</text:p>
          </table:table-cell>
          <table:table-cell table:style-name="ce137" table:formula="of:=([.N22]-[.N$101])*([.N22]-[.N$101])*[.$K22]" office:value-type="float" office:value="14.4164670149808">
            <text:p>14.42</text:p>
          </table:table-cell>
          <table:table-cell/>
          <table:table-cell table:style-name="ce133" table:formula="of:=([.L22]-[.L$101])*([.M22]-[.M$101])*[.$K22]" office:value-type="float" office:value="-0.169665505311012">
            <text:p>-0.17</text:p>
          </table:table-cell>
          <table:table-cell table:style-name="ce133" table:formula="of:=([.M22]-[.M$101])*([.N22]-[.N$101])*[.$K22]" office:value-type="float" office:value="-0.115265352299306">
            <text:p>-0.12</text:p>
          </table:table-cell>
          <table:table-cell table:style-name="ce137" table:formula="of:=([.L22]-[.L$101])*([.N22]-[.N$101])*[.$K22]" office:value-type="float" office:value="21.2204024201899">
            <text:p>21.22</text:p>
          </table:table-cell>
          <table:table-cell table:number-columns-repeated="999"/>
        </table:table-row>
        <table:table-row table:style-name="ro3">
          <table:table-cell/>
          <table:table-cell table:style-name="ce47" office:value-type="string">
            <text:p>Pilot Seat</text:p>
          </table:table-cell>
          <table:table-cell table:style-name="ce60" office:value-type="float" office:value="23">
            <text:p>23.000</text:p>
          </table:table-cell>
          <table:table-cell table:style-name="ce69" table:formula="of:=([.L23]/0.0254)/12" office:value-type="float" office:value="0">
            <text:p>0.00</text:p>
          </table:table-cell>
          <table:table-cell table:style-name="ce69" table:formula="of:=([.M23]/0.0254)/12" office:value-type="float" office:value="0">
            <text:p>0.00</text:p>
          </table:table-cell>
          <table:table-cell table:style-name="ce69" table:formula="of:=([.N23]/0.0254)/12" office:value-type="float" office:value="0">
            <text:p>0.00</text:p>
          </table:table-cell>
          <table:table-cell table:style-name="ce113" table:formula="of:=[.D23]*[.C23]" office:value-type="float" office:value="0">
            <text:p>0.00</text:p>
          </table:table-cell>
          <table:table-cell table:style-name="ce113" table:formula="of:=[.E23]*[.C23]" office:value-type="float" office:value="0">
            <text:p>0.00</text:p>
          </table:table-cell>
          <table:table-cell table:style-name="ce113" table:formula="of:=[.F23]*[.C23]" office:value-type="float" office:value="0">
            <text:p>0.00</text:p>
          </table:table-cell>
          <table:table-cell table:style-name="ce118"/>
          <table:table-cell table:style-name="ce120" table:formula="of:=[.C23]/[.B$7]" office:value-type="float" office:value="10.432589595533">
            <text:p>10</text:p>
          </table:table-cell>
          <table:table-cell table:style-name="ce119" office:value-type="float" office:value="0">
            <text:p>0.00</text:p>
          </table:table-cell>
          <table:table-cell table:style-name="ce118" table:formula="of:=[.M22]" office:value-type="float" office:value="0">
            <text:p>0.00</text:p>
          </table:table-cell>
          <table:table-cell table:style-name="ce119" office:value-type="float" office:value="0">
            <text:p>0.00</text:p>
          </table:table-cell>
          <table:table-cell table:style-name="ce113" table:formula="of:=[.L23]*[.K23]" office:value-type="float" office:value="0">
            <text:p>0.00</text:p>
          </table:table-cell>
          <table:table-cell table:style-name="ce113" table:formula="of:=[.M23]*[.K23]" office:value-type="float" office:value="0">
            <text:p>0.00</text:p>
          </table:table-cell>
          <table:table-cell table:style-name="ce113" table:formula="of:=[.N23]*[.K23]" office:value-type="float" office:value="0">
            <text:p>0.00</text:p>
          </table:table-cell>
          <table:table-cell table:style-name="ce127"/>
          <table:table-cell table:style-name="ce133" table:formula="of:=([.L23]-[.L$101])*([.L23]-[.L$101])*[.$K23]" office:value-type="float" office:value="19.5781848463892">
            <text:p>19.58</text:p>
          </table:table-cell>
          <table:table-cell table:style-name="ce133" table:formula="of:=([.M23]-[.M$101])*([.M23]-[.M$101])*[.$K23]" office:value-type="float" office:value="0.000232929859678139">
            <text:p>0.00</text:p>
          </table:table-cell>
          <table:table-cell table:style-name="ce137" table:formula="of:=([.N23]-[.N$101])*([.N23]-[.N$101])*[.$K23]" office:value-type="float" office:value="0.509469717978373">
            <text:p>0.51</text:p>
          </table:table-cell>
          <table:table-cell/>
          <table:table-cell table:style-name="ce133" table:formula="of:=([.L23]-[.L$101])*([.M23]-[.M$101])*[.$K23]" office:value-type="float" office:value="-0.0675303179988226">
            <text:p>-0.07</text:p>
          </table:table-cell>
          <table:table-cell table:style-name="ce133" table:formula="of:=([.M23]-[.M$101])*([.N23]-[.N$101])*[.$K23]" office:value-type="float" office:value="-0.0108936086729313">
            <text:p>-0.01</text:p>
          </table:table-cell>
          <table:table-cell table:style-name="ce137" table:formula="of:=([.L23]-[.L$101])*([.N23]-[.N$101])*[.$K23]" office:value-type="float" office:value="3.15824196543241">
            <text:p>3.16</text:p>
          </table:table-cell>
          <table:table-cell table:number-columns-repeated="999"/>
        </table:table-row>
        <table:table-row table:style-name="ro3">
          <table:table-cell/>
          <table:table-cell table:style-name="ce47" office:value-type="string">
            <text:p>armour</text:p>
          </table:table-cell>
          <table:table-cell table:style-name="ce60" office:value-type="float" office:value="6">
            <text:p>6.000</text:p>
          </table:table-cell>
          <table:table-cell table:style-name="ce69" table:formula="of:=([.L24]/0.0254)/12" office:value-type="float" office:value="1.64041994750656">
            <text:p>1.64</text:p>
          </table:table-cell>
          <table:table-cell table:style-name="ce69" table:formula="of:=([.M24]/0.0254)/12" office:value-type="float" office:value="0">
            <text:p>0.00</text:p>
          </table:table-cell>
          <table:table-cell table:style-name="ce69" table:formula="of:=([.N24]/0.0254)/12" office:value-type="float" office:value="2.06692913385827">
            <text:p>2.07</text:p>
          </table:table-cell>
          <table:table-cell table:style-name="ce113" table:formula="of:=[.D24]*[.C24]" office:value-type="float" office:value="9.84251968503937">
            <text:p>9.84</text:p>
          </table:table-cell>
          <table:table-cell table:style-name="ce113" table:formula="of:=[.E24]*[.C24]" office:value-type="float" office:value="0">
            <text:p>0.00</text:p>
          </table:table-cell>
          <table:table-cell table:style-name="ce113" table:formula="of:=[.F24]*[.C24]" office:value-type="float" office:value="12.4015748031496">
            <text:p>12.40</text:p>
          </table:table-cell>
          <table:table-cell table:style-name="ce118"/>
          <table:table-cell table:style-name="ce120" table:formula="of:=[.C24]/[.B$7]" office:value-type="float" office:value="2.72154511187818">
            <text:p>3</text:p>
          </table:table-cell>
          <table:table-cell table:style-name="ce119" office:value-type="float" office:value="0.5">
            <text:p>0.50</text:p>
          </table:table-cell>
          <table:table-cell table:style-name="ce118" table:formula="of:=[.M23]" office:value-type="float" office:value="0">
            <text:p>0.00</text:p>
          </table:table-cell>
          <table:table-cell table:style-name="ce119" office:value-type="float" office:value="0.63">
            <text:p>0.63</text:p>
          </table:table-cell>
          <table:table-cell table:style-name="ce113" table:formula="of:=[.L24]*[.K24]" office:value-type="float" office:value="1.36077255593909">
            <text:p>1.36</text:p>
          </table:table-cell>
          <table:table-cell table:style-name="ce113" table:formula="of:=[.M24]*[.K24]" office:value-type="float" office:value="0">
            <text:p>0.00</text:p>
          </table:table-cell>
          <table:table-cell table:style-name="ce113" table:formula="of:=[.N24]*[.K24]" office:value-type="float" office:value="1.71457342048326">
            <text:p>1.71</text:p>
          </table:table-cell>
          <table:table-cell table:style-name="ce127"/>
          <table:table-cell table:style-name="ce133" table:formula="of:=([.L24]-[.L$101])*([.L24]-[.L$101])*[.$K24]" office:value-type="float" office:value="9.51599452690435">
            <text:p>9.52</text:p>
          </table:table-cell>
          <table:table-cell table:style-name="ce133" table:formula="of:=([.M24]-[.M$101])*([.M24]-[.M$101])*[.$K24]" office:value-type="float" office:value="0.000060764311220384">
            <text:p>0.00</text:p>
          </table:table-cell>
          <table:table-cell table:style-name="ce137" table:formula="of:=([.N24]-[.N$101])*([.N24]-[.N$101])*[.$K24]" office:value-type="float" office:value="1.97087698994446">
            <text:p>1.97</text:p>
          </table:table-cell>
          <table:table-cell/>
          <table:table-cell table:style-name="ce133" table:formula="of:=([.L24]-[.L$101])*([.M24]-[.M$101])*[.$K24]" office:value-type="float" office:value="-0.0240464727767772">
            <text:p>-0.02</text:p>
          </table:table-cell>
          <table:table-cell table:style-name="ce133" table:formula="of:=([.M24]-[.M$101])*([.N24]-[.N$101])*[.$K24]" office:value-type="float" office:value="-0.0109434447407605">
            <text:p>-0.01</text:p>
          </table:table-cell>
          <table:table-cell table:style-name="ce137" table:formula="of:=([.L24]-[.L$101])*([.N24]-[.N$101])*[.$K24]" office:value-type="float" office:value="4.33068754928282">
            <text:p>4.33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Top Fuel Tank</text:p>
          </table:table-cell>
          <table:table-cell table:style-name="ce60" office:value-type="float" office:value="28.5">
            <text:p>28.500</text:p>
          </table:table-cell>
          <table:table-cell table:style-name="ce69" table:formula="of:=([.L25]/0.0254)/12" office:value-type="float" office:value="-3.60892388451444">
            <text:p>-3.61</text:p>
          </table:table-cell>
          <table:table-cell table:style-name="ce69" table:formula="of:=([.M25]/0.0254)/12" office:value-type="float" office:value="0">
            <text:p>0.00</text:p>
          </table:table-cell>
          <table:table-cell table:style-name="ce69" table:formula="of:=([.N25]/0.0254)/12" office:value-type="float" office:value="0">
            <text:p>0.00</text:p>
          </table:table-cell>
          <table:table-cell table:style-name="ce113" table:formula="of:=[.D25]*[.C25]" office:value-type="float" office:value="-102.854330708661">
            <text:p>-102.85</text:p>
          </table:table-cell>
          <table:table-cell table:style-name="ce113" table:formula="of:=[.E25]*[.C25]" office:value-type="float" office:value="0">
            <text:p>0.00</text:p>
          </table:table-cell>
          <table:table-cell table:style-name="ce113" table:formula="of:=[.F25]*[.C25]" office:value-type="float" office:value="0">
            <text:p>0.00</text:p>
          </table:table-cell>
          <table:table-cell table:style-name="ce118"/>
          <table:table-cell table:style-name="ce120" table:formula="of:=[.C25]/[.B$7]" office:value-type="float" office:value="12.9273392814214">
            <text:p>13</text:p>
          </table:table-cell>
          <table:table-cell table:style-name="ce119" office:value-type="float" office:value="-1.1">
            <text:p>-1.10</text:p>
          </table:table-cell>
          <table:table-cell table:style-name="ce118" table:formula="of:=[.M24]" office:value-type="float" office:value="0">
            <text:p>0.00</text:p>
          </table:table-cell>
          <table:table-cell table:style-name="ce119" office:value-type="float" office:value="0">
            <text:p>0.00</text:p>
          </table:table-cell>
          <table:table-cell table:style-name="ce113" table:formula="of:=[.L25]*[.K25]" office:value-type="float" office:value="-14.2200732095635">
            <text:p>-14.22</text:p>
          </table:table-cell>
          <table:table-cell table:style-name="ce113" table:formula="of:=[.M25]*[.K25]" office:value-type="float" office:value="0">
            <text:p>0.00</text:p>
          </table:table-cell>
          <table:table-cell table:style-name="ce113" table:formula="of:=[.N25]*[.K25]" office:value-type="float" office:value="0">
            <text:p>0.00</text:p>
          </table:table-cell>
          <table:table-cell table:style-name="ce127"/>
          <table:table-cell table:style-name="ce133" table:formula="of:=([.L25]-[.L$101])*([.L25]-[.L$101])*[.$K25]" office:value-type="float" office:value="0.941733372224971">
            <text:p>0.94</text:p>
          </table:table-cell>
          <table:table-cell table:style-name="ce133" table:formula="of:=([.M25]-[.M$101])*([.M25]-[.M$101])*[.$K25]" office:value-type="float" office:value="0.000288630478296824">
            <text:p>0.00</text:p>
          </table:table-cell>
          <table:table-cell table:style-name="ce137" table:formula="of:=([.N25]-[.N$101])*([.N25]-[.N$101])*[.$K25]" office:value-type="float" office:value="0.631299433147114">
            <text:p>0.63</text:p>
          </table:table-cell>
          <table:table-cell/>
          <table:table-cell table:style-name="ce133" table:formula="of:=([.L25]-[.L$101])*([.M25]-[.M$101])*[.$K25]" office:value-type="float" office:value="-0.0164867508519227">
            <text:p>-0.02</text:p>
          </table:table-cell>
          <table:table-cell table:style-name="ce133" table:formula="of:=([.M25]-[.M$101])*([.N25]-[.N$101])*[.$K25]" office:value-type="float" office:value="-0.0134986020512409">
            <text:p>-0.01</text:p>
          </table:table-cell>
          <table:table-cell table:style-name="ce137" table:formula="of:=([.L25]-[.L$101])*([.N25]-[.N$101])*[.$K25]" office:value-type="float" office:value="0.771048470630313">
            <text:p>0.77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Bottom Fuel Tank</text:p>
          </table:table-cell>
          <table:table-cell table:style-name="ce60" office:value-type="float" office:value="28.5">
            <text:p>28.500</text:p>
          </table:table-cell>
          <table:table-cell table:style-name="ce69" table:formula="of:=([.L26]/0.0254)/12" office:value-type="float" office:value="-3.60892388451444">
            <text:p>-3.61</text:p>
          </table:table-cell>
          <table:table-cell table:style-name="ce69" table:formula="of:=([.M26]/0.0254)/12" office:value-type="float" office:value="0">
            <text:p>0.00</text:p>
          </table:table-cell>
          <table:table-cell table:style-name="ce69" table:formula="of:=([.N26]/0.0254)/12" office:value-type="float" office:value="-1.64041994750656">
            <text:p>-1.64</text:p>
          </table:table-cell>
          <table:table-cell table:style-name="ce113" table:formula="of:=[.D26]*[.C26]" office:value-type="float" office:value="-102.854330708661">
            <text:p>-102.85</text:p>
          </table:table-cell>
          <table:table-cell table:style-name="ce113" table:formula="of:=[.E26]*[.C26]" office:value-type="float" office:value="0">
            <text:p>0.00</text:p>
          </table:table-cell>
          <table:table-cell table:style-name="ce113" table:formula="of:=[.F26]*[.C26]" office:value-type="float" office:value="-46.751968503937">
            <text:p>-46.75</text:p>
          </table:table-cell>
          <table:table-cell table:style-name="ce118"/>
          <table:table-cell table:style-name="ce120" table:formula="of:=[.C26]/[.B$7]" office:value-type="float" office:value="12.9273392814214">
            <text:p>13</text:p>
          </table:table-cell>
          <table:table-cell table:style-name="ce118" table:formula="of:=[.L25]" office:value-type="float" office:value="-1.1">
            <text:p>-1.10</text:p>
          </table:table-cell>
          <table:table-cell table:style-name="ce118" table:formula="of:=[.M25]" office:value-type="float" office:value="0">
            <text:p>0.00</text:p>
          </table:table-cell>
          <table:table-cell table:style-name="ce119" office:value-type="float" office:value="-0.5">
            <text:p>-0.50</text:p>
          </table:table-cell>
          <table:table-cell table:style-name="ce113" table:formula="of:=[.L26]*[.K26]" office:value-type="float" office:value="-14.2200732095635">
            <text:p>-14.22</text:p>
          </table:table-cell>
          <table:table-cell table:style-name="ce113" table:formula="of:=[.M26]*[.K26]" office:value-type="float" office:value="0">
            <text:p>0.00</text:p>
          </table:table-cell>
          <table:table-cell table:style-name="ce113" table:formula="of:=[.N26]*[.K26]" office:value-type="float" office:value="-6.46366964071069">
            <text:p>-6.46</text:p>
          </table:table-cell>
          <table:table-cell table:style-name="ce127"/>
          <table:table-cell table:style-name="ce133" table:formula="of:=([.L26]-[.L$101])*([.L26]-[.L$101])*[.$K26]" office:value-type="float" office:value="0.941733372224971">
            <text:p>0.94</text:p>
          </table:table-cell>
          <table:table-cell table:style-name="ce133" table:formula="of:=([.M26]-[.M$101])*([.M26]-[.M$101])*[.$K26]" office:value-type="float" office:value="0.000288630478296824">
            <text:p>0.00</text:p>
          </table:table-cell>
          <table:table-cell table:style-name="ce137" table:formula="of:=([.N26]-[.N$101])*([.N26]-[.N$101])*[.$K26]" office:value-type="float" office:value="1.00638400882552">
            <text:p>1.01</text:p>
          </table:table-cell>
          <table:table-cell/>
          <table:table-cell table:style-name="ce133" table:formula="of:=([.L26]-[.L$101])*([.M26]-[.M$101])*[.$K26]" office:value-type="float" office:value="-0.0164867508519227">
            <text:p>-0.02</text:p>
          </table:table-cell>
          <table:table-cell table:style-name="ce133" table:formula="of:=([.M26]-[.M$101])*([.N26]-[.N$101])*[.$K26]" office:value-type="float" office:value="0.0170432713355619">
            <text:p>0.02</text:p>
          </table:table-cell>
          <table:table-cell table:style-name="ce137" table:formula="of:=([.L26]-[.L$101])*([.N26]-[.N$101])*[.$K26]" office:value-type="float" office:value="-0.973522165327808">
            <text:p>-0.97</text:p>
          </table:table-cell>
          <table:table-cell table:number-columns-repeated="999"/>
        </table:table-row>
        <table:table-row table:style-name="ro3">
          <table:table-cell/>
          <table:table-cell table:style-name="ce47"/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6" office:value-type="string">
            <text:p>Aft</text:p>
          </table:table-cell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7" office:value-type="string">
            <text:p>Fuselage structure</text:p>
          </table:table-cell>
          <table:table-cell table:style-name="ce59" table:formula="of:=[.K29]*[.B$7]" office:value-type="float" office:value="240.30467">
            <text:p>240.305</text:p>
          </table:table-cell>
          <table:table-cell table:style-name="ce69" table:formula="of:=([.L29]/0.0254)/12" office:value-type="float" office:value="5.41338582677165">
            <text:p>5.41</text:p>
          </table:table-cell>
          <table:table-cell table:style-name="ce69" table:formula="of:=([.M29]/0.0254)/12" office:value-type="float" office:value="0">
            <text:p>0.00</text:p>
          </table:table-cell>
          <table:table-cell table:style-name="ce69" table:formula="of:=([.N29]/0.0254)/12" office:value-type="float" office:value="-0.0984251968503937">
            <text:p>-0.10</text:p>
          </table:table-cell>
          <table:table-cell table:style-name="ce113" table:formula="of:=[.D29]*[.C29]" office:value-type="float" office:value="1300.86189468504">
            <text:p>1300.86</text:p>
          </table:table-cell>
          <table:table-cell table:style-name="ce113" table:formula="of:=[.E29]*[.C29]" office:value-type="float" office:value="0">
            <text:p>0.00</text:p>
          </table:table-cell>
          <table:table-cell table:style-name="ce113" table:formula="of:=[.F29]*[.C29]" office:value-type="float" office:value="-23.6520344488189">
            <text:p>-23.65</text:p>
          </table:table-cell>
          <table:table-cell table:style-name="ce118"/>
          <table:table-cell table:style-name="ce119" office:value-type="float" office:value="109">
            <text:p>109.00</text:p>
          </table:table-cell>
          <table:table-cell table:style-name="ce119" office:value-type="float" office:value="1.65">
            <text:p>1.65</text:p>
          </table:table-cell>
          <table:table-cell table:style-name="ce118" office:value-type="float" office:value="0">
            <text:p>0.00</text:p>
          </table:table-cell>
          <table:table-cell table:style-name="ce119" office:value-type="float" office:value="-0.03">
            <text:p>-0.03</text:p>
          </table:table-cell>
          <table:table-cell table:style-name="ce113" table:formula="of:=[.L29]*[.K29]" office:value-type="float" office:value="179.85">
            <text:p>179.85</text:p>
          </table:table-cell>
          <table:table-cell table:style-name="ce113" table:formula="of:=[.M29]*[.K29]" office:value-type="float" office:value="0">
            <text:p>0.00</text:p>
          </table:table-cell>
          <table:table-cell table:style-name="ce113" table:formula="of:=[.N29]*[.K29]" office:value-type="float" office:value="-3.27">
            <text:p>-3.27</text:p>
          </table:table-cell>
          <table:table-cell table:style-name="ce127"/>
          <table:table-cell table:style-name="ce133" table:formula="of:=([.L29]-[.L$101])*([.L29]-[.L$101])*[.$K29]" office:value-type="float" office:value="994.060433609199">
            <text:p>994.06</text:p>
          </table:table-cell>
          <table:table-cell table:style-name="ce133" table:formula="of:=([.M29]-[.M$101])*([.M29]-[.M$101])*[.$K29]" office:value-type="float" office:value="0.00243365795926528">
            <text:p>0.00</text:p>
          </table:table-cell>
          <table:table-cell table:style-name="ce137" table:formula="of:=([.N29]-[.N$101])*([.N29]-[.N$101])*[.$K29]" office:value-type="float" office:value="3.97581145489241">
            <text:p>3.98</text:p>
          </table:table-cell>
          <table:table-cell/>
          <table:table-cell table:style-name="ce133" table:formula="of:=([.L29]-[.L$101])*([.M29]-[.M$101])*[.$K29]" office:value-type="float" office:value="-1.55537875973787">
            <text:p>-1.56</text:p>
          </table:table-cell>
          <table:table-cell table:style-name="ce133" table:formula="of:=([.M29]-[.M$101])*([.N29]-[.N$101])*[.$K29]" office:value-type="float" office:value="-0.098365467475822">
            <text:p>-0.10</text:p>
          </table:table-cell>
          <table:table-cell table:style-name="ce137" table:formula="of:=([.L29]-[.L$101])*([.N29]-[.N$101])*[.$K29]" office:value-type="float" office:value="62.8665002906856">
            <text:p>62.87</text:p>
          </table:table-cell>
          <table:table-cell table:number-columns-repeated="999"/>
        </table:table-row>
        <table:table-row table:style-name="ro3">
          <table:table-cell/>
          <table:table-cell table:style-name="ce47" office:value-type="string">
            <text:p>Tail Wheel</text:p>
          </table:table-cell>
          <table:table-cell table:style-name="ce60" office:value-type="float" office:value="28">
            <text:p>28.000</text:p>
          </table:table-cell>
          <table:table-cell table:style-name="ce69" table:formula="of:=([.L30]/0.0254)/12" office:value-type="float" office:value="14.7637795275591">
            <text:p>14.76</text:p>
          </table:table-cell>
          <table:table-cell table:style-name="ce69" table:formula="of:=([.M30]/0.0254)/12" office:value-type="float" office:value="0">
            <text:p>0.00</text:p>
          </table:table-cell>
          <table:table-cell table:style-name="ce69" table:formula="of:=([.N30]/0.0254)/12" office:value-type="float" office:value="-1.34514435695538">
            <text:p>-1.35</text:p>
          </table:table-cell>
          <table:table-cell table:style-name="ce113" table:formula="of:=[.D30]*[.C30]" office:value-type="float" office:value="413.385826771654">
            <text:p>413.39</text:p>
          </table:table-cell>
          <table:table-cell table:style-name="ce113" table:formula="of:=[.E30]*[.C30]" office:value-type="float" office:value="0">
            <text:p>0.00</text:p>
          </table:table-cell>
          <table:table-cell table:style-name="ce113" table:formula="of:=[.F30]*[.C30]" office:value-type="float" office:value="-37.6640419947507">
            <text:p>-37.66</text:p>
          </table:table-cell>
          <table:table-cell table:style-name="ce118"/>
          <table:table-cell table:style-name="ce120" table:formula="of:=[.C30]/[.B$7]" office:value-type="float" office:value="12.7005438554315">
            <text:p>13</text:p>
          </table:table-cell>
          <table:table-cell table:style-name="ce119" office:value-type="float" office:value="4.5">
            <text:p>4.50</text:p>
          </table:table-cell>
          <table:table-cell table:style-name="ce118" office:value-type="float" office:value="0">
            <text:p>0.00</text:p>
          </table:table-cell>
          <table:table-cell table:style-name="ce119" office:value-type="float" office:value="-0.41">
            <text:p>-0.41</text:p>
          </table:table-cell>
          <table:table-cell table:style-name="ce113" table:formula="of:=[.L30]*[.K30]" office:value-type="float" office:value="57.1524473494419">
            <text:p>57.15</text:p>
          </table:table-cell>
          <table:table-cell table:style-name="ce113" table:formula="of:=[.M30]*[.K30]" office:value-type="float" office:value="0">
            <text:p>0.00</text:p>
          </table:table-cell>
          <table:table-cell table:style-name="ce113" table:formula="of:=[.N30]*[.K30]" office:value-type="float" office:value="-5.20722298072693">
            <text:p>-5.21</text:p>
          </table:table-cell>
          <table:table-cell table:style-name="ce127"/>
          <table:table-cell table:style-name="ce133" table:formula="of:=([.L30]-[.L$101])*([.L30]-[.L$101])*[.$K30]" office:value-type="float" office:value="437.607063632481">
            <text:p>437.61</text:p>
          </table:table-cell>
          <table:table-cell table:style-name="ce133" table:formula="of:=([.M30]-[.M$101])*([.M30]-[.M$101])*[.$K30]" office:value-type="float" office:value="0.000283566785695126">
            <text:p>0.00</text:p>
          </table:table-cell>
          <table:table-cell table:style-name="ce137" table:formula="of:=([.N30]-[.N$101])*([.N30]-[.N$101])*[.$K30]" office:value-type="float" office:value="0.453747334741434">
            <text:p>0.45</text:p>
          </table:table-cell>
          <table:table-cell/>
          <table:table-cell table:style-name="ce133" table:formula="of:=([.L30]-[.L$101])*([.M30]-[.M$101])*[.$K30]" office:value-type="float" office:value="-0.352265281331761">
            <text:p>-0.35</text:p>
          </table:table-cell>
          <table:table-cell table:style-name="ce133" table:formula="of:=([.M30]-[.M$101])*([.N30]-[.N$101])*[.$K30]" office:value-type="float" office:value="0.0113431773868859">
            <text:p>0.01</text:p>
          </table:table-cell>
          <table:table-cell table:style-name="ce137" table:formula="of:=([.L30]-[.L$101])*([.N30]-[.N$101])*[.$K30]" office:value-type="float" office:value="-14.091239788864">
            <text:p>-14.09</text:p>
          </table:table-cell>
          <table:table-cell table:number-columns-repeated="999"/>
        </table:table-row>
        <table:table-row table:style-name="ro3">
          <table:table-cell/>
          <table:table-cell table:style-name="ce49"/>
          <table:table-cell table:style-name="ce61"/>
          <table:table-cell table:style-name="ce108" table:number-columns-repeated="3"/>
          <table:table-cell table:style-name="ce112" table:number-columns-repeated="3"/>
          <table:table-cell table:style-name="ce117"/>
          <table:table-cell table:style-name="ce121"/>
          <table:table-cell table:style-name="ce108" table:number-columns-repeated="3"/>
          <table:table-cell table:style-name="ce112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5" office:value-type="string">
            <text:p>WINGS</text:p>
          </table:table-cell>
          <table:table-cell table:style-name="ce61"/>
          <table:table-cell table:style-name="ce108" table:number-columns-repeated="3"/>
          <table:table-cell table:style-name="ce112" table:number-columns-repeated="3"/>
          <table:table-cell table:style-name="ce117"/>
          <table:table-cell table:style-name="ce121"/>
          <table:table-cell table:style-name="ce108" table:number-columns-repeated="3"/>
          <table:table-cell table:style-name="ce112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6" office:value-type="string">
            <text:p>Left</text:p>
          </table:table-cell>
          <table:table-cell table:style-name="ce62"/>
          <table:table-cell table:style-name="ce108" table:number-columns-repeated="3"/>
          <table:table-cell table:style-name="ce112" table:number-columns-repeated="3"/>
          <table:table-cell table:style-name="ce117"/>
          <table:table-cell table:style-name="ce121"/>
          <table:table-cell table:style-name="ce108" table:number-columns-repeated="3"/>
          <table:table-cell table:style-name="ce112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float" office:value="1">
            <text:p>1</text:p>
          </table:table-cell>
          <table:table-cell table:style-name="ce59" table:formula="of:=[.K34]*[.B$7]" office:value-type="float" office:value="75.9495035">
            <text:p>75.950</text:p>
          </table:table-cell>
          <table:table-cell table:style-name="ce69" table:formula="of:=([.L34]/0.0254)/12" office:value-type="float" office:value="-5.21653543307087">
            <text:p>-5.22</text:p>
          </table:table-cell>
          <table:table-cell table:style-name="ce69" table:formula="of:=([.M34]/0.0254)/12" office:value-type="float" office:value="-0.5249343832021">
            <text:p>-0.52</text:p>
          </table:table-cell>
          <table:table-cell table:style-name="ce69" table:formula="of:=([.N34]/0.0254)/12" office:value-type="float" office:value="-2.21128608923884">
            <text:p>-2.21</text:p>
          </table:table-cell>
          <table:table-cell table:style-name="ce113" table:formula="of:=[.D34]*[.C34]" office:value-type="float" office:value="-396.19327613189">
            <text:p>-396.19</text:p>
          </table:table-cell>
          <table:table-cell table:style-name="ce113" table:formula="of:=[.E34]*[.C34]" office:value-type="float" office:value="-39.8685057742782">
            <text:p>-39.87</text:p>
          </table:table-cell>
          <table:table-cell table:style-name="ce113" table:formula="of:=[.F34]*[.C34]" office:value-type="float" office:value="-167.946080574147">
            <text:p>-167.95</text:p>
          </table:table-cell>
          <table:table-cell table:style-name="ce118"/>
          <table:table-cell table:style-name="ce119" office:value-type="float" office:value="34.45">
            <text:p>34.45</text:p>
          </table:table-cell>
          <table:table-cell table:style-name="ce119" office:value-type="float" office:value="-1.59">
            <text:p>-1.59</text:p>
          </table:table-cell>
          <table:table-cell table:style-name="ce119" office:value-type="float" office:value="-0.16">
            <text:p>-0.16</text:p>
          </table:table-cell>
          <table:table-cell table:style-name="ce119" office:value-type="float" office:value="-0.674">
            <text:p>-0.67</text:p>
          </table:table-cell>
          <table:table-cell table:style-name="ce113" table:formula="of:=[.L34]*[.K34]" office:value-type="float" office:value="-54.7755">
            <text:p>-54.78</text:p>
          </table:table-cell>
          <table:table-cell table:style-name="ce113" table:formula="of:=[.M34]*[.K34]" office:value-type="float" office:value="-5.512">
            <text:p>-5.51</text:p>
          </table:table-cell>
          <table:table-cell table:style-name="ce113" table:formula="of:=[.N34]*[.K34]" office:value-type="float" office:value="-23.2193">
            <text:p>-23.22</text:p>
          </table:table-cell>
          <table:table-cell table:style-name="ce127"/>
          <table:table-cell table:style-name="ce133" table:formula="of:=([.L34]-[.L$101])*([.L34]-[.L$101])*[.$K34]" office:value-type="float" office:value="1.66883467548555">
            <text:p>1.67</text:p>
          </table:table-cell>
          <table:table-cell table:style-name="ce133" table:formula="of:=([.M34]-[.M$101])*([.M34]-[.M$101])*[.$K34]" office:value-type="float" office:value="0.93477933396918">
            <text:p>0.93</text:p>
          </table:table-cell>
          <table:table-cell table:style-name="ce137" table:formula="of:=([.N34]-[.N$101])*([.N34]-[.N$101])*[.$K34]" office:value-type="float" office:value="7.06991298521757">
            <text:p>7.07</text:p>
          </table:table-cell>
          <table:table-cell/>
          <table:table-cell table:style-name="ce133" table:formula="of:=([.L34]-[.L$101])*([.M34]-[.M$101])*[.$K34]" office:value-type="float" office:value="1.24899646374802">
            <text:p>1.25</text:p>
          </table:table-cell>
          <table:table-cell table:style-name="ce133" table:formula="of:=([.M34]-[.M$101])*([.N34]-[.N$101])*[.$K34]" office:value-type="float" office:value="2.5707603061238">
            <text:p>2.57</text:p>
          </table:table-cell>
          <table:table-cell table:style-name="ce137" table:formula="of:=([.L34]-[.L$101])*([.N34]-[.N$101])*[.$K34]" office:value-type="float" office:value="3.43489678773564">
            <text:p>3.43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2">
            <text:p>2</text:p>
          </table:table-cell>
          <table:table-cell table:style-name="ce59" table:formula="of:=[.K35]*[.B$7]" office:value-type="float" office:value="72.5543733">
            <text:p>72.554</text:p>
          </table:table-cell>
          <table:table-cell table:style-name="ce69" table:formula="of:=([.L35]/0.0254)/12" office:value-type="float" office:value="-5.21653543307087">
            <text:p>-5.22</text:p>
          </table:table-cell>
          <table:table-cell table:style-name="ce69" table:formula="of:=([.M35]/0.0254)/12" office:value-type="float" office:value="-1.5748031496063">
            <text:p>-1.57</text:p>
          </table:table-cell>
          <table:table-cell table:style-name="ce69" table:formula="of:=([.N35]/0.0254)/12" office:value-type="float" office:value="-2.02099737532808">
            <text:p>-2.02</text:p>
          </table:table-cell>
          <table:table-cell table:style-name="ce113" table:formula="of:=[.D35]*[.C35]" office:value-type="float" office:value="-378.482459143701">
            <text:p>-378.48</text:p>
          </table:table-cell>
          <table:table-cell table:style-name="ce113" table:formula="of:=[.E35]*[.C35]" office:value-type="float" office:value="-114.258855590551">
            <text:p>-114.26</text:p>
          </table:table-cell>
          <table:table-cell table:style-name="ce113" table:formula="of:=[.F35]*[.C35]" office:value-type="float" office:value="-146.632198007874">
            <text:p>-146.63</text:p>
          </table:table-cell>
          <table:table-cell table:style-name="ce118"/>
          <table:table-cell table:style-name="ce119" office:value-type="float" office:value="32.91">
            <text:p>32.91</text:p>
          </table:table-cell>
          <table:table-cell table:style-name="ce119" office:value-type="float" office:value="-1.59">
            <text:p>-1.59</text:p>
          </table:table-cell>
          <table:table-cell table:style-name="ce119" office:value-type="float" office:value="-0.48">
            <text:p>-0.48</text:p>
          </table:table-cell>
          <table:table-cell table:style-name="ce119" office:value-type="float" office:value="-0.616">
            <text:p>-0.62</text:p>
          </table:table-cell>
          <table:table-cell table:style-name="ce113" table:formula="of:=[.L35]*[.K35]" office:value-type="float" office:value="-52.3269">
            <text:p>-52.33</text:p>
          </table:table-cell>
          <table:table-cell table:style-name="ce113" table:formula="of:=[.M35]*[.K35]" office:value-type="float" office:value="-15.7968">
            <text:p>-15.80</text:p>
          </table:table-cell>
          <table:table-cell table:style-name="ce113" table:formula="of:=[.N35]*[.K35]" office:value-type="float" office:value="-20.27256">
            <text:p>-20.27</text:p>
          </table:table-cell>
          <table:table-cell table:style-name="ce127"/>
          <table:table-cell table:style-name="ce133" table:formula="of:=([.L35]-[.L$101])*([.L35]-[.L$101])*[.$K35]" office:value-type="float" office:value="1.59423364790216">
            <text:p>1.59</text:p>
          </table:table-cell>
          <table:table-cell table:style-name="ce133" table:formula="of:=([.M35]-[.M$101])*([.M35]-[.M$101])*[.$K35]" office:value-type="float" office:value="7.73248360178259">
            <text:p>7.73</text:p>
          </table:table-cell>
          <table:table-cell table:style-name="ce137" table:formula="of:=([.N35]-[.N$101])*([.N35]-[.N$101])*[.$K35]" office:value-type="float" office:value="5.13516836934656">
            <text:p>5.14</text:p>
          </table:table-cell>
          <table:table-cell/>
          <table:table-cell table:style-name="ce133" table:formula="of:=([.L35]-[.L$101])*([.M35]-[.M$101])*[.$K35]" office:value-type="float" office:value="3.51103767279895">
            <text:p>3.51</text:p>
          </table:table-cell>
          <table:table-cell table:style-name="ce133" table:formula="of:=([.M35]-[.M$101])*([.N35]-[.N$101])*[.$K35]" office:value-type="float" office:value="6.30139708385093">
            <text:p>6.30</text:p>
          </table:table-cell>
          <table:table-cell table:style-name="ce137" table:formula="of:=([.L35]-[.L$101])*([.N35]-[.N$101])*[.$K35]" office:value-type="float" office:value="2.86123368532791">
            <text:p>2.86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3">
            <text:p>3</text:p>
          </table:table-cell>
          <table:table-cell table:style-name="ce59" table:formula="of:=[.K36]*[.B$7]" office:value-type="float" office:value="67.7482799">
            <text:p>67.748</text:p>
          </table:table-cell>
          <table:table-cell table:style-name="ce69" table:formula="of:=([.L36]/0.0254)/12" office:value-type="float" office:value="-5.21653543307087">
            <text:p>-5.22</text:p>
          </table:table-cell>
          <table:table-cell table:style-name="ce69" table:formula="of:=([.M36]/0.0254)/12" office:value-type="float" office:value="-2.64107611548556">
            <text:p>-2.64</text:p>
          </table:table-cell>
          <table:table-cell table:style-name="ce69" table:formula="of:=([.N36]/0.0254)/12" office:value-type="float" office:value="-1.82742782152231">
            <text:p>-1.83</text:p>
          </table:table-cell>
          <table:table-cell table:style-name="ce113" table:formula="of:=[.D36]*[.C36]" office:value-type="float" office:value="-353.411302627953">
            <text:p>-353.41</text:p>
          </table:table-cell>
          <table:table-cell table:style-name="ce113" table:formula="of:=[.E36]*[.C36]" office:value-type="float" office:value="-178.928363909121">
            <text:p>-178.93</text:p>
          </table:table-cell>
          <table:table-cell table:style-name="ce113" table:formula="of:=[.F36]*[.C36]" office:value-type="float" office:value="-123.805091549541">
            <text:p>-123.81</text:p>
          </table:table-cell>
          <table:table-cell table:style-name="ce118"/>
          <table:table-cell table:style-name="ce119" office:value-type="float" office:value="30.73">
            <text:p>30.73</text:p>
          </table:table-cell>
          <table:table-cell table:style-name="ce119" office:value-type="float" office:value="-1.59">
            <text:p>-1.59</text:p>
          </table:table-cell>
          <table:table-cell table:style-name="ce119" office:value-type="float" office:value="-0.805">
            <text:p>-0.81</text:p>
          </table:table-cell>
          <table:table-cell table:style-name="ce119" office:value-type="float" office:value="-0.557">
            <text:p>-0.56</text:p>
          </table:table-cell>
          <table:table-cell table:style-name="ce113" table:formula="of:=[.L36]*[.K36]" office:value-type="float" office:value="-48.8607">
            <text:p>-48.86</text:p>
          </table:table-cell>
          <table:table-cell table:style-name="ce113" table:formula="of:=[.M36]*[.K36]" office:value-type="float" office:value="-24.73765">
            <text:p>-24.74</text:p>
          </table:table-cell>
          <table:table-cell table:style-name="ce113" table:formula="of:=[.N36]*[.K36]" office:value-type="float" office:value="-17.11661">
            <text:p>-17.12</text:p>
          </table:table-cell>
          <table:table-cell table:style-name="ce127"/>
          <table:table-cell table:style-name="ce133" table:formula="of:=([.L36]-[.L$101])*([.L36]-[.L$101])*[.$K36]" office:value-type="float" office:value="1.48862959586853">
            <text:p>1.49</text:p>
          </table:table-cell>
          <table:table-cell table:style-name="ce133" table:formula="of:=([.M36]-[.M$101])*([.M36]-[.M$101])*[.$K36]" office:value-type="float" office:value="20.1482730726029">
            <text:p>20.15</text:p>
          </table:table-cell>
          <table:table-cell table:style-name="ce137" table:formula="of:=([.N36]-[.N$101])*([.N36]-[.N$101])*[.$K36]" office:value-type="float" office:value="3.46960037302415">
            <text:p>3.47</text:p>
          </table:table-cell>
          <table:table-cell/>
          <table:table-cell table:style-name="ce133" table:formula="of:=([.L36]-[.L$101])*([.M36]-[.M$101])*[.$K36]" office:value-type="float" office:value="5.47661534175239">
            <text:p>5.48</text:p>
          </table:table-cell>
          <table:table-cell table:style-name="ce133" table:formula="of:=([.M36]-[.M$101])*([.N36]-[.N$101])*[.$K36]" office:value-type="float" office:value="8.36100805934879">
            <text:p>8.36</text:p>
          </table:table-cell>
          <table:table-cell table:style-name="ce137" table:formula="of:=([.L36]-[.L$101])*([.N36]-[.N$101])*[.$K36]" office:value-type="float" office:value="2.27265259138308">
            <text:p>2.27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4">
            <text:p>4</text:p>
          </table:table-cell>
          <table:table-cell table:style-name="ce59" table:formula="of:=[.K37]*[.B$7]" office:value-type="float" office:value="80.5351339">
            <text:p>80.535</text:p>
          </table:table-cell>
          <table:table-cell table:style-name="ce69" table:formula="of:=([.L37]/0.0254)/12" office:value-type="float" office:value="-5.21653543307087">
            <text:p>-5.22</text:p>
          </table:table-cell>
          <table:table-cell table:style-name="ce69" table:formula="of:=([.M37]/0.0254)/12" office:value-type="float" office:value="-3.87139107611548">
            <text:p>-3.87</text:p>
          </table:table-cell>
          <table:table-cell table:style-name="ce69" table:formula="of:=([.N37]/0.0254)/12" office:value-type="float" office:value="-1.60433070866142">
            <text:p>-1.60</text:p>
          </table:table-cell>
          <table:table-cell table:style-name="ce113" table:formula="of:=[.D37]*[.C37]" office:value-type="float" office:value="-420.114379596457">
            <text:p>-420.11</text:p>
          </table:table-cell>
          <table:table-cell table:style-name="ce113" table:formula="of:=[.E37]*[.C37]" office:value-type="float" office:value="-311.782998694226">
            <text:p>-311.78</text:p>
          </table:table-cell>
          <table:table-cell table:style-name="ce113" table:formula="of:=[.F37]*[.C37]" office:value-type="float" office:value="-129.204988441929">
            <text:p>-129.20</text:p>
          </table:table-cell>
          <table:table-cell table:style-name="ce118"/>
          <table:table-cell table:style-name="ce119" office:value-type="float" office:value="36.53">
            <text:p>36.53</text:p>
          </table:table-cell>
          <table:table-cell table:style-name="ce119" office:value-type="float" office:value="-1.59">
            <text:p>-1.59</text:p>
          </table:table-cell>
          <table:table-cell table:style-name="ce119" office:value-type="float" office:value="-1.18">
            <text:p>-1.18</text:p>
          </table:table-cell>
          <table:table-cell table:style-name="ce119" office:value-type="float" office:value="-0.489">
            <text:p>-0.49</text:p>
          </table:table-cell>
          <table:table-cell table:style-name="ce113" table:formula="of:=[.L37]*[.K37]" office:value-type="float" office:value="-58.0827">
            <text:p>-58.08</text:p>
          </table:table-cell>
          <table:table-cell table:style-name="ce113" table:formula="of:=[.M37]*[.K37]" office:value-type="float" office:value="-43.1054">
            <text:p>-43.11</text:p>
          </table:table-cell>
          <table:table-cell table:style-name="ce113" table:formula="of:=[.N37]*[.K37]" office:value-type="float" office:value="-17.86317">
            <text:p>-17.86</text:p>
          </table:table-cell>
          <table:table-cell table:style-name="ce127"/>
          <table:table-cell table:style-name="ce133" table:formula="of:=([.L37]-[.L$101])*([.L37]-[.L$101])*[.$K37]" office:value-type="float" office:value="1.76959450494883">
            <text:p>1.77</text:p>
          </table:table-cell>
          <table:table-cell table:style-name="ce133" table:formula="of:=([.M37]-[.M$101])*([.M37]-[.M$101])*[.$K37]" office:value-type="float" office:value="51.2725474360161">
            <text:p>51.27</text:p>
          </table:table-cell>
          <table:table-cell table:style-name="ce137" table:formula="of:=([.N37]-[.N$101])*([.N37]-[.N$101])*[.$K37]" office:value-type="float" office:value="2.62402113708801">
            <text:p>2.62</text:p>
          </table:table-cell>
          <table:table-cell/>
          <table:table-cell table:style-name="ce133" table:formula="of:=([.L37]-[.L$101])*([.M37]-[.M$101])*[.$K37]" office:value-type="float" office:value="9.52531459834803">
            <text:p>9.53</text:p>
          </table:table-cell>
          <table:table-cell table:style-name="ce133" table:formula="of:=([.M37]-[.M$101])*([.N37]-[.N$101])*[.$K37]" office:value-type="float" office:value="11.5991485991194">
            <text:p>11.60</text:p>
          </table:table-cell>
          <table:table-cell table:style-name="ce137" table:formula="of:=([.L37]-[.L$101])*([.N37]-[.N$101])*[.$K37]" office:value-type="float" office:value="2.15486737064268">
            <text:p>2.15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5">
            <text:p>5</text:p>
          </table:table-cell>
          <table:table-cell table:style-name="ce59" table:formula="of:=[.K38]*[.B$7]" office:value-type="float" office:value="50.9710456">
            <text:p>50.971</text:p>
          </table:table-cell>
          <table:table-cell table:style-name="ce69" table:formula="of:=([.L38]/0.0254)/12" office:value-type="float" office:value="-5.21653543307087">
            <text:p>-5.22</text:p>
          </table:table-cell>
          <table:table-cell table:style-name="ce69" table:formula="of:=([.M38]/0.0254)/12" office:value-type="float" office:value="-5.1509186351706">
            <text:p>-5.15</text:p>
          </table:table-cell>
          <table:table-cell table:style-name="ce69" table:formula="of:=([.N38]/0.0254)/12" office:value-type="float" office:value="-1.37139107611549">
            <text:p>-1.37</text:p>
          </table:table-cell>
          <table:table-cell table:style-name="ce113" table:formula="of:=[.D38]*[.C38]" office:value-type="float" office:value="-265.892265433071">
            <text:p>-265.89</text:p>
          </table:table-cell>
          <table:table-cell table:style-name="ce113" table:formula="of:=[.E38]*[.C38]" office:value-type="float" office:value="-262.547708635171">
            <text:p>-262.55</text:p>
          </table:table-cell>
          <table:table-cell table:style-name="ce113" table:formula="of:=[.F38]*[.C38]" office:value-type="float" office:value="-69.9012370761155">
            <text:p>-69.90</text:p>
          </table:table-cell>
          <table:table-cell table:style-name="ce118"/>
          <table:table-cell table:style-name="ce119" office:value-type="float" office:value="23.12">
            <text:p>23.12</text:p>
          </table:table-cell>
          <table:table-cell table:style-name="ce119" office:value-type="float" office:value="-1.59">
            <text:p>-1.59</text:p>
          </table:table-cell>
          <table:table-cell table:style-name="ce119" office:value-type="float" office:value="-1.57">
            <text:p>-1.57</text:p>
          </table:table-cell>
          <table:table-cell table:style-name="ce119" office:value-type="float" office:value="-0.418">
            <text:p>-0.42</text:p>
          </table:table-cell>
          <table:table-cell table:style-name="ce113" table:formula="of:=[.L38]*[.K38]" office:value-type="float" office:value="-36.7608">
            <text:p>-36.76</text:p>
          </table:table-cell>
          <table:table-cell table:style-name="ce113" table:formula="of:=[.M38]*[.K38]" office:value-type="float" office:value="-36.2984">
            <text:p>-36.30</text:p>
          </table:table-cell>
          <table:table-cell table:style-name="ce113" table:formula="of:=[.N38]*[.K38]" office:value-type="float" office:value="-9.66416">
            <text:p>-9.66</text:p>
          </table:table-cell>
          <table:table-cell table:style-name="ce127"/>
          <table:table-cell table:style-name="ce133" table:formula="of:=([.L38]-[.L$101])*([.L38]-[.L$101])*[.$K38]" office:value-type="float" office:value="1.1199842582649">
            <text:p>1.12</text:p>
          </table:table-cell>
          <table:table-cell table:style-name="ce133" table:formula="of:=([.M38]-[.M$101])*([.M38]-[.M$101])*[.$K38]" office:value-type="float" office:value="57.3320357005555">
            <text:p>57.33</text:p>
          </table:table-cell>
          <table:table-cell table:style-name="ce137" table:formula="of:=([.N38]-[.N$101])*([.N38]-[.N$101])*[.$K38]" office:value-type="float" office:value="0.897399192673393">
            <text:p>0.90</text:p>
          </table:table-cell>
          <table:table-cell/>
          <table:table-cell table:style-name="ce133" table:formula="of:=([.L38]-[.L$101])*([.M38]-[.M$101])*[.$K38]" office:value-type="float" office:value="8.01317524324181">
            <text:p>8.01</text:p>
          </table:table-cell>
          <table:table-cell table:style-name="ce133" table:formula="of:=([.M38]-[.M$101])*([.N38]-[.N$101])*[.$K38]" office:value-type="float" office:value="7.17284619603687">
            <text:p>7.17</text:p>
          </table:table-cell>
          <table:table-cell table:style-name="ce137" table:formula="of:=([.L38]-[.L$101])*([.N38]-[.N$101])*[.$K38]" office:value-type="float" office:value="1.00253327584367">
            <text:p>1.00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6">
            <text:p>6</text:p>
          </table:table-cell>
          <table:table-cell table:style-name="ce59" table:formula="of:=[.K39]*[.B$7]" office:value-type="float" office:value="36.817321">
            <text:p>36.817</text:p>
          </table:table-cell>
          <table:table-cell table:style-name="ce69" table:formula="of:=([.L39]/0.0254)/12" office:value-type="float" office:value="-5.18372703412074">
            <text:p>-5.18</text:p>
          </table:table-cell>
          <table:table-cell table:style-name="ce69" table:formula="of:=([.M39]/0.0254)/12" office:value-type="float" office:value="-6.2992125984252">
            <text:p>-6.30</text:p>
          </table:table-cell>
          <table:table-cell table:style-name="ce69" table:formula="of:=([.N39]/0.0254)/12" office:value-type="float" office:value="-1.16469816272966">
            <text:p>-1.16</text:p>
          </table:table-cell>
          <table:table-cell table:style-name="ce113" table:formula="of:=[.D39]*[.C39]" office:value-type="float" office:value="-190.850942191601">
            <text:p>-190.85</text:p>
          </table:table-cell>
          <table:table-cell table:style-name="ce113" table:formula="of:=[.E39]*[.C39]" office:value-type="float" office:value="-231.920132283465">
            <text:p>-231.92</text:p>
          </table:table-cell>
          <table:table-cell table:style-name="ce113" table:formula="of:=[.F39]*[.C39]" office:value-type="float" office:value="-42.8810661253281">
            <text:p>-42.88</text:p>
          </table:table-cell>
          <table:table-cell table:style-name="ce118"/>
          <table:table-cell table:style-name="ce119" office:value-type="float" office:value="16.7">
            <text:p>16.70</text:p>
          </table:table-cell>
          <table:table-cell table:style-name="ce119" office:value-type="float" office:value="-1.58">
            <text:p>-1.58</text:p>
          </table:table-cell>
          <table:table-cell table:style-name="ce119" office:value-type="float" office:value="-1.92">
            <text:p>-1.92</text:p>
          </table:table-cell>
          <table:table-cell table:style-name="ce119" office:value-type="float" office:value="-0.355">
            <text:p>-0.36</text:p>
          </table:table-cell>
          <table:table-cell table:style-name="ce113" table:formula="of:=[.L39]*[.K39]" office:value-type="float" office:value="-26.386">
            <text:p>-26.39</text:p>
          </table:table-cell>
          <table:table-cell table:style-name="ce113" table:formula="of:=[.M39]*[.K39]" office:value-type="float" office:value="-32.064">
            <text:p>-32.06</text:p>
          </table:table-cell>
          <table:table-cell table:style-name="ce113" table:formula="of:=[.N39]*[.K39]" office:value-type="float" office:value="-5.9285">
            <text:p>-5.93</text:p>
          </table:table-cell>
          <table:table-cell table:style-name="ce127"/>
          <table:table-cell table:style-name="ce133" table:formula="of:=([.L39]-[.L$101])*([.L39]-[.L$101])*[.$K39]" office:value-type="float" office:value="0.737143123088781">
            <text:p>0.74</text:p>
          </table:table-cell>
          <table:table-cell table:style-name="ce133" table:formula="of:=([.M39]-[.M$101])*([.M39]-[.M$101])*[.$K39]" office:value-type="float" office:value="61.8662679251334">
            <text:p>61.87</text:p>
          </table:table-cell>
          <table:table-cell table:style-name="ce137" table:formula="of:=([.N39]-[.N$101])*([.N39]-[.N$101])*[.$K39]" office:value-type="float" office:value="0.299931585157012">
            <text:p>0.30</text:p>
          </table:table-cell>
          <table:table-cell/>
          <table:table-cell table:style-name="ce133" table:formula="of:=([.L39]-[.L$101])*([.M39]-[.M$101])*[.$K39]" office:value-type="float" office:value="6.75309513868863">
            <text:p>6.75</text:p>
          </table:table-cell>
          <table:table-cell table:style-name="ce133" table:formula="of:=([.M39]-[.M$101])*([.N39]-[.N$101])*[.$K39]" office:value-type="float" office:value="4.30762670231923">
            <text:p>4.31</text:p>
          </table:table-cell>
          <table:table-cell table:style-name="ce137" table:formula="of:=([.L39]-[.L$101])*([.N39]-[.N$101])*[.$K39]" office:value-type="float" office:value="0.470204748376288">
            <text:p>0.47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7">
            <text:p>7</text:p>
          </table:table-cell>
          <table:table-cell table:style-name="ce59" table:formula="of:=[.K40]*[.B$7]" office:value-type="float" office:value="21.8478833">
            <text:p>21.848</text:p>
          </table:table-cell>
          <table:table-cell table:style-name="ce69" table:formula="of:=([.L40]/0.0254)/12" office:value-type="float" office:value="-5.08530183727034">
            <text:p>-5.09</text:p>
          </table:table-cell>
          <table:table-cell table:style-name="ce69" table:formula="of:=([.M40]/0.0254)/12" office:value-type="float" office:value="-7.43110236220473">
            <text:p>-7.43</text:p>
          </table:table-cell>
          <table:table-cell table:style-name="ce69" table:formula="of:=([.N40]/0.0254)/12" office:value-type="float" office:value="-0.958005249343832">
            <text:p>-0.96</text:p>
          </table:table-cell>
          <table:table-cell table:style-name="ce113" table:formula="of:=[.D40]*[.C40]" office:value-type="float" office:value="-111.103081085958">
            <text:p>-111.10</text:p>
          </table:table-cell>
          <table:table-cell table:style-name="ce113" table:formula="of:=[.E40]*[.C40]" office:value-type="float" office:value="-162.353857199803">
            <text:p>-162.35</text:p>
          </table:table-cell>
          <table:table-cell table:style-name="ce113" table:formula="of:=[.F40]*[.C40]" office:value-type="float" office:value="-20.9303868884514">
            <text:p>-20.93</text:p>
          </table:table-cell>
          <table:table-cell table:style-name="ce118"/>
          <table:table-cell table:style-name="ce119" office:value-type="float" office:value="9.91">
            <text:p>9.91</text:p>
          </table:table-cell>
          <table:table-cell table:style-name="ce119" office:value-type="float" office:value="-1.55">
            <text:p>-1.55</text:p>
          </table:table-cell>
          <table:table-cell table:style-name="ce119" office:value-type="float" office:value="-2.265">
            <text:p>-2.27</text:p>
          </table:table-cell>
          <table:table-cell table:style-name="ce119" office:value-type="float" office:value="-0.292">
            <text:p>-0.29</text:p>
          </table:table-cell>
          <table:table-cell table:style-name="ce113" table:formula="of:=[.L40]*[.K40]" office:value-type="float" office:value="-15.3605">
            <text:p>-15.36</text:p>
          </table:table-cell>
          <table:table-cell table:style-name="ce113" table:formula="of:=[.M40]*[.K40]" office:value-type="float" office:value="-22.44615">
            <text:p>-22.45</text:p>
          </table:table-cell>
          <table:table-cell table:style-name="ce113" table:formula="of:=[.N40]*[.K40]" office:value-type="float" office:value="-2.89372">
            <text:p>-2.89</text:p>
          </table:table-cell>
          <table:table-cell table:style-name="ce127"/>
          <table:table-cell table:style-name="ce133" table:formula="of:=([.L40]-[.L$101])*([.L40]-[.L$101])*[.$K40]" office:value-type="float" office:value="0.321426390268456">
            <text:p>0.32</text:p>
          </table:table-cell>
          <table:table-cell table:style-name="ce133" table:formula="of:=([.M40]-[.M$101])*([.M40]-[.M$101])*[.$K40]" office:value-type="float" office:value="51.0528743132211">
            <text:p>51.05</text:p>
          </table:table-cell>
          <table:table-cell table:style-name="ce137" table:formula="of:=([.N40]-[.N$101])*([.N40]-[.N$101])*[.$K40]" office:value-type="float" office:value="0.049977183873424">
            <text:p>0.05</text:p>
          </table:table-cell>
          <table:table-cell/>
          <table:table-cell table:style-name="ce133" table:formula="of:=([.L40]-[.L$101])*([.M40]-[.M$101])*[.$K40]" office:value-type="float" office:value="4.05089386473255">
            <text:p>4.05</text:p>
          </table:table-cell>
          <table:table-cell table:style-name="ce133" table:formula="of:=([.M40]-[.M$101])*([.N40]-[.N$101])*[.$K40]" office:value-type="float" office:value="1.59733493257321">
            <text:p>1.60</text:p>
          </table:table-cell>
          <table:table-cell table:style-name="ce137" table:formula="of:=([.L40]-[.L$101])*([.N40]-[.N$101])*[.$K40]" office:value-type="float" office:value="0.126743780155941">
            <text:p>0.13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8">
            <text:p>8</text:p>
          </table:table-cell>
          <table:table-cell table:style-name="ce59" table:formula="of:=[.K41]*[.B$7]" office:value-type="float" office:value="3.6376395">
            <text:p>3.638</text:p>
          </table:table-cell>
          <table:table-cell table:style-name="ce69" table:formula="of:=([.L41]/0.0254)/12" office:value-type="float" office:value="-4.85564304461942">
            <text:p>-4.86</text:p>
          </table:table-cell>
          <table:table-cell table:style-name="ce69" table:formula="of:=([.M41]/0.0254)/12" office:value-type="float" office:value="-8.61220472440945">
            <text:p>-8.61</text:p>
          </table:table-cell>
          <table:table-cell table:style-name="ce69" table:formula="of:=([.N41]/0.0254)/12" office:value-type="float" office:value="-0.741469816272966">
            <text:p>-0.74</text:p>
          </table:table-cell>
          <table:table-cell table:style-name="ce113" table:formula="of:=[.D41]*[.C41]" office:value-type="float" office:value="-17.6630789370079">
            <text:p>-17.66</text:p>
          </table:table-cell>
          <table:table-cell table:style-name="ce113" table:formula="of:=[.E41]*[.C41]" office:value-type="float" office:value="-31.3280960875984">
            <text:p>-31.33</text:p>
          </table:table-cell>
          <table:table-cell table:style-name="ce113" table:formula="of:=[.F41]*[.C41]" office:value-type="float" office:value="-2.69719989173228">
            <text:p>-2.70</text:p>
          </table:table-cell>
          <table:table-cell table:style-name="ce118"/>
          <table:table-cell table:style-name="ce119" office:value-type="float" office:value="1.65">
            <text:p>1.65</text:p>
          </table:table-cell>
          <table:table-cell table:style-name="ce119" office:value-type="float" office:value="-1.48">
            <text:p>-1.48</text:p>
          </table:table-cell>
          <table:table-cell table:style-name="ce119" office:value-type="float" office:value="-2.625">
            <text:p>-2.63</text:p>
          </table:table-cell>
          <table:table-cell table:style-name="ce119" office:value-type="float" office:value="-0.226">
            <text:p>-0.23</text:p>
          </table:table-cell>
          <table:table-cell table:style-name="ce113" table:formula="of:=[.L41]*[.K41]" office:value-type="float" office:value="-2.442">
            <text:p>-2.44</text:p>
          </table:table-cell>
          <table:table-cell table:style-name="ce113" table:formula="of:=[.M41]*[.K41]" office:value-type="float" office:value="-4.33125">
            <text:p>-4.33</text:p>
          </table:table-cell>
          <table:table-cell table:style-name="ce113" table:formula="of:=[.N41]*[.K41]" office:value-type="float" office:value="-0.3729">
            <text:p>-0.37</text:p>
          </table:table-cell>
          <table:table-cell table:style-name="ce127"/>
          <table:table-cell table:style-name="ce133" table:formula="of:=([.L41]-[.L$101])*([.L41]-[.L$101])*[.$K41]" office:value-type="float" office:value="0.0199998438001284">
            <text:p>0.02</text:p>
          </table:table-cell>
          <table:table-cell table:style-name="ce133" table:formula="of:=([.M41]-[.M$101])*([.M41]-[.M$101])*[.$K41]" office:value-type="float" office:value="11.4104997884739">
            <text:p>11.41</text:p>
          </table:table-cell>
          <table:table-cell table:style-name="ce137" table:formula="of:=([.N41]-[.N$101])*([.N41]-[.N$101])*[.$K41]" office:value-type="float" office:value="0.0000414950887031372">
            <text:p>0.00</text:p>
          </table:table-cell>
          <table:table-cell/>
          <table:table-cell table:style-name="ce133" table:formula="of:=([.L41]-[.L$101])*([.M41]-[.M$101])*[.$K41]" office:value-type="float" office:value="0.477711433242785">
            <text:p>0.48</text:p>
          </table:table-cell>
          <table:table-cell table:style-name="ce133" table:formula="of:=([.M41]-[.M$101])*([.N41]-[.N$101])*[.$K41]" office:value-type="float" office:value="0.0217595887109534">
            <text:p>0.02</text:p>
          </table:table-cell>
          <table:table-cell table:style-name="ce137" table:formula="of:=([.L41]-[.L$101])*([.N41]-[.N$101])*[.$K41]" office:value-type="float" office:value="0.000910985890415004">
            <text:p>0.00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Undercarriage left</text:p>
          </table:table-cell>
          <table:table-cell table:style-name="ce60" office:value-type="float" office:value="118">
            <text:p>118.000</text:p>
          </table:table-cell>
          <table:table-cell table:style-name="ce69" table:formula="of:=([.L42]/0.0254)/12" office:value-type="float" office:value="-5.249343832021">
            <text:p>-5.25</text:p>
          </table:table-cell>
          <table:table-cell table:style-name="ce69" table:formula="of:=([.M42]/0.0254)/12" office:value-type="float" office:value="-1.49278215223097">
            <text:p>-1.49</text:p>
          </table:table-cell>
          <table:table-cell table:style-name="ce69" table:formula="of:=([.N42]/0.0254)/12" office:value-type="float" office:value="-5.31496062992126">
            <text:p>-5.31</text:p>
          </table:table-cell>
          <table:table-cell table:style-name="ce113" table:formula="of:=[.D42]*[.C42]" office:value-type="float" office:value="-619.422572178478">
            <text:p>-619.42</text:p>
          </table:table-cell>
          <table:table-cell table:style-name="ce113" table:formula="of:=[.E42]*[.C42]" office:value-type="float" office:value="-176.148293963255">
            <text:p>-176.15</text:p>
          </table:table-cell>
          <table:table-cell table:style-name="ce113" table:formula="of:=[.F42]*[.C42]" office:value-type="float" office:value="-627.165354330709">
            <text:p>-627.17</text:p>
          </table:table-cell>
          <table:table-cell table:style-name="ce118"/>
          <table:table-cell table:style-name="ce120" table:formula="of:=[.C42]/[.B$7]" office:value-type="float" office:value="53.5237205336043">
            <text:p>54</text:p>
          </table:table-cell>
          <table:table-cell table:style-name="ce119" office:value-type="float" office:value="-1.6">
            <text:p>-1.60</text:p>
          </table:table-cell>
          <table:table-cell table:style-name="ce119" office:value-type="float" office:value="-0.455">
            <text:p>-0.46</text:p>
          </table:table-cell>
          <table:table-cell table:style-name="ce119" office:value-type="float" office:value="-1.62">
            <text:p>-1.62</text:p>
          </table:table-cell>
          <table:table-cell table:style-name="ce113" table:formula="of:=[.L42]*[.K42]" office:value-type="float" office:value="-85.6379528537669">
            <text:p>-85.64</text:p>
          </table:table-cell>
          <table:table-cell table:style-name="ce113" table:formula="of:=[.M42]*[.K42]" office:value-type="float" office:value="-24.35329284279">
            <text:p>-24.35</text:p>
          </table:table-cell>
          <table:table-cell table:style-name="ce113" table:formula="of:=[.N42]*[.K42]" office:value-type="float" office:value="-86.7084272644389">
            <text:p>-86.71</text:p>
          </table:table-cell>
          <table:table-cell table:style-name="ce127"/>
          <table:table-cell table:style-name="ce133" table:formula="of:=([.L42]-[.L$101])*([.L42]-[.L$101])*[.$K42]" office:value-type="float" office:value="2.83376760134599">
            <text:p>2.83</text:p>
          </table:table-cell>
          <table:table-cell table:style-name="ce133" table:formula="of:=([.M42]-[.M$101])*([.M42]-[.M$101])*[.$K42]" office:value-type="float" office:value="11.3120896864515">
            <text:p>11.31</text:p>
          </table:table-cell>
          <table:table-cell table:style-name="ce137" table:formula="of:=([.N42]-[.N$101])*([.N42]-[.N$101])*[.$K42]" office:value-type="float" office:value="104.758900574232">
            <text:p>104.76</text:p>
          </table:table-cell>
          <table:table-cell/>
          <table:table-cell table:style-name="ce133" table:formula="of:=([.L42]-[.L$101])*([.M42]-[.M$101])*[.$K42]" office:value-type="float" office:value="5.66178710805928">
            <text:p>5.66</text:p>
          </table:table-cell>
          <table:table-cell table:style-name="ce133" table:formula="of:=([.M42]-[.M$101])*([.N42]-[.N$101])*[.$K42]" office:value-type="float" office:value="34.4244401370563">
            <text:p>34.42</text:p>
          </table:table-cell>
          <table:table-cell table:style-name="ce137" table:formula="of:=([.L42]-[.L$101])*([.N42]-[.N$101])*[.$K42]" office:value-type="float" office:value="17.2296946693749">
            <text:p>17.23</text:p>
          </table:table-cell>
          <table:table-cell table:number-columns-repeated="999"/>
        </table:table-row>
        <table:table-row table:style-name="ro3">
          <table:table-cell table:style-name="Default"/>
          <table:table-cell table:style-name="ce48" office:value-type="string">
            <text:p>Oil Radiator</text:p>
          </table:table-cell>
          <table:table-cell table:style-name="ce60" office:value-type="float" office:value="56">
            <text:p>56.000</text:p>
          </table:table-cell>
          <table:table-cell table:style-name="ce69" table:formula="of:=([.L43]/0.0254)/12" office:value-type="float" office:value="-1.80446194225722">
            <text:p>-1.80</text:p>
          </table:table-cell>
          <table:table-cell table:style-name="ce69" table:formula="of:=([.M43]/0.0254)/12" office:value-type="float" office:value="-1.70603674540682">
            <text:p>-1.71</text:p>
          </table:table-cell>
          <table:table-cell table:style-name="ce69" table:formula="of:=([.N43]/0.0254)/12" office:value-type="float" office:value="-3.01837270341207">
            <text:p>-3.02</text:p>
          </table:table-cell>
          <table:table-cell table:style-name="ce113" table:formula="of:=[.D43]*[.C43]" office:value-type="float" office:value="-101.049868766404">
            <text:p>-101.05</text:p>
          </table:table-cell>
          <table:table-cell table:style-name="ce113" table:formula="of:=[.E43]*[.C43]" office:value-type="float" office:value="-95.5380577427822">
            <text:p>-95.54</text:p>
          </table:table-cell>
          <table:table-cell table:style-name="ce113" table:formula="of:=[.F43]*[.C43]" office:value-type="float" office:value="-169.028871391076">
            <text:p>-169.03</text:p>
          </table:table-cell>
          <table:table-cell table:style-name="ce118"/>
          <table:table-cell table:style-name="ce120" table:formula="of:=[.C43]/[.B$7]" office:value-type="float" office:value="25.401087710863">
            <text:p>25</text:p>
          </table:table-cell>
          <table:table-cell table:style-name="ce119" office:value-type="float" office:value="-0.55">
            <text:p>-0.55</text:p>
          </table:table-cell>
          <table:table-cell table:style-name="ce119" office:value-type="float" office:value="-0.52">
            <text:p>-0.52</text:p>
          </table:table-cell>
          <table:table-cell table:style-name="ce119" office:value-type="float" office:value="-0.92">
            <text:p>-0.92</text:p>
          </table:table-cell>
          <table:table-cell table:style-name="ce113" table:formula="of:=[.L43]*[.K43]" office:value-type="float" office:value="-13.9705982409747">
            <text:p>-13.97</text:p>
          </table:table-cell>
          <table:table-cell table:style-name="ce113" table:formula="of:=[.M43]*[.K43]" office:value-type="float" office:value="-13.2085656096488">
            <text:p>-13.21</text:p>
          </table:table-cell>
          <table:table-cell table:style-name="ce113" table:formula="of:=[.N43]*[.K43]" office:value-type="float" office:value="-23.369000693994">
            <text:p>-23.37</text:p>
          </table:table-cell>
          <table:table-cell table:style-name="ce127"/>
          <table:table-cell table:style-name="ce133" table:formula="of:=([.L43]-[.L$101])*([.L43]-[.L$101])*[.$K43]" office:value-type="float" office:value="17.0756946884883">
            <text:p>17.08</text:p>
          </table:table-cell>
          <table:table-cell table:style-name="ce133" table:formula="of:=([.M43]-[.M$101])*([.M43]-[.M$101])*[.$K43]" office:value-type="float" office:value="6.99384642294296">
            <text:p>6.99</text:p>
          </table:table-cell>
          <table:table-cell table:style-name="ce137" table:formula="of:=([.N43]-[.N$101])*([.N43]-[.N$101])*[.$K43]" office:value-type="float" office:value="12.4115235523246">
            <text:p>12.41</text:p>
          </table:table-cell>
          <table:table-cell table:style-name="Default"/>
          <table:table-cell table:style-name="ce133" table:formula="of:=([.L43]-[.L$101])*([.M43]-[.M$101])*[.$K43]" office:value-type="float" office:value="-10.928164814659">
            <text:p>-10.93</text:p>
          </table:table-cell>
          <table:table-cell table:style-name="ce133" table:formula="of:=([.M43]-[.M$101])*([.N43]-[.N$101])*[.$K43]" office:value-type="float" office:value="9.31688196768089">
            <text:p>9.32</text:p>
          </table:table-cell>
          <table:table-cell table:style-name="ce137" table:formula="of:=([.L43]-[.L$101])*([.N43]-[.N$101])*[.$K43]" office:value-type="float" office:value="-14.5580007830222">
            <text:p>-14.56</text:p>
          </table:table-cell>
          <table:table-cell table:style-name="Default"/>
          <table:table-cell table:number-columns-repeated="4"/>
          <table:table-cell table:style-name="Default" table:number-columns-repeated="994"/>
        </table:table-row>
        <table:table-row table:style-name="ro3">
          <table:table-cell table:style-name="Default"/>
          <table:table-cell table:style-name="ce48" office:value-type="string">
            <text:p>lead weight (lateral balance)</text:p>
          </table:table-cell>
          <table:table-cell table:style-name="ce60" office:value-type="float" office:value="10.5">
            <text:p>10.500</text:p>
          </table:table-cell>
          <table:table-cell table:style-name="ce69" table:formula="of:=([.L44]/0.0254)/12" office:value-type="float" office:value="-4.85564304461942">
            <text:p>-4.86</text:p>
          </table:table-cell>
          <table:table-cell table:style-name="ce69" table:formula="of:=([.M44]/0.0254)/12" office:value-type="float" office:value="-8.61220472440945">
            <text:p>-8.61</text:p>
          </table:table-cell>
          <table:table-cell table:style-name="ce69" table:formula="of:=([.N44]/0.0254)/12" office:value-type="float" office:value="-0.741469816272966">
            <text:p>-0.74</text:p>
          </table:table-cell>
          <table:table-cell table:style-name="ce113" table:formula="of:=[.D44]*[.C44]" office:value-type="float" office:value="-50.9842519685039">
            <text:p>-50.98</text:p>
          </table:table-cell>
          <table:table-cell table:style-name="ce113" table:formula="of:=[.E44]*[.C44]" office:value-type="float" office:value="-90.4281496062992">
            <text:p>-90.43</text:p>
          </table:table-cell>
          <table:table-cell table:style-name="ce113" table:formula="of:=[.F44]*[.C44]" office:value-type="float" office:value="-7.78543307086614">
            <text:p>-7.79</text:p>
          </table:table-cell>
          <table:table-cell table:style-name="ce118"/>
          <table:table-cell table:style-name="ce119" office:value-type="float" office:value="1.65">
            <text:p>1.65</text:p>
          </table:table-cell>
          <table:table-cell table:style-name="ce119" office:value-type="float" office:value="-1.48">
            <text:p>-1.48</text:p>
          </table:table-cell>
          <table:table-cell table:style-name="ce119" office:value-type="float" office:value="-2.625">
            <text:p>-2.63</text:p>
          </table:table-cell>
          <table:table-cell table:style-name="ce119" office:value-type="float" office:value="-0.226">
            <text:p>-0.23</text:p>
          </table:table-cell>
          <table:table-cell table:style-name="ce113" table:formula="of:=[.L44]*[.K44]" office:value-type="float" office:value="-2.442">
            <text:p>-2.44</text:p>
          </table:table-cell>
          <table:table-cell table:style-name="ce113" table:formula="of:=[.M44]*[.K44]" office:value-type="float" office:value="-4.33125">
            <text:p>-4.33</text:p>
          </table:table-cell>
          <table:table-cell table:style-name="ce113" table:formula="of:=[.N44]*[.K44]" office:value-type="float" office:value="-0.3729">
            <text:p>-0.37</text:p>
          </table:table-cell>
          <table:table-cell table:style-name="ce127"/>
          <table:table-cell table:style-name="ce133" table:formula="of:=([.L44]-[.L$101])*([.L44]-[.L$101])*[.$K44]" office:value-type="float" office:value="0.0199998438001284">
            <text:p>0.02</text:p>
          </table:table-cell>
          <table:table-cell table:style-name="ce133" table:formula="of:=([.M44]-[.M$101])*([.M44]-[.M$101])*[.$K44]" office:value-type="float" office:value="11.4104997884739">
            <text:p>11.41</text:p>
          </table:table-cell>
          <table:table-cell table:style-name="ce137" table:formula="of:=([.N44]-[.N$101])*([.N44]-[.N$101])*[.$K44]" office:value-type="float" office:value="0.0000414950887031372">
            <text:p>0.00</text:p>
          </table:table-cell>
          <table:table-cell table:style-name="Default"/>
          <table:table-cell table:style-name="ce133" table:formula="of:=([.L44]-[.L$101])*([.M44]-[.M$101])*[.$K44]" office:value-type="float" office:value="0.477711433242785">
            <text:p>0.48</text:p>
          </table:table-cell>
          <table:table-cell table:style-name="ce133" table:formula="of:=([.M44]-[.M$101])*([.N44]-[.N$101])*[.$K44]" office:value-type="float" office:value="0.0217595887109534">
            <text:p>0.02</text:p>
          </table:table-cell>
          <table:table-cell table:style-name="ce137" table:formula="of:=([.L44]-[.L$101])*([.N44]-[.N$101])*[.$K44]" office:value-type="float" office:value="0.000910985890415004">
            <text:p>0.00</text:p>
          </table:table-cell>
          <table:table-cell table:style-name="Default"/>
          <table:table-cell table:number-columns-repeated="4"/>
          <table:table-cell table:style-name="Default" table:number-columns-repeated="994"/>
        </table:table-row>
        <table:table-row table:style-name="ro3">
          <table:table-cell table:style-name="Default"/>
          <table:table-cell table:style-name="ce48"/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9"/>
          <table:table-cell table:style-name="ce119"/>
          <table:table-cell table:style-name="ce113"/>
          <table:table-cell table:style-name="ce113" table:number-columns-repeated="3"/>
          <table:table-cell table:style-name="Default"/>
          <table:table-cell table:style-name="ce133" table:number-columns-repeated="2"/>
          <table:table-cell table:style-name="ce137"/>
          <table:table-cell table:style-name="Default"/>
          <table:table-cell table:style-name="ce133"/>
          <table:table-cell table:style-name="ce133" table:formula="of:=([.M45]-[.M$101])*([.N45]-[.N$101])*[.$K45]" office:value-type="float" office:value="-0">
            <text:p>0.00</text:p>
          </table:table-cell>
          <table:table-cell table:style-name="ce137"/>
          <table:table-cell table:style-name="Default"/>
          <table:table-cell table:number-columns-repeated="4"/>
          <table:table-cell table:style-name="Default" table:number-columns-repeated="994"/>
        </table:table-row>
        <table:table-row table:style-name="ro3">
          <table:table-cell/>
          <table:table-cell table:style-name="ce46" office:value-type="string">
            <text:p>Right</text:p>
          </table:table-cell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float" office:value="1">
            <text:p>1</text:p>
          </table:table-cell>
          <table:table-cell table:style-name="ce63" table:formula="of:=[.C34]" office:value-type="float" office:value="75.9495035">
            <text:p>75.950</text:p>
          </table:table-cell>
          <table:table-cell table:style-name="ce69" table:formula="of:=([.L47]/0.0254)/12" office:value-type="float" office:value="-5.21653543307087">
            <text:p>-5.22</text:p>
          </table:table-cell>
          <table:table-cell table:style-name="ce69" table:formula="of:=([.M47]/0.0254)/12" office:value-type="float" office:value="0.5249343832021">
            <text:p>0.52</text:p>
          </table:table-cell>
          <table:table-cell table:style-name="ce69" table:formula="of:=([.N47]/0.0254)/12" office:value-type="float" office:value="-2.21128608923884">
            <text:p>-2.21</text:p>
          </table:table-cell>
          <table:table-cell table:style-name="ce113" table:formula="of:=[.D47]*[.C47]" office:value-type="float" office:value="-396.19327613189">
            <text:p>-396.19</text:p>
          </table:table-cell>
          <table:table-cell table:style-name="ce113" table:formula="of:=[.E47]*[.C47]" office:value-type="float" office:value="39.8685057742782">
            <text:p>39.87</text:p>
          </table:table-cell>
          <table:table-cell table:style-name="ce113" table:formula="of:=[.F47]*[.C47]" office:value-type="float" office:value="-167.946080574147">
            <text:p>-167.95</text:p>
          </table:table-cell>
          <table:table-cell table:style-name="ce118"/>
          <table:table-cell table:style-name="ce120" table:formula="of:=[.K34]" office:value-type="float" office:value="34.45">
            <text:p>34</text:p>
          </table:table-cell>
          <table:table-cell table:style-name="ce118" table:formula="of:=[.L34]" office:value-type="float" office:value="-1.59">
            <text:p>-1.59</text:p>
          </table:table-cell>
          <table:table-cell table:style-name="ce118" table:formula="of:=[.M34]*-1" office:value-type="float" office:value="0.16">
            <text:p>0.16</text:p>
          </table:table-cell>
          <table:table-cell table:style-name="ce118" table:formula="of:=[.N34]" office:value-type="float" office:value="-0.674">
            <text:p>-0.67</text:p>
          </table:table-cell>
          <table:table-cell table:style-name="ce113" table:formula="of:=[.L47]*[.K47]" office:value-type="float" office:value="-54.7755">
            <text:p>-54.78</text:p>
          </table:table-cell>
          <table:table-cell table:style-name="ce113" table:formula="of:=[.M47]*[.K47]" office:value-type="float" office:value="5.512">
            <text:p>5.51</text:p>
          </table:table-cell>
          <table:table-cell table:style-name="ce113" table:formula="of:=[.N47]*[.K47]" office:value-type="float" office:value="-23.2193">
            <text:p>-23.22</text:p>
          </table:table-cell>
          <table:table-cell table:style-name="ce127"/>
          <table:table-cell table:style-name="ce133" table:formula="of:=([.L47]-[.L$101])*([.L47]-[.L$101])*[.$K47]" office:value-type="float" office:value="1.66883467548555">
            <text:p>1.67</text:p>
          </table:table-cell>
          <table:table-cell table:style-name="ce133" table:formula="of:=([.M47]-[.M$101])*([.M47]-[.M$101])*[.$K47]" office:value-type="float" office:value="0.830599005786722">
            <text:p>0.83</text:p>
          </table:table-cell>
          <table:table-cell table:style-name="ce137" table:formula="of:=([.N47]-[.N$101])*([.N47]-[.N$101])*[.$K47]" office:value-type="float" office:value="7.06991298521757">
            <text:p>7.07</text:p>
          </table:table-cell>
          <table:table-cell/>
          <table:table-cell table:style-name="ce133" table:formula="of:=([.L47]-[.L$101])*([.M47]-[.M$101])*[.$K47]" office:value-type="float" office:value="-1.17734125141384">
            <text:p>-1.18</text:p>
          </table:table-cell>
          <table:table-cell table:style-name="ce133" table:formula="of:=([.M47]-[.M$101])*([.N47]-[.N$101])*[.$K47]" office:value-type="float" office:value="-2.4232752003271">
            <text:p>-2.42</text:p>
          </table:table-cell>
          <table:table-cell table:style-name="ce137" table:formula="of:=([.L47]-[.L$101])*([.N47]-[.N$101])*[.$K47]" office:value-type="float" office:value="3.43489678773564">
            <text:p>3.43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2">
            <text:p>2</text:p>
          </table:table-cell>
          <table:table-cell table:style-name="ce63" table:formula="of:=[.C35]" office:value-type="float" office:value="72.5543733">
            <text:p>72.554</text:p>
          </table:table-cell>
          <table:table-cell table:style-name="ce69" table:formula="of:=([.L48]/0.0254)/12" office:value-type="float" office:value="-5.21653543307087">
            <text:p>-5.22</text:p>
          </table:table-cell>
          <table:table-cell table:style-name="ce69" table:formula="of:=([.M48]/0.0254)/12" office:value-type="float" office:value="1.5748031496063">
            <text:p>1.57</text:p>
          </table:table-cell>
          <table:table-cell table:style-name="ce69" table:formula="of:=([.N48]/0.0254)/12" office:value-type="float" office:value="-2.02099737532808">
            <text:p>-2.02</text:p>
          </table:table-cell>
          <table:table-cell table:style-name="ce113" table:formula="of:=[.D48]*[.C48]" office:value-type="float" office:value="-378.482459143701">
            <text:p>-378.48</text:p>
          </table:table-cell>
          <table:table-cell table:style-name="ce113" table:formula="of:=[.E48]*[.C48]" office:value-type="float" office:value="114.258855590551">
            <text:p>114.26</text:p>
          </table:table-cell>
          <table:table-cell table:style-name="ce113" table:formula="of:=[.F48]*[.C48]" office:value-type="float" office:value="-146.632198007874">
            <text:p>-146.63</text:p>
          </table:table-cell>
          <table:table-cell table:style-name="ce118"/>
          <table:table-cell table:style-name="ce118" table:formula="of:=[.K35]" office:value-type="float" office:value="32.91">
            <text:p>32.91</text:p>
          </table:table-cell>
          <table:table-cell table:style-name="ce118" table:formula="of:=[.L35]" office:value-type="float" office:value="-1.59">
            <text:p>-1.59</text:p>
          </table:table-cell>
          <table:table-cell table:style-name="ce118" table:formula="of:=[.M35]*-1" office:value-type="float" office:value="0.48">
            <text:p>0.48</text:p>
          </table:table-cell>
          <table:table-cell table:style-name="ce118" table:formula="of:=[.N35]" office:value-type="float" office:value="-0.616">
            <text:p>-0.62</text:p>
          </table:table-cell>
          <table:table-cell table:style-name="ce113" table:formula="of:=[.L48]*[.K48]" office:value-type="float" office:value="-52.3269">
            <text:p>-52.33</text:p>
          </table:table-cell>
          <table:table-cell table:style-name="ce113" table:formula="of:=[.M48]*[.K48]" office:value-type="float" office:value="15.7968">
            <text:p>15.80</text:p>
          </table:table-cell>
          <table:table-cell table:style-name="ce113" table:formula="of:=[.N48]*[.K48]" office:value-type="float" office:value="-20.27256">
            <text:p>-20.27</text:p>
          </table:table-cell>
          <table:table-cell table:style-name="ce127"/>
          <table:table-cell table:style-name="ce133" table:formula="of:=([.L48]-[.L$101])*([.L48]-[.L$101])*[.$K48]" office:value-type="float" office:value="1.59423364790216">
            <text:p>1.59</text:p>
          </table:table-cell>
          <table:table-cell table:style-name="ce133" table:formula="of:=([.M48]-[.M$101])*([.M48]-[.M$101])*[.$K48]" office:value-type="float" office:value="7.4339139703906">
            <text:p>7.43</text:p>
          </table:table-cell>
          <table:table-cell table:style-name="ce137" table:formula="of:=([.N48]-[.N$101])*([.N48]-[.N$101])*[.$K48]" office:value-type="float" office:value="5.13516836934656">
            <text:p>5.14</text:p>
          </table:table-cell>
          <table:table-cell/>
          <table:table-cell table:style-name="ce133" table:formula="of:=([.L48]-[.L$101])*([.M48]-[.M$101])*[.$K48]" office:value-type="float" office:value="-3.44258562525417">
            <text:p>-3.44</text:p>
          </table:table-cell>
          <table:table-cell table:style-name="ce133" table:formula="of:=([.M48]-[.M$101])*([.N48]-[.N$101])*[.$K48]" office:value-type="float" office:value="-6.17854350807643">
            <text:p>-6.18</text:p>
          </table:table-cell>
          <table:table-cell table:style-name="ce137" table:formula="of:=([.L48]-[.L$101])*([.N48]-[.N$101])*[.$K48]" office:value-type="float" office:value="2.86123368532791">
            <text:p>2.86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3">
            <text:p>3</text:p>
          </table:table-cell>
          <table:table-cell table:style-name="ce63" table:formula="of:=[.C36]" office:value-type="float" office:value="67.7482799">
            <text:p>67.748</text:p>
          </table:table-cell>
          <table:table-cell table:style-name="ce69" table:formula="of:=([.L49]/0.0254)/12" office:value-type="float" office:value="-5.21653543307087">
            <text:p>-5.22</text:p>
          </table:table-cell>
          <table:table-cell table:style-name="ce69" table:formula="of:=([.M49]/0.0254)/12" office:value-type="float" office:value="2.64107611548556">
            <text:p>2.64</text:p>
          </table:table-cell>
          <table:table-cell table:style-name="ce69" table:formula="of:=([.N49]/0.0254)/12" office:value-type="float" office:value="-1.82742782152231">
            <text:p>-1.83</text:p>
          </table:table-cell>
          <table:table-cell table:style-name="ce113" table:formula="of:=[.D49]*[.C49]" office:value-type="float" office:value="-353.411302627953">
            <text:p>-353.41</text:p>
          </table:table-cell>
          <table:table-cell table:style-name="ce113" table:formula="of:=[.E49]*[.C49]" office:value-type="float" office:value="178.928363909121">
            <text:p>178.93</text:p>
          </table:table-cell>
          <table:table-cell table:style-name="ce113" table:formula="of:=[.F49]*[.C49]" office:value-type="float" office:value="-123.805091549541">
            <text:p>-123.81</text:p>
          </table:table-cell>
          <table:table-cell table:style-name="ce118"/>
          <table:table-cell table:style-name="ce120" table:formula="of:=[.K36]" office:value-type="float" office:value="30.73">
            <text:p>31</text:p>
          </table:table-cell>
          <table:table-cell table:style-name="ce118" table:formula="of:=[.L36]" office:value-type="float" office:value="-1.59">
            <text:p>-1.59</text:p>
          </table:table-cell>
          <table:table-cell table:style-name="ce118" table:formula="of:=[.M36]*-1" office:value-type="float" office:value="0.805">
            <text:p>0.81</text:p>
          </table:table-cell>
          <table:table-cell table:style-name="ce118" table:formula="of:=[.N36]" office:value-type="float" office:value="-0.557">
            <text:p>-0.56</text:p>
          </table:table-cell>
          <table:table-cell table:style-name="ce113" table:formula="of:=[.L49]*[.K49]" office:value-type="float" office:value="-48.8607">
            <text:p>-48.86</text:p>
          </table:table-cell>
          <table:table-cell table:style-name="ce113" table:formula="of:=[.M49]*[.K49]" office:value-type="float" office:value="24.73765">
            <text:p>24.74</text:p>
          </table:table-cell>
          <table:table-cell table:style-name="ce113" table:formula="of:=[.N49]*[.K49]" office:value-type="float" office:value="-17.11661">
            <text:p>-17.12</text:p>
          </table:table-cell>
          <table:table-cell table:style-name="ce127"/>
          <table:table-cell table:style-name="ce133" table:formula="of:=([.L49]-[.L$101])*([.L49]-[.L$101])*[.$K49]" office:value-type="float" office:value="1.48862959586853">
            <text:p>1.49</text:p>
          </table:table-cell>
          <table:table-cell table:style-name="ce133" table:formula="of:=([.M49]-[.M$101])*([.M49]-[.M$101])*[.$K49]" office:value-type="float" office:value="19.6807156532519">
            <text:p>19.68</text:p>
          </table:table-cell>
          <table:table-cell table:style-name="ce137" table:formula="of:=([.N49]-[.N$101])*([.N49]-[.N$101])*[.$K49]" office:value-type="float" office:value="3.46960037302415">
            <text:p>3.47</text:p>
          </table:table-cell>
          <table:table-cell/>
          <table:table-cell table:style-name="ce133" table:formula="of:=([.L49]-[.L$101])*([.M49]-[.M$101])*[.$K49]" office:value-type="float" office:value="-5.41269764436402">
            <text:p>-5.41</text:p>
          </table:table-cell>
          <table:table-cell table:style-name="ce133" table:formula="of:=([.M49]-[.M$101])*([.N49]-[.N$101])*[.$K49]" office:value-type="float" office:value="-8.26342655149212">
            <text:p>-8.26</text:p>
          </table:table-cell>
          <table:table-cell table:style-name="ce137" table:formula="of:=([.L49]-[.L$101])*([.N49]-[.N$101])*[.$K49]" office:value-type="float" office:value="2.27265259138308">
            <text:p>2.27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4">
            <text:p>4</text:p>
          </table:table-cell>
          <table:table-cell table:style-name="ce63" table:formula="of:=[.C37]" office:value-type="float" office:value="80.5351339">
            <text:p>80.535</text:p>
          </table:table-cell>
          <table:table-cell table:style-name="ce69" table:formula="of:=([.L50]/0.0254)/12" office:value-type="float" office:value="-5.21653543307087">
            <text:p>-5.22</text:p>
          </table:table-cell>
          <table:table-cell table:style-name="ce69" table:formula="of:=([.M50]/0.0254)/12" office:value-type="float" office:value="3.87139107611548">
            <text:p>3.87</text:p>
          </table:table-cell>
          <table:table-cell table:style-name="ce69" table:formula="of:=([.N50]/0.0254)/12" office:value-type="float" office:value="-1.60433070866142">
            <text:p>-1.60</text:p>
          </table:table-cell>
          <table:table-cell table:style-name="ce113" table:formula="of:=[.D50]*[.C50]" office:value-type="float" office:value="-420.114379596457">
            <text:p>-420.11</text:p>
          </table:table-cell>
          <table:table-cell table:style-name="ce113" table:formula="of:=[.E50]*[.C50]" office:value-type="float" office:value="311.782998694226">
            <text:p>311.78</text:p>
          </table:table-cell>
          <table:table-cell table:style-name="ce113" table:formula="of:=[.F50]*[.C50]" office:value-type="float" office:value="-129.204988441929">
            <text:p>-129.20</text:p>
          </table:table-cell>
          <table:table-cell table:style-name="ce118"/>
          <table:table-cell table:style-name="ce120" table:formula="of:=[.K37]" office:value-type="float" office:value="36.53">
            <text:p>37</text:p>
          </table:table-cell>
          <table:table-cell table:style-name="ce118" table:formula="of:=[.L37]" office:value-type="float" office:value="-1.59">
            <text:p>-1.59</text:p>
          </table:table-cell>
          <table:table-cell table:style-name="ce118" table:formula="of:=[.M37]*-1" office:value-type="float" office:value="1.18">
            <text:p>1.18</text:p>
          </table:table-cell>
          <table:table-cell table:style-name="ce118" table:formula="of:=[.N37]" office:value-type="float" office:value="-0.489">
            <text:p>-0.49</text:p>
          </table:table-cell>
          <table:table-cell table:style-name="ce113" table:formula="of:=[.L50]*[.K50]" office:value-type="float" office:value="-58.0827">
            <text:p>-58.08</text:p>
          </table:table-cell>
          <table:table-cell table:style-name="ce113" table:formula="of:=[.M50]*[.K50]" office:value-type="float" office:value="43.1054">
            <text:p>43.11</text:p>
          </table:table-cell>
          <table:table-cell table:style-name="ce113" table:formula="of:=[.N50]*[.K50]" office:value-type="float" office:value="-17.86317">
            <text:p>-17.86</text:p>
          </table:table-cell>
          <table:table-cell table:style-name="ce127"/>
          <table:table-cell table:style-name="ce133" table:formula="of:=([.L50]-[.L$101])*([.L50]-[.L$101])*[.$K50]" office:value-type="float" office:value="1.76959450494883">
            <text:p>1.77</text:p>
          </table:table-cell>
          <table:table-cell table:style-name="ce133" table:formula="of:=([.M50]-[.M$101])*([.M50]-[.M$101])*[.$K50]" office:value-type="float" office:value="50.4578277846307">
            <text:p>50.46</text:p>
          </table:table-cell>
          <table:table-cell table:style-name="ce137" table:formula="of:=([.N50]-[.N$101])*([.N50]-[.N$101])*[.$K50]" office:value-type="float" office:value="2.62402113708801">
            <text:p>2.62</text:p>
          </table:table-cell>
          <table:table-cell/>
          <table:table-cell table:style-name="ce133" table:formula="of:=([.L50]-[.L$101])*([.M50]-[.M$101])*[.$K50]" office:value-type="float" office:value="-9.44933303357103">
            <text:p>-9.45</text:p>
          </table:table-cell>
          <table:table-cell table:style-name="ce133" table:formula="of:=([.M50]-[.M$101])*([.N50]-[.N$101])*[.$K50]" office:value-type="float" office:value="-11.506624467602">
            <text:p>-11.51</text:p>
          </table:table-cell>
          <table:table-cell table:style-name="ce137" table:formula="of:=([.L50]-[.L$101])*([.N50]-[.N$101])*[.$K50]" office:value-type="float" office:value="2.15486737064268">
            <text:p>2.15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5">
            <text:p>5</text:p>
          </table:table-cell>
          <table:table-cell table:style-name="ce63" table:formula="of:=[.C38]" office:value-type="float" office:value="50.9710456">
            <text:p>50.971</text:p>
          </table:table-cell>
          <table:table-cell table:style-name="ce69" table:formula="of:=([.L51]/0.0254)/12" office:value-type="float" office:value="-5.21653543307087">
            <text:p>-5.22</text:p>
          </table:table-cell>
          <table:table-cell table:style-name="ce69" table:formula="of:=([.M51]/0.0254)/12" office:value-type="float" office:value="5.1509186351706">
            <text:p>5.15</text:p>
          </table:table-cell>
          <table:table-cell table:style-name="ce69" table:formula="of:=([.N51]/0.0254)/12" office:value-type="float" office:value="-1.37139107611549">
            <text:p>-1.37</text:p>
          </table:table-cell>
          <table:table-cell table:style-name="ce113" table:formula="of:=[.D51]*[.C51]" office:value-type="float" office:value="-265.892265433071">
            <text:p>-265.89</text:p>
          </table:table-cell>
          <table:table-cell table:style-name="ce113" table:formula="of:=[.E51]*[.C51]" office:value-type="float" office:value="262.547708635171">
            <text:p>262.55</text:p>
          </table:table-cell>
          <table:table-cell table:style-name="ce113" table:formula="of:=[.F51]*[.C51]" office:value-type="float" office:value="-69.9012370761155">
            <text:p>-69.90</text:p>
          </table:table-cell>
          <table:table-cell table:style-name="ce118"/>
          <table:table-cell table:style-name="ce120" table:formula="of:=[.K38]" office:value-type="float" office:value="23.12">
            <text:p>23</text:p>
          </table:table-cell>
          <table:table-cell table:style-name="ce118" table:formula="of:=[.L38]" office:value-type="float" office:value="-1.59">
            <text:p>-1.59</text:p>
          </table:table-cell>
          <table:table-cell table:style-name="ce118" table:formula="of:=[.M38]*-1" office:value-type="float" office:value="1.57">
            <text:p>1.57</text:p>
          </table:table-cell>
          <table:table-cell table:style-name="ce118" table:formula="of:=[.N38]" office:value-type="float" office:value="-0.418">
            <text:p>-0.42</text:p>
          </table:table-cell>
          <table:table-cell table:style-name="ce113" table:formula="of:=[.L51]*[.K51]" office:value-type="float" office:value="-36.7608">
            <text:p>-36.76</text:p>
          </table:table-cell>
          <table:table-cell table:style-name="ce113" table:formula="of:=[.M51]*[.K51]" office:value-type="float" office:value="36.2984">
            <text:p>36.30</text:p>
          </table:table-cell>
          <table:table-cell table:style-name="ce113" table:formula="of:=[.N51]*[.K51]" office:value-type="float" office:value="-9.66416">
            <text:p>-9.66</text:p>
          </table:table-cell>
          <table:table-cell table:style-name="ce127"/>
          <table:table-cell table:style-name="ce133" table:formula="of:=([.L51]-[.L$101])*([.L51]-[.L$101])*[.$K51]" office:value-type="float" office:value="1.1199842582649">
            <text:p>1.12</text:p>
          </table:table-cell>
          <table:table-cell table:style-name="ce133" table:formula="of:=([.M51]-[.M$101])*([.M51]-[.M$101])*[.$K51]" office:value-type="float" office:value="56.6459727062706">
            <text:p>56.65</text:p>
          </table:table-cell>
          <table:table-cell table:style-name="ce137" table:formula="of:=([.N51]-[.N$101])*([.N51]-[.N$101])*[.$K51]" office:value-type="float" office:value="0.897399192673393">
            <text:p>0.90</text:p>
          </table:table-cell>
          <table:table-cell/>
          <table:table-cell table:style-name="ce133" table:formula="of:=([.L51]-[.L$101])*([.M51]-[.M$101])*[.$K51]" office:value-type="float" office:value="-7.96508617185817">
            <text:p>-7.97</text:p>
          </table:table-cell>
          <table:table-cell table:style-name="ce133" table:formula="of:=([.M51]-[.M$101])*([.N51]-[.N$101])*[.$K51]" office:value-type="float" office:value="-7.12980014971011">
            <text:p>-7.13</text:p>
          </table:table-cell>
          <table:table-cell table:style-name="ce137" table:formula="of:=([.L51]-[.L$101])*([.N51]-[.N$101])*[.$K51]" office:value-type="float" office:value="1.00253327584367">
            <text:p>1.00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6">
            <text:p>6</text:p>
          </table:table-cell>
          <table:table-cell table:style-name="ce63" table:formula="of:=[.C39]" office:value-type="float" office:value="36.817321">
            <text:p>36.817</text:p>
          </table:table-cell>
          <table:table-cell table:style-name="ce69" table:formula="of:=([.L52]/0.0254)/12" office:value-type="float" office:value="-5.18372703412074">
            <text:p>-5.18</text:p>
          </table:table-cell>
          <table:table-cell table:style-name="ce69" table:formula="of:=([.M52]/0.0254)/12" office:value-type="float" office:value="6.2992125984252">
            <text:p>6.30</text:p>
          </table:table-cell>
          <table:table-cell table:style-name="ce69" table:formula="of:=([.N52]/0.0254)/12" office:value-type="float" office:value="-1.16469816272966">
            <text:p>-1.16</text:p>
          </table:table-cell>
          <table:table-cell table:style-name="ce113" table:formula="of:=[.D52]*[.C52]" office:value-type="float" office:value="-190.850942191601">
            <text:p>-190.85</text:p>
          </table:table-cell>
          <table:table-cell table:style-name="ce113" table:formula="of:=[.E52]*[.C52]" office:value-type="float" office:value="231.920132283465">
            <text:p>231.92</text:p>
          </table:table-cell>
          <table:table-cell table:style-name="ce113" table:formula="of:=[.F52]*[.C52]" office:value-type="float" office:value="-42.8810661253281">
            <text:p>-42.88</text:p>
          </table:table-cell>
          <table:table-cell table:style-name="ce118"/>
          <table:table-cell table:style-name="ce120" table:formula="of:=[.K39]" office:value-type="float" office:value="16.7">
            <text:p>17</text:p>
          </table:table-cell>
          <table:table-cell table:style-name="ce118" table:formula="of:=[.L39]" office:value-type="float" office:value="-1.58">
            <text:p>-1.58</text:p>
          </table:table-cell>
          <table:table-cell table:style-name="ce118" table:formula="of:=[.M39]*-1" office:value-type="float" office:value="1.92">
            <text:p>1.92</text:p>
          </table:table-cell>
          <table:table-cell table:style-name="ce118" table:formula="of:=[.N39]" office:value-type="float" office:value="-0.355">
            <text:p>-0.36</text:p>
          </table:table-cell>
          <table:table-cell table:style-name="ce113" table:formula="of:=[.L52]*[.K52]" office:value-type="float" office:value="-26.386">
            <text:p>-26.39</text:p>
          </table:table-cell>
          <table:table-cell table:style-name="ce113" table:formula="of:=[.M52]*[.K52]" office:value-type="float" office:value="32.064">
            <text:p>32.06</text:p>
          </table:table-cell>
          <table:table-cell table:style-name="ce113" table:formula="of:=[.N52]*[.K52]" office:value-type="float" office:value="-5.9285">
            <text:p>-5.93</text:p>
          </table:table-cell>
          <table:table-cell table:style-name="ce127"/>
          <table:table-cell table:style-name="ce133" table:formula="of:=([.L52]-[.L$101])*([.L52]-[.L$101])*[.$K52]" office:value-type="float" office:value="0.737143123088781">
            <text:p>0.74</text:p>
          </table:table-cell>
          <table:table-cell table:style-name="ce133" table:formula="of:=([.M52]-[.M$101])*([.M52]-[.M$101])*[.$K52]" office:value-type="float" office:value="61.2602378012505">
            <text:p>61.26</text:p>
          </table:table-cell>
          <table:table-cell table:style-name="ce137" table:formula="of:=([.N52]-[.N$101])*([.N52]-[.N$101])*[.$K52]" office:value-type="float" office:value="0.299931585157012">
            <text:p>0.30</text:p>
          </table:table-cell>
          <table:table-cell/>
          <table:table-cell table:style-name="ce133" table:formula="of:=([.L52]-[.L$101])*([.M52]-[.M$101])*[.$K52]" office:value-type="float" office:value="-6.71993772396554">
            <text:p>-6.72</text:p>
          </table:table-cell>
          <table:table-cell table:style-name="ce133" table:formula="of:=([.M52]-[.M$101])*([.N52]-[.N$101])*[.$K52]" office:value-type="float" office:value="-4.2864764353516">
            <text:p>-4.29</text:p>
          </table:table-cell>
          <table:table-cell table:style-name="ce137" table:formula="of:=([.L52]-[.L$101])*([.N52]-[.N$101])*[.$K52]" office:value-type="float" office:value="0.470204748376288">
            <text:p>0.47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7">
            <text:p>7</text:p>
          </table:table-cell>
          <table:table-cell table:style-name="ce63" table:formula="of:=[.C40]" office:value-type="float" office:value="21.8478833">
            <text:p>21.848</text:p>
          </table:table-cell>
          <table:table-cell table:style-name="ce69" table:formula="of:=([.L53]/0.0254)/12" office:value-type="float" office:value="-5.08530183727034">
            <text:p>-5.09</text:p>
          </table:table-cell>
          <table:table-cell table:style-name="ce69" table:formula="of:=([.M53]/0.0254)/12" office:value-type="float" office:value="7.43110236220473">
            <text:p>7.43</text:p>
          </table:table-cell>
          <table:table-cell table:style-name="ce69" table:formula="of:=([.N53]/0.0254)/12" office:value-type="float" office:value="-0.958005249343832">
            <text:p>-0.96</text:p>
          </table:table-cell>
          <table:table-cell table:style-name="ce113" table:formula="of:=[.D53]*[.C53]" office:value-type="float" office:value="-111.103081085958">
            <text:p>-111.10</text:p>
          </table:table-cell>
          <table:table-cell table:style-name="ce113" table:formula="of:=[.E53]*[.C53]" office:value-type="float" office:value="162.353857199803">
            <text:p>162.35</text:p>
          </table:table-cell>
          <table:table-cell table:style-name="ce113" table:formula="of:=[.F53]*[.C53]" office:value-type="float" office:value="-20.9303868884514">
            <text:p>-20.93</text:p>
          </table:table-cell>
          <table:table-cell table:style-name="ce118"/>
          <table:table-cell table:style-name="ce120" table:formula="of:=[.K40]" office:value-type="float" office:value="9.91">
            <text:p>10</text:p>
          </table:table-cell>
          <table:table-cell table:style-name="ce118" table:formula="of:=[.L40]" office:value-type="float" office:value="-1.55">
            <text:p>-1.55</text:p>
          </table:table-cell>
          <table:table-cell table:style-name="ce118" table:formula="of:=[.M40]*-1" office:value-type="float" office:value="2.265">
            <text:p>2.27</text:p>
          </table:table-cell>
          <table:table-cell table:style-name="ce118" table:formula="of:=[.N40]" office:value-type="float" office:value="-0.292">
            <text:p>-0.29</text:p>
          </table:table-cell>
          <table:table-cell table:style-name="ce113" table:formula="of:=[.L53]*[.K53]" office:value-type="float" office:value="-15.3605">
            <text:p>-15.36</text:p>
          </table:table-cell>
          <table:table-cell table:style-name="ce113" table:formula="of:=[.M53]*[.K53]" office:value-type="float" office:value="22.44615">
            <text:p>22.45</text:p>
          </table:table-cell>
          <table:table-cell table:style-name="ce113" table:formula="of:=[.N53]*[.K53]" office:value-type="float" office:value="-2.89372">
            <text:p>-2.89</text:p>
          </table:table-cell>
          <table:table-cell table:style-name="ce127"/>
          <table:table-cell table:style-name="ce133" table:formula="of:=([.L53]-[.L$101])*([.L53]-[.L$101])*[.$K53]" office:value-type="float" office:value="0.321426390268456">
            <text:p>0.32</text:p>
          </table:table-cell>
          <table:table-cell table:style-name="ce133" table:formula="of:=([.M53]-[.M$101])*([.M53]-[.M$101])*[.$K53]" office:value-type="float" office:value="50.628627710639">
            <text:p>50.63</text:p>
          </table:table-cell>
          <table:table-cell table:style-name="ce137" table:formula="of:=([.N53]-[.N$101])*([.N53]-[.N$101])*[.$K53]" office:value-type="float" office:value="0.049977183873424">
            <text:p>0.05</text:p>
          </table:table-cell>
          <table:table-cell/>
          <table:table-cell table:style-name="ce133" table:formula="of:=([.L53]-[.L$101])*([.M53]-[.M$101])*[.$K53]" office:value-type="float" office:value="-4.03402739818115">
            <text:p>-4.03</text:p>
          </table:table-cell>
          <table:table-cell table:style-name="ce133" table:formula="of:=([.M53]-[.M$101])*([.N53]-[.N$101])*[.$K53]" office:value-type="float" office:value="-1.5906842038424">
            <text:p>-1.59</text:p>
          </table:table-cell>
          <table:table-cell table:style-name="ce137" table:formula="of:=([.L53]-[.L$101])*([.N53]-[.N$101])*[.$K53]" office:value-type="float" office:value="0.126743780155941">
            <text:p>0.13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float" office:value="8">
            <text:p>8</text:p>
          </table:table-cell>
          <table:table-cell table:style-name="ce63" table:formula="of:=[.C41]" office:value-type="float" office:value="3.6376395">
            <text:p>3.638</text:p>
          </table:table-cell>
          <table:table-cell table:style-name="ce69" table:formula="of:=([.L54]/0.0254)/12" office:value-type="float" office:value="-4.85564304461942">
            <text:p>-4.86</text:p>
          </table:table-cell>
          <table:table-cell table:style-name="ce69" table:formula="of:=([.M54]/0.0254)/12" office:value-type="float" office:value="8.61220472440945">
            <text:p>8.61</text:p>
          </table:table-cell>
          <table:table-cell table:style-name="ce69" table:formula="of:=([.N54]/0.0254)/12" office:value-type="float" office:value="-0.741469816272966">
            <text:p>-0.74</text:p>
          </table:table-cell>
          <table:table-cell table:style-name="ce113" table:formula="of:=[.D54]*[.C54]" office:value-type="float" office:value="-17.6630789370079">
            <text:p>-17.66</text:p>
          </table:table-cell>
          <table:table-cell table:style-name="ce113" table:formula="of:=[.E54]*[.C54]" office:value-type="float" office:value="31.3280960875984">
            <text:p>31.33</text:p>
          </table:table-cell>
          <table:table-cell table:style-name="ce113" table:formula="of:=[.F54]*[.C54]" office:value-type="float" office:value="-2.69719989173228">
            <text:p>-2.70</text:p>
          </table:table-cell>
          <table:table-cell table:style-name="ce118"/>
          <table:table-cell table:style-name="ce120" table:formula="of:=[.K41]" office:value-type="float" office:value="1.65">
            <text:p>2</text:p>
          </table:table-cell>
          <table:table-cell table:style-name="ce118" table:formula="of:=[.L41]" office:value-type="float" office:value="-1.48">
            <text:p>-1.48</text:p>
          </table:table-cell>
          <table:table-cell table:style-name="ce118" table:formula="of:=[.M41]*-1" office:value-type="float" office:value="2.625">
            <text:p>2.63</text:p>
          </table:table-cell>
          <table:table-cell table:style-name="ce118" table:formula="of:=[.N41]" office:value-type="float" office:value="-0.226">
            <text:p>-0.23</text:p>
          </table:table-cell>
          <table:table-cell table:style-name="ce113" table:formula="of:=[.L54]*[.K54]" office:value-type="float" office:value="-2.442">
            <text:p>-2.44</text:p>
          </table:table-cell>
          <table:table-cell table:style-name="ce113" table:formula="of:=[.M54]*[.K54]" office:value-type="float" office:value="4.33125">
            <text:p>4.33</text:p>
          </table:table-cell>
          <table:table-cell table:style-name="ce113" table:formula="of:=[.N54]*[.K54]" office:value-type="float" office:value="-0.3729">
            <text:p>-0.37</text:p>
          </table:table-cell>
          <table:table-cell table:style-name="ce127"/>
          <table:table-cell table:style-name="ce133" table:formula="of:=([.L54]-[.L$101])*([.L54]-[.L$101])*[.$K54]" office:value-type="float" office:value="0.0199998438001284">
            <text:p>0.02</text:p>
          </table:table-cell>
          <table:table-cell table:style-name="ce133" table:formula="of:=([.M54]-[.M$101])*([.M54]-[.M$101])*[.$K54]" office:value-type="float" office:value="11.328636391079">
            <text:p>11.33</text:p>
          </table:table-cell>
          <table:table-cell table:style-name="ce137" table:formula="of:=([.N54]-[.N$101])*([.N54]-[.N$101])*[.$K54]" office:value-type="float" office:value="0.0000414950887031372">
            <text:p>0.00</text:p>
          </table:table-cell>
          <table:table-cell/>
          <table:table-cell table:style-name="ce133" table:formula="of:=([.L54]-[.L$101])*([.M54]-[.M$101])*[.$K54]" office:value-type="float" office:value="-0.475994704056706">
            <text:p>-0.48</text:p>
          </table:table-cell>
          <table:table-cell table:style-name="ce133" table:formula="of:=([.M54]-[.M$101])*([.N54]-[.N$101])*[.$K54]" office:value-type="float" office:value="-0.0216813922969309">
            <text:p>-0.02</text:p>
          </table:table-cell>
          <table:table-cell table:style-name="ce137" table:formula="of:=([.L54]-[.L$101])*([.N54]-[.N$101])*[.$K54]" office:value-type="float" office:value="0.000910985890415004">
            <text:p>0.00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Undercarriage right</text:p>
          </table:table-cell>
          <table:table-cell table:style-name="ce63" table:formula="of:=[.C42]" office:value-type="float" office:value="118">
            <text:p>118.000</text:p>
          </table:table-cell>
          <table:table-cell table:style-name="ce69" table:formula="of:=([.L55]/0.0254)/12" office:value-type="float" office:value="-5.249343832021">
            <text:p>-5.25</text:p>
          </table:table-cell>
          <table:table-cell table:style-name="ce69" table:formula="of:=([.M55]/0.0254)/12" office:value-type="float" office:value="1.49278215223097">
            <text:p>1.49</text:p>
          </table:table-cell>
          <table:table-cell table:style-name="ce69" table:formula="of:=([.N55]/0.0254)/12" office:value-type="float" office:value="-5.31496062992126">
            <text:p>-5.31</text:p>
          </table:table-cell>
          <table:table-cell table:style-name="ce113" table:formula="of:=[.D55]*[.C55]" office:value-type="float" office:value="-619.422572178478">
            <text:p>-619.42</text:p>
          </table:table-cell>
          <table:table-cell table:style-name="ce113" table:formula="of:=[.E55]*[.C55]" office:value-type="float" office:value="176.148293963255">
            <text:p>176.15</text:p>
          </table:table-cell>
          <table:table-cell table:style-name="ce113" table:formula="of:=[.F55]*[.C55]" office:value-type="float" office:value="-627.165354330709">
            <text:p>-627.17</text:p>
          </table:table-cell>
          <table:table-cell table:style-name="ce118"/>
          <table:table-cell table:style-name="ce120" table:formula="of:=[.K42]" office:value-type="float" office:value="53.5237205336043">
            <text:p>54</text:p>
          </table:table-cell>
          <table:table-cell table:style-name="ce118" table:formula="of:=[.L42]" office:value-type="float" office:value="-1.6">
            <text:p>-1.60</text:p>
          </table:table-cell>
          <table:table-cell table:style-name="ce118" table:formula="of:=[.M42]*-1" office:value-type="float" office:value="0.455">
            <text:p>0.46</text:p>
          </table:table-cell>
          <table:table-cell table:style-name="ce118" table:formula="of:=[.N42]" office:value-type="float" office:value="-1.62">
            <text:p>-1.62</text:p>
          </table:table-cell>
          <table:table-cell table:style-name="ce113" table:formula="of:=[.L55]*[.K55]" office:value-type="float" office:value="-85.6379528537669">
            <text:p>-85.64</text:p>
          </table:table-cell>
          <table:table-cell table:style-name="ce113" table:formula="of:=[.M55]*[.K55]" office:value-type="float" office:value="24.35329284279">
            <text:p>24.35</text:p>
          </table:table-cell>
          <table:table-cell table:style-name="ce113" table:formula="of:=[.N55]*[.K55]" office:value-type="float" office:value="-86.7084272644389">
            <text:p>-86.71</text:p>
          </table:table-cell>
          <table:table-cell table:style-name="ce127"/>
          <table:table-cell table:style-name="ce133" table:formula="of:=([.L55]-[.L$101])*([.L55]-[.L$101])*[.$K55]" office:value-type="float" office:value="2.83376760134599">
            <text:p>2.83</text:p>
          </table:table-cell>
          <table:table-cell table:style-name="ce133" table:formula="of:=([.M55]-[.M$101])*([.M55]-[.M$101])*[.$K55]" office:value-type="float" office:value="10.8517968633954">
            <text:p>10.85</text:p>
          </table:table-cell>
          <table:table-cell table:style-name="ce137" table:formula="of:=([.N55]-[.N$101])*([.N55]-[.N$101])*[.$K55]" office:value-type="float" office:value="104.758900574232">
            <text:p>104.76</text:p>
          </table:table-cell>
          <table:table-cell/>
          <table:table-cell table:style-name="ce133" table:formula="of:=([.L55]-[.L$101])*([.M55]-[.M$101])*[.$K55]" office:value-type="float" office:value="-5.54540083022659">
            <text:p>-5.55</text:p>
          </table:table-cell>
          <table:table-cell table:style-name="ce133" table:formula="of:=([.M55]-[.M$101])*([.N55]-[.N$101])*[.$K55]" office:value-type="float" office:value="-33.716795646446">
            <text:p>-33.72</text:p>
          </table:table-cell>
          <table:table-cell table:style-name="ce137" table:formula="of:=([.L55]-[.L$101])*([.N55]-[.N$101])*[.$K55]" office:value-type="float" office:value="17.2296946693749">
            <text:p>17.23</text:p>
          </table:table-cell>
          <table:table-cell table:number-columns-repeated="999"/>
        </table:table-row>
        <table:table-row table:style-name="ro5">
          <table:table-cell table:style-name="Default"/>
          <table:table-cell table:style-name="ce48" office:value-type="string">
            <text:p>Glycol Radiator</text:p>
          </table:table-cell>
          <table:table-cell table:style-name="ce60" office:value-type="float" office:value="98">
            <text:p>98.000</text:p>
          </table:table-cell>
          <table:table-cell table:style-name="ce69" table:formula="of:=([.L56]/0.0254)/12" office:value-type="float" office:value="-1.80446194225722">
            <text:p>-1.80</text:p>
          </table:table-cell>
          <table:table-cell table:style-name="ce69" table:formula="of:=([.M56]/0.0254)/12" office:value-type="float" office:value="1.70603674540682">
            <text:p>1.71</text:p>
          </table:table-cell>
          <table:table-cell table:style-name="ce69" table:formula="of:=([.N56]/0.0254)/12" office:value-type="float" office:value="-3.01837270341207">
            <text:p>-3.02</text:p>
          </table:table-cell>
          <table:table-cell table:style-name="ce113" table:formula="of:=[.D56]*[.C56]" office:value-type="float" office:value="-176.837270341207">
            <text:p>-176.84</text:p>
          </table:table-cell>
          <table:table-cell table:style-name="ce113" table:formula="of:=[.E56]*[.C56]" office:value-type="float" office:value="167.191601049869">
            <text:p>167.19</text:p>
          </table:table-cell>
          <table:table-cell table:style-name="ce113" table:formula="of:=[.F56]*[.C56]" office:value-type="float" office:value="-295.800524934383">
            <text:p>-295.80</text:p>
          </table:table-cell>
          <table:table-cell table:style-name="ce118"/>
          <table:table-cell table:style-name="ce120" table:formula="of:=[.C56]/[.B$7]" office:value-type="float" office:value="44.4519034940103">
            <text:p>44</text:p>
          </table:table-cell>
          <table:table-cell table:style-name="ce118" table:formula="of:=[.L43]" office:value-type="float" office:value="-0.55">
            <text:p>-0.55</text:p>
          </table:table-cell>
          <table:table-cell table:style-name="ce118" table:formula="of:=[.M43]*-1" office:value-type="float" office:value="0.52">
            <text:p>0.52</text:p>
          </table:table-cell>
          <table:table-cell table:style-name="ce118" table:formula="of:=[.N43]" office:value-type="float" office:value="-0.92">
            <text:p>-0.92</text:p>
          </table:table-cell>
          <table:table-cell table:style-name="ce113" table:formula="of:=[.L56]*[.K56]" office:value-type="float" office:value="-24.4485469217057">
            <text:p>-24.45</text:p>
          </table:table-cell>
          <table:table-cell table:style-name="ce113" table:formula="of:=[.M56]*[.K56]" office:value-type="float" office:value="23.1149898168854">
            <text:p>23.11</text:p>
          </table:table-cell>
          <table:table-cell table:style-name="ce113" table:formula="of:=[.N56]*[.K56]" office:value-type="float" office:value="-40.8957512144895">
            <text:p>-40.90</text:p>
          </table:table-cell>
          <table:table-cell table:style-name="ce127"/>
          <table:table-cell table:style-name="ce133" table:formula="of:=([.L56]-[.L$101])*([.L56]-[.L$101])*[.$K56]" office:value-type="float" office:value="29.8824657048546">
            <text:p>29.88</text:p>
          </table:table-cell>
          <table:table-cell table:style-name="ce133" table:formula="of:=([.M56]-[.M$101])*([.M56]-[.M$101])*[.$K56]" office:value-type="float" office:value="11.8023431369105">
            <text:p>11.80</text:p>
          </table:table-cell>
          <table:table-cell table:style-name="ce137" table:formula="of:=([.N56]-[.N$101])*([.N56]-[.N$101])*[.$K56]" office:value-type="float" office:value="21.720166216568">
            <text:p>21.72</text:p>
          </table:table-cell>
          <table:table-cell table:style-name="Default"/>
          <table:table-cell table:style-name="ce133" table:formula="of:=([.L56]-[.L$101])*([.M56]-[.M$101])*[.$K56]" office:value-type="float" office:value="18.7798592653314">
            <text:p>18.78</text:p>
          </table:table-cell>
          <table:table-cell table:style-name="ce133" table:formula="of:=([.M56]-[.M$101])*([.N56]-[.N$101])*[.$K56]" office:value-type="float" office:value="-16.0108979972601">
            <text:p>-16.01</text:p>
          </table:table-cell>
          <table:table-cell table:style-name="ce137" table:formula="of:=([.L56]-[.L$101])*([.N56]-[.N$101])*[.$K56]" office:value-type="float" office:value="-25.4765013702889">
            <text:p>-25.48</text:p>
          </table:table-cell>
          <table:table-cell table:style-name="Default" table:number-columns-repeated="999"/>
        </table:table-row>
        <table:table-row table:style-name="ro3">
          <table:table-cell/>
          <table:table-cell table:style-name="ce48"/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6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5" office:value-type="string">
            <text:p>V-STAB</text:p>
          </table:table-cell>
          <table:table-cell table:style-name="ce59" table:formula="of:=[.K58]*[.B$7]" office:value-type="float" office:value="43.8059981">
            <text:p>43.806</text:p>
          </table:table-cell>
          <table:table-cell table:style-name="ce69" table:formula="of:=([.L58]/0.0254)/12" office:value-type="float" office:value="15.4527559055118">
            <text:p>15.45</text:p>
          </table:table-cell>
          <table:table-cell table:style-name="ce69" table:formula="of:=([.M58]/0.0254)/12" office:value-type="float" office:value="0">
            <text:p>0.00</text:p>
          </table:table-cell>
          <table:table-cell table:style-name="ce69" table:formula="of:=([.N58]/0.0254)/12" office:value-type="float" office:value="1.70603674540682">
            <text:p>1.71</text:p>
          </table:table-cell>
          <table:table-cell table:style-name="ce113" table:formula="of:=[.D58]*[.C58]" office:value-type="float" office:value="676.923395836614">
            <text:p>676.92</text:p>
          </table:table-cell>
          <table:table-cell table:style-name="ce113" table:formula="of:=[.E58]*[.C58]" office:value-type="float" office:value="0">
            <text:p>0.00</text:p>
          </table:table-cell>
          <table:table-cell table:style-name="ce113" table:formula="of:=[.F58]*[.C58]" office:value-type="float" office:value="74.7346424278215">
            <text:p>74.73</text:p>
          </table:table-cell>
          <table:table-cell table:style-name="ce118"/>
          <table:table-cell table:style-name="ce119" office:value-type="float" office:value="19.87">
            <text:p>19.87</text:p>
          </table:table-cell>
          <table:table-cell table:style-name="ce119" office:value-type="float" office:value="4.71">
            <text:p>4.71</text:p>
          </table:table-cell>
          <table:table-cell table:style-name="ce118" office:value-type="float" office:value="0">
            <text:p>0.00</text:p>
          </table:table-cell>
          <table:table-cell table:style-name="ce119" office:value-type="float" office:value="0.52">
            <text:p>0.52</text:p>
          </table:table-cell>
          <table:table-cell table:style-name="ce113" table:formula="of:=[.L58]*[.K58]" office:value-type="float" office:value="93.5877">
            <text:p>93.59</text:p>
          </table:table-cell>
          <table:table-cell table:style-name="ce113" table:formula="of:=[.M58]*[.K58]" office:value-type="float" office:value="0">
            <text:p>0.00</text:p>
          </table:table-cell>
          <table:table-cell table:style-name="ce113" table:formula="of:=[.N58]*[.K58]" office:value-type="float" office:value="10.3324">
            <text:p>10.33</text:p>
          </table:table-cell>
          <table:table-cell table:style-name="ce127"/>
          <table:table-cell table:style-name="ce133" table:formula="of:=([.L58]-[.L$101])*([.L58]-[.L$101])*[.$K58]" office:value-type="float" office:value="734.499185645615">
            <text:p>734.50</text:p>
          </table:table-cell>
          <table:table-cell table:style-name="ce133" table:formula="of:=([.M58]-[.M$101])*([.M58]-[.M$101])*[.$K58]" office:value-type="float" office:value="0.000443640216977992">
            <text:p>0.00</text:p>
          </table:table-cell>
          <table:table-cell table:style-name="ce137" table:formula="of:=([.N58]-[.N$101])*([.N58]-[.N$101])*[.$K58]" office:value-type="float" office:value="10.9098027154767">
            <text:p>10.91</text:p>
          </table:table-cell>
          <table:table-cell/>
          <table:table-cell table:style-name="ce133" table:formula="of:=([.L58]-[.L$101])*([.M58]-[.M$101])*[.$K58]" office:value-type="float" office:value="-0.570835683966918">
            <text:p>-0.57</text:p>
          </table:table-cell>
          <table:table-cell table:style-name="ce133" table:formula="of:=([.M58]-[.M$101])*([.N58]-[.N$101])*[.$K58]" office:value-type="float" office:value="-0.0695703043250579">
            <text:p>-0.07</text:p>
          </table:table-cell>
          <table:table-cell table:style-name="ce137" table:formula="of:=([.L58]-[.L$101])*([.N58]-[.N$101])*[.$K58]" office:value-type="float" office:value="89.5167091110478">
            <text:p>89.52</text:p>
          </table:table-cell>
          <table:table-cell table:number-columns-repeated="999"/>
        </table:table-row>
        <table:table-row table:style-name="ro3">
          <table:table-cell/>
          <table:table-cell table:style-name="ce47" office:value-type="string">
            <text:p>Ballast weight</text:p>
          </table:table-cell>
          <table:table-cell table:style-name="ce60" office:value-type="float" office:value="40">
            <text:p>40.000</text:p>
          </table:table-cell>
          <table:table-cell table:style-name="ce69" table:formula="of:=([.L59]/0.0254)/12" office:value-type="float" office:value="14.3044619422572">
            <text:p>14.30</text:p>
          </table:table-cell>
          <table:table-cell table:style-name="ce69" table:formula="of:=([.M59]/0.0254)/12" office:value-type="float" office:value="0">
            <text:p>0.00</text:p>
          </table:table-cell>
          <table:table-cell table:style-name="ce69" table:formula="of:=([.N59]/0.0254)/12" office:value-type="float" office:value="0">
            <text:p>0.00</text:p>
          </table:table-cell>
          <table:table-cell table:style-name="ce113" table:formula="of:=[.D59]*[.C59]" office:value-type="float" office:value="572.178477690289">
            <text:p>572.18</text:p>
          </table:table-cell>
          <table:table-cell table:style-name="ce113" table:formula="of:=[.E59]*[.C59]" office:value-type="float" office:value="0">
            <text:p>0.00</text:p>
          </table:table-cell>
          <table:table-cell table:style-name="ce113" table:formula="of:=[.F59]*[.C59]" office:value-type="float" office:value="0">
            <text:p>0.00</text:p>
          </table:table-cell>
          <table:table-cell table:style-name="ce118"/>
          <table:table-cell table:style-name="ce120" table:formula="of:=[.C59]/[.B$7]" office:value-type="float" office:value="18.1436340791879">
            <text:p>18</text:p>
          </table:table-cell>
          <table:table-cell table:style-name="ce119" office:value-type="float" office:value="4.36">
            <text:p>4.36</text:p>
          </table:table-cell>
          <table:table-cell table:style-name="ce118" table:formula="of:=[.M58]" office:value-type="float" office:value="0">
            <text:p>0.00</text:p>
          </table:table-cell>
          <table:table-cell table:style-name="ce119" office:value-type="float" office:value="0">
            <text:p>0.00</text:p>
          </table:table-cell>
          <table:table-cell table:style-name="ce113" table:formula="of:=[.L59]*[.K59]" office:value-type="float" office:value="79.1062445852592">
            <text:p>79.11</text:p>
          </table:table-cell>
          <table:table-cell table:style-name="ce113" table:formula="of:=[.M59]*[.K59]" office:value-type="float" office:value="0">
            <text:p>0.00</text:p>
          </table:table-cell>
          <table:table-cell table:style-name="ce113" table:formula="of:=[.N59]*[.K59]" office:value-type="float" office:value="0">
            <text:p>0.00</text:p>
          </table:table-cell>
          <table:table-cell table:style-name="ce127"/>
          <table:table-cell table:style-name="ce133" table:formula="of:=([.L59]-[.L$101])*([.L59]-[.L$101])*[.$K59]" office:value-type="float" office:value="595.688173731329">
            <text:p>595.69</text:p>
          </table:table-cell>
          <table:table-cell table:style-name="ce133" table:formula="of:=([.M59]-[.M$101])*([.M59]-[.M$101])*[.$K59]" office:value-type="float" office:value="0.000405095408135894">
            <text:p>0.00</text:p>
          </table:table-cell>
          <table:table-cell table:style-name="ce137" table:formula="of:=([.N59]-[.N$101])*([.N59]-[.N$101])*[.$K59]" office:value-type="float" office:value="0.8860342921363">
            <text:p>0.89</text:p>
          </table:table-cell>
          <table:table-cell/>
          <table:table-cell table:style-name="ce133" table:formula="of:=([.L59]-[.L$101])*([.M59]-[.M$101])*[.$K59]" office:value-type="float" office:value="-0.491233695769557">
            <text:p>-0.49</text:p>
          </table:table-cell>
          <table:table-cell table:style-name="ce133" table:formula="of:=([.M59]-[.M$101])*([.N59]-[.N$101])*[.$K59]" office:value-type="float" office:value="-0.0189454063877066">
            <text:p>-0.02</text:p>
          </table:table-cell>
          <table:table-cell table:style-name="ce137" table:formula="of:=([.L59]-[.L$101])*([.N59]-[.N$101])*[.$K59]" office:value-type="float" office:value="22.9739014829002">
            <text:p>22.97</text:p>
          </table:table-cell>
          <table:table-cell table:number-columns-repeated="999"/>
        </table:table-row>
        <table:table-row table:style-name="ro3">
          <table:table-cell/>
          <table:table-cell table:style-name="ce50"/>
          <table:table-cell table:style-name="ce61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5" office:value-type="string">
            <text:p>H-STABS</text:p>
          </table:table-cell>
          <table:table-cell table:style-name="ce61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Left</text:p>
          </table:table-cell>
          <table:table-cell table:style-name="ce59" table:formula="of:=[.K62]*[.B$7]" office:value-type="float" office:value="28.9026993">
            <text:p>28.903</text:p>
          </table:table-cell>
          <table:table-cell table:style-name="ce69" table:formula="of:=([.L62]/0.0254)/12" office:value-type="float" office:value="15.3871391076115">
            <text:p>15.39</text:p>
          </table:table-cell>
          <table:table-cell table:style-name="ce69" table:formula="of:=([.M62]/0.0254)/12" office:value-type="float" office:value="-2.82152230971129">
            <text:p>-2.82</text:p>
          </table:table-cell>
          <table:table-cell table:style-name="ce69" table:formula="of:=([.N62]/0.0254)/12" office:value-type="float" office:value="0.492125984251968">
            <text:p>0.49</text:p>
          </table:table-cell>
          <table:table-cell table:style-name="ce113" table:formula="of:=[.D62]*[.C62]" office:value-type="float" office:value="444.729854714567">
            <text:p>444.73</text:p>
          </table:table-cell>
          <table:table-cell table:style-name="ce113" table:formula="of:=[.E62]*[.C62]" office:value-type="float" office:value="-81.5496108858268">
            <text:p>-81.55</text:p>
          </table:table-cell>
          <table:table-cell table:style-name="ce113" table:formula="of:=[.F62]*[.C62]" office:value-type="float" office:value="14.2237693405512">
            <text:p>14.22</text:p>
          </table:table-cell>
          <table:table-cell table:style-name="ce118"/>
          <table:table-cell table:style-name="ce119" office:value-type="float" office:value="13.11">
            <text:p>13.11</text:p>
          </table:table-cell>
          <table:table-cell table:style-name="ce119" office:value-type="float" office:value="4.69">
            <text:p>4.69</text:p>
          </table:table-cell>
          <table:table-cell table:style-name="ce119" office:value-type="float" office:value="-0.86">
            <text:p>-0.86</text:p>
          </table:table-cell>
          <table:table-cell table:style-name="ce119" office:value-type="float" office:value="0.15">
            <text:p>0.15</text:p>
          </table:table-cell>
          <table:table-cell table:style-name="ce113" table:formula="of:=[.L62]*[.K62]" office:value-type="float" office:value="61.4859">
            <text:p>61.49</text:p>
          </table:table-cell>
          <table:table-cell table:style-name="ce113" table:formula="of:=[.M62]*[.K62]" office:value-type="float" office:value="-11.2746">
            <text:p>-11.27</text:p>
          </table:table-cell>
          <table:table-cell table:style-name="ce113" table:formula="of:=[.N62]*[.K62]" office:value-type="float" office:value="1.9665">
            <text:p>1.97</text:p>
          </table:table-cell>
          <table:table-cell table:style-name="ce127"/>
          <table:table-cell table:style-name="ce133" table:formula="of:=([.L62]-[.L$101])*([.L62]-[.L$101])*[.$K62]" office:value-type="float" office:value="481.431150860641">
            <text:p>481.43</text:p>
          </table:table-cell>
          <table:table-cell table:style-name="ce133" table:formula="of:=([.M62]-[.M$101])*([.M62]-[.M$101])*[.$K62]" office:value-type="float" office:value="9.80299728715511">
            <text:p>9.80</text:p>
          </table:table-cell>
          <table:table-cell table:style-name="ce137" table:formula="of:=([.N62]-[.N$101])*([.N62]-[.N$101])*[.$K62]" office:value-type="float" office:value="1.80432923416285">
            <text:p>1.80</text:p>
          </table:table-cell>
          <table:table-cell/>
          <table:table-cell table:style-name="ce133" table:formula="of:=([.L62]-[.L$101])*([.M62]-[.M$101])*[.$K62]" office:value-type="float" office:value="-68.6983861953017">
            <text:p>-68.70</text:p>
          </table:table-cell>
          <table:table-cell table:style-name="ce133" table:formula="of:=([.M62]-[.M$101])*([.N62]-[.N$101])*[.$K62]" office:value-type="float" office:value="-4.20569073846771">
            <text:p>-4.21</text:p>
          </table:table-cell>
          <table:table-cell table:style-name="ce137" table:formula="of:=([.L62]-[.L$101])*([.N62]-[.N$101])*[.$K62]" office:value-type="float" office:value="29.473043611655">
            <text:p>29.47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Right</text:p>
          </table:table-cell>
          <table:table-cell table:style-name="ce59" table:formula="of:=[.K63]*[.B$7]" office:value-type="float" office:value="28.9026993">
            <text:p>28.903</text:p>
          </table:table-cell>
          <table:table-cell table:style-name="ce69" table:formula="of:=([.L63]/0.0254)/12" office:value-type="float" office:value="15.3871391076115">
            <text:p>15.39</text:p>
          </table:table-cell>
          <table:table-cell table:style-name="ce69" table:formula="of:=([.M63]/0.0254)/12" office:value-type="float" office:value="2.82152230971129">
            <text:p>2.82</text:p>
          </table:table-cell>
          <table:table-cell table:style-name="ce69" table:formula="of:=([.N63]/0.0254)/12" office:value-type="float" office:value="0.492125984251968">
            <text:p>0.49</text:p>
          </table:table-cell>
          <table:table-cell table:style-name="ce113" table:formula="of:=[.D63]*[.C63]" office:value-type="float" office:value="444.729854714567">
            <text:p>444.73</text:p>
          </table:table-cell>
          <table:table-cell table:style-name="ce113" table:formula="of:=[.E63]*[.C63]" office:value-type="float" office:value="81.5496108858268">
            <text:p>81.55</text:p>
          </table:table-cell>
          <table:table-cell table:style-name="ce113" table:formula="of:=[.F63]*[.C63]" office:value-type="float" office:value="14.2237693405512">
            <text:p>14.22</text:p>
          </table:table-cell>
          <table:table-cell table:style-name="ce118"/>
          <table:table-cell table:style-name="ce120" table:formula="of:=[.K62]" office:value-type="float" office:value="13.11">
            <text:p>13</text:p>
          </table:table-cell>
          <table:table-cell table:style-name="ce118" table:formula="of:=[.L62]" office:value-type="float" office:value="4.69">
            <text:p>4.69</text:p>
          </table:table-cell>
          <table:table-cell table:style-name="ce118" table:formula="of:=[.M62]*-1" office:value-type="float" office:value="0.86">
            <text:p>0.86</text:p>
          </table:table-cell>
          <table:table-cell table:style-name="ce118" table:formula="of:=[.N62]" office:value-type="float" office:value="0.15">
            <text:p>0.15</text:p>
          </table:table-cell>
          <table:table-cell table:style-name="ce113" table:formula="of:=[.L63]*[.K63]" office:value-type="float" office:value="61.4859">
            <text:p>61.49</text:p>
          </table:table-cell>
          <table:table-cell table:style-name="ce113" table:formula="of:=[.M63]*[.K63]" office:value-type="float" office:value="11.2746">
            <text:p>11.27</text:p>
          </table:table-cell>
          <table:table-cell table:style-name="ce113" table:formula="of:=[.N63]*[.K63]" office:value-type="float" office:value="1.9665">
            <text:p>1.97</text:p>
          </table:table-cell>
          <table:table-cell table:style-name="ce127"/>
          <table:table-cell table:style-name="ce133" table:formula="of:=([.L63]-[.L$101])*([.L63]-[.L$101])*[.$K63]" office:value-type="float" office:value="481.431150860641">
            <text:p>481.43</text:p>
          </table:table-cell>
          <table:table-cell table:style-name="ce133" table:formula="of:=([.M63]-[.M$101])*([.M63]-[.M$101])*[.$K63]" office:value-type="float" office:value="9.58990013038335">
            <text:p>9.59</text:p>
          </table:table-cell>
          <table:table-cell table:style-name="ce137" table:formula="of:=([.N63]-[.N$101])*([.N63]-[.N$101])*[.$K63]" office:value-type="float" office:value="1.80432923416285">
            <text:p>1.80</text:p>
          </table:table-cell>
          <table:table-cell/>
          <table:table-cell table:style-name="ce133" table:formula="of:=([.L63]-[.L$101])*([.M63]-[.M$101])*[.$K63]" office:value-type="float" office:value="67.9476022859458">
            <text:p>67.95</text:p>
          </table:table-cell>
          <table:table-cell table:style-name="ce133" table:formula="of:=([.M63]-[.M$101])*([.N63]-[.N$101])*[.$K63]" office:value-type="float" office:value="4.15972801490107">
            <text:p>4.16</text:p>
          </table:table-cell>
          <table:table-cell table:style-name="ce137" table:formula="of:=([.L63]-[.L$101])*([.N63]-[.N$101])*[.$K63]" office:value-type="float" office:value="29.473043611655">
            <text:p>29.47</text:p>
          </table:table-cell>
          <table:table-cell table:number-columns-repeated="999"/>
        </table:table-row>
        <table:table-row table:style-name="ro3">
          <table:table-cell/>
          <table:table-cell table:style-name="ce50"/>
          <table:table-cell table:style-name="ce58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/>
          <table:table-cell table:style-name="ce64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13">
          <table:table-cell/>
          <table:table-cell table:style-name="ce51" office:value-type="string">
            <text:p>'TARE' WEIGHT</text:p>
          </table:table-cell>
          <table:table-cell table:style-name="ce65" table:formula="of:=SUM([.C10:.C63])" office:value-type="float" office:value="4597.9964967">
            <text:p>4598.00</text:p>
          </table:table-cell>
          <table:table-cell table:style-name="ce65" table:formula="of:=[.G66]/[.C66]" office:value-type="float" office:value="-4.96691738786948">
            <text:p>-4.97</text:p>
          </table:table-cell>
          <table:table-cell table:style-name="ce65" table:formula="of:=[.H66]/[.C66]" office:value-type="float" office:value="-0.00408321457240939">
            <text:p>0.00</text:p>
          </table:table-cell>
          <table:table-cell table:style-name="ce65" table:formula="of:=[.I66]/[.C66]" office:value-type="float" office:value="-0.750487039392087">
            <text:p>-0.75</text:p>
          </table:table-cell>
          <table:table-cell table:style-name="ce68" table:formula="of:=SUM([.G10:.G63])" office:value-type="float" office:value="-22837.8687488222">
            <text:p>-22838</text:p>
          </table:table-cell>
          <table:table-cell table:style-name="ce68" table:formula="of:=SUM([.H10:.H63])" office:value-type="float" office:value="-18.7746062992128">
            <text:p>-19</text:p>
          </table:table-cell>
          <table:table-cell table:style-name="ce68" table:formula="of:=SUM([.I10:.I63])" office:value-type="float" office:value="-3450.73677794357">
            <text:p>-3451</text:p>
          </table:table-cell>
          <table:table-cell table:style-name="ce68"/>
          <table:table-cell table:style-name="ce68" table:formula="of:=SUM([.K10:.K64])" office:value-type="float" office:value="2082.49644439203">
            <text:p>2082</text:p>
          </table:table-cell>
          <table:table-cell table:style-name="ce65" table:formula="of:=[.O66]/[.K66]" office:value-type="float" office:value="-1.51396711463849">
            <text:p>-1.51</text:p>
          </table:table-cell>
          <table:table-cell table:style-name="ce65" table:formula="of:=[.P66]/[.K66]" office:value-type="float" office:value="0.0026771590521799">
            <text:p>0.00</text:p>
          </table:table-cell>
          <table:table-cell table:style-name="ce65" table:formula="of:=[.Q66]/[.K66]" office:value-type="float" office:value="-0.22875255770973">
            <text:p>-0.23</text:p>
          </table:table-cell>
          <table:table-cell table:style-name="ce68" table:formula="of:=SUM([.O10:.O64])" office:value-type="float" office:value="-3152.83113316112">
            <text:p>-3153</text:p>
          </table:table-cell>
          <table:table-cell table:style-name="ce68" table:formula="of:=SUM([.P10:.P64])" office:value-type="float" office:value="5.57517420723657">
            <text:p>6</text:p>
          </table:table-cell>
          <table:table-cell table:style-name="ce124" table:formula="of:=SUM([.Q10:.Q64])" office:value-type="float" office:value="-476.376388076094">
            <text:p>-476</text:p>
          </table:table-cell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52"/>
          <table:table-cell table:style-name="ce66" table:number-columns-repeated="9"/>
          <table:table-cell table:style-name="ce109" table:number-columns-repeated="3"/>
          <table:table-cell table:style-name="ce66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2"/>
          <table:table-cell table:style-name="ce56" table:number-columns-spanned="15" table:number-rows-spanned="1"/>
          <table:covered-table-cell table:number-columns-repeated="13" table:style-name="ce105"/>
          <table:covered-table-cell table:style-name="ce125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9">
          <table:table-cell/>
          <table:table-cell table:style-name="ce43" office:value-type="string" table:number-columns-spanned="1" table:number-rows-spanned="2">
            <text:p>TYPICAL 'REMOVABLE' ITEMS OF LOAD</text:p>
          </table:table-cell>
          <table:table-cell table:style-name="ce57" office:value-type="string" table:number-columns-spanned="1" table:number-rows-spanned="2">
            <text:p>WEIGHT (lb)</text:p>
          </table:table-cell>
          <table:table-cell table:style-name="ce106" office:value-type="string" table:number-columns-spanned="1" table:number-rows-spanned="2">
            <text:p>X</text:p>
            <text:p>(FT)</text:p>
          </table:table-cell>
          <table:table-cell table:style-name="ce106" office:value-type="string" table:number-columns-spanned="1" table:number-rows-spanned="2">
            <text:p>Y</text:p>
            <text:p>(FT)</text:p>
          </table:table-cell>
          <table:table-cell table:style-name="ce106" office:value-type="string" table:number-columns-spanned="1" table:number-rows-spanned="2">
            <text:p>Z</text:p>
            <text:p>(FT)</text:p>
          </table:table-cell>
          <table:table-cell table:style-name="ce106" office:value-type="string" table:number-columns-spanned="1" table:number-rows-spanned="2">
            <text:p>X ARM</text:p>
            <text:p>(lb FT)</text:p>
          </table:table-cell>
          <table:table-cell table:style-name="ce106" office:value-type="string" table:number-columns-spanned="1" table:number-rows-spanned="2">
            <text:p>Y ARM</text:p>
            <text:p>(lb FT)</text:p>
          </table:table-cell>
          <table:table-cell table:style-name="ce106" office:value-type="string" table:number-columns-spanned="1" table:number-rows-spanned="2">
            <text:p>Z ARM</text:p>
            <text:p>(lb FT)</text:p>
          </table:table-cell>
          <table:table-cell table:style-name="ce115"/>
          <table:table-cell table:style-name="ce106" office:value-type="string" table:number-columns-spanned="1" table:number-rows-spanned="2">
            <text:p>WEIGHT (kg)</text:p>
          </table:table-cell>
          <table:table-cell table:style-name="ce106" office:value-type="string" table:number-columns-spanned="1" table:number-rows-spanned="2">
            <text:p>X</text:p>
            <text:p>(m)</text:p>
          </table:table-cell>
          <table:table-cell table:style-name="ce106" office:value-type="string" table:number-columns-spanned="1" table:number-rows-spanned="2">
            <text:p>Y</text:p>
            <text:p>(m)</text:p>
          </table:table-cell>
          <table:table-cell table:style-name="ce106" office:value-type="string" table:number-columns-spanned="1" table:number-rows-spanned="2">
            <text:p>Z</text:p>
            <text:p>(m)</text:p>
          </table:table-cell>
          <table:table-cell table:style-name="ce106" office:value-type="string" table:number-columns-spanned="1" table:number-rows-spanned="2">
            <text:p>X ARM</text:p>
            <text:p>(kg m)</text:p>
          </table:table-cell>
          <table:table-cell table:style-name="ce106" office:value-type="string" table:number-columns-spanned="1" table:number-rows-spanned="2">
            <text:p>Y ARM</text:p>
            <text:p>(kg m)</text:p>
          </table:table-cell>
          <table:table-cell table:style-name="ce106" office:value-type="string" table:number-columns-spanned="1" table:number-rows-spanned="2">
            <text:p>Z ARM</text:p>
            <text:p>(kg m)</text:p>
          </table:table-cell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covered-table-cell table:style-name="ce43"/>
          <table:covered-table-cell table:style-name="ce57"/>
          <table:covered-table-cell table:number-columns-repeated="4" table:style-name="ce107"/>
          <table:covered-table-cell table:number-columns-repeated="2" table:style-name="ce106"/>
          <table:table-cell table:style-name="ce115"/>
          <table:covered-table-cell table:style-name="ce106"/>
          <table:covered-table-cell table:number-columns-repeated="4" table:style-name="ce107"/>
          <table:covered-table-cell table:number-columns-repeated="2" table:style-name="ce106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50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ce118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6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ce118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Pilot + parachute</text:p>
          </table:table-cell>
          <table:table-cell table:style-name="ce60" office:value-type="float" office:value="200">
            <text:p>200.000</text:p>
          </table:table-cell>
          <table:table-cell table:style-name="ce69" table:formula="of:=([.L73]/0.0254)/12" office:value-type="float" office:value="0">
            <text:p>0.00</text:p>
          </table:table-cell>
          <table:table-cell table:style-name="ce69" table:formula="of:=([.M73]/0.0254)/12" office:value-type="float" office:value="0">
            <text:p>0.00</text:p>
          </table:table-cell>
          <table:table-cell table:style-name="ce69" table:formula="of:=([.N73]/0.0254)/12" office:value-type="float" office:value="0">
            <text:p>0.00</text:p>
          </table:table-cell>
          <table:table-cell table:style-name="ce113" table:formula="of:=[.D73]*[.C73]" office:value-type="float" office:value="0">
            <text:p>0.00</text:p>
          </table:table-cell>
          <table:table-cell table:style-name="ce113" table:formula="of:=[.E73]*[.C73]" office:value-type="float" office:value="0">
            <text:p>0.00</text:p>
          </table:table-cell>
          <table:table-cell table:style-name="ce113" table:formula="of:=[.F73]*[.C73]" office:value-type="float" office:value="0">
            <text:p>0.00</text:p>
          </table:table-cell>
          <table:table-cell table:style-name="ce118"/>
          <table:table-cell table:style-name="ce120" table:formula="of:=[.C73]/[.B$7]" office:value-type="float" office:value="90.7181703959395">
            <text:p>91</text:p>
          </table:table-cell>
          <table:table-cell table:number-columns-repeated="3" table:style-name="ce119" office:value-type="float" office:value="0">
            <text:p>0.00</text:p>
          </table:table-cell>
          <table:table-cell table:style-name="ce113" table:formula="of:=[.L73]*[.K73]" office:value-type="float" office:value="0">
            <text:p>0.00</text:p>
          </table:table-cell>
          <table:table-cell table:style-name="ce113" table:formula="of:=[.M73]*[.K73]" office:value-type="float" office:value="0">
            <text:p>0.00</text:p>
          </table:table-cell>
          <table:table-cell table:style-name="ce113" table:formula="of:=[.N73]*[.K73]" office:value-type="float" office:value="0">
            <text:p>0.00</text:p>
          </table:table-cell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REFLECTOR SIGHT</text:p>
          </table:table-cell>
          <table:table-cell table:style-name="ce60" office:value-type="float" office:value="4.5">
            <text:p>4.500</text:p>
          </table:table-cell>
          <table:table-cell table:style-name="ce69" table:formula="of:=([.L74]/0.0254)/12" office:value-type="float" office:value="-1.47637795275591">
            <text:p>-1.48</text:p>
          </table:table-cell>
          <table:table-cell table:style-name="ce69" table:formula="of:=([.M74]/0.0254)/12" office:value-type="float" office:value="0">
            <text:p>0.00</text:p>
          </table:table-cell>
          <table:table-cell table:style-name="ce69" table:formula="of:=([.N74]/0.0254)/12" office:value-type="float" office:value="1.73884514435696">
            <text:p>1.74</text:p>
          </table:table-cell>
          <table:table-cell table:style-name="ce113" table:formula="of:=[.D74]*[.C74]" office:value-type="float" office:value="-6.64370078740158">
            <text:p>-6.64</text:p>
          </table:table-cell>
          <table:table-cell table:style-name="ce113" table:formula="of:=[.E74]*[.C74]" office:value-type="float" office:value="0">
            <text:p>0.00</text:p>
          </table:table-cell>
          <table:table-cell table:style-name="ce113" table:formula="of:=[.F74]*[.C74]" office:value-type="float" office:value="7.8248031496063">
            <text:p>7.82</text:p>
          </table:table-cell>
          <table:table-cell table:style-name="ce118"/>
          <table:table-cell table:style-name="ce120" table:formula="of:=[.C74]/[.B$7]" office:value-type="float" office:value="2.04115883390864">
            <text:p>2</text:p>
          </table:table-cell>
          <table:table-cell table:style-name="ce119" table:formula="of:=[.L73]-0.45" office:value-type="float" office:value="-0.45">
            <text:p>-0.45</text:p>
          </table:table-cell>
          <table:table-cell table:style-name="ce119" office:value-type="float" office:value="0">
            <text:p>0.00</text:p>
          </table:table-cell>
          <table:table-cell table:style-name="ce119" office:value-type="float" office:value="0.53">
            <text:p>0.53</text:p>
          </table:table-cell>
          <table:table-cell table:style-name="ce113" table:formula="of:=[.L74]*[.K74]" office:value-type="float" office:value="-0.918521475258887">
            <text:p>-0.92</text:p>
          </table:table-cell>
          <table:table-cell table:style-name="ce113" table:formula="of:=[.M74]*[.K74]" office:value-type="float" office:value="0">
            <text:p>0.00</text:p>
          </table:table-cell>
          <table:table-cell table:style-name="ce113" table:formula="of:=[.N74]*[.K74]" office:value-type="float" office:value="1.08181418197158">
            <text:p>1.08</text:p>
          </table:table-cell>
          <table:table-cell table:style-name="Excel_20_Built-in_20_Normal"/>
          <table:table-cell table:style-name="ce133" table:formula="of:=([.L74]-[.L$101])*([.L74]-[.L$101])*[.$K74]" office:value-type="float" office:value="1.72727650612368">
            <text:p>1.73</text:p>
          </table:table-cell>
          <table:table-cell table:style-name="ce133" table:formula="of:=([.M74]-[.M$101])*([.M74]-[.M$101])*[.$K74]" office:value-type="float" office:value="0.000045573233415288">
            <text:p>0.00</text:p>
          </table:table-cell>
          <table:table-cell table:style-name="ce137" table:formula="of:=([.N74]-[.N$101])*([.N74]-[.N$101])*[.$K74]" office:value-type="float" office:value="1.15117015210357">
            <text:p>1.15</text:p>
          </table:table-cell>
          <table:table-cell/>
          <table:table-cell table:style-name="ce133" table:formula="of:=([.L74]-[.L$101])*([.M74]-[.M$101])*[.$K74]" office:value-type="float" office:value="-0.00887229256654206">
            <text:p>-0.01</text:p>
          </table:table-cell>
          <table:table-cell table:style-name="ce133" table:formula="of:=([.M74]-[.M$101])*([.N74]-[.N$101])*[.$K74]" office:value-type="float" office:value="-0.00724310334335556">
            <text:p>-0.01</text:p>
          </table:table-cell>
          <table:table-cell table:style-name="ce137" table:formula="of:=([.L74]-[.L$101])*([.N74]-[.N$101])*[.$K74]" office:value-type="float" office:value="1.41010253466878">
            <text:p>1.41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1 1/4 lb INCENDIARY BOMB AND CROWBAR</text:p>
          </table:table-cell>
          <table:table-cell table:style-name="ce60" office:value-type="float" office:value="2.5">
            <text:p>2.500</text:p>
          </table:table-cell>
          <table:table-cell table:style-name="ce69" table:formula="of:=([.L75]/0.0254)/12" office:value-type="float" office:value="0">
            <text:p>0.00</text:p>
          </table:table-cell>
          <table:table-cell table:style-name="ce69" table:formula="of:=([.M75]/0.0254)/12" office:value-type="float" office:value="0">
            <text:p>0.00</text:p>
          </table:table-cell>
          <table:table-cell table:style-name="ce69" table:formula="of:=([.N75]/0.0254)/12" office:value-type="float" office:value="0.820209973753281">
            <text:p>0.82</text:p>
          </table:table-cell>
          <table:table-cell table:style-name="ce113" table:formula="of:=[.D75]*[.C75]" office:value-type="float" office:value="0">
            <text:p>0.00</text:p>
          </table:table-cell>
          <table:table-cell table:style-name="ce113" table:formula="of:=[.E75]*[.C75]" office:value-type="float" office:value="0">
            <text:p>0.00</text:p>
          </table:table-cell>
          <table:table-cell table:style-name="ce113" table:formula="of:=[.F75]*[.C75]" office:value-type="float" office:value="2.0505249343832">
            <text:p>2.05</text:p>
          </table:table-cell>
          <table:table-cell table:style-name="ce118"/>
          <table:table-cell table:style-name="ce120" table:formula="of:=[.C75]/[.B$7]" office:value-type="float" office:value="1.13397712994924">
            <text:p>1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9" office:value-type="float" office:value="0.25">
            <text:p>0.25</text:p>
          </table:table-cell>
          <table:table-cell table:style-name="ce113" table:formula="of:=[.L75]*[.K75]" office:value-type="float" office:value="0">
            <text:p>0.00</text:p>
          </table:table-cell>
          <table:table-cell table:style-name="ce113" table:formula="of:=[.M75]*[.K75]" office:value-type="float" office:value="0">
            <text:p>0.00</text:p>
          </table:table-cell>
          <table:table-cell table:style-name="ce113" table:formula="of:=[.N75]*[.K75]" office:value-type="float" office:value="0.283494282487311">
            <text:p>0.28</text:p>
          </table:table-cell>
          <table:table-cell table:style-name="Excel_20_Built-in_20_Normal"/>
          <table:table-cell table:style-name="ce133" table:formula="of:=([.L75]-[.L$101])*([.L75]-[.L$101])*[.$K75]" office:value-type="float" office:value="2.1280635702597">
            <text:p>2.13</text:p>
          </table:table-cell>
          <table:table-cell table:style-name="ce133" table:formula="of:=([.M75]-[.M$101])*([.M75]-[.M$101])*[.$K75]" office:value-type="float" office:value="0.0000253184630084933">
            <text:p>0.00</text:p>
          </table:table-cell>
          <table:table-cell table:style-name="ce137" table:formula="of:=([.N75]-[.N$101])*([.N75]-[.N$101])*[.$K75]" office:value-type="float" office:value="0.25154677724337">
            <text:p>0.25</text:p>
          </table:table-cell>
          <table:table-cell/>
          <table:table-cell table:style-name="ce133" table:formula="of:=([.L75]-[.L$101])*([.M75]-[.M$101])*[.$K75]" office:value-type="float" office:value="-0.00734025195639376">
            <text:p>-0.01</text:p>
          </table:table-cell>
          <table:table-cell table:style-name="ce133" table:formula="of:=([.M75]-[.M$101])*([.N75]-[.N$101])*[.$K75]" office:value-type="float" office:value="-0.00252364374953003">
            <text:p>0.00</text:p>
          </table:table-cell>
          <table:table-cell table:style-name="ce137" table:formula="of:=([.L75]-[.L$101])*([.N75]-[.N$101])*[.$K75]" office:value-type="float" office:value="0.731647136854814">
            <text:p>0.73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OXYGEN CYLINDER FOR MOUNTING</text:p>
          </table:table-cell>
          <table:table-cell table:style-name="ce60" office:value-type="float" office:value="19.6">
            <text:p>19.600</text:p>
          </table:table-cell>
          <table:table-cell table:style-name="ce69" table:formula="of:=([.L76]/0.0254)/12" office:value-type="float" office:value="8.43175853018373">
            <text:p>8.43</text:p>
          </table:table-cell>
          <table:table-cell table:style-name="ce69" table:formula="of:=([.M76]/0.0254)/12" office:value-type="float" office:value="0">
            <text:p>0.00</text:p>
          </table:table-cell>
          <table:table-cell table:style-name="ce69" table:formula="of:=([.N76]/0.0254)/12" office:value-type="float" office:value="0">
            <text:p>0.00</text:p>
          </table:table-cell>
          <table:table-cell table:style-name="ce113" table:formula="of:=[.D76]*[.C76]" office:value-type="float" office:value="165.262467191601">
            <text:p>165.26</text:p>
          </table:table-cell>
          <table:table-cell table:style-name="ce113" table:formula="of:=[.E76]*[.C76]" office:value-type="float" office:value="0">
            <text:p>0.00</text:p>
          </table:table-cell>
          <table:table-cell table:style-name="ce113" table:formula="of:=[.F76]*[.C76]" office:value-type="float" office:value="0">
            <text:p>0.00</text:p>
          </table:table-cell>
          <table:table-cell table:style-name="ce118"/>
          <table:table-cell table:style-name="ce120" table:formula="of:=[.C76]/[.B$7]" office:value-type="float" office:value="8.89038069880207">
            <text:p>9</text:p>
          </table:table-cell>
          <table:table-cell table:style-name="ce119" office:value-type="float" office:value="2.57">
            <text:p>2.57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76]*[.K76]" office:value-type="float" office:value="22.8482783959213">
            <text:p>22.85</text:p>
          </table:table-cell>
          <table:table-cell table:style-name="ce113" table:formula="of:=[.M76]*[.K76]" office:value-type="float" office:value="0">
            <text:p>0.00</text:p>
          </table:table-cell>
          <table:table-cell table:style-name="ce113" table:formula="of:=[.N76]*[.K76]" office:value-type="float" office:value="0">
            <text:p>0.00</text:p>
          </table:table-cell>
          <table:table-cell table:style-name="Excel_20_Built-in_20_Normal"/>
          <table:table-cell table:style-name="ce133" table:formula="of:=([.L76]-[.L$101])*([.L76]-[.L$101])*[.$K76]" office:value-type="float" office:value="138.003992244571">
            <text:p>138.00</text:p>
          </table:table-cell>
          <table:table-cell table:style-name="ce133" table:formula="of:=([.M76]-[.M$101])*([.M76]-[.M$101])*[.$K76]" office:value-type="float" office:value="0.000198496749986588">
            <text:p>0.00</text:p>
          </table:table-cell>
          <table:table-cell table:style-name="ce137" table:formula="of:=([.N76]-[.N$101])*([.N76]-[.N$101])*[.$K76]" office:value-type="float" office:value="0.434156803146787">
            <text:p>0.43</text:p>
          </table:table-cell>
          <table:table-cell/>
          <table:table-cell table:style-name="ce133" table:formula="of:=([.L76]-[.L$101])*([.M76]-[.M$101])*[.$K76]" office:value-type="float" office:value="-0.165509347004094">
            <text:p>-0.17</text:p>
          </table:table-cell>
          <table:table-cell table:style-name="ce133" table:formula="of:=([.M76]-[.M$101])*([.N76]-[.N$101])*[.$K76]" office:value-type="float" office:value="-0.00928324912997621">
            <text:p>-0.01</text:p>
          </table:table-cell>
          <table:table-cell table:style-name="ce137" table:formula="of:=([.L76]-[.L$101])*([.N76]-[.N$101])*[.$K76]" office:value-type="float" office:value="7.74050205699844">
            <text:p>7.74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DINGHY</text:p>
          </table:table-cell>
          <table:table-cell table:style-name="ce60" office:value-type="float" office:value="15">
            <text:p>15.000</text:p>
          </table:table-cell>
          <table:table-cell table:style-name="ce69" table:formula="of:=([.L77]/0.0254)/12" office:value-type="float" office:value="-1.64041994750656">
            <text:p>-1.64</text:p>
          </table:table-cell>
          <table:table-cell table:style-name="ce69" table:formula="of:=([.M77]/0.0254)/12" office:value-type="float" office:value="0">
            <text:p>0.00</text:p>
          </table:table-cell>
          <table:table-cell table:style-name="ce69" table:formula="of:=([.N77]/0.0254)/12" office:value-type="float" office:value="-0.426509186351706">
            <text:p>-0.43</text:p>
          </table:table-cell>
          <table:table-cell table:style-name="ce113" table:formula="of:=[.D77]*[.C77]" office:value-type="float" office:value="-24.6062992125984">
            <text:p>-24.61</text:p>
          </table:table-cell>
          <table:table-cell table:style-name="ce113" table:formula="of:=[.E77]*[.C77]" office:value-type="float" office:value="0">
            <text:p>0.00</text:p>
          </table:table-cell>
          <table:table-cell table:style-name="ce113" table:formula="of:=[.F77]*[.C77]" office:value-type="float" office:value="-6.39763779527559">
            <text:p>-6.40</text:p>
          </table:table-cell>
          <table:table-cell table:style-name="ce118"/>
          <table:table-cell table:style-name="ce120" table:formula="of:=[.C77]/[.B$7]" office:value-type="float" office:value="6.80386277969546">
            <text:p>7</text:p>
          </table:table-cell>
          <table:table-cell table:style-name="ce119" office:value-type="float" office:value="-0.5">
            <text:p>-0.50</text:p>
          </table:table-cell>
          <table:table-cell table:style-name="ce119" office:value-type="float" office:value="0">
            <text:p>0.00</text:p>
          </table:table-cell>
          <table:table-cell table:style-name="ce119" office:value-type="float" office:value="-0.13">
            <text:p>-0.13</text:p>
          </table:table-cell>
          <table:table-cell table:style-name="ce113" table:formula="of:=[.L77]*[.K77]" office:value-type="float" office:value="-3.40193138984773">
            <text:p>-3.40</text:p>
          </table:table-cell>
          <table:table-cell table:style-name="ce113" table:formula="of:=[.M77]*[.K77]" office:value-type="float" office:value="0">
            <text:p>0.00</text:p>
          </table:table-cell>
          <table:table-cell table:style-name="ce113" table:formula="of:=[.N77]*[.K77]" office:value-type="float" office:value="-0.88450216136041">
            <text:p>-0.88</text:p>
          </table:table-cell>
          <table:table-cell table:style-name="Excel_20_Built-in_20_Normal"/>
          <table:table-cell table:style-name="ce133" table:formula="of:=([.L77]-[.L$101])*([.L77]-[.L$101])*[.$K77]" office:value-type="float" office:value="5.14870791570324">
            <text:p>5.15</text:p>
          </table:table-cell>
          <table:table-cell table:style-name="ce133" table:formula="of:=([.M77]-[.M$101])*([.M77]-[.M$101])*[.$K77]" office:value-type="float" office:value="0.00015191077805096">
            <text:p>0.00</text:p>
          </table:table-cell>
          <table:table-cell table:style-name="ce137" table:formula="of:=([.N77]-[.N$101])*([.N77]-[.N$101])*[.$K77]" office:value-type="float" office:value="0.0563244228353326">
            <text:p>0.06</text:p>
          </table:table-cell>
          <table:table-cell/>
          <table:table-cell table:style-name="ce133" table:formula="of:=([.L77]-[.L$101])*([.M77]-[.M$101])*[.$K77]" office:value-type="float" office:value="-0.0279668415347822">
            <text:p>-0.03</text:p>
          </table:table-cell>
          <table:table-cell table:style-name="ce133" table:formula="of:=([.M77]-[.M$101])*([.N77]-[.N$101])*[.$K77]" office:value-type="float" office:value="-0.00292511314245905">
            <text:p>0.00</text:p>
          </table:table-cell>
          <table:table-cell table:style-name="ce137" table:formula="of:=([.L77]-[.L$101])*([.N77]-[.N$101])*[.$K77]" office:value-type="float" office:value="0.538514625334998">
            <text:p>0.54</text:p>
          </table:table-cell>
          <table:table-cell table:number-columns-repeated="999"/>
        </table:table-row>
        <table:table-row table:style-name="ro3">
          <table:table-cell/>
          <table:table-cell table:style-name="ce48"/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 table:formula="of:=[.C78]/[.B$7]" office:value-type="float" office:value="0">
            <text:p>0</text:p>
          </table:table-cell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53" office:value-type="string">
            <text:p>Aft</text:p>
          </table:table-cell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 table:formula="of:=[.C79]/[.B$7]" office:value-type="float" office:value="0">
            <text:p>0</text:p>
          </table:table-cell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TR 1143 RADIO &amp; ACCESSORIES</text:p>
          </table:table-cell>
          <table:table-cell table:style-name="ce60" office:value-type="float" office:value="87">
            <text:p>87.000</text:p>
          </table:table-cell>
          <table:table-cell table:style-name="ce69" table:formula="of:=([.L80]/0.0254)/12" office:value-type="float" office:value="4.59317585301837">
            <text:p>4.59</text:p>
          </table:table-cell>
          <table:table-cell table:style-name="ce69" table:formula="of:=([.M80]/0.0254)/12" office:value-type="float" office:value="0">
            <text:p>0.00</text:p>
          </table:table-cell>
          <table:table-cell table:style-name="ce69" table:formula="of:=([.N80]/0.0254)/12" office:value-type="float" office:value="0">
            <text:p>0.00</text:p>
          </table:table-cell>
          <table:table-cell table:style-name="ce113" table:formula="of:=[.D80]*[.C80]" office:value-type="float" office:value="399.606299212598">
            <text:p>399.61</text:p>
          </table:table-cell>
          <table:table-cell table:style-name="ce113" table:formula="of:=[.E80]*[.C80]" office:value-type="float" office:value="0">
            <text:p>0.00</text:p>
          </table:table-cell>
          <table:table-cell table:style-name="ce113" table:formula="of:=[.F80]*[.C80]" office:value-type="float" office:value="0">
            <text:p>0.00</text:p>
          </table:table-cell>
          <table:table-cell table:style-name="ce118"/>
          <table:table-cell table:style-name="ce120" table:formula="of:=[.C80]/[.B$7]" office:value-type="float" office:value="39.4624041222337">
            <text:p>39</text:p>
          </table:table-cell>
          <table:table-cell table:style-name="ce119" office:value-type="float" office:value="1.4">
            <text:p>1.40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80]*[.K80]" office:value-type="float" office:value="55.2473657711271">
            <text:p>55.25</text:p>
          </table:table-cell>
          <table:table-cell table:style-name="ce113" table:formula="of:=[.M80]*[.K80]" office:value-type="float" office:value="0">
            <text:p>0.00</text:p>
          </table:table-cell>
          <table:table-cell table:style-name="ce113" table:formula="of:=[.N80]*[.K80]" office:value-type="float" office:value="0">
            <text:p>0.00</text:p>
          </table:table-cell>
          <table:table-cell table:style-name="Excel_20_Built-in_20_Normal"/>
          <table:table-cell table:style-name="ce133" table:formula="of:=([.L80]-[.L$101])*([.L80]-[.L$101])*[.$K80]" office:value-type="float" office:value="302.770104945263">
            <text:p>302.77</text:p>
          </table:table-cell>
          <table:table-cell table:style-name="ce133" table:formula="of:=([.M80]-[.M$101])*([.M80]-[.M$101])*[.$K80]" office:value-type="float" office:value="0.000881082512695569">
            <text:p>0.00</text:p>
          </table:table-cell>
          <table:table-cell table:style-name="ce137" table:formula="of:=([.N80]-[.N$101])*([.N80]-[.N$101])*[.$K80]" office:value-type="float" office:value="1.92712458539645">
            <text:p>1.93</text:p>
          </table:table-cell>
          <table:table-cell/>
          <table:table-cell table:style-name="ce133" table:formula="of:=([.L80]-[.L$101])*([.M80]-[.M$101])*[.$K80]" office:value-type="float" office:value="-0.516493412188649">
            <text:p>-0.52</text:p>
          </table:table-cell>
          <table:table-cell table:style-name="ce133" table:formula="of:=([.M80]-[.M$101])*([.N80]-[.N$101])*[.$K80]" office:value-type="float" office:value="-0.0412062588932618">
            <text:p>-0.04</text:p>
          </table:table-cell>
          <table:table-cell table:style-name="ce137" table:formula="of:=([.L80]-[.L$101])*([.N80]-[.N$101])*[.$K80]" office:value-type="float" office:value="24.1552419355113">
            <text:p>24.16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R 3002 RADIO, DETONATOR AND CONTROL UNIT</text:p>
          </table:table-cell>
          <table:table-cell table:style-name="ce60" office:value-type="float" office:value="32.4">
            <text:p>32.400</text:p>
          </table:table-cell>
          <table:table-cell table:style-name="ce69" table:formula="of:=([.L81]/0.0254)/12" office:value-type="float" office:value="3.60892388451444">
            <text:p>3.61</text:p>
          </table:table-cell>
          <table:table-cell table:style-name="ce69" table:formula="of:=([.M81]/0.0254)/12" office:value-type="float" office:value="0">
            <text:p>0.00</text:p>
          </table:table-cell>
          <table:table-cell table:style-name="ce69" table:formula="of:=([.N81]/0.0254)/12" office:value-type="float" office:value="0">
            <text:p>0.00</text:p>
          </table:table-cell>
          <table:table-cell table:style-name="ce113" table:formula="of:=[.D81]*[.C81]" office:value-type="float" office:value="116.929133858268">
            <text:p>116.93</text:p>
          </table:table-cell>
          <table:table-cell table:style-name="ce113" table:formula="of:=[.E81]*[.C81]" office:value-type="float" office:value="0">
            <text:p>0.00</text:p>
          </table:table-cell>
          <table:table-cell table:style-name="ce113" table:formula="of:=[.F81]*[.C81]" office:value-type="float" office:value="0">
            <text:p>0.00</text:p>
          </table:table-cell>
          <table:table-cell table:style-name="ce118"/>
          <table:table-cell table:style-name="ce120" table:formula="of:=[.C81]/[.B$7]" office:value-type="float" office:value="14.6963436041422">
            <text:p>15</text:p>
          </table:table-cell>
          <table:table-cell table:style-name="ce119" office:value-type="float" office:value="1.1">
            <text:p>1.10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81]*[.K81]" office:value-type="float" office:value="16.1659779645564">
            <text:p>16.17</text:p>
          </table:table-cell>
          <table:table-cell table:style-name="ce113" table:formula="of:=[.M81]*[.K81]" office:value-type="float" office:value="0">
            <text:p>0.00</text:p>
          </table:table-cell>
          <table:table-cell table:style-name="ce113" table:formula="of:=[.N81]*[.K81]" office:value-type="float" office:value="0">
            <text:p>0.00</text:p>
          </table:table-cell>
          <table:table-cell table:style-name="Excel_20_Built-in_20_Normal"/>
          <table:table-cell table:style-name="ce133" table:formula="of:=([.L81]-[.L$101])*([.L81]-[.L$101])*[.$K81]" office:value-type="float" office:value="89.6539571136787">
            <text:p>89.65</text:p>
          </table:table-cell>
          <table:table-cell table:style-name="ce133" table:formula="of:=([.M81]-[.M$101])*([.M81]-[.M$101])*[.$K81]" office:value-type="float" office:value="0.000328127280590074">
            <text:p>0.00</text:p>
          </table:table-cell>
          <table:table-cell table:style-name="ce137" table:formula="of:=([.N81]-[.N$101])*([.N81]-[.N$101])*[.$K81]" office:value-type="float" office:value="0.717687776630403">
            <text:p>0.72</text:p>
          </table:table-cell>
          <table:table-cell/>
          <table:table-cell table:style-name="ce133" table:formula="of:=([.L81]-[.L$101])*([.M81]-[.M$101])*[.$K81]" office:value-type="float" office:value="-0.171516498162277">
            <text:p>-0.17</text:p>
          </table:table-cell>
          <table:table-cell table:style-name="ce133" table:formula="of:=([.M81]-[.M$101])*([.N81]-[.N$101])*[.$K81]" office:value-type="float" office:value="-0.0153457791740423">
            <text:p>-0.02</text:p>
          </table:table-cell>
          <table:table-cell table:style-name="ce137" table:formula="of:=([.L81]-[.L$101])*([.N81]-[.N$101])*[.$K81]" office:value-type="float" office:value="8.02144308382435">
            <text:p>8.02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FIRST AID OUTFIT</text:p>
          </table:table-cell>
          <table:table-cell table:style-name="ce60" office:value-type="float" office:value="3">
            <text:p>3.000</text:p>
          </table:table-cell>
          <table:table-cell table:style-name="ce69" table:formula="of:=([.L82]/0.0254)/12" office:value-type="float" office:value="5.38057742782152">
            <text:p>5.38</text:p>
          </table:table-cell>
          <table:table-cell table:style-name="ce69" table:formula="of:=([.M82]/0.0254)/12" office:value-type="float" office:value="0">
            <text:p>0.00</text:p>
          </table:table-cell>
          <table:table-cell table:style-name="ce69" table:formula="of:=([.N82]/0.0254)/12" office:value-type="float" office:value="0">
            <text:p>0.00</text:p>
          </table:table-cell>
          <table:table-cell table:style-name="ce113" table:formula="of:=[.D82]*[.C82]" office:value-type="float" office:value="16.1417322834646">
            <text:p>16.14</text:p>
          </table:table-cell>
          <table:table-cell table:style-name="ce113" table:formula="of:=[.E82]*[.C82]" office:value-type="float" office:value="0">
            <text:p>0.00</text:p>
          </table:table-cell>
          <table:table-cell table:style-name="ce113" table:formula="of:=[.F82]*[.C82]" office:value-type="float" office:value="0">
            <text:p>0.00</text:p>
          </table:table-cell>
          <table:table-cell table:style-name="ce118"/>
          <table:table-cell table:style-name="ce120" table:formula="of:=[.C82]/[.B$7]" office:value-type="float" office:value="1.36077255593909">
            <text:p>1</text:p>
          </table:table-cell>
          <table:table-cell table:style-name="ce119" office:value-type="float" office:value="1.64">
            <text:p>1.64</text:p>
          </table:table-cell>
          <table:table-cell table:number-columns-repeated="2" table:style-name="ce119" office:value-type="float" office:value="0">
            <text:p>0.00</text:p>
          </table:table-cell>
          <table:table-cell table:style-name="ce113" table:formula="of:=[.L82]*[.K82]" office:value-type="float" office:value="2.23166699174011">
            <text:p>2.23</text:p>
          </table:table-cell>
          <table:table-cell table:style-name="ce113" table:formula="of:=[.M82]*[.K82]" office:value-type="float" office:value="0">
            <text:p>0.00</text:p>
          </table:table-cell>
          <table:table-cell table:style-name="ce113" table:formula="of:=[.N82]*[.K82]" office:value-type="float" office:value="0">
            <text:p>0.00</text:p>
          </table:table-cell>
          <table:table-cell table:style-name="Excel_20_Built-in_20_Normal"/>
          <table:table-cell table:style-name="ce133" table:formula="of:=([.L82]-[.L$101])*([.L82]-[.L$101])*[.$K82]" office:value-type="float" office:value="12.3279494664763">
            <text:p>12.33</text:p>
          </table:table-cell>
          <table:table-cell table:style-name="ce133" table:formula="of:=([.M82]-[.M$101])*([.M82]-[.M$101])*[.$K82]" office:value-type="float" office:value="0.000030382155610192">
            <text:p>0.00</text:p>
          </table:table-cell>
          <table:table-cell table:style-name="ce137" table:formula="of:=([.N82]-[.N$101])*([.N82]-[.N$101])*[.$K82]" office:value-type="float" office:value="0.0664525719102225">
            <text:p>0.07</text:p>
          </table:table-cell>
          <table:table-cell/>
          <table:table-cell table:style-name="ce133" table:formula="of:=([.L82]-[.L$101])*([.M82]-[.M$101])*[.$K82]" office:value-type="float" office:value="-0.0193532860012213">
            <text:p>-0.02</text:p>
          </table:table-cell>
          <table:table-cell table:style-name="ce133" table:formula="of:=([.M82]-[.M$101])*([.N82]-[.N$101])*[.$K82]" office:value-type="float" office:value="-0.00142090547907799">
            <text:p>0.00</text:p>
          </table:table-cell>
          <table:table-cell table:style-name="ce137" table:formula="of:=([.L82]-[.L$101])*([.N82]-[.N$101])*[.$K82]" office:value-type="float" office:value="0.905109909583697">
            <text:p>0.91</text:p>
          </table:table-cell>
          <table:table-cell table:number-columns-repeated="999"/>
        </table:table-row>
        <table:table-row table:style-name="ro3">
          <table:table-cell/>
          <table:table-cell table:style-name="ce47"/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 table:formula="of:=[.C83]/[.B$7]" office:value-type="float" office:value="0">
            <text:p>0</text:p>
          </table:table-cell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54" office:value-type="string">
            <text:p>WINGS</text:p>
          </table:table-cell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 table:formula="of:=[.C84]/[.B$7]" office:value-type="float" office:value="0">
            <text:p>0</text:p>
          </table:table-cell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53" office:value-type="string">
            <text:p>Left</text:p>
          </table:table-cell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 table:formula="of:=[.C85]/[.B$7]" office:value-type="float" office:value="0">
            <text:p>0</text:p>
          </table:table-cell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BROWNING .303 IN GUN-1 &amp; ACCESSORIES </text:p>
          </table:table-cell>
          <table:table-cell table:style-name="ce60" office:value-type="float" office:value="24">
            <text:p>24.000</text:p>
          </table:table-cell>
          <table:table-cell table:style-name="ce69" table:formula="of:=([.L86]/0.0254)/12" office:value-type="float" office:value="-5.249343832021">
            <text:p>-5.25</text:p>
          </table:table-cell>
          <table:table-cell table:style-name="ce69" table:formula="of:=([.M86]/0.0254)/12" office:value-type="float" office:value="-6.7257217847769">
            <text:p>-6.73</text:p>
          </table:table-cell>
          <table:table-cell table:style-name="ce69" table:formula="of:=([.N86]/0.0254)/12" office:value-type="float" office:value="-1.14829396325459">
            <text:p>-1.15</text:p>
          </table:table-cell>
          <table:table-cell table:style-name="ce113" table:formula="of:=[.D86]*[.C86]" office:value-type="float" office:value="-125.984251968504">
            <text:p>-125.98</text:p>
          </table:table-cell>
          <table:table-cell table:style-name="ce113" table:formula="of:=[.E86]*[.C86]" office:value-type="float" office:value="-161.417322834646">
            <text:p>-161.42</text:p>
          </table:table-cell>
          <table:table-cell table:style-name="ce113" table:formula="of:=[.F86]*[.C86]" office:value-type="float" office:value="-27.5590551181102">
            <text:p>-27.56</text:p>
          </table:table-cell>
          <table:table-cell table:style-name="ce118"/>
          <table:table-cell table:style-name="ce120" table:formula="of:=[.C86]/[.B$7]" office:value-type="float" office:value="10.8861804475127">
            <text:p>11</text:p>
          </table:table-cell>
          <table:table-cell table:style-name="ce119" office:value-type="float" office:value="-1.6">
            <text:p>-1.60</text:p>
          </table:table-cell>
          <table:table-cell table:style-name="ce119" office:value-type="float" office:value="-2.05">
            <text:p>-2.05</text:p>
          </table:table-cell>
          <table:table-cell table:style-name="ce119" office:value-type="float" office:value="-0.35">
            <text:p>-0.35</text:p>
          </table:table-cell>
          <table:table-cell table:style-name="ce113" table:formula="of:=[.L86]*[.K86]" office:value-type="float" office:value="-17.4178887160204">
            <text:p>-17.42</text:p>
          </table:table-cell>
          <table:table-cell table:style-name="ce113" table:formula="of:=[.M86]*[.K86]" office:value-type="float" office:value="-22.3166699174011">
            <text:p>-22.32</text:p>
          </table:table-cell>
          <table:table-cell table:style-name="ce113" table:formula="of:=[.N86]*[.K86]" office:value-type="float" office:value="-3.81016315662946">
            <text:p>-3.81</text:p>
          </table:table-cell>
          <table:table-cell table:style-name="Excel_20_Built-in_20_Normal"/>
          <table:table-cell table:style-name="ce133" table:formula="of:=([.L86]-[.L$101])*([.L86]-[.L$101])*[.$K86]" office:value-type="float" office:value="0.576359512138167">
            <text:p>0.58</text:p>
          </table:table-cell>
          <table:table-cell table:style-name="ce133" table:formula="of:=([.M86]-[.M$101])*([.M86]-[.M$101])*[.$K86]" office:value-type="float" office:value="45.9603160609881">
            <text:p>45.96</text:p>
          </table:table-cell>
          <table:table-cell table:style-name="ce137" table:formula="of:=([.N86]-[.N$101])*([.N86]-[.N$101])*[.$K86]" office:value-type="float" office:value="0.181198588503055">
            <text:p>0.18</text:p>
          </table:table-cell>
          <table:table-cell/>
          <table:table-cell table:style-name="ce133" table:formula="of:=([.L86]-[.L$101])*([.M86]-[.M$101])*[.$K86]" office:value-type="float" office:value="5.1468111819482">
            <text:p>5.15</text:p>
          </table:table-cell>
          <table:table-cell table:style-name="ce133" table:formula="of:=([.M86]-[.M$101])*([.N86]-[.N$101])*[.$K86]" office:value-type="float" office:value="2.88581780391717">
            <text:p>2.89</text:p>
          </table:table-cell>
          <table:table-cell table:style-name="ce137" table:formula="of:=([.L86]-[.L$101])*([.N86]-[.N$101])*[.$K86]" office:value-type="float" office:value="0.323164865153601">
            <text:p>0.32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BROWNING .303 IN GUN-2 &amp; ACCESSORIES </text:p>
          </table:table-cell>
          <table:table-cell table:style-name="ce63" table:formula="of:=[.C86]" office:value-type="float" office:value="24">
            <text:p>24.000</text:p>
          </table:table-cell>
          <table:table-cell table:style-name="ce69" table:formula="of:=([.L87]/0.0254)/12" office:value-type="float" office:value="-5.249343832021">
            <text:p>-5.25</text:p>
          </table:table-cell>
          <table:table-cell table:style-name="ce69" table:formula="of:=([.M87]/0.0254)/12" office:value-type="float" office:value="-8.85826771653543">
            <text:p>-8.86</text:p>
          </table:table-cell>
          <table:table-cell table:style-name="ce69" table:formula="of:=([.N87]/0.0254)/12" office:value-type="float" office:value="-1.44356955380577">
            <text:p>-1.44</text:p>
          </table:table-cell>
          <table:table-cell table:style-name="ce113" table:formula="of:=[.D87]*[.C87]" office:value-type="float" office:value="-125.984251968504">
            <text:p>-125.98</text:p>
          </table:table-cell>
          <table:table-cell table:style-name="ce113" table:formula="of:=[.E87]*[.C87]" office:value-type="float" office:value="-212.59842519685">
            <text:p>-212.60</text:p>
          </table:table-cell>
          <table:table-cell table:style-name="ce113" table:formula="of:=[.F87]*[.C87]" office:value-type="float" office:value="-34.6456692913386">
            <text:p>-34.65</text:p>
          </table:table-cell>
          <table:table-cell table:style-name="ce118"/>
          <table:table-cell table:style-name="ce120" table:formula="of:=[.C87]/[.B$7]" office:value-type="float" office:value="10.8861804475127">
            <text:p>11</text:p>
          </table:table-cell>
          <table:table-cell table:style-name="ce118" table:formula="of:=[.L86]" office:value-type="float" office:value="-1.6">
            <text:p>-1.60</text:p>
          </table:table-cell>
          <table:table-cell table:style-name="ce119" office:value-type="float" office:value="-2.7">
            <text:p>-2.70</text:p>
          </table:table-cell>
          <table:table-cell table:style-name="ce119" office:value-type="float" office:value="-0.44">
            <text:p>-0.44</text:p>
          </table:table-cell>
          <table:table-cell table:style-name="ce113" table:formula="of:=[.L87]*[.K87]" office:value-type="float" office:value="-17.4178887160204">
            <text:p>-17.42</text:p>
          </table:table-cell>
          <table:table-cell table:style-name="ce113" table:formula="of:=[.M87]*[.K87]" office:value-type="float" office:value="-29.3926872082844">
            <text:p>-29.39</text:p>
          </table:table-cell>
          <table:table-cell table:style-name="ce113" table:formula="of:=[.N87]*[.K87]" office:value-type="float" office:value="-4.7899193969056">
            <text:p>-4.79</text:p>
          </table:table-cell>
          <table:table-cell table:style-name="Excel_20_Built-in_20_Normal"/>
          <table:table-cell table:style-name="ce133" table:formula="of:=([.L87]-[.L$101])*([.L87]-[.L$101])*[.$K87]" office:value-type="float" office:value="0.576359512138167">
            <text:p>0.58</text:p>
          </table:table-cell>
          <table:table-cell table:style-name="ce133" table:formula="of:=([.M87]-[.M$101])*([.M87]-[.M$101])*[.$K87]" office:value-type="float" office:value="79.6382688207306">
            <text:p>79.64</text:p>
          </table:table-cell>
          <table:table-cell table:style-name="ce137" table:formula="of:=([.N87]-[.N$101])*([.N87]-[.N$101])*[.$K87]" office:value-type="float" office:value="0.522182823338601">
            <text:p>0.52</text:p>
          </table:table-cell>
          <table:table-cell/>
          <table:table-cell table:style-name="ce133" table:formula="of:=([.L87]-[.L$101])*([.M87]-[.M$101])*[.$K87]" office:value-type="float" office:value="6.77497407855148">
            <text:p>6.77</text:p>
          </table:table-cell>
          <table:table-cell table:style-name="ce133" table:formula="of:=([.M87]-[.M$101])*([.N87]-[.N$101])*[.$K87]" office:value-type="float" office:value="6.44870033872001">
            <text:p>6.45</text:p>
          </table:table-cell>
          <table:table-cell table:style-name="ce137" table:formula="of:=([.L87]-[.L$101])*([.N87]-[.N$101])*[.$K87]" office:value-type="float" office:value="0.548602804683285">
            <text:p>0.55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BROWNING .303 IN GUN-3 &amp; ACCESSORIES </text:p>
          </table:table-cell>
          <table:table-cell table:style-name="ce63" table:formula="of:=[.C87]" office:value-type="float" office:value="24">
            <text:p>24.000</text:p>
          </table:table-cell>
          <table:table-cell table:style-name="ce69" table:formula="of:=([.L88]/0.0254)/12" office:value-type="float" office:value="-5.249343832021">
            <text:p>-5.25</text:p>
          </table:table-cell>
          <table:table-cell table:style-name="ce69" table:formula="of:=([.M88]/0.0254)/12" office:value-type="float" office:value="-9.51443569553806">
            <text:p>-9.51</text:p>
          </table:table-cell>
          <table:table-cell table:style-name="ce69" table:formula="of:=([.N88]/0.0254)/12" office:value-type="float" office:value="-1.50918635170604">
            <text:p>-1.51</text:p>
          </table:table-cell>
          <table:table-cell table:style-name="ce113" table:formula="of:=[.D88]*[.C88]" office:value-type="float" office:value="-125.984251968504">
            <text:p>-125.98</text:p>
          </table:table-cell>
          <table:table-cell table:style-name="ce113" table:formula="of:=[.E88]*[.C88]" office:value-type="float" office:value="-228.346456692913">
            <text:p>-228.35</text:p>
          </table:table-cell>
          <table:table-cell table:style-name="ce113" table:formula="of:=[.F88]*[.C88]" office:value-type="float" office:value="-36.2204724409449">
            <text:p>-36.22</text:p>
          </table:table-cell>
          <table:table-cell table:style-name="ce118"/>
          <table:table-cell table:style-name="ce120" table:formula="of:=[.C88]/[.B$7]" office:value-type="float" office:value="10.8861804475127">
            <text:p>11</text:p>
          </table:table-cell>
          <table:table-cell table:style-name="ce118" table:formula="of:=[.L87]" office:value-type="float" office:value="-1.6">
            <text:p>-1.60</text:p>
          </table:table-cell>
          <table:table-cell table:style-name="ce119" office:value-type="float" office:value="-2.9">
            <text:p>-2.90</text:p>
          </table:table-cell>
          <table:table-cell table:style-name="ce119" office:value-type="float" office:value="-0.46">
            <text:p>-0.46</text:p>
          </table:table-cell>
          <table:table-cell table:style-name="ce113" table:formula="of:=[.L88]*[.K88]" office:value-type="float" office:value="-17.4178887160204">
            <text:p>-17.42</text:p>
          </table:table-cell>
          <table:table-cell table:style-name="ce113" table:formula="of:=[.M88]*[.K88]" office:value-type="float" office:value="-31.5699232977869">
            <text:p>-31.57</text:p>
          </table:table-cell>
          <table:table-cell table:style-name="ce113" table:formula="of:=[.N88]*[.K88]" office:value-type="float" office:value="-5.00764300585586">
            <text:p>-5.01</text:p>
          </table:table-cell>
          <table:table-cell table:style-name="Excel_20_Built-in_20_Normal"/>
          <table:table-cell table:style-name="ce133" table:formula="of:=([.L88]-[.L$101])*([.L88]-[.L$101])*[.$K88]" office:value-type="float" office:value="0.576359512138167">
            <text:p>0.58</text:p>
          </table:table-cell>
          <table:table-cell table:style-name="ce133" table:formula="of:=([.M88]-[.M$101])*([.M88]-[.M$101])*[.$K88]" office:value-type="float" office:value="91.8513664998054">
            <text:p>91.85</text:p>
          </table:table-cell>
          <table:table-cell table:style-name="ce137" table:formula="of:=([.N88]-[.N$101])*([.N88]-[.N$101])*[.$K88]" office:value-type="float" office:value="0.621906694731028">
            <text:p>0.62</text:p>
          </table:table-cell>
          <table:table-cell/>
          <table:table-cell table:style-name="ce133" table:formula="of:=([.L88]-[.L$101])*([.M88]-[.M$101])*[.$K88]" office:value-type="float" office:value="7.27594727750633">
            <text:p>7.28</text:p>
          </table:table-cell>
          <table:table-cell table:style-name="ce133" table:formula="of:=([.M88]-[.M$101])*([.N88]-[.N$101])*[.$K88]" office:value-type="float" office:value="7.55797457963589">
            <text:p>7.56</text:p>
          </table:table-cell>
          <table:table-cell table:style-name="ce137" table:formula="of:=([.L88]-[.L$101])*([.N88]-[.N$101])*[.$K88]" office:value-type="float" office:value="0.59870012457877">
            <text:p>0.60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BROWNING .303 IN GUN-4 &amp; ACCESSORIES </text:p>
          </table:table-cell>
          <table:table-cell table:style-name="ce63" table:formula="of:=[.C88]" office:value-type="float" office:value="24">
            <text:p>24.000</text:p>
          </table:table-cell>
          <table:table-cell table:style-name="ce69" table:formula="of:=([.L89]/0.0254)/12" office:value-type="float" office:value="-5.249343832021">
            <text:p>-5.25</text:p>
          </table:table-cell>
          <table:table-cell table:style-name="ce69" table:formula="of:=([.M89]/0.0254)/12" office:value-type="float" office:value="-12.6312335958005">
            <text:p>-12.63</text:p>
          </table:table-cell>
          <table:table-cell table:style-name="ce69" table:formula="of:=([.N89]/0.0254)/12" office:value-type="float" office:value="-1.70603674540682">
            <text:p>-1.71</text:p>
          </table:table-cell>
          <table:table-cell table:style-name="ce113" table:formula="of:=[.D89]*[.C89]" office:value-type="float" office:value="-125.984251968504">
            <text:p>-125.98</text:p>
          </table:table-cell>
          <table:table-cell table:style-name="ce113" table:formula="of:=[.E89]*[.C89]" office:value-type="float" office:value="-303.149606299213">
            <text:p>-303.15</text:p>
          </table:table-cell>
          <table:table-cell table:style-name="ce113" table:formula="of:=[.F89]*[.C89]" office:value-type="float" office:value="-40.9448818897638">
            <text:p>-40.94</text:p>
          </table:table-cell>
          <table:table-cell table:style-name="ce118"/>
          <table:table-cell table:style-name="ce120" table:formula="of:=[.C89]/[.B$7]" office:value-type="float" office:value="10.8861804475127">
            <text:p>11</text:p>
          </table:table-cell>
          <table:table-cell table:style-name="ce118" table:formula="of:=[.L88]" office:value-type="float" office:value="-1.6">
            <text:p>-1.60</text:p>
          </table:table-cell>
          <table:table-cell table:style-name="ce119" office:value-type="float" office:value="-3.85">
            <text:p>-3.85</text:p>
          </table:table-cell>
          <table:table-cell table:style-name="ce119" office:value-type="float" office:value="-0.52">
            <text:p>-0.52</text:p>
          </table:table-cell>
          <table:table-cell table:style-name="ce113" table:formula="of:=[.L89]*[.K89]" office:value-type="float" office:value="-17.4178887160204">
            <text:p>-17.42</text:p>
          </table:table-cell>
          <table:table-cell table:style-name="ce113" table:formula="of:=[.M89]*[.K89]" office:value-type="float" office:value="-41.911794722924">
            <text:p>-41.91</text:p>
          </table:table-cell>
          <table:table-cell table:style-name="ce113" table:formula="of:=[.N89]*[.K89]" office:value-type="float" office:value="-5.66081383270662">
            <text:p>-5.66</text:p>
          </table:table-cell>
          <table:table-cell table:style-name="Excel_20_Built-in_20_Normal"/>
          <table:table-cell table:style-name="ce133" table:formula="of:=([.L89]-[.L$101])*([.L89]-[.L$101])*[.$K89]" office:value-type="float" office:value="0.576359512138167">
            <text:p>0.58</text:p>
          </table:table-cell>
          <table:table-cell table:style-name="ce133" table:formula="of:=([.M89]-[.M$101])*([.M89]-[.M$101])*[.$K89]" office:value-type="float" office:value="161.756732614319">
            <text:p>161.76</text:p>
          </table:table-cell>
          <table:table-cell table:style-name="ce137" table:formula="of:=([.N89]-[.N$101])*([.N89]-[.N$101])*[.$K89]" office:value-type="float" office:value="0.973331975056371">
            <text:p>0.97</text:p>
          </table:table-cell>
          <table:table-cell/>
          <table:table-cell table:style-name="ce133" table:formula="of:=([.L89]-[.L$101])*([.M89]-[.M$101])*[.$K89]" office:value-type="float" office:value="9.65556997254189">
            <text:p>9.66</text:p>
          </table:table-cell>
          <table:table-cell table:style-name="ce133" table:formula="of:=([.M89]-[.M$101])*([.N89]-[.N$101])*[.$K89]" office:value-type="float" office:value="12.5476292595119">
            <text:p>12.55</text:p>
          </table:table-cell>
          <table:table-cell table:style-name="ce137" table:formula="of:=([.L89]-[.L$101])*([.N89]-[.N$101])*[.$K89]" office:value-type="float" office:value="0.748992084265227">
            <text:p>0.75</text:p>
          </table:table-cell>
          <table:table-cell table:number-columns-repeated="999"/>
        </table:table-row>
        <table:table-row table:style-name="ro3">
          <table:table-cell/>
          <table:table-cell table:style-name="ce53" office:value-type="string">
            <text:p>Right</text:p>
          </table:table-cell>
          <table:table-cell table:style-name="ce63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 table:formula="of:=[.C90]/[.B$7]" office:value-type="float" office:value="0">
            <text:p>0</text:p>
          </table:table-cell>
          <table:table-cell table:style-name="ce118"/>
          <table:table-cell table:number-columns-repeated="2" table:style-name="ce118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/>
          <table:table-cell table:style-name="ce133" table:formula="of:=([.M90]-[.M$101])*([.N90]-[.N$101])*[.$K90]" office:value-type="float" office:value="-0">
            <text:p>0.00</text:p>
          </table:table-cell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BROWNING .303 IN GUN-1 &amp; ACCESSORIES </text:p>
          </table:table-cell>
          <table:table-cell table:style-name="ce63" table:formula="of:=[.C86]" office:value-type="float" office:value="24">
            <text:p>24.000</text:p>
          </table:table-cell>
          <table:table-cell table:style-name="ce69" table:formula="of:=([.L91]/0.0254)/12" office:value-type="float" office:value="-5.249343832021">
            <text:p>-5.25</text:p>
          </table:table-cell>
          <table:table-cell table:style-name="ce69" table:formula="of:=([.M91]/0.0254)/12" office:value-type="float" office:value="6.7257217847769">
            <text:p>6.73</text:p>
          </table:table-cell>
          <table:table-cell table:style-name="ce69" table:formula="of:=([.N91]/0.0254)/12" office:value-type="float" office:value="-1.14829396325459">
            <text:p>-1.15</text:p>
          </table:table-cell>
          <table:table-cell table:style-name="ce113" table:formula="of:=[.D91]*[.C91]" office:value-type="float" office:value="-125.984251968504">
            <text:p>-125.98</text:p>
          </table:table-cell>
          <table:table-cell table:style-name="ce113" table:formula="of:=[.E91]*[.C91]" office:value-type="float" office:value="161.417322834646">
            <text:p>161.42</text:p>
          </table:table-cell>
          <table:table-cell table:style-name="ce113" table:formula="of:=[.F91]*[.C91]" office:value-type="float" office:value="-27.5590551181102">
            <text:p>-27.56</text:p>
          </table:table-cell>
          <table:table-cell table:style-name="ce118"/>
          <table:table-cell table:style-name="ce120" table:formula="of:=[.C91]/[.B$7]" office:value-type="float" office:value="10.8861804475127">
            <text:p>11</text:p>
          </table:table-cell>
          <table:table-cell table:style-name="ce118" table:formula="of:=[.L86]" office:value-type="float" office:value="-1.6">
            <text:p>-1.60</text:p>
          </table:table-cell>
          <table:table-cell table:style-name="ce118" table:formula="of:=[.M86]*-1" office:value-type="float" office:value="2.05">
            <text:p>2.05</text:p>
          </table:table-cell>
          <table:table-cell table:style-name="ce118" table:formula="of:=[.N86]" office:value-type="float" office:value="-0.35">
            <text:p>-0.35</text:p>
          </table:table-cell>
          <table:table-cell table:style-name="ce113" table:formula="of:=[.L91]*[.K91]" office:value-type="float" office:value="-17.4178887160204">
            <text:p>-17.42</text:p>
          </table:table-cell>
          <table:table-cell table:style-name="ce113" table:formula="of:=[.M91]*[.K91]" office:value-type="float" office:value="22.3166699174011">
            <text:p>22.32</text:p>
          </table:table-cell>
          <table:table-cell table:style-name="ce113" table:formula="of:=[.N91]*[.K91]" office:value-type="float" office:value="-3.81016315662946">
            <text:p>-3.81</text:p>
          </table:table-cell>
          <table:table-cell table:style-name="Excel_20_Built-in_20_Normal"/>
          <table:table-cell table:style-name="ce133" table:formula="of:=([.L91]-[.L$101])*([.L91]-[.L$101])*[.$K91]" office:value-type="float" office:value="0.576359512138167">
            <text:p>0.58</text:p>
          </table:table-cell>
          <table:table-cell table:style-name="ce133" table:formula="of:=([.M91]-[.M$101])*([.M91]-[.M$101])*[.$K91]" office:value-type="float" office:value="45.5385167148462">
            <text:p>45.54</text:p>
          </table:table-cell>
          <table:table-cell table:style-name="ce137" table:formula="of:=([.N91]-[.N$101])*([.N91]-[.N$101])*[.$K91]" office:value-type="float" office:value="0.181198588503055">
            <text:p>0.18</text:p>
          </table:table-cell>
          <table:table-cell/>
          <table:table-cell table:style-name="ce133" table:formula="of:=([.L91]-[.L$101])*([.M91]-[.M$101])*[.$K91]" office:value-type="float" office:value="-5.1231393966263">
            <text:p>-5.12</text:p>
          </table:table-cell>
          <table:table-cell table:style-name="ce133" table:formula="of:=([.M91]-[.M$101])*([.N91]-[.N$101])*[.$K91]" office:value-type="float" office:value="-2.8725450303264">
            <text:p>-2.87</text:p>
          </table:table-cell>
          <table:table-cell table:style-name="ce137" table:formula="of:=([.L91]-[.L$101])*([.N91]-[.N$101])*[.$K91]" office:value-type="float" office:value="0.323164865153601">
            <text:p>0.32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BROWNING .303 IN GUN-2 &amp; ACCESSORIES </text:p>
          </table:table-cell>
          <table:table-cell table:style-name="ce63" table:formula="of:=[.C87]" office:value-type="float" office:value="24">
            <text:p>24.000</text:p>
          </table:table-cell>
          <table:table-cell table:style-name="ce69" table:formula="of:=([.L92]/0.0254)/12" office:value-type="float" office:value="-5.249343832021">
            <text:p>-5.25</text:p>
          </table:table-cell>
          <table:table-cell table:style-name="ce69" table:formula="of:=([.M92]/0.0254)/12" office:value-type="float" office:value="8.85826771653543">
            <text:p>8.86</text:p>
          </table:table-cell>
          <table:table-cell table:style-name="ce69" table:formula="of:=([.N92]/0.0254)/12" office:value-type="float" office:value="-1.44356955380577">
            <text:p>-1.44</text:p>
          </table:table-cell>
          <table:table-cell table:style-name="ce113" table:formula="of:=[.D92]*[.C92]" office:value-type="float" office:value="-125.984251968504">
            <text:p>-125.98</text:p>
          </table:table-cell>
          <table:table-cell table:style-name="ce113" table:formula="of:=[.E92]*[.C92]" office:value-type="float" office:value="212.59842519685">
            <text:p>212.60</text:p>
          </table:table-cell>
          <table:table-cell table:style-name="ce113" table:formula="of:=[.F92]*[.C92]" office:value-type="float" office:value="-34.6456692913386">
            <text:p>-34.65</text:p>
          </table:table-cell>
          <table:table-cell table:style-name="ce118"/>
          <table:table-cell table:style-name="ce120" table:formula="of:=[.C92]/[.B$7]" office:value-type="float" office:value="10.8861804475127">
            <text:p>11</text:p>
          </table:table-cell>
          <table:table-cell table:style-name="ce118" table:formula="of:=[.L87]" office:value-type="float" office:value="-1.6">
            <text:p>-1.60</text:p>
          </table:table-cell>
          <table:table-cell table:style-name="ce118" table:formula="of:=[.M87]*-1" office:value-type="float" office:value="2.7">
            <text:p>2.70</text:p>
          </table:table-cell>
          <table:table-cell table:style-name="ce118" table:formula="of:=[.N87]" office:value-type="float" office:value="-0.44">
            <text:p>-0.44</text:p>
          </table:table-cell>
          <table:table-cell table:style-name="ce113" table:formula="of:=[.L92]*[.K92]" office:value-type="float" office:value="-17.4178887160204">
            <text:p>-17.42</text:p>
          </table:table-cell>
          <table:table-cell table:style-name="ce113" table:formula="of:=[.M92]*[.K92]" office:value-type="float" office:value="29.3926872082844">
            <text:p>29.39</text:p>
          </table:table-cell>
          <table:table-cell table:style-name="ce113" table:formula="of:=[.N92]*[.K92]" office:value-type="float" office:value="-4.7899193969056">
            <text:p>-4.79</text:p>
          </table:table-cell>
          <table:table-cell table:style-name="Excel_20_Built-in_20_Normal"/>
          <table:table-cell table:style-name="ce133" table:formula="of:=([.L92]-[.L$101])*([.L92]-[.L$101])*[.$K92]" office:value-type="float" office:value="0.576359512138167">
            <text:p>0.58</text:p>
          </table:table-cell>
          <table:table-cell table:style-name="ce133" table:formula="of:=([.M92]-[.M$101])*([.M92]-[.M$101])*[.$K92]" office:value-type="float" office:value="79.0827282184949">
            <text:p>79.08</text:p>
          </table:table-cell>
          <table:table-cell table:style-name="ce137" table:formula="of:=([.N92]-[.N$101])*([.N92]-[.N$101])*[.$K92]" office:value-type="float" office:value="0.522182823338601">
            <text:p>0.52</text:p>
          </table:table-cell>
          <table:table-cell/>
          <table:table-cell table:style-name="ce133" table:formula="of:=([.L92]-[.L$101])*([.M92]-[.M$101])*[.$K92]" office:value-type="float" office:value="-6.75130229322958">
            <text:p>-6.75</text:p>
          </table:table-cell>
          <table:table-cell table:style-name="ce133" table:formula="of:=([.M92]-[.M$101])*([.N92]-[.N$101])*[.$K92]" office:value-type="float" office:value="-6.42616855509197">
            <text:p>-6.43</text:p>
          </table:table-cell>
          <table:table-cell table:style-name="ce137" table:formula="of:=([.L92]-[.L$101])*([.N92]-[.N$101])*[.$K92]" office:value-type="float" office:value="0.548602804683285">
            <text:p>0.55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BROWNING .303 IN GUN-3 &amp; ACCESSORIES </text:p>
          </table:table-cell>
          <table:table-cell table:style-name="ce63" table:formula="of:=[.C88]" office:value-type="float" office:value="24">
            <text:p>24.000</text:p>
          </table:table-cell>
          <table:table-cell table:style-name="ce69" table:formula="of:=([.L93]/0.0254)/12" office:value-type="float" office:value="-5.249343832021">
            <text:p>-5.25</text:p>
          </table:table-cell>
          <table:table-cell table:style-name="ce69" table:formula="of:=([.M93]/0.0254)/12" office:value-type="float" office:value="9.51443569553806">
            <text:p>9.51</text:p>
          </table:table-cell>
          <table:table-cell table:style-name="ce69" table:formula="of:=([.N93]/0.0254)/12" office:value-type="float" office:value="-1.50918635170604">
            <text:p>-1.51</text:p>
          </table:table-cell>
          <table:table-cell table:style-name="ce113" table:formula="of:=[.D93]*[.C93]" office:value-type="float" office:value="-125.984251968504">
            <text:p>-125.98</text:p>
          </table:table-cell>
          <table:table-cell table:style-name="ce113" table:formula="of:=[.E93]*[.C93]" office:value-type="float" office:value="228.346456692913">
            <text:p>228.35</text:p>
          </table:table-cell>
          <table:table-cell table:style-name="ce113" table:formula="of:=[.F93]*[.C93]" office:value-type="float" office:value="-36.2204724409449">
            <text:p>-36.22</text:p>
          </table:table-cell>
          <table:table-cell table:style-name="ce118"/>
          <table:table-cell table:style-name="ce120" table:formula="of:=[.C93]/[.B$7]" office:value-type="float" office:value="10.8861804475127">
            <text:p>11</text:p>
          </table:table-cell>
          <table:table-cell table:style-name="ce118" table:formula="of:=[.L88]" office:value-type="float" office:value="-1.6">
            <text:p>-1.60</text:p>
          </table:table-cell>
          <table:table-cell table:style-name="ce118" table:formula="of:=[.M88]*-1" office:value-type="float" office:value="2.9">
            <text:p>2.90</text:p>
          </table:table-cell>
          <table:table-cell table:style-name="ce118" table:formula="of:=[.N88]" office:value-type="float" office:value="-0.46">
            <text:p>-0.46</text:p>
          </table:table-cell>
          <table:table-cell table:style-name="ce113" table:formula="of:=[.L93]*[.K93]" office:value-type="float" office:value="-17.4178887160204">
            <text:p>-17.42</text:p>
          </table:table-cell>
          <table:table-cell table:style-name="ce113" table:formula="of:=[.M93]*[.K93]" office:value-type="float" office:value="31.5699232977869">
            <text:p>31.57</text:p>
          </table:table-cell>
          <table:table-cell table:style-name="ce113" table:formula="of:=[.N93]*[.K93]" office:value-type="float" office:value="-5.00764300585586">
            <text:p>-5.01</text:p>
          </table:table-cell>
          <table:table-cell table:style-name="Excel_20_Built-in_20_Normal"/>
          <table:table-cell table:style-name="ce133" table:formula="of:=([.L93]-[.L$101])*([.L93]-[.L$101])*[.$K93]" office:value-type="float" office:value="0.576359512138167">
            <text:p>0.58</text:p>
          </table:table-cell>
          <table:table-cell table:style-name="ce133" table:formula="of:=([.M93]-[.M$101])*([.M93]-[.M$101])*[.$K93]" office:value-type="float" office:value="91.2546747418485">
            <text:p>91.25</text:p>
          </table:table-cell>
          <table:table-cell table:style-name="ce137" table:formula="of:=([.N93]-[.N$101])*([.N93]-[.N$101])*[.$K93]" office:value-type="float" office:value="0.621906694731028">
            <text:p>0.62</text:p>
          </table:table-cell>
          <table:table-cell/>
          <table:table-cell table:style-name="ce133" table:formula="of:=([.L93]-[.L$101])*([.M93]-[.M$101])*[.$K93]" office:value-type="float" office:value="-7.25227549218443">
            <text:p>-7.25</text:p>
          </table:table-cell>
          <table:table-cell table:style-name="ce133" table:formula="of:=([.M93]-[.M$101])*([.N93]-[.N$101])*[.$K93]" office:value-type="float" office:value="-7.53338523822179">
            <text:p>-7.53</text:p>
          </table:table-cell>
          <table:table-cell table:style-name="ce137" table:formula="of:=([.L93]-[.L$101])*([.N93]-[.N$101])*[.$K93]" office:value-type="float" office:value="0.59870012457877">
            <text:p>0.60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BROWNING .303 IN GUN-4 &amp; ACCESSORIES </text:p>
          </table:table-cell>
          <table:table-cell table:style-name="ce63" table:formula="of:=[.C89]" office:value-type="float" office:value="24">
            <text:p>24.000</text:p>
          </table:table-cell>
          <table:table-cell table:style-name="ce69" table:formula="of:=([.L94]/0.0254)/12" office:value-type="float" office:value="-5.249343832021">
            <text:p>-5.25</text:p>
          </table:table-cell>
          <table:table-cell table:style-name="ce69" table:formula="of:=([.M94]/0.0254)/12" office:value-type="float" office:value="12.6312335958005">
            <text:p>12.63</text:p>
          </table:table-cell>
          <table:table-cell table:style-name="ce69" table:formula="of:=([.N94]/0.0254)/12" office:value-type="float" office:value="-1.70603674540682">
            <text:p>-1.71</text:p>
          </table:table-cell>
          <table:table-cell table:style-name="ce113" table:formula="of:=[.D94]*[.C94]" office:value-type="float" office:value="-125.984251968504">
            <text:p>-125.98</text:p>
          </table:table-cell>
          <table:table-cell table:style-name="ce113" table:formula="of:=[.E94]*[.C94]" office:value-type="float" office:value="303.149606299213">
            <text:p>303.15</text:p>
          </table:table-cell>
          <table:table-cell table:style-name="ce113" table:formula="of:=[.F94]*[.C94]" office:value-type="float" office:value="-40.9448818897638">
            <text:p>-40.94</text:p>
          </table:table-cell>
          <table:table-cell table:style-name="ce118"/>
          <table:table-cell table:style-name="ce120" table:formula="of:=[.C94]/[.B$7]" office:value-type="float" office:value="10.8861804475127">
            <text:p>11</text:p>
          </table:table-cell>
          <table:table-cell table:style-name="ce118" table:formula="of:=[.L89]" office:value-type="float" office:value="-1.6">
            <text:p>-1.60</text:p>
          </table:table-cell>
          <table:table-cell table:style-name="ce118" table:formula="of:=[.M89]*-1" office:value-type="float" office:value="3.85">
            <text:p>3.85</text:p>
          </table:table-cell>
          <table:table-cell table:style-name="ce118" table:formula="of:=[.N89]" office:value-type="float" office:value="-0.52">
            <text:p>-0.52</text:p>
          </table:table-cell>
          <table:table-cell table:style-name="ce113" table:formula="of:=[.L94]*[.K94]" office:value-type="float" office:value="-17.4178887160204">
            <text:p>-17.42</text:p>
          </table:table-cell>
          <table:table-cell table:style-name="ce113" table:formula="of:=[.M94]*[.K94]" office:value-type="float" office:value="41.911794722924">
            <text:p>41.91</text:p>
          </table:table-cell>
          <table:table-cell table:style-name="ce113" table:formula="of:=[.N94]*[.K94]" office:value-type="float" office:value="-5.66081383270662">
            <text:p>-5.66</text:p>
          </table:table-cell>
          <table:table-cell table:style-name="Excel_20_Built-in_20_Normal"/>
          <table:table-cell table:style-name="ce133" table:formula="of:=([.L94]-[.L$101])*([.L94]-[.L$101])*[.$K94]" office:value-type="float" office:value="0.576359512138167">
            <text:p>0.58</text:p>
          </table:table-cell>
          <table:table-cell table:style-name="ce133" table:formula="of:=([.M94]-[.M$101])*([.M94]-[.M$101])*[.$K94]" office:value-type="float" office:value="160.964572866686">
            <text:p>160.96</text:p>
          </table:table-cell>
          <table:table-cell table:style-name="ce137" table:formula="of:=([.N94]-[.N$101])*([.N94]-[.N$101])*[.$K94]" office:value-type="float" office:value="0.973331975056371">
            <text:p>0.97</text:p>
          </table:table-cell>
          <table:table-cell/>
          <table:table-cell table:style-name="ce133" table:formula="of:=([.L94]-[.L$101])*([.M94]-[.M$101])*[.$K94]" office:value-type="float" office:value="-9.63189818721999">
            <text:p>-9.63</text:p>
          </table:table-cell>
          <table:table-cell table:style-name="ce133" table:formula="of:=([.M94]-[.M$101])*([.N94]-[.N$101])*[.$K94]" office:value-type="float" office:value="-12.5168672447397">
            <text:p>-12.52</text:p>
          </table:table-cell>
          <table:table-cell table:style-name="ce137" table:formula="of:=([.L94]-[.L$101])*([.N94]-[.N$101])*[.$K94]" office:value-type="float" office:value="0.748992084265227">
            <text:p>0.75</text:p>
          </table:table-cell>
          <table:table-cell table:number-columns-repeated="999"/>
        </table:table-row>
        <table:table-row table:style-name="ro3">
          <table:table-cell/>
          <table:table-cell table:style-name="ce48" office:value-type="string">
            <text:p>6.45 CAMERA, MOUTING AND INDICATOR</text:p>
          </table:table-cell>
          <table:table-cell table:style-name="ce60" office:value-type="float" office:value="8.5">
            <text:p>8.500</text:p>
          </table:table-cell>
          <table:table-cell table:style-name="ce69" table:formula="of:=([.L95]/0.0254)/12" office:value-type="float" office:value="-3.0511811023622">
            <text:p>-3.05</text:p>
          </table:table-cell>
          <table:table-cell table:style-name="ce69" table:formula="of:=([.M95]/0.0254)/12" office:value-type="float" office:value="4.65879265091863">
            <text:p>4.66</text:p>
          </table:table-cell>
          <table:table-cell table:style-name="ce69" table:formula="of:=([.N95]/0.0254)/12" office:value-type="float" office:value="-2.001312335958">
            <text:p>-2.00</text:p>
          </table:table-cell>
          <table:table-cell table:style-name="ce113" table:formula="of:=[.D95]*[.C95]" office:value-type="float" office:value="-25.9350393700787">
            <text:p>-25.94</text:p>
          </table:table-cell>
          <table:table-cell table:style-name="ce113" table:formula="of:=[.E95]*[.C95]" office:value-type="float" office:value="39.5997375328084">
            <text:p>39.60</text:p>
          </table:table-cell>
          <table:table-cell table:style-name="ce113" table:formula="of:=[.F95]*[.C95]" office:value-type="float" office:value="-17.011154855643">
            <text:p>-17.01</text:p>
          </table:table-cell>
          <table:table-cell table:style-name="ce118"/>
          <table:table-cell table:style-name="ce120" table:formula="of:=[.C95]/[.B$7]" office:value-type="float" office:value="3.85552224182743">
            <text:p>4</text:p>
          </table:table-cell>
          <table:table-cell table:style-name="ce119" office:value-type="float" office:value="-0.93">
            <text:p>-0.93</text:p>
          </table:table-cell>
          <table:table-cell table:style-name="ce119" office:value-type="float" office:value="1.42">
            <text:p>1.42</text:p>
          </table:table-cell>
          <table:table-cell table:style-name="ce119" office:value-type="float" office:value="-0.61">
            <text:p>-0.61</text:p>
          </table:table-cell>
          <table:table-cell table:style-name="ce113" table:formula="of:=[.L95]*[.K95]" office:value-type="float" office:value="-3.58563568489951">
            <text:p>-3.59</text:p>
          </table:table-cell>
          <table:table-cell table:style-name="ce113" table:formula="of:=[.M95]*[.K95]" office:value-type="float" office:value="5.47484158339495">
            <text:p>5.47</text:p>
          </table:table-cell>
          <table:table-cell table:style-name="ce113" table:formula="of:=[.N95]*[.K95]" office:value-type="float" office:value="-2.35186856751473">
            <text:p>-2.35</text:p>
          </table:table-cell>
          <table:table-cell table:style-name="Excel_20_Built-in_20_Normal"/>
          <table:table-cell table:style-name="ce133" table:formula="of:=([.L95]-[.L$101])*([.L95]-[.L$101])*[.$K95]" office:value-type="float" office:value="0.746103608218644">
            <text:p>0.75</text:p>
          </table:table-cell>
          <table:table-cell table:style-name="ce133" table:formula="of:=([.M95]-[.M$101])*([.M95]-[.M$101])*[.$K95]" office:value-type="float" office:value="7.72262212603313">
            <text:p>7.72</text:p>
          </table:table-cell>
          <table:table-cell table:style-name="ce137" table:formula="of:=([.N95]-[.N$101])*([.N95]-[.N$101])*[.$K95]" office:value-type="float" office:value="0.583465971603306">
            <text:p>0.58</text:p>
          </table:table-cell>
          <table:table-cell/>
          <table:table-cell table:style-name="ce133" table:formula="of:=([.L95]-[.L$101])*([.M95]-[.M$101])*[.$K95]" office:value-type="float" office:value="2.40039085007889">
            <text:p>2.40</text:p>
          </table:table-cell>
          <table:table-cell table:style-name="ce133" table:formula="of:=([.M95]-[.M$101])*([.N95]-[.N$101])*[.$K95]" office:value-type="float" office:value="-2.12270752156087">
            <text:p>-2.12</text:p>
          </table:table-cell>
          <table:table-cell table:style-name="ce137" table:formula="of:=([.L95]-[.L$101])*([.N95]-[.N$101])*[.$K95]" office:value-type="float" office:value="-0.65979244212557">
            <text:p>-0.66</text:p>
          </table:table-cell>
          <table:table-cell table:number-columns-repeated="999"/>
        </table:table-row>
        <table:table-row table:style-name="ro3">
          <table:table-cell/>
          <table:table-cell table:style-name="ce48"/>
          <table:table-cell table:style-name="ce64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/>
          <table:table-cell table:style-name="ce67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64"/>
          <table:table-cell table:style-name="ce69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14">
          <table:table-cell/>
          <table:table-cell table:style-name="ce51" office:value-type="string">
            <text:p>'REMOVABLE' WEIGHT</text:p>
          </table:table-cell>
          <table:table-cell table:style-name="ce68" table:formula="of:=SUM([.C73:.C95])" office:value-type="float" office:value="564.5">
            <text:p>565</text:p>
          </table:table-cell>
          <table:table-cell table:style-name="ce65" table:formula="of:=[.G98]/[.$C98]" office:value-type="float" office:value="-0.650344415539732">
            <text:p>-0.65</text:p>
          </table:table-cell>
          <table:table-cell table:style-name="ce65" table:formula="of:=[.H98]/[.$C98]" office:value-type="float" office:value="0.0701501107755682">
            <text:p>0.07</text:p>
          </table:table-cell>
          <table:table-cell table:style-name="ce65" table:formula="of:=[.I98]/[.$C98]" office:value-type="float" office:value="-0.517756637816199">
            <text:p>-0.52</text:p>
          </table:table-cell>
          <table:table-cell table:style-name="ce68" table:formula="of:=SUM([.G73:.G95])" office:value-type="float" office:value="-367.119422572178">
            <text:p>-367</text:p>
          </table:table-cell>
          <table:table-cell table:style-name="ce68" table:formula="of:=SUM([.H73:.H95])" office:value-type="float" office:value="39.5997375328083">
            <text:p>40</text:p>
          </table:table-cell>
          <table:table-cell table:style-name="ce68" table:formula="of:=SUM([.I73:.I95])" office:value-type="float" office:value="-292.273622047244">
            <text:p>-292</text:p>
          </table:table-cell>
          <table:table-cell table:style-name="ce68"/>
          <table:table-cell table:style-name="ce68" table:formula="of:=SUM([.K73:.K97])" office:value-type="float" office:value="256.052035942539">
            <text:p>256</text:p>
          </table:table-cell>
          <table:table-cell table:style-name="ce65" table:formula="of:=[.O98]/[.$K98]" office:value-type="float" office:value="-0.19822497785651">
            <text:p>-0.20</text:p>
          </table:table-cell>
          <table:table-cell table:style-name="ce65" table:formula="of:=[.P98]/[.$K98]" office:value-type="float" office:value="0.0213817537643932">
            <text:p>0.02</text:p>
          </table:table-cell>
          <table:table-cell table:style-name="ce65" table:formula="of:=[.Q98]/[.$K98]" office:value-type="float" office:value="-0.157812223206377">
            <text:p>-0.16</text:p>
          </table:table-cell>
          <table:table-cell table:style-name="ce68" table:formula="of:=SUM([.O73:.O95])" office:value-type="float" office:value="-50.7559091548242">
            <text:p>-51</text:p>
          </table:table-cell>
          <table:table-cell table:style-name="ce68" table:formula="of:=SUM([.P73:.P95])" office:value-type="float" office:value="5.47484158339493">
            <text:p>5</text:p>
          </table:table-cell>
          <table:table-cell table:style-name="ce124" table:formula="of:=SUM([.Q73:.Q95])" office:value-type="float" office:value="-40.4081410486113">
            <text:p>-40</text:p>
          </table:table-cell>
          <table:table-cell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15">
          <table:table-cell table:number-columns-repeated="10"/>
          <table:table-cell table:number-columns-repeated="4"/>
          <table:table-cell/>
          <table:table-cell table:number-columns-repeated="3"/>
          <table:table-cell table:style-name="ce133" table:formula="of:=([.L99]-[.L$101])*([.L99]-[.L$101])*[.$K99]" office:value-type="float" office:value="0">
            <text:p>0.00</text:p>
          </table:table-cell>
          <table:table-cell table:style-name="ce133" table:formula="of:=([.M99]-[.M$101])*([.M99]-[.M$101])*[.$K99]" office:value-type="float" office:value="0">
            <text:p>0.00</text:p>
          </table:table-cell>
          <table:table-cell table:style-name="ce137" table:formula="of:=([.N99]-[.N$101])*([.N99]-[.N$101])*[.$K99]" office:value-type="float" office:value="0">
            <text:p>0.00</text:p>
          </table:table-cell>
          <table:table-cell/>
          <table:table-cell table:style-name="ce133" table:formula="of:=([.P99]-[.P$101])*([.P99]-[.P$101])*[.$K99]" office:value-type="float" office:value="0">
            <text:p>0.00</text:p>
          </table:table-cell>
          <table:table-cell table:style-name="ce133" table:formula="of:=([.Q99]-[.Q$101])*([.Q99]-[.Q$101])*[.$K99]" office:value-type="float" office:value="0">
            <text:p>0.00</text:p>
          </table:table-cell>
          <table:table-cell table:style-name="ce137" table:formula="of:=([.R99]-[.R$101])*([.R99]-[.R$101])*[.$K99]" office:value-type="float" office:value="0">
            <text:p>0.00</text:p>
          </table:table-cell>
          <table:table-cell table:number-columns-repeated="999"/>
        </table:table-row>
        <table:table-row table:style-name="ro15">
          <table:table-cell table:number-columns-repeated="10"/>
          <table:table-cell table:number-columns-repeated="4"/>
          <table:table-cell/>
          <table:table-cell table:number-columns-repeated="3"/>
          <table:table-cell table:style-name="ce133" table:formula="of:=([.L100]-[.L$101])*([.L100]-[.L$101])*[.$K100]" office:value-type="float" office:value="0">
            <text:p>0.00</text:p>
          </table:table-cell>
          <table:table-cell table:style-name="ce133" table:formula="of:=([.M100]-[.M$101])*([.M100]-[.M$101])*[.$K100]" office:value-type="float" office:value="0">
            <text:p>0.00</text:p>
          </table:table-cell>
          <table:table-cell table:style-name="ce137" table:formula="of:=([.N100]-[.N$101])*([.N100]-[.N$101])*[.$K100]" office:value-type="float" office:value="0">
            <text:p>0.00</text:p>
          </table:table-cell>
          <table:table-cell/>
          <table:table-cell table:style-name="ce133" table:formula="of:=([.P100]-[.P$101])*([.P100]-[.P$101])*[.$K100]" office:value-type="float" office:value="0">
            <text:p>0.00</text:p>
          </table:table-cell>
          <table:table-cell table:style-name="ce133" table:formula="of:=([.Q100]-[.Q$101])*([.Q100]-[.Q$101])*[.$K100]" office:value-type="float" office:value="0">
            <text:p>0.00</text:p>
          </table:table-cell>
          <table:table-cell table:style-name="ce137" table:formula="of:=([.R100]-[.R$101])*([.R100]-[.R$101])*[.$K100]" office:value-type="float" office:value="0">
            <text:p>0.00</text:p>
          </table:table-cell>
          <table:table-cell table:number-columns-repeated="999"/>
        </table:table-row>
        <table:table-row table:style-name="ro14">
          <table:table-cell/>
          <table:table-cell table:style-name="ce51" office:value-type="string">
            <text:p><text:s/>'RETURN' WEIGHT</text:p>
          </table:table-cell>
          <table:table-cell table:style-name="ce68" table:formula="of:=[.C98]+[.C66]" office:value-type="float" office:value="5162.4964967">
            <text:p>5162</text:p>
          </table:table-cell>
          <table:table-cell table:style-name="ce65" table:formula="of:=[.G101]/[.$C101]" office:value-type="float" office:value="-4.49491601325591">
            <text:p>-4.49</text:p>
          </table:table-cell>
          <table:table-cell table:style-name="ce65" table:formula="of:=[.H101]/[.$C101]" office:value-type="float" office:value="0.00403392646307992">
            <text:p>0.00</text:p>
          </table:table-cell>
          <table:table-cell table:style-name="ce65" table:formula="of:=[.I101]/[.$C101]" office:value-type="float" office:value="-0.725038826153866">
            <text:p>-0.73</text:p>
          </table:table-cell>
          <table:table-cell table:style-name="ce68" table:formula="of:=[.G66]+[.G98]" office:value-type="float" office:value="-23204.9881713944">
            <text:p>-23205</text:p>
          </table:table-cell>
          <table:table-cell table:style-name="ce68" table:formula="of:=[.H66]+[.H98]" office:value-type="float" office:value="20.8251312335955">
            <text:p>21</text:p>
          </table:table-cell>
          <table:table-cell table:style-name="ce68" table:formula="of:=[.I66]+[.I98]" office:value-type="float" office:value="-3743.01039999081">
            <text:p>-3743</text:p>
          </table:table-cell>
          <table:table-cell table:style-name="ce68"/>
          <table:table-cell table:style-name="ce68" table:formula="of:=[.K98]+[.K66]" office:value-type="float" office:value="2338.54848033457">
            <text:p>2339</text:p>
          </table:table-cell>
          <table:table-cell table:style-name="ce65" table:formula="of:=[.O101]/[.$K101]" office:value-type="float" office:value="-1.3699040534142">
            <text:p>-1.37</text:p>
          </table:table-cell>
          <table:table-cell table:style-name="ce65" table:formula="of:=[.P101]/[.$K101]" office:value-type="float" office:value="0.00472516002278927">
            <text:p>0.00</text:p>
          </table:table-cell>
          <table:table-cell table:style-name="ce65" table:formula="of:=[.Q101]/[.$K101]" office:value-type="float" office:value="-0.220985168137618">
            <text:p>-0.22</text:p>
          </table:table-cell>
          <table:table-cell table:style-name="ce68" table:formula="of:=[.O66]+[.O98]" office:value-type="float" office:value="-3203.58704231594">
            <text:p>-3204</text:p>
          </table:table-cell>
          <table:table-cell table:style-name="ce68" table:formula="of:=[.P66]+[.P98]" office:value-type="float" office:value="11.0500157906315">
            <text:p>11</text:p>
          </table:table-cell>
          <table:table-cell table:style-name="ce124" table:formula="of:=[.Q66]+[.Q98]" office:value-type="float" office:value="-516.784529124706">
            <text:p>-517</text:p>
          </table:table-cell>
          <table:table-cell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9">
          <table:table-cell/>
          <table:table-cell table:style-name="ce55"/>
          <table:table-cell table:style-name="ce66"/>
          <table:table-cell table:style-name="ce109" table:number-columns-repeated="3"/>
          <table:table-cell table:style-name="ce66" table:number-columns-repeated="5"/>
          <table:table-cell table:style-name="ce109" table:number-columns-repeated="3"/>
          <table:table-cell table:style-name="ce66" table:number-columns-repeated="3"/>
          <table:table-cell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9">
          <table:table-cell/>
          <table:table-cell table:style-name="ce42"/>
          <table:table-cell table:style-name="ce56" table:number-columns-spanned="15" table:number-rows-spanned="1"/>
          <table:covered-table-cell table:number-columns-repeated="13" table:style-name="ce105"/>
          <table:covered-table-cell table:style-name="ce125"/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9">
          <table:table-cell/>
          <table:table-cell table:style-name="ce43" office:value-type="string" table:number-columns-spanned="1" table:number-rows-spanned="2">
            <text:p>TYPICAL 'EXPENDABLE' ITEMS OF LOAD</text:p>
          </table:table-cell>
          <table:table-cell table:style-name="ce57" office:value-type="string" table:number-columns-spanned="1" table:number-rows-spanned="2">
            <text:p>WEIGHT (lb)</text:p>
          </table:table-cell>
          <table:table-cell table:style-name="ce106" office:value-type="string" table:number-columns-spanned="1" table:number-rows-spanned="2">
            <text:p>X</text:p>
            <text:p>(FT)</text:p>
          </table:table-cell>
          <table:table-cell table:style-name="ce106" office:value-type="string" table:number-columns-spanned="1" table:number-rows-spanned="2">
            <text:p>Y</text:p>
            <text:p>(FT)</text:p>
          </table:table-cell>
          <table:table-cell table:style-name="ce106" office:value-type="string" table:number-columns-spanned="1" table:number-rows-spanned="2">
            <text:p>Z</text:p>
            <text:p>(FT)</text:p>
          </table:table-cell>
          <table:table-cell table:style-name="ce106" office:value-type="string" table:number-columns-spanned="1" table:number-rows-spanned="2">
            <text:p>X ARM</text:p>
            <text:p>(lb FT)</text:p>
          </table:table-cell>
          <table:table-cell table:style-name="ce106" office:value-type="string" table:number-columns-spanned="1" table:number-rows-spanned="2">
            <text:p>Y ARM</text:p>
            <text:p>(lb FT)</text:p>
          </table:table-cell>
          <table:table-cell table:style-name="ce106" office:value-type="string" table:number-columns-spanned="1" table:number-rows-spanned="2">
            <text:p>Z ARM</text:p>
            <text:p>(lb FT)</text:p>
          </table:table-cell>
          <table:table-cell table:style-name="ce115"/>
          <table:table-cell table:style-name="ce106" office:value-type="string" table:number-columns-spanned="1" table:number-rows-spanned="2">
            <text:p>WEIGHT (kg)</text:p>
          </table:table-cell>
          <table:table-cell table:style-name="ce106" office:value-type="string" table:number-columns-spanned="1" table:number-rows-spanned="2">
            <text:p>X</text:p>
            <text:p>(m)</text:p>
          </table:table-cell>
          <table:table-cell table:style-name="ce106" office:value-type="string" table:number-columns-spanned="1" table:number-rows-spanned="2">
            <text:p>Y</text:p>
            <text:p>(m)</text:p>
          </table:table-cell>
          <table:table-cell table:style-name="ce106" office:value-type="string" table:number-columns-spanned="1" table:number-rows-spanned="2">
            <text:p>Z</text:p>
            <text:p>(m)</text:p>
          </table:table-cell>
          <table:table-cell table:style-name="ce106" office:value-type="string" table:number-columns-spanned="1" table:number-rows-spanned="2">
            <text:p>X ARM</text:p>
            <text:p>(kg m)</text:p>
          </table:table-cell>
          <table:table-cell table:style-name="ce106" office:value-type="string" table:number-columns-spanned="1" table:number-rows-spanned="2">
            <text:p>Y ARM</text:p>
            <text:p>(kg m)</text:p>
          </table:table-cell>
          <table:table-cell table:style-name="ce106" office:value-type="string" table:number-columns-spanned="1" table:number-rows-spanned="2">
            <text:p>Z ARM</text:p>
            <text:p>(kg m)</text:p>
          </table:table-cell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9">
          <table:table-cell/>
          <table:covered-table-cell table:style-name="ce43"/>
          <table:covered-table-cell table:style-name="ce57"/>
          <table:covered-table-cell table:number-columns-repeated="4" table:style-name="ce107"/>
          <table:covered-table-cell table:number-columns-repeated="2" table:style-name="ce106"/>
          <table:table-cell table:style-name="ce115"/>
          <table:covered-table-cell table:style-name="ce106"/>
          <table:covered-table-cell table:number-columns-repeated="4" table:style-name="ce107"/>
          <table:covered-table-cell table:number-columns-repeated="2" table:style-name="ce106"/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9">
          <table:table-cell/>
          <table:table-cell table:style-name="ce50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ce118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9">
          <table:table-cell/>
          <table:table-cell table:style-name="ce46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ce118"/>
          <table:table-cell table:style-name="ce64"/>
          <table:table-cell table:style-name="ce69" table:number-columns-repeated="3"/>
          <table:table-cell table:style-name="ce64" table:number-columns-repeated="2"/>
          <table:table-cell table:style-name="ce113"/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9">
          <table:table-cell/>
          <table:table-cell table:style-name="ce54" office:value-type="string">
            <text:p>FUSELAGE SECTIONS</text:p>
          </table:table-cell>
          <table:table-cell table:style-name="ce64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9">
          <table:table-cell/>
          <table:table-cell table:style-name="ce53" office:value-type="string">
            <text:p>Fore</text:p>
          </table:table-cell>
          <table:table-cell table:style-name="ce64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2"/>
          <table:table-cell table:style-name="ce118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9">
          <table:table-cell/>
          <table:table-cell table:style-name="ce48" office:value-type="string">
            <text:p>OIL IN TANK : 6 GAL AT 9lb PER GAL</text:p>
          </table:table-cell>
          <table:table-cell table:style-name="ce60" office:value-type="float" office:value="54">
            <text:p>54.000</text:p>
          </table:table-cell>
          <table:table-cell table:style-name="ce69" table:formula="of:=([.L110]/0.0254)/12" office:value-type="float" office:value="-9.12073490813648">
            <text:p>-9.12</text:p>
          </table:table-cell>
          <table:table-cell table:style-name="ce69" table:formula="of:=([.M110]/0.0254)/12" office:value-type="float" office:value="0">
            <text:p>0.00</text:p>
          </table:table-cell>
          <table:table-cell table:style-name="ce69" table:formula="of:=([.N110]/0.0254)/12" office:value-type="float" office:value="-1.77165354330709">
            <text:p>-1.77</text:p>
          </table:table-cell>
          <table:table-cell table:style-name="ce113" table:formula="of:=[.D110]*[.C110]" office:value-type="float" office:value="-492.51968503937">
            <text:p>-492.52</text:p>
          </table:table-cell>
          <table:table-cell table:style-name="ce113" table:formula="of:=[.E110]*[.C110]" office:value-type="float" office:value="0">
            <text:p>0.00</text:p>
          </table:table-cell>
          <table:table-cell table:style-name="ce113" table:formula="of:=[.F110]*[.C110]" office:value-type="float" office:value="-95.6692913385827">
            <text:p>-95.67</text:p>
          </table:table-cell>
          <table:table-cell table:style-name="ce118"/>
          <table:table-cell table:style-name="ce120" table:formula="of:=[.C110]/[.B$7]" office:value-type="float" office:value="24.4939060069037">
            <text:p>24</text:p>
          </table:table-cell>
          <table:table-cell table:style-name="ce118" table:formula="of:=[.L15]" office:value-type="float" office:value="-2.78">
            <text:p>-2.78</text:p>
          </table:table-cell>
          <table:table-cell table:style-name="ce118" table:formula="of:=[.M15]" office:value-type="float" office:value="0">
            <text:p>0.00</text:p>
          </table:table-cell>
          <table:table-cell table:style-name="ce118" table:formula="of:=[.N15]" office:value-type="float" office:value="-0.54">
            <text:p>-0.54</text:p>
          </table:table-cell>
          <table:table-cell table:style-name="ce113" table:formula="of:=[.L110]*[.K110]" office:value-type="float" office:value="-68.0930586991922">
            <text:p>-68.09</text:p>
          </table:table-cell>
          <table:table-cell table:style-name="ce113" table:formula="of:=[.M110]*[.K110]" office:value-type="float" office:value="0">
            <text:p>0.00</text:p>
          </table:table-cell>
          <table:table-cell table:style-name="ce113" table:formula="of:=[.N110]*[.K110]" office:value-type="float" office:value="-13.226709243728">
            <text:p>-13.23</text:p>
          </table:table-cell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9">
          <table:table-cell/>
          <table:table-cell table:style-name="ce53" office:value-type="string">
            <text:p>Centre</text:p>
          </table:table-cell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9" table:number-columns-repeated="3"/>
          <table:table-cell table:style-name="ce113" table:number-columns-repeated="3"/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9">
          <table:table-cell/>
          <table:table-cell table:style-name="ce48" office:value-type="string">
            <text:p>FUEL 48 GAL, 87 OCTANE AT 7.2lb PER GAL</text:p>
          </table:table-cell>
          <table:table-cell table:style-name="ce60" table:formula="of:=48*7.2" office:value-type="float" office:value="345.6">
            <text:p>345.600</text:p>
          </table:table-cell>
          <table:table-cell table:style-name="ce69" table:formula="of:=([.L112]/0.0254)/12" office:value-type="float" office:value="-3.60892388451444">
            <text:p>-3.61</text:p>
          </table:table-cell>
          <table:table-cell table:style-name="ce69" table:formula="of:=([.M112]/0.0254)/12" office:value-type="float" office:value="0">
            <text:p>0.00</text:p>
          </table:table-cell>
          <table:table-cell table:style-name="ce69" table:formula="of:=([.N112]/0.0254)/12" office:value-type="float" office:value="0">
            <text:p>0.00</text:p>
          </table:table-cell>
          <table:table-cell table:style-name="ce113" table:formula="of:=[.D112]*[.C112]" office:value-type="float" office:value="-1247.24409448819">
            <text:p>-1247.24</text:p>
          </table:table-cell>
          <table:table-cell table:style-name="ce113" table:formula="of:=[.E112]*[.C112]" office:value-type="float" office:value="0">
            <text:p>0.00</text:p>
          </table:table-cell>
          <table:table-cell table:style-name="ce113" table:formula="of:=[.F112]*[.C112]" office:value-type="float" office:value="0">
            <text:p>0.00</text:p>
          </table:table-cell>
          <table:table-cell table:style-name="ce118"/>
          <table:table-cell table:style-name="ce120" table:formula="of:=[.C112]/[.B$7]" office:value-type="float" office:value="156.760998444183">
            <office:annotation draw:style-name="gr1" draw:text-style-name="P1" svg:width="2.899cm" svg:height="0.669cm" svg:x="26.562cm" svg:y="54.207cm" draw:caption-point-x="-0.61cm" draw:caption-point-y="1.525cm">
              <dc:date>2017-09-03T00:00:00</dc:date>
              <text:p text:style-name="P1"><text:span text:style-name="T1">205</text:span></text:p>
            </office:annotation>
            <text:p>157</text:p>
          </table:table-cell>
          <table:table-cell table:style-name="ce118" table:formula="of:=[.L25]" office:value-type="float" office:value="-1.1">
            <text:p>-1.10</text:p>
          </table:table-cell>
          <table:table-cell table:style-name="ce118" table:formula="of:=[.M25]" office:value-type="float" office:value="0">
            <text:p>0.00</text:p>
          </table:table-cell>
          <table:table-cell table:style-name="ce118" table:formula="of:=[.N25]" office:value-type="float" office:value="0">
            <text:p>0.00</text:p>
          </table:table-cell>
          <table:table-cell table:style-name="ce113" table:formula="of:=[.L112]*[.K112]" office:value-type="float" office:value="-172.437098288602">
            <text:p>-172.44</text:p>
          </table:table-cell>
          <table:table-cell table:style-name="ce113" table:formula="of:=[.M112]*[.K112]" office:value-type="float" office:value="0">
            <text:p>0.00</text:p>
          </table:table-cell>
          <table:table-cell table:style-name="ce113" table:formula="of:=[.N112]*[.K112]" office:value-type="float" office:value="0">
            <text:p>0.00</text:p>
          </table:table-cell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9">
          <table:table-cell/>
          <table:table-cell table:style-name="ce48" office:value-type="string">
            <text:p>FUEL 37 GAL, 87 OCTANE AT 7.2lb PER GAL</text:p>
          </table:table-cell>
          <table:table-cell table:style-name="ce60" table:formula="of:=37*7.2" office:value-type="float" office:value="266.4">
            <text:p>266.400</text:p>
          </table:table-cell>
          <table:table-cell table:style-name="ce69" table:formula="of:=([.L113]/0.0254)/12" office:value-type="float" office:value="-3.60892388451444">
            <text:p>-3.61</text:p>
          </table:table-cell>
          <table:table-cell table:style-name="ce69" table:formula="of:=([.M113]/0.0254)/12" office:value-type="float" office:value="0">
            <text:p>0.00</text:p>
          </table:table-cell>
          <table:table-cell table:style-name="ce69" table:formula="of:=([.N113]/0.0254)/12" office:value-type="float" office:value="-1.64041994750656">
            <text:p>-1.64</text:p>
          </table:table-cell>
          <table:table-cell table:style-name="ce113" table:formula="of:=[.D113]*[.C113]" office:value-type="float" office:value="-961.417322834646">
            <text:p>-961.42</text:p>
          </table:table-cell>
          <table:table-cell table:style-name="ce113" table:formula="of:=[.E113]*[.C113]" office:value-type="float" office:value="0">
            <text:p>0.00</text:p>
          </table:table-cell>
          <table:table-cell table:style-name="ce113" table:formula="of:=[.F113]*[.C113]" office:value-type="float" office:value="-437.007874015748">
            <text:p>-437.01</text:p>
          </table:table-cell>
          <table:table-cell table:style-name="ce118"/>
          <table:table-cell table:style-name="ce120" table:formula="of:=[.C113]/[.B$7]" office:value-type="float" office:value="120.836602967391">
            <office:annotation draw:style-name="gr1" draw:text-style-name="P1" svg:width="2.899cm" svg:height="0.669cm" svg:x="26.562cm" svg:y="54.708cm" draw:caption-point-x="-0.61cm" draw:caption-point-y="1.525cm">
              <dc:date>2017-09-03T00:00:00</dc:date>
              <text:p text:style-name="P1"><text:span text:style-name="T1">205</text:span></text:p>
            </office:annotation>
            <text:p>121</text:p>
          </table:table-cell>
          <table:table-cell table:style-name="ce118" table:formula="of:=[.L26]" office:value-type="float" office:value="-1.1">
            <text:p>-1.10</text:p>
          </table:table-cell>
          <table:table-cell table:style-name="ce118" table:formula="of:=[.M26]" office:value-type="float" office:value="0">
            <text:p>0.00</text:p>
          </table:table-cell>
          <table:table-cell table:style-name="ce118" table:formula="of:=[.N26]" office:value-type="float" office:value="-0.5">
            <text:p>-0.50</text:p>
          </table:table-cell>
          <table:table-cell table:style-name="ce113" table:formula="of:=[.L113]*[.K113]" office:value-type="float" office:value="-132.920263264131">
            <text:p>-132.92</text:p>
          </table:table-cell>
          <table:table-cell table:style-name="ce113" table:formula="of:=[.M113]*[.K113]" office:value-type="float" office:value="0">
            <text:p>0.00</text:p>
          </table:table-cell>
          <table:table-cell table:style-name="ce113" table:formula="of:=[.N113]*[.K113]" office:value-type="float" office:value="-60.4183014836957">
            <text:p>-60.42</text:p>
          </table:table-cell>
          <table:table-cell table:style-name="Excel_20_Built-in_20_Normal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54" office:value-type="string">
            <text:p>WINGS</text:p>
          </table:table-cell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53" office:value-type="string">
            <text:p>Left</text:p>
          </table:table-cell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<text:s/>AMMUNITION FOR BROWNING .303 GUN-1</text:p>
          </table:table-cell>
          <table:table-cell table:style-name="ce60" office:value-type="float" office:value="23.3">
            <text:p>23.300</text:p>
          </table:table-cell>
          <table:table-cell table:style-name="ce69" table:formula="of:=([.L116]/0.0254)/12" office:value-type="float" office:value="-4.85564304461942">
            <text:p>-4.86</text:p>
          </table:table-cell>
          <table:table-cell table:style-name="ce69" table:formula="of:=([.M116]/0.0254)/12" office:value-type="float" office:value="-7.8740157480315">
            <text:p>-7.87</text:p>
          </table:table-cell>
          <table:table-cell table:style-name="ce69" table:formula="of:=([.N116]/0.0254)/12" office:value-type="float" office:value="-1.31233595800525">
            <text:p>-1.31</text:p>
          </table:table-cell>
          <table:table-cell table:style-name="ce113" table:formula="of:=[.D116]*[.C116]" office:value-type="float" office:value="-113.136482939633">
            <text:p>-113.14</text:p>
          </table:table-cell>
          <table:table-cell table:style-name="ce113" table:formula="of:=[.E116]*[.C116]" office:value-type="float" office:value="-183.464566929134">
            <text:p>-183.46</text:p>
          </table:table-cell>
          <table:table-cell table:style-name="ce113" table:formula="of:=[.F116]*[.C116]" office:value-type="float" office:value="-30.5774278215223">
            <text:p>-30.58</text:p>
          </table:table-cell>
          <table:table-cell table:style-name="ce118"/>
          <table:table-cell table:style-name="ce120" table:formula="of:=[.C116]/[.B$7]" office:value-type="float" office:value="10.5686668511269">
            <text:p>11</text:p>
          </table:table-cell>
          <table:table-cell table:style-name="ce118" office:value-type="float" office:value="-1.48">
            <text:p>-1.48</text:p>
          </table:table-cell>
          <table:table-cell table:style-name="ce118" office:value-type="float" office:value="-2.4">
            <text:p>-2.40</text:p>
          </table:table-cell>
          <table:table-cell table:style-name="ce118" office:value-type="float" office:value="-0.4">
            <text:p>-0.40</text:p>
          </table:table-cell>
          <table:table-cell table:style-name="ce113" table:formula="of:=[.L116]*[.K116]" office:value-type="float" office:value="-15.6416269396679">
            <text:p>-15.64</text:p>
          </table:table-cell>
          <table:table-cell table:style-name="ce113" table:formula="of:=[.M116]*[.K116]" office:value-type="float" office:value="-25.3648004427047">
            <text:p>-25.36</text:p>
          </table:table-cell>
          <table:table-cell table:style-name="ce113" table:formula="of:=[.N116]*[.K116]" office:value-type="float" office:value="-4.22746674045078">
            <text:p>-4.23</text:p>
          </table:table-cell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<text:s/>AMMUNITION FOR BROWNING .303 GUN-2</text:p>
          </table:table-cell>
          <table:table-cell table:style-name="ce60" table:formula="of:=[.C116]" office:value-type="float" office:value="23.3">
            <text:p>23.300</text:p>
          </table:table-cell>
          <table:table-cell table:style-name="ce69" table:formula="of:=([.L117]/0.0254)/12" office:value-type="float" office:value="-4.85564304461942">
            <text:p>-4.86</text:p>
          </table:table-cell>
          <table:table-cell table:style-name="ce69" table:formula="of:=([.M117]/0.0254)/12" office:value-type="float" office:value="-7.8740157480315">
            <text:p>-7.87</text:p>
          </table:table-cell>
          <table:table-cell table:style-name="ce69" table:formula="of:=([.N117]/0.0254)/12" office:value-type="float" office:value="-1.31233595800525">
            <text:p>-1.31</text:p>
          </table:table-cell>
          <table:table-cell table:style-name="ce113" table:formula="of:=[.D117]*[.C117]" office:value-type="float" office:value="-113.136482939633">
            <text:p>-113.14</text:p>
          </table:table-cell>
          <table:table-cell table:style-name="ce113" table:formula="of:=[.E117]*[.C117]" office:value-type="float" office:value="-183.464566929134">
            <text:p>-183.46</text:p>
          </table:table-cell>
          <table:table-cell table:style-name="ce113" table:formula="of:=[.F117]*[.C117]" office:value-type="float" office:value="-30.5774278215223">
            <text:p>-30.58</text:p>
          </table:table-cell>
          <table:table-cell table:style-name="ce118"/>
          <table:table-cell table:style-name="ce120" table:formula="of:=[.C117]/[.B$7]" office:value-type="float" office:value="10.5686668511269">
            <text:p>11</text:p>
          </table:table-cell>
          <table:table-cell table:style-name="ce118" table:formula="of:=[.L116]" office:value-type="float" office:value="-1.48">
            <text:p>-1.48</text:p>
          </table:table-cell>
          <table:table-cell table:style-name="ce118" table:formula="of:=[.M116]" office:value-type="float" office:value="-2.4">
            <text:p>-2.40</text:p>
          </table:table-cell>
          <table:table-cell table:style-name="ce118" table:formula="of:=[.N116]" office:value-type="float" office:value="-0.4">
            <text:p>-0.40</text:p>
          </table:table-cell>
          <table:table-cell table:style-name="ce113" table:formula="of:=[.L117]*[.K117]" office:value-type="float" office:value="-15.6416269396679">
            <text:p>-15.64</text:p>
          </table:table-cell>
          <table:table-cell table:style-name="ce113" table:formula="of:=[.M117]*[.K117]" office:value-type="float" office:value="-25.3648004427047">
            <text:p>-25.36</text:p>
          </table:table-cell>
          <table:table-cell table:style-name="ce113" table:formula="of:=[.N117]*[.K117]" office:value-type="float" office:value="-4.22746674045078">
            <text:p>-4.23</text:p>
          </table:table-cell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<text:s/>AMMUNITION FOR BROWNING .303 GUN-3</text:p>
          </table:table-cell>
          <table:table-cell table:style-name="ce60" table:formula="of:=[.C117]" office:value-type="float" office:value="23.3">
            <text:p>23.300</text:p>
          </table:table-cell>
          <table:table-cell table:style-name="ce69" table:formula="of:=([.L118]/0.0254)/12" office:value-type="float" office:value="-4.85564304461942">
            <text:p>-4.86</text:p>
          </table:table-cell>
          <table:table-cell table:style-name="ce69" table:formula="of:=([.M118]/0.0254)/12" office:value-type="float" office:value="-11.1548556430446">
            <text:p>-11.15</text:p>
          </table:table-cell>
          <table:table-cell table:style-name="ce69" table:formula="of:=([.N118]/0.0254)/12" office:value-type="float" office:value="-1.60761154855643">
            <text:p>-1.61</text:p>
          </table:table-cell>
          <table:table-cell table:style-name="ce113" table:formula="of:=[.D118]*[.C118]" office:value-type="float" office:value="-113.136482939633">
            <text:p>-113.14</text:p>
          </table:table-cell>
          <table:table-cell table:style-name="ce113" table:formula="of:=[.E118]*[.C118]" office:value-type="float" office:value="-259.90813648294">
            <text:p>-259.91</text:p>
          </table:table-cell>
          <table:table-cell table:style-name="ce113" table:formula="of:=[.F118]*[.C118]" office:value-type="float" office:value="-37.4573490813648">
            <text:p>-37.46</text:p>
          </table:table-cell>
          <table:table-cell table:style-name="ce118"/>
          <table:table-cell table:style-name="ce120" table:formula="of:=[.C118]/[.B$7]" office:value-type="float" office:value="10.5686668511269">
            <text:p>11</text:p>
          </table:table-cell>
          <table:table-cell table:style-name="ce118" table:formula="of:=[.L117]" office:value-type="float" office:value="-1.48">
            <text:p>-1.48</text:p>
          </table:table-cell>
          <table:table-cell table:style-name="ce118" office:value-type="float" office:value="-3.4">
            <text:p>-3.40</text:p>
          </table:table-cell>
          <table:table-cell table:style-name="ce118" office:value-type="float" office:value="-0.49">
            <text:p>-0.49</text:p>
          </table:table-cell>
          <table:table-cell table:style-name="ce113" table:formula="of:=[.L118]*[.K118]" office:value-type="float" office:value="-15.6416269396679">
            <text:p>-15.64</text:p>
          </table:table-cell>
          <table:table-cell table:style-name="ce113" table:formula="of:=[.M118]*[.K118]" office:value-type="float" office:value="-35.9334672938316">
            <text:p>-35.93</text:p>
          </table:table-cell>
          <table:table-cell table:style-name="ce113" table:formula="of:=[.N118]*[.K118]" office:value-type="float" office:value="-5.1786467570522">
            <text:p>-5.18</text:p>
          </table:table-cell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<text:s/>AMMUNITION FOR BROWNING .303 GUN-4</text:p>
          </table:table-cell>
          <table:table-cell table:style-name="ce60" table:formula="of:=[.C118]" office:value-type="float" office:value="23.3">
            <text:p>23.300</text:p>
          </table:table-cell>
          <table:table-cell table:style-name="ce69" table:formula="of:=([.L119]/0.0254)/12" office:value-type="float" office:value="-4.85564304461942">
            <text:p>-4.86</text:p>
          </table:table-cell>
          <table:table-cell table:style-name="ce69" table:formula="of:=([.M119]/0.0254)/12" office:value-type="float" office:value="-11.1548556430446">
            <text:p>-11.15</text:p>
          </table:table-cell>
          <table:table-cell table:style-name="ce69" table:formula="of:=([.N119]/0.0254)/12" office:value-type="float" office:value="-1.60761154855643">
            <text:p>-1.61</text:p>
          </table:table-cell>
          <table:table-cell table:style-name="ce113" table:formula="of:=[.D119]*[.C119]" office:value-type="float" office:value="-113.136482939633">
            <text:p>-113.14</text:p>
          </table:table-cell>
          <table:table-cell table:style-name="ce113" table:formula="of:=[.E119]*[.C119]" office:value-type="float" office:value="-259.90813648294">
            <text:p>-259.91</text:p>
          </table:table-cell>
          <table:table-cell table:style-name="ce113" table:formula="of:=[.F119]*[.C119]" office:value-type="float" office:value="-37.4573490813648">
            <text:p>-37.46</text:p>
          </table:table-cell>
          <table:table-cell table:style-name="ce118"/>
          <table:table-cell table:style-name="ce120" table:formula="of:=[.C119]/[.B$7]" office:value-type="float" office:value="10.5686668511269">
            <text:p>11</text:p>
          </table:table-cell>
          <table:table-cell table:style-name="ce118" table:formula="of:=[.L118]" office:value-type="float" office:value="-1.48">
            <text:p>-1.48</text:p>
          </table:table-cell>
          <table:table-cell table:style-name="ce118" table:formula="of:=[.M118]" office:value-type="float" office:value="-3.4">
            <text:p>-3.40</text:p>
          </table:table-cell>
          <table:table-cell table:style-name="ce118" table:formula="of:=[.N118]" office:value-type="float" office:value="-0.49">
            <text:p>-0.49</text:p>
          </table:table-cell>
          <table:table-cell table:style-name="ce113" table:formula="of:=[.L119]*[.K119]" office:value-type="float" office:value="-15.6416269396679">
            <text:p>-15.64</text:p>
          </table:table-cell>
          <table:table-cell table:style-name="ce113" table:formula="of:=[.M119]*[.K119]" office:value-type="float" office:value="-35.9334672938316">
            <text:p>-35.93</text:p>
          </table:table-cell>
          <table:table-cell table:style-name="ce113" table:formula="of:=[.N119]*[.K119]" office:value-type="float" office:value="-5.1786467570522">
            <text:p>-5.18</text:p>
          </table:table-cell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53" office:value-type="string">
            <text:p>Right</text:p>
          </table:table-cell>
          <table:table-cell table:style-name="ce6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120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<text:s/>AMMUNITION FOR BROWNING .303 GUN-1</text:p>
          </table:table-cell>
          <table:table-cell table:style-name="ce60" table:formula="of:=[.C116]" office:value-type="float" office:value="23.3">
            <text:p>23.300</text:p>
          </table:table-cell>
          <table:table-cell table:style-name="ce69" table:formula="of:=([.L121]/0.0254)/12" office:value-type="float" office:value="-4.85564304461942">
            <text:p>-4.86</text:p>
          </table:table-cell>
          <table:table-cell table:style-name="ce69" table:formula="of:=([.M121]/0.0254)/12" office:value-type="float" office:value="7.8740157480315">
            <text:p>7.87</text:p>
          </table:table-cell>
          <table:table-cell table:style-name="ce69" table:formula="of:=([.N121]/0.0254)/12" office:value-type="float" office:value="-1.31233595800525">
            <text:p>-1.31</text:p>
          </table:table-cell>
          <table:table-cell table:style-name="ce113" table:formula="of:=[.D121]*[.C121]" office:value-type="float" office:value="-113.136482939633">
            <text:p>-113.14</text:p>
          </table:table-cell>
          <table:table-cell table:style-name="ce113" table:formula="of:=[.E121]*[.C121]" office:value-type="float" office:value="183.464566929134">
            <text:p>183.46</text:p>
          </table:table-cell>
          <table:table-cell table:style-name="ce113" table:formula="of:=[.F121]*[.C121]" office:value-type="float" office:value="-30.5774278215223">
            <text:p>-30.58</text:p>
          </table:table-cell>
          <table:table-cell table:style-name="ce118"/>
          <table:table-cell table:style-name="ce120" table:formula="of:=[.C121]/[.B$7]" office:value-type="float" office:value="10.5686668511269">
            <text:p>11</text:p>
          </table:table-cell>
          <table:table-cell table:style-name="ce118" table:formula="of:=[.L116]" office:value-type="float" office:value="-1.48">
            <text:p>-1.48</text:p>
          </table:table-cell>
          <table:table-cell table:style-name="ce118" table:formula="of:=[.M116]*-1" office:value-type="float" office:value="2.4">
            <text:p>2.40</text:p>
          </table:table-cell>
          <table:table-cell table:style-name="ce118" table:formula="of:=[.N116]" office:value-type="float" office:value="-0.4">
            <text:p>-0.40</text:p>
          </table:table-cell>
          <table:table-cell table:style-name="ce113" table:formula="of:=[.L121]*[.K121]" office:value-type="float" office:value="-15.6416269396679">
            <text:p>-15.64</text:p>
          </table:table-cell>
          <table:table-cell table:style-name="ce113" table:formula="of:=[.M121]*[.K121]" office:value-type="float" office:value="25.3648004427047">
            <text:p>25.36</text:p>
          </table:table-cell>
          <table:table-cell table:style-name="ce113" table:formula="of:=[.N121]*[.K121]" office:value-type="float" office:value="-4.22746674045078">
            <text:p>-4.23</text:p>
          </table:table-cell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<text:s/>AMMUNITION FOR BROWNING .303 GUN-2</text:p>
          </table:table-cell>
          <table:table-cell table:style-name="ce60" table:formula="of:=[.C117]" office:value-type="float" office:value="23.3">
            <text:p>23.300</text:p>
          </table:table-cell>
          <table:table-cell table:style-name="ce69" table:formula="of:=([.L122]/0.0254)/12" office:value-type="float" office:value="-4.85564304461942">
            <text:p>-4.86</text:p>
          </table:table-cell>
          <table:table-cell table:style-name="ce69" table:formula="of:=([.M122]/0.0254)/12" office:value-type="float" office:value="7.8740157480315">
            <text:p>7.87</text:p>
          </table:table-cell>
          <table:table-cell table:style-name="ce69" table:formula="of:=([.N122]/0.0254)/12" office:value-type="float" office:value="-1.31233595800525">
            <text:p>-1.31</text:p>
          </table:table-cell>
          <table:table-cell table:style-name="ce113" table:formula="of:=[.D122]*[.C122]" office:value-type="float" office:value="-113.136482939633">
            <text:p>-113.14</text:p>
          </table:table-cell>
          <table:table-cell table:style-name="ce113" table:formula="of:=[.E122]*[.C122]" office:value-type="float" office:value="183.464566929134">
            <text:p>183.46</text:p>
          </table:table-cell>
          <table:table-cell table:style-name="ce113" table:formula="of:=[.F122]*[.C122]" office:value-type="float" office:value="-30.5774278215223">
            <text:p>-30.58</text:p>
          </table:table-cell>
          <table:table-cell table:style-name="ce118"/>
          <table:table-cell table:style-name="ce120" table:formula="of:=[.C122]/[.B$7]" office:value-type="float" office:value="10.5686668511269">
            <office:annotation draw:style-name="gr1" draw:text-style-name="P1" svg:width="2.899cm" svg:height="0.669cm" svg:x="26.562cm" svg:y="59.159cm" draw:caption-point-x="-0.61cm" draw:caption-point-y="1.525cm">
              <dc:date>2017-09-03T00:00:00</dc:date>
              <text:p text:style-name="P1"><text:span text:style-name="T1">20</text:span></text:p>
            </office:annotation>
            <text:p>11</text:p>
          </table:table-cell>
          <table:table-cell table:style-name="ce118" table:formula="of:=[.L117]" office:value-type="float" office:value="-1.48">
            <text:p>-1.48</text:p>
          </table:table-cell>
          <table:table-cell table:style-name="ce118" table:formula="of:=[.M121]" office:value-type="float" office:value="2.4">
            <text:p>2.40</text:p>
          </table:table-cell>
          <table:table-cell table:style-name="ce118" table:formula="of:=[.N121]" office:value-type="float" office:value="-0.4">
            <text:p>-0.40</text:p>
          </table:table-cell>
          <table:table-cell table:style-name="ce113" table:formula="of:=[.L122]*[.K122]" office:value-type="float" office:value="-15.6416269396679">
            <text:p>-15.64</text:p>
          </table:table-cell>
          <table:table-cell table:style-name="ce113" table:formula="of:=[.M122]*[.K122]" office:value-type="float" office:value="25.3648004427047">
            <text:p>25.36</text:p>
          </table:table-cell>
          <table:table-cell table:style-name="ce113" table:formula="of:=[.N122]*[.K122]" office:value-type="float" office:value="-4.22746674045078">
            <text:p>-4.23</text:p>
          </table:table-cell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<text:s/>AMMUNITION FOR BROWNING .303 GUN-3</text:p>
          </table:table-cell>
          <table:table-cell table:style-name="ce60" table:formula="of:=[.C118]" office:value-type="float" office:value="23.3">
            <text:p>23.300</text:p>
          </table:table-cell>
          <table:table-cell table:style-name="ce69" table:formula="of:=([.L123]/0.0254)/12" office:value-type="float" office:value="-4.85564304461942">
            <text:p>-4.86</text:p>
          </table:table-cell>
          <table:table-cell table:style-name="ce69" table:formula="of:=([.M123]/0.0254)/12" office:value-type="float" office:value="11.1548556430446">
            <text:p>11.15</text:p>
          </table:table-cell>
          <table:table-cell table:style-name="ce69" table:formula="of:=([.N123]/0.0254)/12" office:value-type="float" office:value="-1.60761154855643">
            <text:p>-1.61</text:p>
          </table:table-cell>
          <table:table-cell table:style-name="ce113" table:formula="of:=[.D123]*[.C123]" office:value-type="float" office:value="-113.136482939633">
            <text:p>-113.14</text:p>
          </table:table-cell>
          <table:table-cell table:style-name="ce113" table:formula="of:=[.E123]*[.C123]" office:value-type="float" office:value="259.90813648294">
            <text:p>259.91</text:p>
          </table:table-cell>
          <table:table-cell table:style-name="ce113" table:formula="of:=[.F123]*[.C123]" office:value-type="float" office:value="-37.4573490813648">
            <text:p>-37.46</text:p>
          </table:table-cell>
          <table:table-cell table:style-name="ce118"/>
          <table:table-cell table:style-name="ce120" table:formula="of:=[.C123]/[.B$7]" office:value-type="float" office:value="10.5686668511269">
            <office:annotation draw:style-name="gr1" draw:text-style-name="P1" svg:width="2.899cm" svg:height="0.669cm" svg:x="26.562cm" svg:y="59.653cm" draw:caption-point-x="-0.61cm" draw:caption-point-y="1.525cm">
              <dc:date>2017-09-03T00:00:00</dc:date>
              <text:p text:style-name="P1"><text:span text:style-name="T1">205</text:span></text:p>
            </office:annotation>
            <text:p>11</text:p>
          </table:table-cell>
          <table:table-cell table:style-name="ce118" table:formula="of:=[.L118]" office:value-type="float" office:value="-1.48">
            <text:p>-1.48</text:p>
          </table:table-cell>
          <table:table-cell table:style-name="ce118" table:formula="of:=[.M118]*-1" office:value-type="float" office:value="3.4">
            <text:p>3.40</text:p>
          </table:table-cell>
          <table:table-cell table:style-name="ce118" table:formula="of:=[.N118]" office:value-type="float" office:value="-0.49">
            <text:p>-0.49</text:p>
          </table:table-cell>
          <table:table-cell table:style-name="ce113" table:formula="of:=[.L123]*[.K123]" office:value-type="float" office:value="-15.6416269396679">
            <text:p>-15.64</text:p>
          </table:table-cell>
          <table:table-cell table:style-name="ce113" table:formula="of:=[.M123]*[.K123]" office:value-type="float" office:value="35.9334672938316">
            <text:p>35.93</text:p>
          </table:table-cell>
          <table:table-cell table:style-name="ce113" table:formula="of:=[.N123]*[.K123]" office:value-type="float" office:value="-5.1786467570522">
            <text:p>-5.18</text:p>
          </table:table-cell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 office:value-type="string">
            <text:p><text:s/>AMMUNITION FOR BROWNING .303 GUN-4</text:p>
          </table:table-cell>
          <table:table-cell table:style-name="ce60" table:formula="of:=[.C119]" office:value-type="float" office:value="23.3">
            <text:p>23.300</text:p>
          </table:table-cell>
          <table:table-cell table:style-name="ce69" table:formula="of:=([.L124]/0.0254)/12" office:value-type="float" office:value="-4.85564304461942">
            <text:p>-4.86</text:p>
          </table:table-cell>
          <table:table-cell table:style-name="ce69" table:formula="of:=([.M124]/0.0254)/12" office:value-type="float" office:value="11.1548556430446">
            <text:p>11.15</text:p>
          </table:table-cell>
          <table:table-cell table:style-name="ce69" table:formula="of:=([.N124]/0.0254)/12" office:value-type="float" office:value="-1.60761154855643">
            <text:p>-1.61</text:p>
          </table:table-cell>
          <table:table-cell table:style-name="ce113" table:formula="of:=[.D124]*[.C124]" office:value-type="float" office:value="-113.136482939633">
            <text:p>-113.14</text:p>
          </table:table-cell>
          <table:table-cell table:style-name="ce113" table:formula="of:=[.E124]*[.C124]" office:value-type="float" office:value="259.90813648294">
            <text:p>259.91</text:p>
          </table:table-cell>
          <table:table-cell table:style-name="ce113" table:formula="of:=[.F124]*[.C124]" office:value-type="float" office:value="-37.4573490813648">
            <text:p>-37.46</text:p>
          </table:table-cell>
          <table:table-cell table:style-name="ce118"/>
          <table:table-cell table:style-name="ce120" table:formula="of:=[.C124]/[.B$7]" office:value-type="float" office:value="10.5686668511269">
            <text:p>11</text:p>
          </table:table-cell>
          <table:table-cell table:style-name="ce118" table:formula="of:=[.L119]" office:value-type="float" office:value="-1.48">
            <text:p>-1.48</text:p>
          </table:table-cell>
          <table:table-cell table:style-name="ce118" table:formula="of:=[.M123]" office:value-type="float" office:value="3.4">
            <text:p>3.40</text:p>
          </table:table-cell>
          <table:table-cell table:style-name="ce118" table:formula="of:=[.N123]" office:value-type="float" office:value="-0.49">
            <text:p>-0.49</text:p>
          </table:table-cell>
          <table:table-cell table:style-name="ce113" table:formula="of:=[.L124]*[.K124]" office:value-type="float" office:value="-15.6416269396679">
            <text:p>-15.64</text:p>
          </table:table-cell>
          <table:table-cell table:style-name="ce113" table:formula="of:=[.M124]*[.K124]" office:value-type="float" office:value="35.9334672938316">
            <text:p>35.93</text:p>
          </table:table-cell>
          <table:table-cell table:style-name="ce113" table:formula="of:=[.N124]*[.K124]" office:value-type="float" office:value="-5.1786467570522">
            <text:p>-5.18</text:p>
          </table:table-cell>
          <table:table-cell table:style-name="ce127"/>
          <table:table-cell table:style-name="ce133" table:number-columns-repeated="2"/>
          <table:table-cell table:style-name="ce137"/>
          <table:table-cell/>
          <table:table-cell table:style-name="ce133" table:number-columns-repeated="2"/>
          <table:table-cell table:style-name="ce137"/>
          <table:table-cell table:number-columns-repeated="999"/>
        </table:table-row>
        <table:table-row table:style-name="ro3">
          <table:table-cell/>
          <table:table-cell table:style-name="ce48"/>
          <table:table-cell table:style-name="ce69" table:number-columns-repeated="4"/>
          <table:table-cell table:style-name="ce113" table:number-columns-repeated="3"/>
          <table:table-cell table:style-name="ce118"/>
          <table:table-cell table:style-name="ce122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3"/>
          <table:table-cell table:style-name="ce137" table:number-columns-repeated="2"/>
          <table:table-cell/>
          <table:table-cell table:style-name="ce133"/>
          <table:table-cell table:style-name="ce137" table:number-columns-repeated="2"/>
          <table:table-cell table:number-columns-repeated="999"/>
        </table:table-row>
        <table:table-row table:style-name="ro3">
          <table:table-cell/>
          <table:table-cell table:style-name="ce48"/>
          <table:table-cell table:style-name="ce69" table:number-columns-repeated="4"/>
          <table:table-cell table:style-name="ce113" table:number-columns-repeated="3"/>
          <table:table-cell table:style-name="ce118"/>
          <table:table-cell table:style-name="ce122"/>
          <table:table-cell table:style-name="ce118" table:number-columns-repeated="3"/>
          <table:table-cell table:style-name="ce113" table:number-columns-repeated="3"/>
          <table:table-cell table:style-name="ce127"/>
          <table:table-cell table:style-name="ce134" table:formula="of:=SUM([.S10:.S124])" office:value-type="float" office:value="6558.75127655718">
            <text:p>6559</text:p>
          </table:table-cell>
          <table:table-cell table:style-name="ce134" table:formula="of:=SUM([.T10:.T124])" office:value-type="float" office:value="1355.58484361701">
            <text:p>1356</text:p>
          </table:table-cell>
          <table:table-cell table:style-name="ce134" table:formula="of:=SUM([.U10:.U124])" office:value-type="float" office:value="381.280884798071">
            <text:p>381</text:p>
          </table:table-cell>
          <table:table-cell/>
          <table:table-cell table:style-name="ce134" table:formula="of:=SUM([.W10:.W124])" office:value-type="float" office:value="11.5947955918511">
            <text:p>12</text:p>
          </table:table-cell>
          <table:table-cell table:style-name="ce134" table:formula="of:=SUM([.X10:.X124])" office:value-type="float" office:value="-8.93808450717398">
            <text:p>-9</text:p>
          </table:table-cell>
          <table:table-cell table:style-name="ce134" table:formula="of:=SUM([.Y10:.Y124])" office:value-type="float" office:value="55.8340318822389">
            <text:p>56</text:p>
          </table:table-cell>
          <table:table-cell table:number-columns-repeated="999"/>
        </table:table-row>
        <table:table-row table:style-name="ro9">
          <table:table-cell/>
          <table:table-cell table:style-name="ce48"/>
          <table:table-cell table:style-name="ce70"/>
          <table:table-cell table:style-name="ce69" table:number-columns-repeated="3"/>
          <table:table-cell table:style-name="ce113" table:number-columns-repeated="3"/>
          <table:table-cell table:style-name="ce118"/>
          <table:table-cell table:style-name="ce64"/>
          <table:table-cell table:style-name="ce69" table:number-columns-repeated="3"/>
          <table:table-cell table:style-name="ce113" table:number-columns-repeated="3"/>
          <table:table-cell table:style-name="Excel_20_Built-in_20_Normal"/>
          <table:table-cell table:number-columns-repeated="1006"/>
        </table:table-row>
        <table:table-row table:style-name="ro14">
          <table:table-cell/>
          <table:table-cell table:style-name="ce51" office:value-type="string">
            <text:p>'EXPENDABLE' WEIGHT</text:p>
          </table:table-cell>
          <table:table-cell table:style-name="ce68" table:formula="of:=SUM([.C109:.C127])" office:value-type="float" office:value="852.4">
            <text:p>852</text:p>
          </table:table-cell>
          <table:table-cell table:style-name="ce65" table:formula="of:=[.G128]/[.$C128]" office:value-type="float" office:value="-4.23072849117699">
            <text:p>-4.23</text:p>
          </table:table-cell>
          <table:table-cell table:style-name="ce65" table:formula="of:=[.H128]/[.$C128]" office:value-type="float" office:value="0">
            <text:p>0.00</text:p>
          </table:table-cell>
          <table:table-cell table:style-name="ce65" table:formula="of:=[.I128]/[.$C128]" office:value-type="float" office:value="-0.944176763216658">
            <text:p>-0.94</text:p>
          </table:table-cell>
          <table:table-cell table:style-name="ce68" table:formula="of:=SUM([.G108:.G124])" office:value-type="float" office:value="-3606.27296587927">
            <text:p>-3606</text:p>
          </table:table-cell>
          <table:table-cell table:style-name="ce68" table:formula="of:=SUM([.H108:.H124])" office:value-type="float" office:value="0">
            <text:p>0</text:p>
          </table:table-cell>
          <table:table-cell table:style-name="ce68" table:formula="of:=SUM([.I108:.I124])" office:value-type="float" office:value="-804.816272965879">
            <text:p>-805</text:p>
          </table:table-cell>
          <table:table-cell table:style-name="ce68"/>
          <table:table-cell table:style-name="ce68" table:formula="of:=SUM([.K109:.K127])" office:value-type="float" office:value="386.640842227494">
            <text:p>387</text:p>
          </table:table-cell>
          <table:table-cell table:style-name="ce65" table:formula="of:=[.O128]/[.$K128]" office:value-type="float" office:value="-1.28952604411075">
            <text:p>-1.29</text:p>
          </table:table-cell>
          <table:table-cell table:style-name="ce65" table:formula="of:=[.P128]/[.$K128]" office:value-type="float" office:value="0">
            <text:p>0.00</text:p>
          </table:table-cell>
          <table:table-cell table:style-name="ce65" table:formula="of:=[.Q128]/[.$K128]" office:value-type="float" office:value="-0.287785077428437">
            <text:p>-0.29</text:p>
          </table:table-cell>
          <table:table-cell table:style-name="ce124" table:formula="of:=SUM([.O108:.O124])" office:value-type="float" office:value="-498.583435769268">
            <text:p>-499</text:p>
          </table:table-cell>
          <table:table-cell table:style-name="ce124" table:formula="of:=SUM([.P108:.P124])" office:value-type="float" office:value="0">
            <text:p>0</text:p>
          </table:table-cell>
          <table:table-cell table:style-name="ce124" table:formula="of:=SUM([.Q108:.Q124])" office:value-type="float" office:value="-111.269464717436">
            <text:p>-111</text:p>
          </table:table-cell>
          <table:table-cell table:style-name="Excel_20_Built-in_20_Normal"/>
          <table:table-cell table:number-columns-repeated="1006"/>
        </table:table-row>
        <table:table-row table:style-name="ro15" table:number-rows-repeated="2">
          <table:table-cell table:number-columns-repeated="1024"/>
        </table:table-row>
        <table:table-row table:style-name="ro16">
          <table:table-cell/>
          <table:table-cell table:style-name="ce51" office:value-type="string">
            <text:p><text:s/>'TAKE-OFF' WEIGHT</text:p>
          </table:table-cell>
          <table:table-cell table:style-name="ce103" table:formula="of:=[.C66]+[.C98]+[.C128]" office:value-type="float" office:value="6014.8964967">
            <text:p>6014.9</text:p>
          </table:table-cell>
          <table:table-cell table:style-name="ce65" table:formula="of:=[.G131]/[.$C131]" office:value-type="float" office:value="-4.45747672499158">
            <text:p>-4.46</text:p>
          </table:table-cell>
          <table:table-cell table:style-name="ce65" table:formula="of:=[.H131]/[.$C131]" office:value-type="float" office:value="0.00346225928326796">
            <text:p>0.00</text:p>
          </table:table-cell>
          <table:table-cell table:style-name="ce65" table:formula="of:=[.I131]/[.$C131]" office:value-type="float" office:value="-0.756093920394441">
            <text:p>-0.76</text:p>
          </table:table-cell>
          <table:table-cell table:style-name="ce68" table:formula="of:=[.G66]+[.G98]+[.G128]" office:value-type="float" office:value="-26811.2611372736">
            <text:p>-26811</text:p>
          </table:table-cell>
          <table:table-cell table:style-name="ce68" table:formula="of:=[.H66]+[.H98]+[.H128]" office:value-type="float" office:value="20.8251312335955">
            <text:p>21</text:p>
          </table:table-cell>
          <table:table-cell table:style-name="ce68" table:formula="of:=[.I66]+[.I98]+[.I128]" office:value-type="float" office:value="-4547.82667295669">
            <text:p>-4548</text:p>
          </table:table-cell>
          <table:table-cell table:style-name="ce68"/>
          <table:table-cell table:style-name="ce68" table:formula="of:=[.K66]+[.K98]+[.K128]" office:value-type="float" office:value="2725.18932256206">
            <text:p>2725</text:p>
          </table:table-cell>
          <table:table-cell table:style-name="ce123" table:formula="of:=[.O131]/[.$K131]" office:value-type="float" office:value="-1.35850028746063">
            <text:p>-1.359</text:p>
          </table:table-cell>
          <table:table-cell table:style-name="ce65" table:formula="of:=[.P131]/[.$K131]" office:value-type="float" office:value="0.00405476995640175">
            <text:p>0.00</text:p>
          </table:table-cell>
          <table:table-cell table:style-name="ce65" table:formula="of:=[.Q131]/[.$K131]" office:value-type="float" office:value="-0.230462518197335">
            <text:p>-0.23</text:p>
          </table:table-cell>
          <table:table-cell table:style-name="ce68" table:formula="of:=[.O66]+[.O98]+[.O128]" office:value-type="float" office:value="-3702.17047808521">
            <text:p>-3702</text:p>
          </table:table-cell>
          <table:table-cell table:style-name="ce68" table:formula="of:=[.P66]+[.P98]+[.P128]" office:value-type="float" office:value="11.0500157906315">
            <text:p>11</text:p>
          </table:table-cell>
          <table:table-cell table:style-name="ce124" table:formula="of:=[.Q66]+[.Q98]+[.Q128]" office:value-type="float" office:value="-628.053993842141">
            <text:p>-628</text:p>
          </table:table-cell>
          <table:table-cell/>
          <table:table-cell table:style-name="ce134" table:formula="of:=[.T126]+[.U126]" office:value-type="float" office:value="1736.86572841508">
            <text:p>1737</text:p>
          </table:table-cell>
          <table:table-cell table:style-name="ce134" table:formula="of:=[.S126]+[.U126]" office:value-type="float" office:value="6940.03216135525">
            <text:p>6940</text:p>
          </table:table-cell>
          <table:table-cell table:style-name="ce134" table:formula="of:=[.T126]+[.S126]" office:value-type="float" office:value="7914.33612017419">
            <text:p>7914</text:p>
          </table:table-cell>
          <table:table-cell table:style-name="ce34" office:value-type="string">
            <text:p>kgm2</text:p>
          </table:table-cell>
          <table:table-cell table:style-name="ce134" table:formula="of:=[.W126]" office:value-type="float" office:value="11.5947955918511">
            <text:p>12</text:p>
          </table:table-cell>
          <table:table-cell table:style-name="ce134" table:formula="of:=[.X126]" office:value-type="float" office:value="-8.93808450717398">
            <text:p>-9</text:p>
          </table:table-cell>
          <table:table-cell table:style-name="ce134" table:formula="of:=[.Y126]" office:value-type="float" office:value="55.8340318822389">
            <text:p>56</text:p>
          </table:table-cell>
          <table:table-cell table:style-name="ce34" office:value-type="string">
            <text:p>kgm2</text:p>
          </table:table-cell>
          <table:table-cell table:number-columns-repeated="998"/>
        </table:table-row>
        <table:table-row table:style-name="ro3">
          <table:table-cell table:number-columns-repeated="18"/>
          <table:table-cell table:style-name="ce134" office:value-type="string">
            <text:p>ixx</text:p>
          </table:table-cell>
          <table:table-cell table:style-name="ce134" office:value-type="string">
            <text:p>iyy</text:p>
          </table:table-cell>
          <table:table-cell table:style-name="ce134" office:value-type="string">
            <text:p>izz</text:p>
          </table:table-cell>
          <table:table-cell/>
          <table:table-cell table:style-name="ce134" office:value-type="string">
            <text:p>ixy</text:p>
          </table:table-cell>
          <table:table-cell table:style-name="ce134" office:value-type="string">
            <text:p>iyz</text:p>
          </table:table-cell>
          <table:table-cell table:style-name="ce134" office:value-type="string">
            <text:p>izx</text:p>
          </table:table-cell>
          <table:table-cell table:number-columns-repeated="999"/>
        </table:table-row>
        <table:table-row table:style-name="ro17">
          <table:table-cell table:number-columns-repeated="2"/>
          <table:table-cell table:style-name="ce104"/>
          <table:table-cell table:style-name="ce110" table:formula="of:=[.D131]*12" office:value-type="float" office:value="-53.4897206998989">
            <text:p>-53.49</text:p>
          </table:table-cell>
          <table:table-cell table:style-name="ce110" table:formula="of:=[.E131]*12" office:value-type="float" office:value="0.0415471113992155">
            <text:p>0.04</text:p>
          </table:table-cell>
          <table:table-cell table:style-name="ce110" table:formula="of:=[.F131]*12" office:value-type="float" office:value="-9.0731270447333">
            <text:p>-9.07</text:p>
          </table:table-cell>
          <table:table-cell table:style-name="ce114" office:value-type="string">
            <text:p>inches</text:p>
          </table:table-cell>
          <table:table-cell table:number-columns-repeated="11"/>
          <table:table-cell table:style-name="ce134" table:formula="of:=[.S131]/1.3558179618926" office:value-type="float" office:value="1281.04640684253">
            <text:p>1281</text:p>
          </table:table-cell>
          <table:table-cell table:style-name="ce134" table:formula="of:=[.T131]/1.3558179618926" office:value-type="float" office:value="5118.70498578407">
            <text:p>5119</text:p>
          </table:table-cell>
          <table:table-cell table:style-name="ce134" table:formula="of:=[.U131]/1.3558179618926" office:value-type="float" office:value="5837.31470051222">
            <text:p>5837</text:p>
          </table:table-cell>
          <table:table-cell table:style-name="ce34" office:value-type="string">
            <text:p>Slugft2</text:p>
          </table:table-cell>
          <table:table-cell table:style-name="ce134" table:formula="of:=[.W131]/1.3558179618926" office:value-type="float" office:value="8.55188227161841">
            <text:p>9</text:p>
          </table:table-cell>
          <table:table-cell table:style-name="ce134" table:formula="of:=[.X131]/1.3558179618926" office:value-type="float" office:value="-6.59239275359446">
            <text:p>-7</text:p>
          </table:table-cell>
          <table:table-cell table:style-name="ce134" table:formula="of:=[.Y131]/1.3558179618926" office:value-type="float" office:value="41.1810681459771">
            <text:p>41</text:p>
          </table:table-cell>
          <table:table-cell table:style-name="ce34" office:value-type="string">
            <text:p>Slugft2</text:p>
          </table:table-cell>
          <table:table-cell table:number-columns-repeated="998"/>
        </table:table-row>
        <table:table-row table:style-name="ro3">
          <table:table-cell table:number-columns-repeated="18"/>
          <table:table-cell table:style-name="ce135" table:number-columns-repeated="3"/>
          <table:table-cell table:number-columns-repeated="1003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style-name="ce40" table:number-columns-repeated="1024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5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number-style style:name="N8136" number:language="en" number:country="GB">
      <number:number number:decimal-places="1" number:min-integer-digits="1"/>
    </number:number-style>
    <number:number-style style:name="N8137" number:language="en" number:country="GB">
      <number:number number:decimal-places="3" number:min-integer-digits="1"/>
    </number:number-style>
    <number:number-style style:name="N8138" number:language="en" number:country="GB">
      <number:number number:decimal-places="6" number:min-integer-digits="1"/>
    </number:number-style>
    <number:number-style style:name="N8139" number:language="en" number:country="GB">
      <number:number number:decimal-places="7" number:min-integer-digits="1"/>
    </number:number-style>
    <number:number-style style:name="N8140" number:language="en" number:country="GB">
      <number:number number:decimal-places="8" number:min-integer-digits="1"/>
    </number:number-style>
    <number:number-style style:name="N8141" number:language="en" number:country="GB">
      <number:number number:decimal-places="9" number:min-integer-digits="1"/>
    </number:number-style>
    <number:number-style style:name="N8142" number:language="en" number:country="GB">
      <number:number number:decimal-places="10" number:min-integer-digits="1"/>
    </number:number-style>
    <number:number-style style:name="N8143" number:language="en" number:country="GB">
      <number:number number:decimal-places="11" number:min-integer-digits="1"/>
    </number:number-style>
    <number:number-style style:name="N8144" number:language="en" number:country="GB">
      <number:number number:decimal-places="12" number:min-integer-digits="1"/>
    </number:number-style>
    <number:number-style style:name="N8145" number:language="en" number:country="GB">
      <number:number number:decimal-places="5" number:min-integer-digits="1"/>
    </number:number-style>
    <number:number-style style:name="N8146" number:language="en" number:country="GB">
      <number:number number:decimal-places="4" number:min-integer-digits="1"/>
    </number:number-style>
    <number:number-style style:name="N8147" number:language="en" number:country="GB">
      <number:number number:decimal-places="13" number:min-integer-digits="1"/>
    </number:number-style>
    <number:number-style style:name="N8148" number:language="en" number:country="GB">
      <number:number number:decimal-places="14" number:min-integer-digits="1"/>
    </number:number-style>
    <number:number-style style:name="N8149" number:language="en" number:country="GB">
      <number:number number:decimal-places="15" number:min-integer-digits="1"/>
    </number:number-style>
    <number:number-style style:name="N8150" number:language="en" number:country="GB">
      <number:number number:decimal-places="16" number:min-integer-digits="1"/>
    </number:number-style>
    <number:number-style style:name="N8151" number:language="en" number:country="GB">
      <number:number number:decimal-places="17" number:min-integer-digits="1"/>
    </number:number-style>
    <number:number-style style:name="N8152" number:language="en" number:country="GB">
      <number:number number:decimal-places="18" number:min-integer-digits="1"/>
    </number:number-style>
    <number:number-style style:name="N8153" number:language="en" number:country="GB">
      <number:number number:decimal-places="19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aphics" style:family="table-cell" style:parent-style-name="Excel_20_Built-in_20_Normal"/>
    <style:style style:name="Heading_20_1" style:display-name="Heading 1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1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29/11/2018</text:date>, <text:time>20:5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G_20_172-A" style:display-name="PageStyle_CoG 172-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editing-duration>PT3M2S</meta:editing-duration>
    <meta:editing-cycles>3</meta:editing-cycles>
    <meta:creation-date>2018-11-29T20:05:11.69</meta:creation-date>
    <dc:date>2018-11-29T20:54:56.17</dc:date>
    <meta:document-statistic meta:table-count="4" meta:cell-count="3271" meta:object-count="0"/>
  </office:meta>
</office:document-meta>
</file>